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2" style:family="table-cell" style:parent-style-name="_52_0_37__32_-_32_Accent4" style:data-style-name="N0">
      <style:table-cell-properties fo:border-top="thin solid #000000" fo:border-bottom="thin solid #000000" fo:border-left="thin solid #000000" fo:border-right="none" fo:background-color="#FFE699"/>
      <style:text-properties fo:font-weight="bold" style:font-weight-asian="bold" style:font-weight-complex="bold"/>
    </style:style>
    <style:style style:name="ce13" style:family="table-cell" style:parent-style-name="_52_0_37__32_-_32_Accent6" style:data-style-name="N0">
      <style:table-cell-properties fo:border-top="thin solid #000000" fo:border-bottom="thin solid #000000" fo:border-left="none" fo:border-right="none" fo:background-color="#C6E0B4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1">
      <style:table-cell-properties fo:border="thin solid #000000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7" style:family="table-cell" style:parent-style-name="_54_0_37__32_-_32_Accent3" style:data-style-name="N0">
      <style:table-cell-properties fo:border-top="2pt solid #000000" fo:border-bottom="thin solid #000000" fo:border-left="thin solid #000000" fo:border-right="thin solid #000000" fo:background-color="#C9C9C9"/>
      <style:text-properties fo:font-size="12pt" style:font-size-asian="12pt" style:font-size-complex="12pt"/>
    </style:style>
    <style:style style:name="ce18" style:family="table-cell" style:parent-style-name="_52_0_37__32_-_32_Accent5" style:data-style-name="N0">
      <style:table-cell-properties fo:border-top="2pt solid #000000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19" style:family="table-cell" style:parent-style-name="_52_0_37__32_-_32_Accent2" style:data-style-name="N0">
      <style:table-cell-properties fo:border-top="2pt solid #000000" fo:border-bottom="thin solid #000000" fo:border-left="thin solid #000000" fo:border-right="2pt solid #000000" fo:background-color="#F8CBAD"/>
      <style:text-properties fo:font-size="12pt" style:font-size-asian="12pt" style:font-size-complex="12pt"/>
    </style:style>
    <style:style style:name="ce20" style:family="table-cell" style:parent-style-name="_52_0_37__32_-_32_Accent4" style:data-style-name="N0">
      <style:table-cell-properties fo:border-top="thin solid #000000" fo:border-bottom="thin solid #000000" fo:border-left="2pt solid #000000" fo:border-right="thin solid #000000" fo:background-color="#FFE69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2" style:family="table-cell" style:parent-style-name="_52_0_37__32_-_32_Accent6" style:data-style-name="N0">
      <style:table-cell-properties fo:border-top="thin solid #000000" fo:border-bottom="thin solid #000000" fo:border-left="2pt solid #000000" fo:border-right="thin solid #000000" fo:background-color="#C6E0B4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Style_32_1" style:data-style-name="N0">
      <style:table-cell-properties fo:border-top="thin solid #000000" fo:border-bottom="2pt solid #000000" fo:border-left="2pt solid #000000" fo:border-right="thin solid #000000" style:vertical-align="automatic" fo:background-color="#E5B3E9" style:cell-protect="protected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order-top="thin solid #000000" fo:border-bottom="2pt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7" style:family="table-cell" style:parent-style-name="Style_32_1" style:data-style-name="N0">
      <style:table-cell-properties fo:border-top="2pt solid #000000" fo:border-bottom="thin solid #000000" fo:border-left="none" fo:border-right="thin solid #000000" style:vertical-align="automatic" fo:background-color="#E5B3E9" style:cell-protect="protected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4.508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49766666666667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82033333333333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1.12183333333333cm"/>
    </style:style>
    <style:style style:name="co13" style:family="table-column">
      <style:table-column-properties fo:break-before="auto" style:column-width="4.16983333333333cm"/>
    </style:style>
    <style:style style:name="co14" style:family="table-column">
      <style:table-column-properties fo:break-before="auto" style:column-width="1.05833333333333cm"/>
    </style:style>
    <style:style style:name="co15" style:family="table-column">
      <style:table-column-properties fo:break-before="auto" style:column-width="1.227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()=2050" style:apply-style-name="cf1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  <style:map style:condition="of:cell-content()=&quot;no&quot;" style:apply-style-name="cf4"/>
      <style:map style:condition="of:cell-content()=&quot;yes&quot;" style:apply-style-name="cf5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/>
      <style:map style:condition="of:cell-content()=&quot;no&quot;" style:apply-style-name="cf4"/>
      <style:map style:condition="of:cell-content()=&quot;yes&quot;" style:apply-style-name="cf5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  <style:map style:condition="of:cell-content()=&quot;no&quot;" style:apply-style-name="cf4"/>
      <style:map style:condition="of:cell-content()=&quot;yes&quot;" style:apply-style-name="cf5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/>
      <style:map style:condition="of:cell-content()=&quot;no&quot;" style:apply-style-name="cf4"/>
      <style:map style:condition="of:cell-content()=&quot;yes&quot;" style:apply-style-name="cf5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  <style:map style:condition="of:cell-content()=&quot;no&quot;" style:apply-style-name="cf4"/>
      <style:map style:condition="of:cell-content()=&quot;yes&quot;" style:apply-style-name="cf5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/>
      <style:map style:condition="of:cell-content()=&quot;no&quot;" style:apply-style-name="cf4"/>
      <style:map style:condition="of:cell-content()=&quot;yes&quot;" style:apply-style-name="cf5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  <style:map style:condition="of:cell-content()=&quot;no&quot;" style:apply-style-name="cf4"/>
      <style:map style:condition="of:cell-content()=&quot;yes&quot;" style:apply-style-name="cf5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/>
      <style:map style:condition="of:cell-content()=&quot;no&quot;" style:apply-style-name="cf4"/>
      <style:map style:condition="of:cell-content()=&quot;yes&quot;" style:apply-style-name="cf5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()=2050" style:apply-style-name="cf1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  <style:map style:condition="of:cell-content()=&quot;no&quot;" style:apply-style-name="cf4"/>
      <style:map style:condition="of:cell-content()=&quot;yes&quot;" style:apply-style-name="cf5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/>
      <style:map style:condition="of:cell-content()=&quot;no&quot;" style:apply-style-name="cf4"/>
      <style:map style:condition="of:cell-content()=&quot;yes&quot;" style:apply-style-name="cf5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-is-between(2039,2050)" style:apply-style-name="cf1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/>
      <style:map style:condition="of:cell-content-is-between(2010,2029)" style:apply-style-name="cf2"/>
      <style:map style:condition="of:cell-content()=2030" style:apply-style-name="cf3"/>
      <style:map style:condition="of:cell-content()=2050" style:apply-style-name="cf1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  <style:map style:condition="of:cell-content()=&quot;no&quot;" style:apply-style-name="cf4"/>
      <style:map style:condition="of:cell-content()=&quot;yes&quot;" style:apply-style-name="cf5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/>
      <style:map style:condition="of:cell-content()=&quot;no&quot;" style:apply-style-name="cf4"/>
      <style:map style:condition="of:cell-content()=&quot;yes&quot;" style:apply-style-name="cf5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56">
      <style:graphic-properties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28">
      <style:graphic-properties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14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-B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4" table:default-cell-style-name="ce3"/>
        <table:table-column table:style-name="co4" table:default-cell-style-name="ce1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2"/>
        <table:table-column table:style-name="co6" table:default-cell-style-name="ce1"/>
        <table:table-column table:style-name="co7" table:default-cell-style-name="ce3"/>
        <table:table-column table:style-name="co4" table:number-columns-repeated="13" table:default-cell-style-name="ce1"/>
        <table:table-column table:style-name="co4" table:default-cell-style-name="ce2"/>
        <table:table-column table:style-name="co8" table:default-cell-style-name="ce1"/>
        <table:table-column table:style-name="co9" table:default-cell-style-name="ce3"/>
        <table:table-column table:style-name="co4" table:number-columns-repeated="16354" table:default-cell-style-name="ce1"/>
        <table:table-row table:style-name="ro1">
          <table:table-cell office:value-type="string" table:style-name="ce5">
            <text:p>Study</text:p>
          </table:table-cell>
          <table:table-cell office:value-type="string" table:style-name="ce5">
            <text:p>Ref</text:p>
          </table:table-cell>
          <table:table-cell office:value-type="string" table:style-name="ce5">
            <text:p>Price</text:p>
          </table:table-cell>
          <table:table-cell office:value-type="string" table:style-name="ce5">
            <text:p>Prop</text:p>
          </table:table-cell>
          <table:table-cell office:value-type="string" table:style-name="ce5">
            <text:p>range</text:p>
          </table:table-cell>
          <table:table-cell office:value-type="string" table:style-name="ce6">
            <text:p>Price [€/kWh]</text:p>
          </table:table-cell>
          <table:table-cell office:value-type="string" table:style-name="ce28">
            <text:p>Year</text:p>
          </table:table-cell>
          <table:table-cell table:style-name="ce5"/>
          <table:table-cell office:value-type="string" table:style-name="ce31">
            <text:p>Consider</text:p>
          </table:table-cell>
          <table:table-cell office:value-type="string" table:style-name="ce5">
            <text:p>Price [€/kWh]</text:p>
          </table:table-cell>
          <table:table-cell table:style-name="ce8"/>
          <table:table-cell office:value-type="string" table:style-name="ce12">
            <text:p>Today</text:p>
          </table:table-cell>
          <table:table-cell office:value-type="string" table:style-name="ce13">
            <text:p>year 2030</text:p>
          </table:table-cell>
          <table:table-cell office:value-type="string" table:style-name="ce27">
            <text:p>year 2050</text:p>
          </table:table-cell>
          <table:table-cell table:number-columns-repeated="13" table:style-name="ce5"/>
          <table:table-cell office:value-type="string" table:style-name="ce9">
            <text:p>Today</text:p>
          </table:table-cell>
          <table:table-cell office:value-type="string" table:style-name="ce10">
            <text:p>year 2030</text:p>
          </table:table-cell>
          <table:table-cell office:value-type="string" table:style-name="ce11">
            <text:p>year 2050</text:p>
          </table:table-cell>
          <table:table-cell table:number-columns-repeated="16354" table:style-name="ce5"/>
        </table:table-row>
        <table:table-row table:style-name="ro2">
          <table:table-cell office:value-type="string" table:style-name="ce1">
            <text:p>Irena (2017)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NMC: 145 €/kWh</text:p>
          </table:table-cell>
          <table:table-cell office:value-type="string" table:style-name="ce1">
            <text:p>NMC</text:p>
          </table:table-cell>
          <table:table-cell table:style-name="ce1"/>
          <table:table-cell office:value-type="float" office:value="145" table:style-name="ce4">
            <text:p>145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45" table:formula="of:=IF([.I2]=&quot;yes&quot;;[.F2];&quot;&quot;)" table:style-name="ce3">
            <text:p>145</text:p>
          </table:table-cell>
          <table:table-cell table:style-name="ce2"/>
          <table:table-cell office:value-type="string" office:string-value="" table:formula="of:=IF([.G2]&lt;2025;[.J2];&quot;&quot;)" table:style-name="ce2"/>
          <table:table-cell office:value-type="float" office:value="145" table:formula="of:=IF([.G2]=2030;[.J2];&quot;&quot;)" table:style-name="ce1">
            <text:p>145</text:p>
          </table:table-cell>
          <table:table-cell office:value-type="string" office:string-value="" table:formula="of:=IF([.G2]&gt;2039;[.J2];&quot;&quot;)" table:style-name="ce3"/>
          <table:table-cell table:style-name="ce1">
            <draw:frame draw:z-index="2" draw:id="id0" draw:style-name="a0" draw:name="Chart 2" svg:x="0.18546in" svg:y="0.19792in" svg:width="4.44996in" svg:height="3.5733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error" office:string-value="#N/A" table:formula="of:=IF([.L2]=&quot;&quot;;NA();[.L2])" table:style-name="ce2">
            <text:p>#N/A</text:p>
          </table:table-cell>
          <table:table-cell office:value-type="float" office:value="145" table:formula="of:=IF([.M2]=&quot;&quot;;NA();[.M2])" table:style-name="ce1">
            <text:p>145</text:p>
          </table:table-cell>
          <table:table-cell office:value-type="error" office:string-value="#N/A" table:formula="of:=IF([.N2]=&quot;&quot;;NA();[.N2])" table:style-name="ce3">
            <text:p>#N/A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">
            <text:p>NMC/LMO: 167 €/kWh</text:p>
          </table:table-cell>
          <table:table-cell office:value-type="string" table:style-name="ce1">
            <text:p>NMC/LMO</text:p>
          </table:table-cell>
          <table:table-cell table:style-name="ce1"/>
          <table:table-cell office:value-type="float" office:value="167" table:style-name="ce4">
            <text:p>167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67" table:formula="of:=IF([.I3]=&quot;yes&quot;;[.F3];&quot;&quot;)" table:style-name="ce3">
            <text:p>167</text:p>
          </table:table-cell>
          <table:table-cell table:style-name="ce2"/>
          <table:table-cell office:value-type="string" office:string-value="" table:formula="of:=IF([.G3]&lt;2025;[.J3];&quot;&quot;)" table:style-name="ce2"/>
          <table:table-cell office:value-type="float" office:value="167" table:formula="of:=IF([.G3]=2030;[.J3];&quot;&quot;)" table:style-name="ce1">
            <text:p>167</text:p>
          </table:table-cell>
          <table:table-cell office:value-type="string" office:string-value="" table:formula="of:=IF([.G3]&gt;2039;[.J3];&quot;&quot;)" table:style-name="ce3"/>
          <table:table-cell table:number-columns-repeated="7" table:style-name="ce1"/>
          <table:table-cell office:value-type="string" table:style-name="ce16">
            <text:p>year</text:p>
          </table:table-cell>
          <table:table-cell office:value-type="string" table:style-name="ce17">
            <text:p>avg</text:p>
          </table:table-cell>
          <table:table-cell office:value-type="string" table:style-name="ce18">
            <text:p>min</text:p>
          </table:table-cell>
          <table:table-cell office:value-type="string" table:style-name="ce19">
            <text:p>max</text:p>
          </table:table-cell>
          <table:table-cell table:number-columns-repeated="2" table:style-name="ce1"/>
          <table:table-cell office:value-type="error" office:string-value="#N/A" table:formula="of:=IF([.L3]=&quot;&quot;;NA();[.L3])" table:style-name="ce2">
            <text:p>#N/A</text:p>
          </table:table-cell>
          <table:table-cell office:value-type="float" office:value="167" table:formula="of:=IF([.M3]=&quot;&quot;;NA();[.M3])" table:style-name="ce1">
            <text:p>167</text:p>
          </table:table-cell>
          <table:table-cell office:value-type="error" office:string-value="#N/A" table:formula="of:=IF([.N3]=&quot;&quot;;NA();[.N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LFP: 224 €/kWh<text:s text:c="5"/></text:p>
          </table:table-cell>
          <table:table-cell office:value-type="string" table:style-name="ce1">
            <text:p>LFP</text:p>
          </table:table-cell>
          <table:table-cell table:style-name="ce1"/>
          <table:table-cell office:value-type="float" office:value="224" table:style-name="ce4">
            <text:p>224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224" table:formula="of:=IF([.I4]=&quot;yes&quot;;[.F4];&quot;&quot;)" table:style-name="ce3">
            <text:p>224</text:p>
          </table:table-cell>
          <table:table-cell table:style-name="ce2"/>
          <table:table-cell office:value-type="string" office:string-value="" table:formula="of:=IF([.G4]&lt;2025;[.J4];&quot;&quot;)" table:style-name="ce2"/>
          <table:table-cell office:value-type="float" office:value="224" table:formula="of:=IF([.G4]=2030;[.J4];&quot;&quot;)" table:style-name="ce1">
            <text:p>224</text:p>
          </table:table-cell>
          <table:table-cell office:value-type="string" office:string-value="" table:formula="of:=IF([.G4]&gt;2039;[.J4];&quot;&quot;)" table:style-name="ce3"/>
          <table:table-cell table:number-columns-repeated="7" table:style-name="ce1"/>
          <table:table-cell office:value-type="float" office:value="2020" table:style-name="ce20">
            <text:p>2020</text:p>
          </table:table-cell>
          <table:table-cell office:value-type="float" office:value="297.5" table:formula="of:=AVERAGE([.L:.L])" table:style-name="ce15">
            <text:p>298</text:p>
          </table:table-cell>
          <table:table-cell office:value-type="float" office:value="100" table:formula="of:=MIN([.L:.L])" table:style-name="ce14">
            <text:p>100</text:p>
          </table:table-cell>
          <table:table-cell office:value-type="float" office:value="537" table:formula="of:=MAX([.L:.L])" table:style-name="ce21">
            <text:p>537</text:p>
          </table:table-cell>
          <table:table-cell table:number-columns-repeated="2" table:style-name="ce1"/>
          <table:table-cell office:value-type="error" office:string-value="#N/A" table:formula="of:=IF([.L4]=&quot;&quot;;NA();[.L4])" table:style-name="ce2">
            <text:p>#N/A</text:p>
          </table:table-cell>
          <table:table-cell office:value-type="float" office:value="224" table:formula="of:=IF([.M4]=&quot;&quot;;NA();[.M4])" table:style-name="ce1">
            <text:p>224</text:p>
          </table:table-cell>
          <table:table-cell office:value-type="error" office:string-value="#N/A" table:formula="of:=IF([.N4]=&quot;&quot;;NA();[.N4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REL (2021)</text:p>
          </table:table-cell>
          <table:table-cell office:value-type="string" table:style-name="ce1">
            <text:p>[2]</text:p>
          </table:table-cell>
          <table:table-cell office:value-type="string" table:style-name="ce1">
            <text:p>143-248 €/kWh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43" table:style-name="ce4">
            <text:p>143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43" table:formula="of:=IF([.I5]=&quot;yes&quot;;[.F5];&quot;&quot;)" table:style-name="ce3">
            <text:p>143</text:p>
          </table:table-cell>
          <table:table-cell table:style-name="ce2"/>
          <table:table-cell office:value-type="string" office:string-value="" table:formula="of:=IF([.G5]&lt;2025;[.J5];&quot;&quot;)" table:style-name="ce2"/>
          <table:table-cell office:value-type="float" office:value="143" table:formula="of:=IF([.G5]=2030;[.J5];&quot;&quot;)" table:style-name="ce1">
            <text:p>143</text:p>
          </table:table-cell>
          <table:table-cell office:value-type="string" office:string-value="" table:formula="of:=IF([.G5]&gt;2039;[.J5];&quot;&quot;)" table:style-name="ce3"/>
          <table:table-cell table:number-columns-repeated="7" table:style-name="ce1"/>
          <table:table-cell office:value-type="float" office:value="2030" table:style-name="ce22">
            <text:p>2030</text:p>
          </table:table-cell>
          <table:table-cell office:value-type="float" office:value="189.75" table:formula="of:=AVERAGE([.M:.M])" table:style-name="ce15">
            <text:p>190</text:p>
          </table:table-cell>
          <table:table-cell office:value-type="float" office:value="84" table:formula="of:=MIN([.M:.M])" table:style-name="ce14">
            <text:p>84</text:p>
          </table:table-cell>
          <table:table-cell office:value-type="float" office:value="526" table:formula="of:=MAX([.M:.M])" table:style-name="ce21">
            <text:p>526</text:p>
          </table:table-cell>
          <table:table-cell table:number-columns-repeated="2" table:style-name="ce1"/>
          <table:table-cell office:value-type="error" office:string-value="#N/A" table:formula="of:=IF([.L5]=&quot;&quot;;NA();[.L5])" table:style-name="ce2">
            <text:p>#N/A</text:p>
          </table:table-cell>
          <table:table-cell office:value-type="float" office:value="143" table:formula="of:=IF([.M5]=&quot;&quot;;NA();[.M5])" table:style-name="ce1">
            <text:p>143</text:p>
          </table:table-cell>
          <table:table-cell office:value-type="error" office:string-value="#N/A" table:formula="of:=IF([.N5]=&quot;&quot;;NA();[.N5])" table:style-name="ce3">
            <text:p>#N/A</text:p>
          </table:table-cell>
          <table:table-cell table:number-columns-repeated="16354"/>
        </table:table-row>
        <table:table-row table:style-name="ro2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248" table:style-name="ce4">
            <text:p>248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248" table:formula="of:=IF([.I6]=&quot;yes&quot;;[.F6];&quot;&quot;)" table:style-name="ce3">
            <text:p>248</text:p>
          </table:table-cell>
          <table:table-cell table:style-name="ce2"/>
          <table:table-cell office:value-type="string" office:string-value="" table:formula="of:=IF([.G6]&lt;2025;[.J6];&quot;&quot;)" table:style-name="ce2"/>
          <table:table-cell office:value-type="float" office:value="248" table:formula="of:=IF([.G6]=2030;[.J6];&quot;&quot;)" table:style-name="ce1">
            <text:p>248</text:p>
          </table:table-cell>
          <table:table-cell office:value-type="string" office:string-value="" table:formula="of:=IF([.G6]&gt;2039;[.J6];&quot;&quot;)" table:style-name="ce3"/>
          <table:table-cell table:number-columns-repeated="7" table:style-name="ce1"/>
          <table:table-cell office:value-type="float" office:value="2050" table:style-name="ce23">
            <text:p>2050</text:p>
          </table:table-cell>
          <table:table-cell office:value-type="float" office:value="167.5" table:formula="of:=AVERAGE([.N:.N])" table:style-name="ce24">
            <text:p>168</text:p>
          </table:table-cell>
          <table:table-cell office:value-type="float" office:value="87" table:formula="of:=MIN([.N:.N])" table:style-name="ce25">
            <text:p>87</text:p>
          </table:table-cell>
          <table:table-cell office:value-type="float" office:value="248" table:formula="of:=MAX([.N:.N])" table:style-name="ce26">
            <text:p>248</text:p>
          </table:table-cell>
          <table:table-cell table:number-columns-repeated="2" table:style-name="ce1"/>
          <table:table-cell office:value-type="error" office:string-value="#N/A" table:formula="of:=IF([.L6]=&quot;&quot;;NA();[.L6])" table:style-name="ce2">
            <text:p>#N/A</text:p>
          </table:table-cell>
          <table:table-cell office:value-type="float" office:value="248" table:formula="of:=IF([.M6]=&quot;&quot;;NA();[.M6])" table:style-name="ce1">
            <text:p>248</text:p>
          </table:table-cell>
          <table:table-cell office:value-type="error" office:string-value="#N/A" table:formula="of:=IF([.N6]=&quot;&quot;;NA();[.N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87-248 €/kWh<text:s text:c="5"/>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87" table:style-name="ce4">
            <text:p>87</text:p>
          </table:table-cell>
          <table:table-cell office:value-type="float" office:value="2050" table:style-name="ce30">
            <text:p>205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87" table:formula="of:=IF([.I7]=&quot;yes&quot;;[.F7];&quot;&quot;)" table:style-name="ce3">
            <text:p>87</text:p>
          </table:table-cell>
          <table:table-cell table:style-name="ce2"/>
          <table:table-cell office:value-type="string" office:string-value="" table:formula="of:=IF([.G7]&lt;2025;[.J7];&quot;&quot;)" table:style-name="ce2"/>
          <table:table-cell office:value-type="string" office:string-value="" table:formula="of:=IF([.G7]=2030;[.J7];&quot;&quot;)" table:style-name="ce1"/>
          <table:table-cell office:value-type="float" office:value="87" table:formula="of:=IF([.G7]&gt;2039;[.J7];&quot;&quot;)" table:style-name="ce3">
            <text:p>87</text:p>
          </table:table-cell>
          <table:table-cell table:number-columns-repeated="13" table:style-name="ce1"/>
          <table:table-cell office:value-type="error" office:string-value="#N/A" table:formula="of:=IF([.L7]=&quot;&quot;;NA();[.L7])" table:style-name="ce2">
            <text:p>#N/A</text:p>
          </table:table-cell>
          <table:table-cell office:value-type="error" office:string-value="#N/A" table:formula="of:=IF([.M7]=&quot;&quot;;NA();[.M7])" table:style-name="ce1">
            <text:p>#N/A</text:p>
          </table:table-cell>
          <table:table-cell office:value-type="float" office:value="87" table:formula="of:=IF([.N7]=&quot;&quot;;NA();[.N7])" table:style-name="ce3">
            <text:p>87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248" table:style-name="ce4">
            <text:p>248</text:p>
          </table:table-cell>
          <table:table-cell office:value-type="float" office:value="2050" table:style-name="ce30">
            <text:p>205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248" table:formula="of:=IF([.I8]=&quot;yes&quot;;[.F8];&quot;&quot;)" table:style-name="ce3">
            <text:p>248</text:p>
          </table:table-cell>
          <table:table-cell table:style-name="ce2"/>
          <table:table-cell office:value-type="string" office:string-value="" table:formula="of:=IF([.G8]&lt;2025;[.J8];&quot;&quot;)" table:style-name="ce2"/>
          <table:table-cell office:value-type="string" office:string-value="" table:formula="of:=IF([.G8]=2030;[.J8];&quot;&quot;)" table:style-name="ce1"/>
          <table:table-cell office:value-type="float" office:value="248" table:formula="of:=IF([.G8]&gt;2039;[.J8];&quot;&quot;)" table:style-name="ce3">
            <text:p>248</text:p>
          </table:table-cell>
          <table:table-cell table:number-columns-repeated="13" table:style-name="ce1"/>
          <table:table-cell office:value-type="error" office:string-value="#N/A" table:formula="of:=IF([.L8]=&quot;&quot;;NA();[.L8])" table:style-name="ce2">
            <text:p>#N/A</text:p>
          </table:table-cell>
          <table:table-cell office:value-type="error" office:string-value="#N/A" table:formula="of:=IF([.M8]=&quot;&quot;;NA();[.M8])" table:style-name="ce1">
            <text:p>#N/A</text:p>
          </table:table-cell>
          <table:table-cell office:value-type="float" office:value="248" table:formula="of:=IF([.N8]=&quot;&quot;;NA();[.N8])" table:style-name="ce3">
            <text:p>24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uler (2021)</text:p>
          </table:table-cell>
          <table:table-cell office:value-type="string" table:style-name="ce1">
            <text:p>[3]</text:p>
          </table:table-cell>
          <table:table-cell office:value-type="string" table:style-name="ce1">
            <text:p>234 $/kWh<text:s text:c="5"/></text:p>
          </table:table-cell>
          <table:table-cell table:number-columns-repeated="2" table:style-name="ce1"/>
          <table:table-cell office:value-type="float" office:value="234" table:style-name="ce4">
            <text:p>234</text:p>
          </table:table-cell>
          <table:table-cell office:value-type="float" office:value="2020" table:style-name="ce30">
            <text:p>202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234" table:formula="of:=IF([.I9]=&quot;yes&quot;;[.F9];&quot;&quot;)" table:style-name="ce3">
            <text:p>234</text:p>
          </table:table-cell>
          <table:table-cell table:style-name="ce2"/>
          <table:table-cell office:value-type="float" office:value="234" table:formula="of:=IF([.G9]&lt;2025;[.J9];&quot;&quot;)" table:style-name="ce2">
            <text:p>234</text:p>
          </table:table-cell>
          <table:table-cell office:value-type="string" office:string-value="" table:formula="of:=IF([.G9]=2030;[.J9];&quot;&quot;)" table:style-name="ce1"/>
          <table:table-cell office:value-type="string" office:string-value="" table:formula="of:=IF([.G9]&gt;2039;[.J9];&quot;&quot;)" table:style-name="ce3"/>
          <table:table-cell table:number-columns-repeated="13" table:style-name="ce1"/>
          <table:table-cell office:value-type="float" office:value="234" table:formula="of:=IF([.L9]=&quot;&quot;;NA();[.L9])" table:style-name="ce2">
            <text:p>234</text:p>
          </table:table-cell>
          <table:table-cell office:value-type="error" office:string-value="#N/A" table:formula="of:=IF([.M9]=&quot;&quot;;NA();[.M9])" table:style-name="ce1">
            <text:p>#N/A</text:p>
          </table:table-cell>
          <table:table-cell office:value-type="error" office:string-value="#N/A" table:formula="of:=IF([.N9]=&quot;&quot;;NA();[.N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32 $/kWh</text:p>
          </table:table-cell>
          <table:table-cell table:number-columns-repeated="2" table:style-name="ce1"/>
          <table:table-cell office:value-type="float" office:value="123" table:style-name="ce4">
            <text:p>123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23" table:formula="of:=IF([.I10]=&quot;yes&quot;;[.F10];&quot;&quot;)" table:style-name="ce3">
            <text:p>123</text:p>
          </table:table-cell>
          <table:table-cell table:style-name="ce2"/>
          <table:table-cell office:value-type="string" office:string-value="" table:formula="of:=IF([.G10]&lt;2025;[.J10];&quot;&quot;)" table:style-name="ce2"/>
          <table:table-cell office:value-type="float" office:value="123" table:formula="of:=IF([.G10]=2030;[.J10];&quot;&quot;)" table:style-name="ce1">
            <text:p>123</text:p>
          </table:table-cell>
          <table:table-cell office:value-type="string" office:string-value="" table:formula="of:=IF([.G10]&gt;2039;[.J10];&quot;&quot;)" table:style-name="ce3"/>
          <table:table-cell table:number-columns-repeated="13" table:style-name="ce1"/>
          <table:table-cell office:value-type="error" office:string-value="#N/A" table:formula="of:=IF([.L10]=&quot;&quot;;NA();[.L10])" table:style-name="ce2">
            <text:p>#N/A</text:p>
          </table:table-cell>
          <table:table-cell office:value-type="float" office:value="123" table:formula="of:=IF([.M10]=&quot;&quot;;NA();[.M10])" table:style-name="ce1">
            <text:p>123</text:p>
          </table:table-cell>
          <table:table-cell office:value-type="error" office:string-value="#N/A" table:formula="of:=IF([.N10]=&quot;&quot;;NA();[.N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NMC: 145 (84-318) €/kWh</text:p>
          </table:table-cell>
          <table:table-cell office:value-type="string" table:style-name="ce1">
            <text:p>NMC</text:p>
          </table:table-cell>
          <table:table-cell office:value-type="string" table:style-name="ce1">
            <text:p>Avg</text:p>
          </table:table-cell>
          <table:table-cell office:value-type="float" office:value="145" table:style-name="ce4">
            <text:p>145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45" table:formula="of:=IF([.I11]=&quot;yes&quot;;[.F11];&quot;&quot;)" table:style-name="ce3">
            <text:p>145</text:p>
          </table:table-cell>
          <table:table-cell table:style-name="ce2"/>
          <table:table-cell office:value-type="string" office:string-value="" table:formula="of:=IF([.G11]&lt;2025;[.J11];&quot;&quot;)" table:style-name="ce2"/>
          <table:table-cell office:value-type="float" office:value="145" table:formula="of:=IF([.G11]=2030;[.J11];&quot;&quot;)" table:style-name="ce1">
            <text:p>145</text:p>
          </table:table-cell>
          <table:table-cell office:value-type="string" office:string-value="" table:formula="of:=IF([.G11]&gt;2039;[.J11];&quot;&quot;)" table:style-name="ce3"/>
          <table:table-cell table:number-columns-repeated="13" table:style-name="ce1"/>
          <table:table-cell office:value-type="error" office:string-value="#N/A" table:formula="of:=IF([.L11]=&quot;&quot;;NA();[.L11])" table:style-name="ce2">
            <text:p>#N/A</text:p>
          </table:table-cell>
          <table:table-cell office:value-type="float" office:value="145" table:formula="of:=IF([.M11]=&quot;&quot;;NA();[.M11])" table:style-name="ce1">
            <text:p>145</text:p>
          </table:table-cell>
          <table:table-cell office:value-type="error" office:string-value="#N/A" table:formula="of:=IF([.N11]=&quot;&quot;;NA();[.N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NMC</text:p>
          </table:table-cell>
          <table:table-cell office:value-type="string" table:style-name="ce1">
            <text:p>Min</text:p>
          </table:table-cell>
          <table:table-cell office:value-type="float" office:value="84" table:style-name="ce4">
            <text:p>84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84" table:formula="of:=IF([.I12]=&quot;yes&quot;;[.F12];&quot;&quot;)" table:style-name="ce3">
            <text:p>84</text:p>
          </table:table-cell>
          <table:table-cell table:style-name="ce2"/>
          <table:table-cell office:value-type="string" office:string-value="" table:formula="of:=IF([.G12]&lt;2025;[.J12];&quot;&quot;)" table:style-name="ce2"/>
          <table:table-cell office:value-type="float" office:value="84" table:formula="of:=IF([.G12]=2030;[.J12];&quot;&quot;)" table:style-name="ce1">
            <text:p>84</text:p>
          </table:table-cell>
          <table:table-cell office:value-type="string" office:string-value="" table:formula="of:=IF([.G12]&gt;2039;[.J12];&quot;&quot;)" table:style-name="ce3"/>
          <table:table-cell table:number-columns-repeated="13" table:style-name="ce1"/>
          <table:table-cell office:value-type="error" office:string-value="#N/A" table:formula="of:=IF([.L12]=&quot;&quot;;NA();[.L12])" table:style-name="ce2">
            <text:p>#N/A</text:p>
          </table:table-cell>
          <table:table-cell office:value-type="float" office:value="84" table:formula="of:=IF([.M12]=&quot;&quot;;NA();[.M12])" table:style-name="ce1">
            <text:p>84</text:p>
          </table:table-cell>
          <table:table-cell office:value-type="error" office:string-value="#N/A" table:formula="of:=IF([.N12]=&quot;&quot;;NA();[.N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NMC</text:p>
          </table:table-cell>
          <table:table-cell office:value-type="string" table:style-name="ce1">
            <text:p>Max</text:p>
          </table:table-cell>
          <table:table-cell office:value-type="float" office:value="318" table:style-name="ce4">
            <text:p>318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318" table:formula="of:=IF([.I13]=&quot;yes&quot;;[.F13];&quot;&quot;)" table:style-name="ce3">
            <text:p>318</text:p>
          </table:table-cell>
          <table:table-cell table:style-name="ce2"/>
          <table:table-cell office:value-type="string" office:string-value="" table:formula="of:=IF([.G13]&lt;2025;[.J13];&quot;&quot;)" table:style-name="ce2"/>
          <table:table-cell office:value-type="float" office:value="318" table:formula="of:=IF([.G13]=2030;[.J13];&quot;&quot;)" table:style-name="ce1">
            <text:p>318</text:p>
          </table:table-cell>
          <table:table-cell office:value-type="string" office:string-value="" table:formula="of:=IF([.G13]&gt;2039;[.J13];&quot;&quot;)" table:style-name="ce3"/>
          <table:table-cell table:number-columns-repeated="13" table:style-name="ce1"/>
          <table:table-cell office:value-type="error" office:string-value="#N/A" table:formula="of:=IF([.L13]=&quot;&quot;;NA();[.L13])" table:style-name="ce2">
            <text:p>#N/A</text:p>
          </table:table-cell>
          <table:table-cell office:value-type="float" office:value="318" table:formula="of:=IF([.M13]=&quot;&quot;;NA();[.M13])" table:style-name="ce1">
            <text:p>318</text:p>
          </table:table-cell>
          <table:table-cell office:value-type="error" office:string-value="#N/A" table:formula="of:=IF([.N13]=&quot;&quot;;NA();[.N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LFP: 222 (107-526) €/kWh</text:p>
          </table:table-cell>
          <table:table-cell office:value-type="string" table:style-name="ce1">
            <text:p>LFP</text:p>
          </table:table-cell>
          <table:table-cell office:value-type="string" table:style-name="ce1">
            <text:p>Avg</text:p>
          </table:table-cell>
          <table:table-cell office:value-type="float" office:value="222" table:style-name="ce4">
            <text:p>222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222" table:formula="of:=IF([.I14]=&quot;yes&quot;;[.F14];&quot;&quot;)" table:style-name="ce3">
            <text:p>222</text:p>
          </table:table-cell>
          <table:table-cell table:style-name="ce2"/>
          <table:table-cell office:value-type="string" office:string-value="" table:formula="of:=IF([.G14]&lt;2025;[.J14];&quot;&quot;)" table:style-name="ce2"/>
          <table:table-cell office:value-type="float" office:value="222" table:formula="of:=IF([.G14]=2030;[.J14];&quot;&quot;)" table:style-name="ce1">
            <text:p>222</text:p>
          </table:table-cell>
          <table:table-cell office:value-type="string" office:string-value="" table:formula="of:=IF([.G14]&gt;2039;[.J14];&quot;&quot;)" table:style-name="ce3"/>
          <table:table-cell table:number-columns-repeated="13" table:style-name="ce1"/>
          <table:table-cell office:value-type="error" office:string-value="#N/A" table:formula="of:=IF([.L14]=&quot;&quot;;NA();[.L14])" table:style-name="ce2">
            <text:p>#N/A</text:p>
          </table:table-cell>
          <table:table-cell office:value-type="float" office:value="222" table:formula="of:=IF([.M14]=&quot;&quot;;NA();[.M14])" table:style-name="ce1">
            <text:p>222</text:p>
          </table:table-cell>
          <table:table-cell office:value-type="error" office:string-value="#N/A" table:formula="of:=IF([.N14]=&quot;&quot;;NA();[.N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LFP</text:p>
          </table:table-cell>
          <table:table-cell office:value-type="string" table:style-name="ce1">
            <text:p>Min</text:p>
          </table:table-cell>
          <table:table-cell office:value-type="float" office:value="107" table:style-name="ce4">
            <text:p>107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07" table:formula="of:=IF([.I15]=&quot;yes&quot;;[.F15];&quot;&quot;)" table:style-name="ce3">
            <text:p>107</text:p>
          </table:table-cell>
          <table:table-cell table:style-name="ce2"/>
          <table:table-cell office:value-type="string" office:string-value="" table:formula="of:=IF([.G15]&lt;2025;[.J15];&quot;&quot;)" table:style-name="ce2"/>
          <table:table-cell office:value-type="float" office:value="107" table:formula="of:=IF([.G15]=2030;[.J15];&quot;&quot;)" table:style-name="ce1">
            <text:p>107</text:p>
          </table:table-cell>
          <table:table-cell office:value-type="string" office:string-value="" table:formula="of:=IF([.G15]&gt;2039;[.J15];&quot;&quot;)" table:style-name="ce3"/>
          <table:table-cell table:number-columns-repeated="13" table:style-name="ce1"/>
          <table:table-cell office:value-type="error" office:string-value="#N/A" table:formula="of:=IF([.L15]=&quot;&quot;;NA();[.L15])" table:style-name="ce2">
            <text:p>#N/A</text:p>
          </table:table-cell>
          <table:table-cell office:value-type="float" office:value="107" table:formula="of:=IF([.M15]=&quot;&quot;;NA();[.M15])" table:style-name="ce1">
            <text:p>107</text:p>
          </table:table-cell>
          <table:table-cell office:value-type="error" office:string-value="#N/A" table:formula="of:=IF([.N15]=&quot;&quot;;NA();[.N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LFP</text:p>
          </table:table-cell>
          <table:table-cell office:value-type="string" table:style-name="ce1">
            <text:p>Max</text:p>
          </table:table-cell>
          <table:table-cell office:value-type="float" office:value="526" table:style-name="ce4">
            <text:p>526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526" table:formula="of:=IF([.I16]=&quot;yes&quot;;[.F16];&quot;&quot;)" table:style-name="ce3">
            <text:p>526</text:p>
          </table:table-cell>
          <table:table-cell table:style-name="ce2"/>
          <table:table-cell office:value-type="string" office:string-value="" table:formula="of:=IF([.G16]&lt;2025;[.J16];&quot;&quot;)" table:style-name="ce2"/>
          <table:table-cell office:value-type="float" office:value="526" table:formula="of:=IF([.G16]=2030;[.J16];&quot;&quot;)" table:style-name="ce1">
            <text:p>526</text:p>
          </table:table-cell>
          <table:table-cell office:value-type="string" office:string-value="" table:formula="of:=IF([.G16]&gt;2039;[.J16];&quot;&quot;)" table:style-name="ce3"/>
          <table:table-cell table:number-columns-repeated="13" table:style-name="ce1"/>
          <table:table-cell office:value-type="error" office:string-value="#N/A" table:formula="of:=IF([.L16]=&quot;&quot;;NA();[.L16])" table:style-name="ce2">
            <text:p>#N/A</text:p>
          </table:table-cell>
          <table:table-cell office:value-type="float" office:value="526" table:formula="of:=IF([.M16]=&quot;&quot;;NA();[.M16])" table:style-name="ce1">
            <text:p>526</text:p>
          </table:table-cell>
          <table:table-cell office:value-type="error" office:string-value="#N/A" table:formula="of:=IF([.N16]=&quot;&quot;;NA();[.N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LFP</text:p>
          </table:table-cell>
          <table:table-cell office:value-type="string" table:style-name="ce1">
            <text:p>Avg</text:p>
          </table:table-cell>
          <table:table-cell office:value-type="float" office:value="222" table:style-name="ce4">
            <text:p>222</text:p>
          </table:table-cell>
          <table:table-cell office:value-type="float" office:value="2020" table:style-name="ce30">
            <text:p>202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222" table:formula="of:=IF([.I17]=&quot;yes&quot;;[.F17];&quot;&quot;)" table:style-name="ce3">
            <text:p>222</text:p>
          </table:table-cell>
          <table:table-cell table:style-name="ce2"/>
          <table:table-cell office:value-type="float" office:value="222" table:formula="of:=IF([.G17]&lt;2025;[.J17];&quot;&quot;)" table:style-name="ce2">
            <text:p>222</text:p>
          </table:table-cell>
          <table:table-cell office:value-type="string" office:string-value="" table:formula="of:=IF([.G17]=2030;[.J17];&quot;&quot;)" table:style-name="ce1"/>
          <table:table-cell table:style-name="ce3"/>
          <table:table-cell table:number-columns-repeated="13" table:style-name="ce1"/>
          <table:table-cell table:style-name="ce2"/>
          <table:table-cell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LFP</text:p>
          </table:table-cell>
          <table:table-cell office:value-type="string" table:style-name="ce1">
            <text:p>Min</text:p>
          </table:table-cell>
          <table:table-cell office:value-type="float" office:value="107" table:style-name="ce4">
            <text:p>107</text:p>
          </table:table-cell>
          <table:table-cell office:value-type="float" office:value="2020" table:style-name="ce30">
            <text:p>202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07" table:formula="of:=IF([.I18]=&quot;yes&quot;;[.F18];&quot;&quot;)" table:style-name="ce3">
            <text:p>107</text:p>
          </table:table-cell>
          <table:table-cell table:style-name="ce2"/>
          <table:table-cell office:value-type="float" office:value="107" table:formula="of:=IF([.G18]&lt;2025;[.J18];&quot;&quot;)" table:style-name="ce2">
            <text:p>107</text:p>
          </table:table-cell>
          <table:table-cell office:value-type="string" office:string-value="" table:formula="of:=IF([.G18]=2030;[.J18];&quot;&quot;)" table:style-name="ce1"/>
          <table:table-cell table:style-name="ce3"/>
          <table:table-cell table:number-columns-repeated="13" table:style-name="ce1"/>
          <table:table-cell table:style-name="ce2"/>
          <table:table-cell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LFP</text:p>
          </table:table-cell>
          <table:table-cell office:value-type="string" table:style-name="ce1">
            <text:p>Max</text:p>
          </table:table-cell>
          <table:table-cell office:value-type="float" office:value="526" table:style-name="ce4">
            <text:p>526</text:p>
          </table:table-cell>
          <table:table-cell office:value-type="float" office:value="2020" table:style-name="ce30">
            <text:p>202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526" table:formula="of:=IF([.I19]=&quot;yes&quot;;[.F19];&quot;&quot;)" table:style-name="ce3">
            <text:p>526</text:p>
          </table:table-cell>
          <table:table-cell table:style-name="ce2"/>
          <table:table-cell office:value-type="float" office:value="526" table:formula="of:=IF([.G19]&lt;2025;[.J19];&quot;&quot;)" table:style-name="ce2">
            <text:p>526</text:p>
          </table:table-cell>
          <table:table-cell office:value-type="string" office:string-value="" table:formula="of:=IF([.G19]=2030;[.J19];&quot;&quot;)" table:style-name="ce1"/>
          <table:table-cell table:style-name="ce3"/>
          <table:table-cell table:number-columns-repeated="13" table:style-name="ce1"/>
          <table:table-cell table:style-name="ce2"/>
          <table:table-cell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71 $/kWh</text:p>
          </table:table-cell>
          <table:table-cell table:number-columns-repeated="2" table:style-name="ce1"/>
          <table:table-cell office:value-type="float" office:value="71" table:style-name="ce4">
            <text:p>71</text:p>
          </table:table-cell>
          <table:table-cell office:value-type="float" office:value="2050" table:style-name="ce30">
            <text:p>2050</text:p>
          </table:table-cell>
          <table:table-cell table:style-name="ce1"/>
          <table:table-cell office:value-type="string" table:style-name="ce32">
            <text:p>no</text:p>
          </table:table-cell>
          <table:table-cell office:value-type="string" office:string-value="" table:formula="of:=IF([.I20]=&quot;yes&quot;;[.F20];&quot;&quot;)" table:style-name="ce3"/>
          <table:table-cell table:style-name="ce2"/>
          <table:table-cell office:value-type="string" office:string-value="" table:formula="of:=IF([.G20]&lt;2025;[.J20];&quot;&quot;)" table:style-name="ce2"/>
          <table:table-cell office:value-type="string" office:string-value="" table:formula="of:=IF([.G20]=2030;[.J20];&quot;&quot;)" table:style-name="ce1"/>
          <table:table-cell office:value-type="string" office:string-value="" table:formula="of:=IF([.G20]&gt;2039;[.J20];&quot;&quot;)" table:style-name="ce3"/>
          <table:table-cell table:style-name="ce1"/>
          <table:table-cell table:number-columns-repeated="12" table:style-name="ce1"/>
          <table:table-cell office:value-type="error" office:string-value="#N/A" table:formula="of:=IF([.L20]=&quot;&quot;;NA();[.L20])" table:style-name="ce2">
            <text:p>#N/A</text:p>
          </table:table-cell>
          <table:table-cell office:value-type="error" office:string-value="#N/A" table:formula="of:=IF([.M20]=&quot;&quot;;NA();[.M20])" table:style-name="ce1">
            <text:p>#N/A</text:p>
          </table:table-cell>
          <table:table-cell office:value-type="error" office:string-value="#N/A" table:formula="of:=IF([.N20]=&quot;&quot;;NA();[.N20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enisa (2020)</text:p>
          </table:table-cell>
          <table:table-cell office:value-type="string" table:style-name="ce1">
            <text:p>[4]</text:p>
          </table:table-cell>
          <table:table-cell office:value-type="string" table:style-name="ce1">
            <text:p>100 $/kWh<text:s text:c="5"/></text:p>
          </table:table-cell>
          <table:table-cell table:number-columns-repeated="2" table:style-name="ce1"/>
          <table:table-cell office:value-type="float" office:value="100" table:style-name="ce4">
            <text:p>100</text:p>
          </table:table-cell>
          <table:table-cell office:value-type="float" office:value="2024" table:style-name="ce30">
            <text:p>2024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00" table:formula="of:=IF([.I21]=&quot;yes&quot;;[.F21];&quot;&quot;)" table:style-name="ce3">
            <text:p>100</text:p>
          </table:table-cell>
          <table:table-cell table:style-name="ce2"/>
          <table:table-cell office:value-type="float" office:value="100" table:formula="of:=IF([.G21]&lt;2025;[.J21];&quot;&quot;)" table:style-name="ce2">
            <text:p>100</text:p>
          </table:table-cell>
          <table:table-cell office:value-type="string" office:string-value="" table:formula="of:=IF([.G21]=2030;[.J21];&quot;&quot;)" table:style-name="ce1"/>
          <table:table-cell office:value-type="string" office:string-value="" table:formula="of:=IF([.G21]&gt;2039;[.J21];&quot;&quot;)" table:style-name="ce3"/>
          <table:table-cell table:number-columns-repeated="13" table:style-name="ce1"/>
          <table:table-cell office:value-type="float" office:value="100" table:formula="of:=IF([.L21]=&quot;&quot;;NA();[.L21])" table:style-name="ce2">
            <text:p>100</text:p>
          </table:table-cell>
          <table:table-cell office:value-type="error" office:string-value="#N/A" table:formula="of:=IF([.M21]=&quot;&quot;;NA();[.M21])" table:style-name="ce1">
            <text:p>#N/A</text:p>
          </table:table-cell>
          <table:table-cell office:value-type="error" office:string-value="#N/A" table:formula="of:=IF([.N21]=&quot;&quot;;NA();[.N21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euse (2020)</text:p>
          </table:table-cell>
          <table:table-cell office:value-type="string" table:style-name="ce1">
            <text:p>[5]</text:p>
          </table:table-cell>
          <table:table-cell office:value-type="string" table:style-name="ce1">
            <text:p>316 $/kWh</text:p>
          </table:table-cell>
          <table:table-cell table:number-columns-repeated="2" table:style-name="ce1"/>
          <table:table-cell office:value-type="float" office:value="316" table:style-name="ce4">
            <text:p>316</text:p>
          </table:table-cell>
          <table:table-cell office:value-type="float" office:value="2017" table:style-name="ce30">
            <text:p>2017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316" table:formula="of:=IF([.I22]=&quot;yes&quot;;[.F22];&quot;&quot;)" table:style-name="ce3">
            <text:p>316</text:p>
          </table:table-cell>
          <table:table-cell table:style-name="ce2"/>
          <table:table-cell office:value-type="float" office:value="316" table:formula="of:=IF([.G22]&lt;2025;[.J22];&quot;&quot;)" table:style-name="ce2">
            <text:p>316</text:p>
          </table:table-cell>
          <table:table-cell office:value-type="string" office:string-value="" table:formula="of:=IF([.G22]=2030;[.J22];&quot;&quot;)" table:style-name="ce1"/>
          <table:table-cell office:value-type="string" office:string-value="" table:formula="of:=IF([.G22]&gt;2039;[.J22];&quot;&quot;)" table:style-name="ce3"/>
          <table:table-cell table:number-columns-repeated="13" table:style-name="ce1"/>
          <table:table-cell office:value-type="float" office:value="316" table:formula="of:=IF([.L22]=&quot;&quot;;NA();[.L22])" table:style-name="ce2">
            <text:p>316</text:p>
          </table:table-cell>
          <table:table-cell office:value-type="error" office:string-value="#N/A" table:formula="of:=IF([.M22]=&quot;&quot;;NA();[.M22])" table:style-name="ce1">
            <text:p>#N/A</text:p>
          </table:table-cell>
          <table:table-cell office:value-type="error" office:string-value="#N/A" table:formula="of:=IF([.N22]=&quot;&quot;;NA();[.N2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10-157 €/kWh<text:s text:c="5"/>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10" table:style-name="ce4">
            <text:p>110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10" table:formula="of:=IF([.I23]=&quot;yes&quot;;[.F23];&quot;&quot;)" table:style-name="ce3">
            <text:p>110</text:p>
          </table:table-cell>
          <table:table-cell table:style-name="ce2"/>
          <table:table-cell office:value-type="string" office:string-value="" table:formula="of:=IF([.G23]&lt;2025;[.J23];&quot;&quot;)" table:style-name="ce2"/>
          <table:table-cell office:value-type="float" office:value="110" table:formula="of:=IF([.G23]=2030;[.J23];&quot;&quot;)" table:style-name="ce1">
            <text:p>110</text:p>
          </table:table-cell>
          <table:table-cell office:value-type="string" office:string-value="" table:formula="of:=IF([.G23]&gt;2039;[.J23];&quot;&quot;)" table:style-name="ce3"/>
          <table:table-cell table:number-columns-repeated="13" table:style-name="ce1"/>
          <table:table-cell office:value-type="error" office:string-value="#N/A" table:formula="of:=IF([.L23]=&quot;&quot;;NA();[.L23])" table:style-name="ce2">
            <text:p>#N/A</text:p>
          </table:table-cell>
          <table:table-cell office:value-type="float" office:value="110" table:formula="of:=IF([.M23]=&quot;&quot;;NA();[.M23])" table:style-name="ce1">
            <text:p>110</text:p>
          </table:table-cell>
          <table:table-cell office:value-type="error" office:string-value="#N/A" table:formula="of:=IF([.N23]=&quot;&quot;;NA();[.N2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57" table:style-name="ce4">
            <text:p>157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157" table:formula="of:=IF([.I24]=&quot;yes&quot;;[.F24];&quot;&quot;)" table:style-name="ce3">
            <text:p>157</text:p>
          </table:table-cell>
          <table:table-cell table:style-name="ce2"/>
          <table:table-cell office:value-type="string" office:string-value="" table:formula="of:=IF([.G24]&lt;2025;[.J24];&quot;&quot;)" table:style-name="ce2"/>
          <table:table-cell office:value-type="float" office:value="157" table:formula="of:=IF([.G24]=2030;[.J24];&quot;&quot;)" table:style-name="ce1">
            <text:p>157</text:p>
          </table:table-cell>
          <table:table-cell office:value-type="string" office:string-value="" table:formula="of:=IF([.G24]&gt;2039;[.J24];&quot;&quot;)" table:style-name="ce3"/>
          <table:table-cell table:number-columns-repeated="13" table:style-name="ce1"/>
          <table:table-cell office:value-type="error" office:string-value="#N/A" table:formula="of:=IF([.L24]=&quot;&quot;;NA();[.L24])" table:style-name="ce2">
            <text:p>#N/A</text:p>
          </table:table-cell>
          <table:table-cell office:value-type="float" office:value="157" table:formula="of:=IF([.M24]=&quot;&quot;;NA();[.M24])" table:style-name="ce1">
            <text:p>157</text:p>
          </table:table-cell>
          <table:table-cell office:value-type="error" office:string-value="#N/A" table:formula="of:=IF([.N24]=&quot;&quot;;NA();[.N24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hen (2023)</text:p>
          </table:table-cell>
          <table:table-cell office:value-type="string" table:style-name="ce1">
            <text:p>[6]</text:p>
          </table:table-cell>
          <table:table-cell office:value-type="string" table:style-name="ce1">
            <text:p>97-220 €/kWh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97" table:style-name="ce4">
            <text:p>97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97" table:formula="of:=IF([.I25]=&quot;yes&quot;;[.F25];&quot;&quot;)" table:style-name="ce3">
            <text:p>97</text:p>
          </table:table-cell>
          <table:table-cell table:style-name="ce2"/>
          <table:table-cell office:value-type="string" office:string-value="" table:formula="of:=IF([.G25]&lt;2025;[.J25];&quot;&quot;)" table:style-name="ce2"/>
          <table:table-cell office:value-type="float" office:value="97" table:formula="of:=IF([.G25]=2030;[.J25];&quot;&quot;)" table:style-name="ce1">
            <text:p>97</text:p>
          </table:table-cell>
          <table:table-cell office:value-type="string" office:string-value="" table:formula="of:=IF([.G25]&gt;2039;[.J25];&quot;&quot;)" table:style-name="ce3"/>
          <table:table-cell table:number-columns-repeated="13" table:style-name="ce1"/>
          <table:table-cell office:value-type="error" office:string-value="#N/A" table:formula="of:=IF([.L25]=&quot;&quot;;NA();[.L25])" table:style-name="ce2">
            <text:p>#N/A</text:p>
          </table:table-cell>
          <table:table-cell office:value-type="float" office:value="97" table:formula="of:=IF([.M25]=&quot;&quot;;NA();[.M25])" table:style-name="ce1">
            <text:p>97</text:p>
          </table:table-cell>
          <table:table-cell office:value-type="error" office:string-value="#N/A" table:formula="of:=IF([.N25]=&quot;&quot;;NA();[.N2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220" table:style-name="ce4">
            <text:p>220</text:p>
          </table:table-cell>
          <table:table-cell office:value-type="float" office:value="2030" table:style-name="ce30">
            <text:p>2030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220" table:formula="of:=IF([.I26]=&quot;yes&quot;;[.F26];&quot;&quot;)" table:style-name="ce3">
            <text:p>220</text:p>
          </table:table-cell>
          <table:table-cell table:style-name="ce2"/>
          <table:table-cell office:value-type="string" office:string-value="" table:formula="of:=IF([.G26]&lt;2025;[.J26];&quot;&quot;)" table:style-name="ce2"/>
          <table:table-cell office:value-type="float" office:value="220" table:formula="of:=IF([.G26]=2030;[.J26];&quot;&quot;)" table:style-name="ce1">
            <text:p>220</text:p>
          </table:table-cell>
          <table:table-cell office:value-type="string" office:string-value="" table:formula="of:=IF([.G26]&gt;2039;[.J26];&quot;&quot;)" table:style-name="ce3"/>
          <table:table-cell table:number-columns-repeated="13" table:style-name="ce1"/>
          <table:table-cell office:value-type="error" office:string-value="#N/A" table:formula="of:=IF([.L26]=&quot;&quot;;NA();[.L26])" table:style-name="ce2">
            <text:p>#N/A</text:p>
          </table:table-cell>
          <table:table-cell office:value-type="float" office:value="220" table:formula="of:=IF([.M26]=&quot;&quot;;NA();[.M26])" table:style-name="ce1">
            <text:p>220</text:p>
          </table:table-cell>
          <table:table-cell office:value-type="error" office:string-value="#N/A" table:formula="of:=IF([.N26]=&quot;&quot;;NA();[.N26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REL (2023)</text:p>
          </table:table-cell>
          <table:table-cell office:value-type="string" table:style-name="ce1">
            <text:p>[7]</text:p>
          </table:table-cell>
          <table:table-cell office:value-type="string" table:style-name="ce1">
            <text:p>338 $/kWh</text:p>
          </table:table-cell>
          <table:table-cell office:value-type="string" table:style-name="ce1">
            <text:p>10h<text:s/>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2021" table:style-name="ce29">
            <text:p>2021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338" table:formula="of:=IF([.I27]=&quot;yes&quot;;[.F27];&quot;&quot;)" table:style-name="ce3">
            <text:p>338</text:p>
          </table:table-cell>
          <table:table-cell table:style-name="ce2"/>
          <table:table-cell office:value-type="float" office:value="338" table:formula="of:=IF([.G27]&lt;2025;[.J27];&quot;&quot;)" table:style-name="ce2">
            <text:p>338</text:p>
          </table:table-cell>
          <table:table-cell table:style-name="ce1"/>
          <table:table-cell office:value-type="string" office:string-value="" table:formula="of:=IF([.G27]&gt;2039;[.J27];&quot;&quot;)" table:style-name="ce3"/>
          <table:table-cell table:number-columns-repeated="13" table:style-name="ce1"/>
          <table:table-cell office:value-type="float" office:value="338" table:formula="of:=IF([.L27]=&quot;&quot;;NA();[.L27])" table:style-name="ce2">
            <text:p>338</text:p>
          </table:table-cell>
          <table:table-cell office:value-type="error" office:string-value="#N/A" table:formula="of:=IF([.M27]=&quot;&quot;;NA();[.M27])" table:style-name="ce1">
            <text:p>#N/A</text:p>
          </table:table-cell>
          <table:table-cell office:value-type="error" office:string-value="#N/A" table:formula="of:=IF([.N27]=&quot;&quot;;NA();[.N2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537 $/kWh</text:p>
          </table:table-cell>
          <table:table-cell office:value-type="string" table:style-name="ce1">
            <text:p>2h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2021" table:style-name="ce29">
            <text:p>2021</text:p>
          </table:table-cell>
          <table:table-cell table:style-name="ce1"/>
          <table:table-cell office:value-type="string" table:style-name="ce32">
            <text:p>yes</text:p>
          </table:table-cell>
          <table:table-cell office:value-type="float" office:value="537" table:formula="of:=IF([.I28]=&quot;yes&quot;;[.F28];&quot;&quot;)" table:style-name="ce3">
            <text:p>537</text:p>
          </table:table-cell>
          <table:table-cell table:style-name="ce2"/>
          <table:table-cell office:value-type="float" office:value="537" table:formula="of:=IF([.G28]&lt;2025;[.J28];&quot;&quot;)" table:style-name="ce2">
            <text:p>537</text:p>
          </table:table-cell>
          <table:table-cell table:style-name="ce1"/>
          <table:table-cell office:value-type="string" office:string-value="" table:formula="of:=IF([.G28]&gt;2039;[.J28];&quot;&quot;)" table:style-name="ce3"/>
          <table:table-cell table:number-columns-repeated="13" table:style-name="ce1"/>
          <table:table-cell office:value-type="float" office:value="537" table:formula="of:=IF([.L28]=&quot;&quot;;NA();[.L28])" table:style-name="ce2">
            <text:p>537</text:p>
          </table:table-cell>
          <table:table-cell office:value-type="error" office:string-value="#N/A" table:formula="of:=IF([.M28]=&quot;&quot;;NA();[.M28])" table:style-name="ce1">
            <text:p>#N/A</text:p>
          </table:table-cell>
          <table:table-cell office:value-type="error" office:string-value="#N/A" table:formula="of:=IF([.N28]=&quot;&quot;;NA();[.N2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9]&gt;2039;[.J29];&quot;&quot;)" table:style-name="ce3"/>
          <table:table-cell table:number-columns-repeated="13" table:style-name="ce1"/>
          <table:table-cell office:value-type="error" office:string-value="#N/A" table:formula="of:=IF([.L29]=&quot;&quot;;NA();[.L29])" table:style-name="ce2">
            <text:p>#N/A</text:p>
          </table:table-cell>
          <table:table-cell office:value-type="error" office:string-value="#N/A" table:formula="of:=IF([.M29]=&quot;&quot;;NA();[.M29])" table:style-name="ce1">
            <text:p>#N/A</text:p>
          </table:table-cell>
          <table:table-cell office:value-type="error" office:string-value="#N/A" table:formula="of:=IF([.N29]=&quot;&quot;;NA();[.N2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0]&gt;2039;[.J30];&quot;&quot;)" table:style-name="ce3"/>
          <table:table-cell table:number-columns-repeated="13" table:style-name="ce1"/>
          <table:table-cell office:value-type="error" office:string-value="#N/A" table:formula="of:=IF([.L30]=&quot;&quot;;NA();[.L30])" table:style-name="ce2">
            <text:p>#N/A</text:p>
          </table:table-cell>
          <table:table-cell office:value-type="error" office:string-value="#N/A" table:formula="of:=IF([.M30]=&quot;&quot;;NA();[.M30])" table:style-name="ce1">
            <text:p>#N/A</text:p>
          </table:table-cell>
          <table:table-cell office:value-type="error" office:string-value="#N/A" table:formula="of:=IF([.N30]=&quot;&quot;;NA();[.N3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1]&gt;2039;[.J31];&quot;&quot;)" table:style-name="ce3"/>
          <table:table-cell table:number-columns-repeated="13" table:style-name="ce1"/>
          <table:table-cell office:value-type="error" office:string-value="#N/A" table:formula="of:=IF([.L31]=&quot;&quot;;NA();[.L31])" table:style-name="ce2">
            <text:p>#N/A</text:p>
          </table:table-cell>
          <table:table-cell office:value-type="error" office:string-value="#N/A" table:formula="of:=IF([.M31]=&quot;&quot;;NA();[.M31])" table:style-name="ce1">
            <text:p>#N/A</text:p>
          </table:table-cell>
          <table:table-cell office:value-type="error" office:string-value="#N/A" table:formula="of:=IF([.N31]=&quot;&quot;;NA();[.N31])" table:style-name="ce3">
            <text:p>#N/A</text:p>
          </table:table-cell>
          <table:table-cell table:number-columns-repeated="16354"/>
        </table:table-row>
        <table:table-row table:style-name="ro1">
          <table:table-cell table:style-name="ce1"/>
          <table:table-cell table:style-name="ce1">
            <draw:frame draw:z-index="3" draw:id="id1" draw:style-name="a13" draw:name="TextBox 3" svg:x="0in" svg:y="0in" svg:width="6.11667in" svg:height="1.1in">
              <draw:text-box>
                <text:p text:style-name="a3" text:class-names="" text:cond-style-name=""><text:span text:style-name="a1" text:class-names="">To use the results of this market analysis please cite</text:span><text:span text:style-name="a2" text:class-names=""/></text:p>
                <text:p text:style-name="a6" text:class-names="" text:cond-style-name=""><text:span text:style-name="a4" text:class-names="">F. Superchi, A. Bianchini, A. Moustakis, and G. Pechlivanoglou, “Towards sustainable energy independence: A case study of green hydrogen as seasonal storage integration in a small island,” Renewable Energy, vol. 245, p. 122813, Jun. 2025</text:span><text:span text:style-name="a5" text:class-names=""/></text:p>
                <text:p text:style-name="a10" text:class-names="" text:cond-style-name=""><text:span text:style-name="a7" text:class-names="">DOI:<text:s text:c="1"/></text:span><text:span text:style-name="a8" text:class-names="">10.1016/j.renene.2025.122813</text:span><text:span text:style-name="a9" text:class-names=""/></text:p>
                <text:p text:style-name="a12" text:class-names="" text:cond-style-name=""><text:span text:style-name="a11" text:class-names=""/></text:p>
              </draw:text-box>
              <svg:title/>
              <svg:desc/>
            </draw:frame>
          </table:table-cell>
          <table:table-cell table:number-columns-repeated="4"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2]&gt;2039;[.J32];&quot;&quot;)" table:style-name="ce3"/>
          <table:table-cell table:number-columns-repeated="13" table:style-name="ce1"/>
          <table:table-cell office:value-type="error" office:string-value="#N/A" table:formula="of:=IF([.L32]=&quot;&quot;;NA();[.L32])" table:style-name="ce2">
            <text:p>#N/A</text:p>
          </table:table-cell>
          <table:table-cell office:value-type="error" office:string-value="#N/A" table:formula="of:=IF([.M32]=&quot;&quot;;NA();[.M32])" table:style-name="ce1">
            <text:p>#N/A</text:p>
          </table:table-cell>
          <table:table-cell office:value-type="error" office:string-value="#N/A" table:formula="of:=IF([.N32]=&quot;&quot;;NA();[.N3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3]&gt;2039;[.J33];&quot;&quot;)" table:style-name="ce3"/>
          <table:table-cell table:number-columns-repeated="13" table:style-name="ce1"/>
          <table:table-cell office:value-type="error" office:string-value="#N/A" table:formula="of:=IF([.L33]=&quot;&quot;;NA();[.L33])" table:style-name="ce2">
            <text:p>#N/A</text:p>
          </table:table-cell>
          <table:table-cell office:value-type="error" office:string-value="#N/A" table:formula="of:=IF([.M33]=&quot;&quot;;NA();[.M33])" table:style-name="ce1">
            <text:p>#N/A</text:p>
          </table:table-cell>
          <table:table-cell office:value-type="error" office:string-value="#N/A" table:formula="of:=IF([.N33]=&quot;&quot;;NA();[.N3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4]&gt;2039;[.J34];&quot;&quot;)" table:style-name="ce3"/>
          <table:table-cell table:number-columns-repeated="13" table:style-name="ce1"/>
          <table:table-cell office:value-type="error" office:string-value="#N/A" table:formula="of:=IF([.L34]=&quot;&quot;;NA();[.L34])" table:style-name="ce2">
            <text:p>#N/A</text:p>
          </table:table-cell>
          <table:table-cell office:value-type="error" office:string-value="#N/A" table:formula="of:=IF([.M34]=&quot;&quot;;NA();[.M34])" table:style-name="ce1">
            <text:p>#N/A</text:p>
          </table:table-cell>
          <table:table-cell office:value-type="error" office:string-value="#N/A" table:formula="of:=IF([.N34]=&quot;&quot;;NA();[.N3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5]&gt;2039;[.J35];&quot;&quot;)" table:style-name="ce3"/>
          <table:table-cell table:number-columns-repeated="13" table:style-name="ce1"/>
          <table:table-cell office:value-type="error" office:string-value="#N/A" table:formula="of:=IF([.L35]=&quot;&quot;;NA();[.L35])" table:style-name="ce2">
            <text:p>#N/A</text:p>
          </table:table-cell>
          <table:table-cell office:value-type="error" office:string-value="#N/A" table:formula="of:=IF([.M35]=&quot;&quot;;NA();[.M35])" table:style-name="ce1">
            <text:p>#N/A</text:p>
          </table:table-cell>
          <table:table-cell office:value-type="error" office:string-value="#N/A" table:formula="of:=IF([.N35]=&quot;&quot;;NA();[.N3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6]&gt;2039;[.J36];&quot;&quot;)" table:style-name="ce3"/>
          <table:table-cell table:number-columns-repeated="13" table:style-name="ce1"/>
          <table:table-cell office:value-type="error" office:string-value="#N/A" table:formula="of:=IF([.L36]=&quot;&quot;;NA();[.L36])" table:style-name="ce2">
            <text:p>#N/A</text:p>
          </table:table-cell>
          <table:table-cell office:value-type="error" office:string-value="#N/A" table:formula="of:=IF([.M36]=&quot;&quot;;NA();[.M36])" table:style-name="ce1">
            <text:p>#N/A</text:p>
          </table:table-cell>
          <table:table-cell office:value-type="error" office:string-value="#N/A" table:formula="of:=IF([.N36]=&quot;&quot;;NA();[.N3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7]&gt;2039;[.J37];&quot;&quot;)" table:style-name="ce3"/>
          <table:table-cell table:number-columns-repeated="13" table:style-name="ce1"/>
          <table:table-cell office:value-type="error" office:string-value="#N/A" table:formula="of:=IF([.L37]=&quot;&quot;;NA();[.L37])" table:style-name="ce2">
            <text:p>#N/A</text:p>
          </table:table-cell>
          <table:table-cell office:value-type="error" office:string-value="#N/A" table:formula="of:=IF([.M37]=&quot;&quot;;NA();[.M37])" table:style-name="ce1">
            <text:p>#N/A</text:p>
          </table:table-cell>
          <table:table-cell office:value-type="error" office:string-value="#N/A" table:formula="of:=IF([.N37]=&quot;&quot;;NA();[.N3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8]&gt;2039;[.J38];&quot;&quot;)" table:style-name="ce3"/>
          <table:table-cell table:number-columns-repeated="13" table:style-name="ce1"/>
          <table:table-cell office:value-type="error" office:string-value="#N/A" table:formula="of:=IF([.L38]=&quot;&quot;;NA();[.L38])" table:style-name="ce2">
            <text:p>#N/A</text:p>
          </table:table-cell>
          <table:table-cell office:value-type="error" office:string-value="#N/A" table:formula="of:=IF([.M38]=&quot;&quot;;NA();[.M38])" table:style-name="ce1">
            <text:p>#N/A</text:p>
          </table:table-cell>
          <table:table-cell office:value-type="error" office:string-value="#N/A" table:formula="of:=IF([.N38]=&quot;&quot;;NA();[.N3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9]&gt;2039;[.J39];&quot;&quot;)" table:style-name="ce3"/>
          <table:table-cell table:number-columns-repeated="13" table:style-name="ce1"/>
          <table:table-cell office:value-type="error" office:string-value="#N/A" table:formula="of:=IF([.L39]=&quot;&quot;;NA();[.L39])" table:style-name="ce2">
            <text:p>#N/A</text:p>
          </table:table-cell>
          <table:table-cell office:value-type="error" office:string-value="#N/A" table:formula="of:=IF([.M39]=&quot;&quot;;NA();[.M39])" table:style-name="ce1">
            <text:p>#N/A</text:p>
          </table:table-cell>
          <table:table-cell office:value-type="error" office:string-value="#N/A" table:formula="of:=IF([.N39]=&quot;&quot;;NA();[.N3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0]&gt;2039;[.J40];&quot;&quot;)" table:style-name="ce3"/>
          <table:table-cell table:number-columns-repeated="13" table:style-name="ce1"/>
          <table:table-cell office:value-type="error" office:string-value="#N/A" table:formula="of:=IF([.L40]=&quot;&quot;;NA();[.L40])" table:style-name="ce2">
            <text:p>#N/A</text:p>
          </table:table-cell>
          <table:table-cell office:value-type="error" office:string-value="#N/A" table:formula="of:=IF([.M40]=&quot;&quot;;NA();[.M40])" table:style-name="ce1">
            <text:p>#N/A</text:p>
          </table:table-cell>
          <table:table-cell office:value-type="error" office:string-value="#N/A" table:formula="of:=IF([.N40]=&quot;&quot;;NA();[.N4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1]&gt;2039;[.J41];&quot;&quot;)" table:style-name="ce3"/>
          <table:table-cell table:number-columns-repeated="13" table:style-name="ce1"/>
          <table:table-cell office:value-type="error" office:string-value="#N/A" table:formula="of:=IF([.L41]=&quot;&quot;;NA();[.L41])" table:style-name="ce2">
            <text:p>#N/A</text:p>
          </table:table-cell>
          <table:table-cell office:value-type="error" office:string-value="#N/A" table:formula="of:=IF([.M41]=&quot;&quot;;NA();[.M41])" table:style-name="ce1">
            <text:p>#N/A</text:p>
          </table:table-cell>
          <table:table-cell office:value-type="error" office:string-value="#N/A" table:formula="of:=IF([.N41]=&quot;&quot;;NA();[.N4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2]&gt;2039;[.J42];&quot;&quot;)" table:style-name="ce3"/>
          <table:table-cell table:number-columns-repeated="13" table:style-name="ce1"/>
          <table:table-cell office:value-type="error" office:string-value="#N/A" table:formula="of:=IF([.L42]=&quot;&quot;;NA();[.L42])" table:style-name="ce2">
            <text:p>#N/A</text:p>
          </table:table-cell>
          <table:table-cell office:value-type="error" office:string-value="#N/A" table:formula="of:=IF([.M42]=&quot;&quot;;NA();[.M42])" table:style-name="ce1">
            <text:p>#N/A</text:p>
          </table:table-cell>
          <table:table-cell office:value-type="error" office:string-value="#N/A" table:formula="of:=IF([.N42]=&quot;&quot;;NA();[.N4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3]&gt;2039;[.J43];&quot;&quot;)" table:style-name="ce3"/>
          <table:table-cell table:number-columns-repeated="13" table:style-name="ce1"/>
          <table:table-cell office:value-type="error" office:string-value="#N/A" table:formula="of:=IF([.L43]=&quot;&quot;;NA();[.L43])" table:style-name="ce2">
            <text:p>#N/A</text:p>
          </table:table-cell>
          <table:table-cell office:value-type="error" office:string-value="#N/A" table:formula="of:=IF([.M43]=&quot;&quot;;NA();[.M43])" table:style-name="ce1">
            <text:p>#N/A</text:p>
          </table:table-cell>
          <table:table-cell office:value-type="error" office:string-value="#N/A" table:formula="of:=IF([.N43]=&quot;&quot;;NA();[.N4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4]&gt;2039;[.J44];&quot;&quot;)" table:style-name="ce3"/>
          <table:table-cell table:number-columns-repeated="13" table:style-name="ce1"/>
          <table:table-cell office:value-type="error" office:string-value="#N/A" table:formula="of:=IF([.L44]=&quot;&quot;;NA();[.L44])" table:style-name="ce2">
            <text:p>#N/A</text:p>
          </table:table-cell>
          <table:table-cell office:value-type="error" office:string-value="#N/A" table:formula="of:=IF([.M44]=&quot;&quot;;NA();[.M44])" table:style-name="ce1">
            <text:p>#N/A</text:p>
          </table:table-cell>
          <table:table-cell office:value-type="error" office:string-value="#N/A" table:formula="of:=IF([.N44]=&quot;&quot;;NA();[.N4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5]&gt;2039;[.J45];&quot;&quot;)" table:style-name="ce3"/>
          <table:table-cell table:number-columns-repeated="13" table:style-name="ce1"/>
          <table:table-cell office:value-type="error" office:string-value="#N/A" table:formula="of:=IF([.L45]=&quot;&quot;;NA();[.L45])" table:style-name="ce2">
            <text:p>#N/A</text:p>
          </table:table-cell>
          <table:table-cell office:value-type="error" office:string-value="#N/A" table:formula="of:=IF([.M45]=&quot;&quot;;NA();[.M45])" table:style-name="ce1">
            <text:p>#N/A</text:p>
          </table:table-cell>
          <table:table-cell office:value-type="error" office:string-value="#N/A" table:formula="of:=IF([.N45]=&quot;&quot;;NA();[.N4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6]&gt;2039;[.J46];&quot;&quot;)" table:style-name="ce3"/>
          <table:table-cell table:number-columns-repeated="13" table:style-name="ce1"/>
          <table:table-cell office:value-type="error" office:string-value="#N/A" table:formula="of:=IF([.L46]=&quot;&quot;;NA();[.L46])" table:style-name="ce2">
            <text:p>#N/A</text:p>
          </table:table-cell>
          <table:table-cell office:value-type="error" office:string-value="#N/A" table:formula="of:=IF([.M46]=&quot;&quot;;NA();[.M46])" table:style-name="ce1">
            <text:p>#N/A</text:p>
          </table:table-cell>
          <table:table-cell office:value-type="error" office:string-value="#N/A" table:formula="of:=IF([.N46]=&quot;&quot;;NA();[.N4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7]&gt;2039;[.J47];&quot;&quot;)" table:style-name="ce3"/>
          <table:table-cell table:number-columns-repeated="13" table:style-name="ce1"/>
          <table:table-cell office:value-type="error" office:string-value="#N/A" table:formula="of:=IF([.L47]=&quot;&quot;;NA();[.L47])" table:style-name="ce2">
            <text:p>#N/A</text:p>
          </table:table-cell>
          <table:table-cell office:value-type="error" office:string-value="#N/A" table:formula="of:=IF([.M47]=&quot;&quot;;NA();[.M47])" table:style-name="ce1">
            <text:p>#N/A</text:p>
          </table:table-cell>
          <table:table-cell office:value-type="error" office:string-value="#N/A" table:formula="of:=IF([.N47]=&quot;&quot;;NA();[.N4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8]&gt;2039;[.J48];&quot;&quot;)" table:style-name="ce3"/>
          <table:table-cell table:number-columns-repeated="13" table:style-name="ce1"/>
          <table:table-cell office:value-type="error" office:string-value="#N/A" table:formula="of:=IF([.L48]=&quot;&quot;;NA();[.L48])" table:style-name="ce2">
            <text:p>#N/A</text:p>
          </table:table-cell>
          <table:table-cell office:value-type="error" office:string-value="#N/A" table:formula="of:=IF([.M48]=&quot;&quot;;NA();[.M48])" table:style-name="ce1">
            <text:p>#N/A</text:p>
          </table:table-cell>
          <table:table-cell office:value-type="error" office:string-value="#N/A" table:formula="of:=IF([.N48]=&quot;&quot;;NA();[.N4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9]&gt;2039;[.J49];&quot;&quot;)" table:style-name="ce3"/>
          <table:table-cell table:number-columns-repeated="13" table:style-name="ce1"/>
          <table:table-cell office:value-type="error" office:string-value="#N/A" table:formula="of:=IF([.L49]=&quot;&quot;;NA();[.L49])" table:style-name="ce2">
            <text:p>#N/A</text:p>
          </table:table-cell>
          <table:table-cell office:value-type="error" office:string-value="#N/A" table:formula="of:=IF([.M49]=&quot;&quot;;NA();[.M49])" table:style-name="ce1">
            <text:p>#N/A</text:p>
          </table:table-cell>
          <table:table-cell office:value-type="error" office:string-value="#N/A" table:formula="of:=IF([.N49]=&quot;&quot;;NA();[.N4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50]&gt;2039;[.J50];&quot;&quot;)" table:style-name="ce3"/>
          <table:table-cell table:number-columns-repeated="13" table:style-name="ce1"/>
          <table:table-cell office:value-type="error" office:string-value="#N/A" table:formula="of:=IF([.L50]=&quot;&quot;;NA();[.L50])" table:style-name="ce2">
            <text:p>#N/A</text:p>
          </table:table-cell>
          <table:table-cell office:value-type="error" office:string-value="#N/A" table:formula="of:=IF([.M50]=&quot;&quot;;NA();[.M50])" table:style-name="ce1">
            <text:p>#N/A</text:p>
          </table:table-cell>
          <table:table-cell office:value-type="error" office:string-value="#N/A" table:formula="of:=IF([.N50]=&quot;&quot;;NA();[.N5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51]&gt;2039;[.J51];&quot;&quot;)" table:style-name="ce3"/>
          <table:table-cell table:number-columns-repeated="13" table:style-name="ce1"/>
          <table:table-cell office:value-type="error" office:string-value="#N/A" table:formula="of:=IF([.L51]=&quot;&quot;;NA();[.L51])" table:style-name="ce2">
            <text:p>#N/A</text:p>
          </table:table-cell>
          <table:table-cell office:value-type="error" office:string-value="#N/A" table:formula="of:=IF([.M51]=&quot;&quot;;NA();[.M51])" table:style-name="ce1">
            <text:p>#N/A</text:p>
          </table:table-cell>
          <table:table-cell office:value-type="error" office:string-value="#N/A" table:formula="of:=IF([.N51]=&quot;&quot;;NA();[.N5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52]&gt;2039;[.J52];&quot;&quot;)" table:style-name="ce3"/>
          <table:table-cell table:number-columns-repeated="13" table:style-name="ce1"/>
          <table:table-cell office:value-type="error" office:string-value="#N/A" table:formula="of:=IF([.L52]=&quot;&quot;;NA();[.L52])" table:style-name="ce2">
            <text:p>#N/A</text:p>
          </table:table-cell>
          <table:table-cell office:value-type="error" office:string-value="#N/A" table:formula="of:=IF([.M52]=&quot;&quot;;NA();[.M52])" table:style-name="ce1">
            <text:p>#N/A</text:p>
          </table:table-cell>
          <table:table-cell office:value-type="error" office:string-value="#N/A" table:formula="of:=IF([.N52]=&quot;&quot;;NA();[.N5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53]&gt;2039;[.J53];&quot;&quot;)" table:style-name="ce3"/>
          <table:table-cell table:number-columns-repeated="13" table:style-name="ce1"/>
          <table:table-cell office:value-type="error" office:string-value="#N/A" table:formula="of:=IF([.L53]=&quot;&quot;;NA();[.L53])" table:style-name="ce2">
            <text:p>#N/A</text:p>
          </table:table-cell>
          <table:table-cell office:value-type="error" office:string-value="#N/A" table:formula="of:=IF([.M53]=&quot;&quot;;NA();[.M53])" table:style-name="ce1">
            <text:p>#N/A</text:p>
          </table:table-cell>
          <table:table-cell office:value-type="error" office:string-value="#N/A" table:formula="of:=IF([.N53]=&quot;&quot;;NA();[.N5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54]&gt;2039;[.J54];&quot;&quot;)" table:style-name="ce3"/>
          <table:table-cell table:number-columns-repeated="13" table:style-name="ce1"/>
          <table:table-cell office:value-type="error" office:string-value="#N/A" table:formula="of:=IF([.L54]=&quot;&quot;;NA();[.L54])" table:style-name="ce2">
            <text:p>#N/A</text:p>
          </table:table-cell>
          <table:table-cell office:value-type="error" office:string-value="#N/A" table:formula="of:=IF([.M54]=&quot;&quot;;NA();[.M54])" table:style-name="ce1">
            <text:p>#N/A</text:p>
          </table:table-cell>
          <table:table-cell office:value-type="error" office:string-value="#N/A" table:formula="of:=IF([.N54]=&quot;&quot;;NA();[.N5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55]&gt;2039;[.J55];&quot;&quot;)" table:style-name="ce3"/>
          <table:table-cell table:number-columns-repeated="13" table:style-name="ce1"/>
          <table:table-cell office:value-type="error" office:string-value="#N/A" table:formula="of:=IF([.L55]=&quot;&quot;;NA();[.L55])" table:style-name="ce2">
            <text:p>#N/A</text:p>
          </table:table-cell>
          <table:table-cell office:value-type="error" office:string-value="#N/A" table:formula="of:=IF([.M55]=&quot;&quot;;NA();[.M55])" table:style-name="ce1">
            <text:p>#N/A</text:p>
          </table:table-cell>
          <table:table-cell office:value-type="error" office:string-value="#N/A" table:formula="of:=IF([.N55]=&quot;&quot;;NA();[.N5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56]&gt;2039;[.J56];&quot;&quot;)" table:style-name="ce3"/>
          <table:table-cell table:number-columns-repeated="13" table:style-name="ce1"/>
          <table:table-cell office:value-type="error" office:string-value="#N/A" table:formula="of:=IF([.L56]=&quot;&quot;;NA();[.L56])" table:style-name="ce2">
            <text:p>#N/A</text:p>
          </table:table-cell>
          <table:table-cell office:value-type="error" office:string-value="#N/A" table:formula="of:=IF([.M56]=&quot;&quot;;NA();[.M56])" table:style-name="ce1">
            <text:p>#N/A</text:p>
          </table:table-cell>
          <table:table-cell office:value-type="error" office:string-value="#N/A" table:formula="of:=IF([.N56]=&quot;&quot;;NA();[.N5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57]=2030;[.F57];&quot;&quot;)" table:style-name="ce1"/>
          <table:table-cell office:value-type="string" office:string-value="" table:formula="of:=IF([.G57]&gt;2039;[.J57];&quot;&quot;)" table:style-name="ce3"/>
          <table:table-cell table:number-columns-repeated="13" table:style-name="ce1"/>
          <table:table-cell office:value-type="error" office:string-value="#N/A" table:formula="of:=IF([.L57]=&quot;&quot;;NA();[.L57])" table:style-name="ce2">
            <text:p>#N/A</text:p>
          </table:table-cell>
          <table:table-cell office:value-type="error" office:string-value="#N/A" table:formula="of:=IF([.M57]=&quot;&quot;;NA();[.M57])" table:style-name="ce1">
            <text:p>#N/A</text:p>
          </table:table-cell>
          <table:table-cell office:value-type="error" office:string-value="#N/A" table:formula="of:=IF([.N57]=&quot;&quot;;NA();[.N5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58]=2030;[.F58];&quot;&quot;)" table:style-name="ce1"/>
          <table:table-cell office:value-type="string" office:string-value="" table:formula="of:=IF([.G58]&gt;2039;[.J58];&quot;&quot;)" table:style-name="ce3"/>
          <table:table-cell table:number-columns-repeated="13" table:style-name="ce1"/>
          <table:table-cell office:value-type="error" office:string-value="#N/A" table:formula="of:=IF([.L58]=&quot;&quot;;NA();[.L58])" table:style-name="ce2">
            <text:p>#N/A</text:p>
          </table:table-cell>
          <table:table-cell office:value-type="error" office:string-value="#N/A" table:formula="of:=IF([.M58]=&quot;&quot;;NA();[.M58])" table:style-name="ce1">
            <text:p>#N/A</text:p>
          </table:table-cell>
          <table:table-cell office:value-type="error" office:string-value="#N/A" table:formula="of:=IF([.N58]=&quot;&quot;;NA();[.N5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59]=2030;[.F59];&quot;&quot;)" table:style-name="ce1"/>
          <table:table-cell office:value-type="string" office:string-value="" table:formula="of:=IF([.G59]&gt;2039;[.J59];&quot;&quot;)" table:style-name="ce3"/>
          <table:table-cell table:number-columns-repeated="13" table:style-name="ce1"/>
          <table:table-cell office:value-type="error" office:string-value="#N/A" table:formula="of:=IF([.L59]=&quot;&quot;;NA();[.L59])" table:style-name="ce2">
            <text:p>#N/A</text:p>
          </table:table-cell>
          <table:table-cell office:value-type="error" office:string-value="#N/A" table:formula="of:=IF([.M59]=&quot;&quot;;NA();[.M59])" table:style-name="ce1">
            <text:p>#N/A</text:p>
          </table:table-cell>
          <table:table-cell office:value-type="error" office:string-value="#N/A" table:formula="of:=IF([.N59]=&quot;&quot;;NA();[.N5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60]=2030;[.F60];&quot;&quot;)" table:style-name="ce1"/>
          <table:table-cell office:value-type="string" office:string-value="" table:formula="of:=IF([.G60]&gt;2039;[.J60];&quot;&quot;)" table:style-name="ce3"/>
          <table:table-cell table:number-columns-repeated="13" table:style-name="ce1"/>
          <table:table-cell office:value-type="error" office:string-value="#N/A" table:formula="of:=IF([.L60]=&quot;&quot;;NA();[.L60])" table:style-name="ce2">
            <text:p>#N/A</text:p>
          </table:table-cell>
          <table:table-cell office:value-type="error" office:string-value="#N/A" table:formula="of:=IF([.M60]=&quot;&quot;;NA();[.M60])" table:style-name="ce1">
            <text:p>#N/A</text:p>
          </table:table-cell>
          <table:table-cell office:value-type="error" office:string-value="#N/A" table:formula="of:=IF([.N60]=&quot;&quot;;NA();[.N6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61]=2030;[.F61];&quot;&quot;)" table:style-name="ce1"/>
          <table:table-cell office:value-type="string" office:string-value="" table:formula="of:=IF([.G61]&gt;2039;[.J61];&quot;&quot;)" table:style-name="ce3"/>
          <table:table-cell table:number-columns-repeated="13" table:style-name="ce1"/>
          <table:table-cell office:value-type="error" office:string-value="#N/A" table:formula="of:=IF([.L61]=&quot;&quot;;NA();[.L61])" table:style-name="ce2">
            <text:p>#N/A</text:p>
          </table:table-cell>
          <table:table-cell office:value-type="error" office:string-value="#N/A" table:formula="of:=IF([.M61]=&quot;&quot;;NA();[.M61])" table:style-name="ce1">
            <text:p>#N/A</text:p>
          </table:table-cell>
          <table:table-cell office:value-type="error" office:string-value="#N/A" table:formula="of:=IF([.N61]=&quot;&quot;;NA();[.N6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62]=2030;[.F62];&quot;&quot;)" table:style-name="ce1"/>
          <table:table-cell office:value-type="string" office:string-value="" table:formula="of:=IF([.G62]&gt;2039;[.J62];&quot;&quot;)" table:style-name="ce3"/>
          <table:table-cell table:number-columns-repeated="13" table:style-name="ce1"/>
          <table:table-cell office:value-type="error" office:string-value="#N/A" table:formula="of:=IF([.L62]=&quot;&quot;;NA();[.L62])" table:style-name="ce2">
            <text:p>#N/A</text:p>
          </table:table-cell>
          <table:table-cell office:value-type="error" office:string-value="#N/A" table:formula="of:=IF([.M62]=&quot;&quot;;NA();[.M62])" table:style-name="ce1">
            <text:p>#N/A</text:p>
          </table:table-cell>
          <table:table-cell office:value-type="error" office:string-value="#N/A" table:formula="of:=IF([.N62]=&quot;&quot;;NA();[.N6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63]=2030;[.F63];&quot;&quot;)" table:style-name="ce1"/>
          <table:table-cell office:value-type="string" office:string-value="" table:formula="of:=IF([.G63]&gt;2039;[.J63];&quot;&quot;)" table:style-name="ce3"/>
          <table:table-cell table:number-columns-repeated="13" table:style-name="ce1"/>
          <table:table-cell office:value-type="error" office:string-value="#N/A" table:formula="of:=IF([.L63]=&quot;&quot;;NA();[.L63])" table:style-name="ce2">
            <text:p>#N/A</text:p>
          </table:table-cell>
          <table:table-cell office:value-type="error" office:string-value="#N/A" table:formula="of:=IF([.M63]=&quot;&quot;;NA();[.M63])" table:style-name="ce1">
            <text:p>#N/A</text:p>
          </table:table-cell>
          <table:table-cell office:value-type="error" office:string-value="#N/A" table:formula="of:=IF([.N63]=&quot;&quot;;NA();[.N6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29"/>
          <table:table-cell table:style-name="ce1"/>
          <table:table-cell table:style-name="ce32"/>
          <table:table-cell table:style-name="ce3"/>
          <table:table-cell table:number-columns-repeated="2" table:style-name="ce2"/>
          <table:table-cell office:value-type="string" office:string-value="" table:formula="of:=IF([.G64]=2030;[.F64];&quot;&quot;)" table:style-name="ce1"/>
          <table:table-cell office:value-type="string" office:string-value="" table:formula="of:=IF([.G64]&gt;2039;[.J64];&quot;&quot;)" table:style-name="ce3"/>
          <table:table-cell table:number-columns-repeated="13" table:style-name="ce1"/>
          <table:table-cell office:value-type="error" office:string-value="#N/A" table:formula="of:=IF([.L64]=&quot;&quot;;NA();[.L64])" table:style-name="ce2">
            <text:p>#N/A</text:p>
          </table:table-cell>
          <table:table-cell office:value-type="error" office:string-value="#N/A" table:formula="of:=IF([.M64]=&quot;&quot;;NA();[.M64])" table:style-name="ce1">
            <text:p>#N/A</text:p>
          </table:table-cell>
          <table:table-cell office:value-type="error" office:string-value="#N/A" table:formula="of:=IF([.N64]=&quot;&quot;;NA();[.N6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65]=2030;[.F65];&quot;&quot;)" table:style-name="ce1"/>
          <table:table-cell office:value-type="string" office:string-value="" table:formula="of:=IF([.G65]&gt;2039;[.J65];&quot;&quot;)" table:style-name="ce3"/>
          <table:table-cell table:number-columns-repeated="13" table:style-name="ce1"/>
          <table:table-cell office:value-type="error" office:string-value="#N/A" table:formula="of:=IF([.L65]=&quot;&quot;;NA();[.L65])" table:style-name="ce2">
            <text:p>#N/A</text:p>
          </table:table-cell>
          <table:table-cell office:value-type="error" office:string-value="#N/A" table:formula="of:=IF([.M65]=&quot;&quot;;NA();[.M65])" table:style-name="ce1">
            <text:p>#N/A</text:p>
          </table:table-cell>
          <table:table-cell office:value-type="error" office:string-value="#N/A" table:formula="of:=IF([.N65]=&quot;&quot;;NA();[.N6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66]=2030;[.F66];&quot;&quot;)" table:style-name="ce1"/>
          <table:table-cell office:value-type="string" office:string-value="" table:formula="of:=IF([.G66]&gt;2039;[.J66];&quot;&quot;)" table:style-name="ce3"/>
          <table:table-cell table:number-columns-repeated="13" table:style-name="ce1"/>
          <table:table-cell office:value-type="error" office:string-value="#N/A" table:formula="of:=IF([.L66]=&quot;&quot;;NA();[.L66])" table:style-name="ce2">
            <text:p>#N/A</text:p>
          </table:table-cell>
          <table:table-cell office:value-type="error" office:string-value="#N/A" table:formula="of:=IF([.M66]=&quot;&quot;;NA();[.M66])" table:style-name="ce1">
            <text:p>#N/A</text:p>
          </table:table-cell>
          <table:table-cell office:value-type="error" office:string-value="#N/A" table:formula="of:=IF([.N66]=&quot;&quot;;NA();[.N6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67]=2030;[.F67];&quot;&quot;)" table:style-name="ce1"/>
          <table:table-cell office:value-type="string" office:string-value="" table:formula="of:=IF([.G67]&gt;2039;[.J67];&quot;&quot;)" table:style-name="ce3"/>
          <table:table-cell table:number-columns-repeated="13" table:style-name="ce1"/>
          <table:table-cell office:value-type="error" office:string-value="#N/A" table:formula="of:=IF([.L67]=&quot;&quot;;NA();[.L67])" table:style-name="ce2">
            <text:p>#N/A</text:p>
          </table:table-cell>
          <table:table-cell office:value-type="error" office:string-value="#N/A" table:formula="of:=IF([.M67]=&quot;&quot;;NA();[.M67])" table:style-name="ce1">
            <text:p>#N/A</text:p>
          </table:table-cell>
          <table:table-cell office:value-type="error" office:string-value="#N/A" table:formula="of:=IF([.N67]=&quot;&quot;;NA();[.N6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68]=2030;[.F68];&quot;&quot;)" table:style-name="ce1"/>
          <table:table-cell office:value-type="string" office:string-value="" table:formula="of:=IF([.G68]&gt;2039;[.J68];&quot;&quot;)" table:style-name="ce3"/>
          <table:table-cell table:number-columns-repeated="13" table:style-name="ce1"/>
          <table:table-cell office:value-type="error" office:string-value="#N/A" table:formula="of:=IF([.L68]=&quot;&quot;;NA();[.L68])" table:style-name="ce2">
            <text:p>#N/A</text:p>
          </table:table-cell>
          <table:table-cell office:value-type="error" office:string-value="#N/A" table:formula="of:=IF([.M68]=&quot;&quot;;NA();[.M68])" table:style-name="ce1">
            <text:p>#N/A</text:p>
          </table:table-cell>
          <table:table-cell office:value-type="error" office:string-value="#N/A" table:formula="of:=IF([.N68]=&quot;&quot;;NA();[.N6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69]=2030;[.F69];&quot;&quot;)" table:style-name="ce1"/>
          <table:table-cell office:value-type="string" office:string-value="" table:formula="of:=IF([.G69]&gt;2039;[.J69];&quot;&quot;)" table:style-name="ce3"/>
          <table:table-cell table:number-columns-repeated="13" table:style-name="ce1"/>
          <table:table-cell office:value-type="error" office:string-value="#N/A" table:formula="of:=IF([.L69]=&quot;&quot;;NA();[.L69])" table:style-name="ce2">
            <text:p>#N/A</text:p>
          </table:table-cell>
          <table:table-cell office:value-type="error" office:string-value="#N/A" table:formula="of:=IF([.M69]=&quot;&quot;;NA();[.M69])" table:style-name="ce1">
            <text:p>#N/A</text:p>
          </table:table-cell>
          <table:table-cell office:value-type="error" office:string-value="#N/A" table:formula="of:=IF([.N69]=&quot;&quot;;NA();[.N6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0]=2030;[.F70];&quot;&quot;)" table:style-name="ce1"/>
          <table:table-cell office:value-type="string" office:string-value="" table:formula="of:=IF([.G70]&gt;2039;[.J70];&quot;&quot;)" table:style-name="ce3"/>
          <table:table-cell table:number-columns-repeated="13" table:style-name="ce1"/>
          <table:table-cell office:value-type="error" office:string-value="#N/A" table:formula="of:=IF([.L70]=&quot;&quot;;NA();[.L70])" table:style-name="ce2">
            <text:p>#N/A</text:p>
          </table:table-cell>
          <table:table-cell office:value-type="error" office:string-value="#N/A" table:formula="of:=IF([.M70]=&quot;&quot;;NA();[.M70])" table:style-name="ce1">
            <text:p>#N/A</text:p>
          </table:table-cell>
          <table:table-cell office:value-type="error" office:string-value="#N/A" table:formula="of:=IF([.N70]=&quot;&quot;;NA();[.N7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1]=2030;[.F71];&quot;&quot;)" table:style-name="ce1"/>
          <table:table-cell office:value-type="string" office:string-value="" table:formula="of:=IF([.G71]&gt;2039;[.J71];&quot;&quot;)" table:style-name="ce3"/>
          <table:table-cell table:number-columns-repeated="13" table:style-name="ce1"/>
          <table:table-cell office:value-type="error" office:string-value="#N/A" table:formula="of:=IF([.L71]=&quot;&quot;;NA();[.L71])" table:style-name="ce2">
            <text:p>#N/A</text:p>
          </table:table-cell>
          <table:table-cell office:value-type="error" office:string-value="#N/A" table:formula="of:=IF([.M71]=&quot;&quot;;NA();[.M71])" table:style-name="ce1">
            <text:p>#N/A</text:p>
          </table:table-cell>
          <table:table-cell office:value-type="error" office:string-value="#N/A" table:formula="of:=IF([.N71]=&quot;&quot;;NA();[.N7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2]=2030;[.F72];&quot;&quot;)" table:style-name="ce1"/>
          <table:table-cell office:value-type="string" office:string-value="" table:formula="of:=IF([.G72]&gt;2039;[.J72];&quot;&quot;)" table:style-name="ce3"/>
          <table:table-cell table:number-columns-repeated="13" table:style-name="ce1"/>
          <table:table-cell office:value-type="error" office:string-value="#N/A" table:formula="of:=IF([.L72]=&quot;&quot;;NA();[.L72])" table:style-name="ce2">
            <text:p>#N/A</text:p>
          </table:table-cell>
          <table:table-cell office:value-type="error" office:string-value="#N/A" table:formula="of:=IF([.M72]=&quot;&quot;;NA();[.M72])" table:style-name="ce1">
            <text:p>#N/A</text:p>
          </table:table-cell>
          <table:table-cell office:value-type="error" office:string-value="#N/A" table:formula="of:=IF([.N72]=&quot;&quot;;NA();[.N7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3]=2030;[.F73];&quot;&quot;)" table:style-name="ce1"/>
          <table:table-cell office:value-type="string" office:string-value="" table:formula="of:=IF([.G73]&gt;2039;[.J73];&quot;&quot;)" table:style-name="ce3"/>
          <table:table-cell table:number-columns-repeated="13" table:style-name="ce1"/>
          <table:table-cell office:value-type="error" office:string-value="#N/A" table:formula="of:=IF([.L73]=&quot;&quot;;NA();[.L73])" table:style-name="ce2">
            <text:p>#N/A</text:p>
          </table:table-cell>
          <table:table-cell office:value-type="error" office:string-value="#N/A" table:formula="of:=IF([.M73]=&quot;&quot;;NA();[.M73])" table:style-name="ce1">
            <text:p>#N/A</text:p>
          </table:table-cell>
          <table:table-cell office:value-type="error" office:string-value="#N/A" table:formula="of:=IF([.N73]=&quot;&quot;;NA();[.N7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4]=2030;[.F74];&quot;&quot;)" table:style-name="ce1"/>
          <table:table-cell office:value-type="string" office:string-value="" table:formula="of:=IF([.G74]&gt;2039;[.J74];&quot;&quot;)" table:style-name="ce3"/>
          <table:table-cell table:number-columns-repeated="13" table:style-name="ce1"/>
          <table:table-cell office:value-type="error" office:string-value="#N/A" table:formula="of:=IF([.L74]=&quot;&quot;;NA();[.L74])" table:style-name="ce2">
            <text:p>#N/A</text:p>
          </table:table-cell>
          <table:table-cell office:value-type="error" office:string-value="#N/A" table:formula="of:=IF([.M74]=&quot;&quot;;NA();[.M74])" table:style-name="ce1">
            <text:p>#N/A</text:p>
          </table:table-cell>
          <table:table-cell office:value-type="error" office:string-value="#N/A" table:formula="of:=IF([.N74]=&quot;&quot;;NA();[.N7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5]=2030;[.F75];&quot;&quot;)" table:style-name="ce1"/>
          <table:table-cell office:value-type="string" office:string-value="" table:formula="of:=IF([.G75]&gt;2039;[.J75];&quot;&quot;)" table:style-name="ce3"/>
          <table:table-cell table:number-columns-repeated="13" table:style-name="ce1"/>
          <table:table-cell office:value-type="error" office:string-value="#N/A" table:formula="of:=IF([.L75]=&quot;&quot;;NA();[.L75])" table:style-name="ce2">
            <text:p>#N/A</text:p>
          </table:table-cell>
          <table:table-cell office:value-type="error" office:string-value="#N/A" table:formula="of:=IF([.M75]=&quot;&quot;;NA();[.M75])" table:style-name="ce1">
            <text:p>#N/A</text:p>
          </table:table-cell>
          <table:table-cell office:value-type="error" office:string-value="#N/A" table:formula="of:=IF([.N75]=&quot;&quot;;NA();[.N7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6]=2030;[.F76];&quot;&quot;)" table:style-name="ce1"/>
          <table:table-cell office:value-type="string" office:string-value="" table:formula="of:=IF([.G76]&gt;2039;[.J76];&quot;&quot;)" table:style-name="ce3"/>
          <table:table-cell table:number-columns-repeated="13" table:style-name="ce1"/>
          <table:table-cell office:value-type="error" office:string-value="#N/A" table:formula="of:=IF([.L76]=&quot;&quot;;NA();[.L76])" table:style-name="ce2">
            <text:p>#N/A</text:p>
          </table:table-cell>
          <table:table-cell office:value-type="error" office:string-value="#N/A" table:formula="of:=IF([.M76]=&quot;&quot;;NA();[.M76])" table:style-name="ce1">
            <text:p>#N/A</text:p>
          </table:table-cell>
          <table:table-cell office:value-type="error" office:string-value="#N/A" table:formula="of:=IF([.N76]=&quot;&quot;;NA();[.N7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7]=2030;[.F77];&quot;&quot;)" table:style-name="ce1"/>
          <table:table-cell office:value-type="string" office:string-value="" table:formula="of:=IF([.G77]&gt;2039;[.J77];&quot;&quot;)" table:style-name="ce3"/>
          <table:table-cell table:number-columns-repeated="13" table:style-name="ce1"/>
          <table:table-cell office:value-type="error" office:string-value="#N/A" table:formula="of:=IF([.L77]=&quot;&quot;;NA();[.L77])" table:style-name="ce2">
            <text:p>#N/A</text:p>
          </table:table-cell>
          <table:table-cell office:value-type="error" office:string-value="#N/A" table:formula="of:=IF([.M77]=&quot;&quot;;NA();[.M77])" table:style-name="ce1">
            <text:p>#N/A</text:p>
          </table:table-cell>
          <table:table-cell office:value-type="error" office:string-value="#N/A" table:formula="of:=IF([.N77]=&quot;&quot;;NA();[.N7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8]=2030;[.F78];&quot;&quot;)" table:style-name="ce1"/>
          <table:table-cell office:value-type="string" office:string-value="" table:formula="of:=IF([.G78]&gt;2039;[.J78];&quot;&quot;)" table:style-name="ce3"/>
          <table:table-cell table:number-columns-repeated="13" table:style-name="ce1"/>
          <table:table-cell office:value-type="error" office:string-value="#N/A" table:formula="of:=IF([.L78]=&quot;&quot;;NA();[.L78])" table:style-name="ce2">
            <text:p>#N/A</text:p>
          </table:table-cell>
          <table:table-cell office:value-type="error" office:string-value="#N/A" table:formula="of:=IF([.M78]=&quot;&quot;;NA();[.M78])" table:style-name="ce1">
            <text:p>#N/A</text:p>
          </table:table-cell>
          <table:table-cell office:value-type="error" office:string-value="#N/A" table:formula="of:=IF([.N78]=&quot;&quot;;NA();[.N7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79]=2030;[.F79];&quot;&quot;)" table:style-name="ce1"/>
          <table:table-cell office:value-type="string" office:string-value="" table:formula="of:=IF([.G79]&gt;2039;[.J79];&quot;&quot;)" table:style-name="ce3"/>
          <table:table-cell table:number-columns-repeated="13" table:style-name="ce1"/>
          <table:table-cell office:value-type="error" office:string-value="#N/A" table:formula="of:=IF([.L79]=&quot;&quot;;NA();[.L79])" table:style-name="ce2">
            <text:p>#N/A</text:p>
          </table:table-cell>
          <table:table-cell office:value-type="error" office:string-value="#N/A" table:formula="of:=IF([.M79]=&quot;&quot;;NA();[.M79])" table:style-name="ce1">
            <text:p>#N/A</text:p>
          </table:table-cell>
          <table:table-cell office:value-type="error" office:string-value="#N/A" table:formula="of:=IF([.N79]=&quot;&quot;;NA();[.N7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0]=2030;[.F80];&quot;&quot;)" table:style-name="ce1"/>
          <table:table-cell office:value-type="string" office:string-value="" table:formula="of:=IF([.G80]&gt;2039;[.J80];&quot;&quot;)" table:style-name="ce3"/>
          <table:table-cell table:number-columns-repeated="13" table:style-name="ce1"/>
          <table:table-cell office:value-type="error" office:string-value="#N/A" table:formula="of:=IF([.L80]=&quot;&quot;;NA();[.L80])" table:style-name="ce2">
            <text:p>#N/A</text:p>
          </table:table-cell>
          <table:table-cell office:value-type="error" office:string-value="#N/A" table:formula="of:=IF([.M80]=&quot;&quot;;NA();[.M80])" table:style-name="ce1">
            <text:p>#N/A</text:p>
          </table:table-cell>
          <table:table-cell office:value-type="error" office:string-value="#N/A" table:formula="of:=IF([.N80]=&quot;&quot;;NA();[.N8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1]=2030;[.F81];&quot;&quot;)" table:style-name="ce1"/>
          <table:table-cell office:value-type="string" office:string-value="" table:formula="of:=IF([.G81]&gt;2039;[.J81];&quot;&quot;)" table:style-name="ce3"/>
          <table:table-cell table:number-columns-repeated="13" table:style-name="ce1"/>
          <table:table-cell office:value-type="error" office:string-value="#N/A" table:formula="of:=IF([.L81]=&quot;&quot;;NA();[.L81])" table:style-name="ce2">
            <text:p>#N/A</text:p>
          </table:table-cell>
          <table:table-cell office:value-type="error" office:string-value="#N/A" table:formula="of:=IF([.M81]=&quot;&quot;;NA();[.M81])" table:style-name="ce1">
            <text:p>#N/A</text:p>
          </table:table-cell>
          <table:table-cell office:value-type="error" office:string-value="#N/A" table:formula="of:=IF([.N81]=&quot;&quot;;NA();[.N8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2]=2030;[.F82];&quot;&quot;)" table:style-name="ce1"/>
          <table:table-cell office:value-type="string" office:string-value="" table:formula="of:=IF([.G82]&gt;2039;[.J82];&quot;&quot;)" table:style-name="ce3"/>
          <table:table-cell table:number-columns-repeated="13" table:style-name="ce1"/>
          <table:table-cell office:value-type="error" office:string-value="#N/A" table:formula="of:=IF([.L82]=&quot;&quot;;NA();[.L82])" table:style-name="ce2">
            <text:p>#N/A</text:p>
          </table:table-cell>
          <table:table-cell office:value-type="error" office:string-value="#N/A" table:formula="of:=IF([.M82]=&quot;&quot;;NA();[.M82])" table:style-name="ce1">
            <text:p>#N/A</text:p>
          </table:table-cell>
          <table:table-cell office:value-type="error" office:string-value="#N/A" table:formula="of:=IF([.N82]=&quot;&quot;;NA();[.N8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3]=2030;[.F83];&quot;&quot;)" table:style-name="ce1"/>
          <table:table-cell office:value-type="string" office:string-value="" table:formula="of:=IF([.G83]&gt;2039;[.J83];&quot;&quot;)" table:style-name="ce3"/>
          <table:table-cell table:number-columns-repeated="13" table:style-name="ce1"/>
          <table:table-cell office:value-type="error" office:string-value="#N/A" table:formula="of:=IF([.L83]=&quot;&quot;;NA();[.L83])" table:style-name="ce2">
            <text:p>#N/A</text:p>
          </table:table-cell>
          <table:table-cell office:value-type="error" office:string-value="#N/A" table:formula="of:=IF([.M83]=&quot;&quot;;NA();[.M83])" table:style-name="ce1">
            <text:p>#N/A</text:p>
          </table:table-cell>
          <table:table-cell office:value-type="error" office:string-value="#N/A" table:formula="of:=IF([.N83]=&quot;&quot;;NA();[.N8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4]=2030;[.F84];&quot;&quot;)" table:style-name="ce1"/>
          <table:table-cell office:value-type="string" office:string-value="" table:formula="of:=IF([.G84]&gt;2039;[.J84];&quot;&quot;)" table:style-name="ce3"/>
          <table:table-cell table:number-columns-repeated="13" table:style-name="ce1"/>
          <table:table-cell office:value-type="error" office:string-value="#N/A" table:formula="of:=IF([.L84]=&quot;&quot;;NA();[.L84])" table:style-name="ce2">
            <text:p>#N/A</text:p>
          </table:table-cell>
          <table:table-cell office:value-type="error" office:string-value="#N/A" table:formula="of:=IF([.M84]=&quot;&quot;;NA();[.M84])" table:style-name="ce1">
            <text:p>#N/A</text:p>
          </table:table-cell>
          <table:table-cell office:value-type="error" office:string-value="#N/A" table:formula="of:=IF([.N84]=&quot;&quot;;NA();[.N8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5]=2030;[.F85];&quot;&quot;)" table:style-name="ce1"/>
          <table:table-cell office:value-type="string" office:string-value="" table:formula="of:=IF([.G85]&gt;2039;[.J85];&quot;&quot;)" table:style-name="ce3"/>
          <table:table-cell table:number-columns-repeated="13" table:style-name="ce1"/>
          <table:table-cell office:value-type="error" office:string-value="#N/A" table:formula="of:=IF([.L85]=&quot;&quot;;NA();[.L85])" table:style-name="ce2">
            <text:p>#N/A</text:p>
          </table:table-cell>
          <table:table-cell office:value-type="error" office:string-value="#N/A" table:formula="of:=IF([.M85]=&quot;&quot;;NA();[.M85])" table:style-name="ce1">
            <text:p>#N/A</text:p>
          </table:table-cell>
          <table:table-cell office:value-type="error" office:string-value="#N/A" table:formula="of:=IF([.N85]=&quot;&quot;;NA();[.N8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6]=2030;[.F86];&quot;&quot;)" table:style-name="ce1"/>
          <table:table-cell office:value-type="string" office:string-value="" table:formula="of:=IF([.G86]&gt;2039;[.J86];&quot;&quot;)" table:style-name="ce3"/>
          <table:table-cell table:number-columns-repeated="13" table:style-name="ce1"/>
          <table:table-cell office:value-type="error" office:string-value="#N/A" table:formula="of:=IF([.L86]=&quot;&quot;;NA();[.L86])" table:style-name="ce2">
            <text:p>#N/A</text:p>
          </table:table-cell>
          <table:table-cell office:value-type="error" office:string-value="#N/A" table:formula="of:=IF([.M86]=&quot;&quot;;NA();[.M86])" table:style-name="ce1">
            <text:p>#N/A</text:p>
          </table:table-cell>
          <table:table-cell office:value-type="error" office:string-value="#N/A" table:formula="of:=IF([.N86]=&quot;&quot;;NA();[.N8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7]=2030;[.F87];&quot;&quot;)" table:style-name="ce1"/>
          <table:table-cell office:value-type="string" office:string-value="" table:formula="of:=IF([.G87]&gt;2039;[.J87];&quot;&quot;)" table:style-name="ce3"/>
          <table:table-cell table:number-columns-repeated="13" table:style-name="ce1"/>
          <table:table-cell office:value-type="error" office:string-value="#N/A" table:formula="of:=IF([.L87]=&quot;&quot;;NA();[.L87])" table:style-name="ce2">
            <text:p>#N/A</text:p>
          </table:table-cell>
          <table:table-cell office:value-type="error" office:string-value="#N/A" table:formula="of:=IF([.M87]=&quot;&quot;;NA();[.M87])" table:style-name="ce1">
            <text:p>#N/A</text:p>
          </table:table-cell>
          <table:table-cell office:value-type="error" office:string-value="#N/A" table:formula="of:=IF([.N87]=&quot;&quot;;NA();[.N8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8]=2030;[.F88];&quot;&quot;)" table:style-name="ce1"/>
          <table:table-cell office:value-type="string" office:string-value="" table:formula="of:=IF([.G88]&gt;2039;[.J88];&quot;&quot;)" table:style-name="ce3"/>
          <table:table-cell table:number-columns-repeated="13" table:style-name="ce1"/>
          <table:table-cell office:value-type="error" office:string-value="#N/A" table:formula="of:=IF([.L88]=&quot;&quot;;NA();[.L88])" table:style-name="ce2">
            <text:p>#N/A</text:p>
          </table:table-cell>
          <table:table-cell office:value-type="error" office:string-value="#N/A" table:formula="of:=IF([.M88]=&quot;&quot;;NA();[.M88])" table:style-name="ce1">
            <text:p>#N/A</text:p>
          </table:table-cell>
          <table:table-cell office:value-type="error" office:string-value="#N/A" table:formula="of:=IF([.N88]=&quot;&quot;;NA();[.N8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89]=2030;[.F89];&quot;&quot;)" table:style-name="ce1"/>
          <table:table-cell office:value-type="string" office:string-value="" table:formula="of:=IF([.G89]&gt;2039;[.J89];&quot;&quot;)" table:style-name="ce3"/>
          <table:table-cell table:number-columns-repeated="13" table:style-name="ce1"/>
          <table:table-cell office:value-type="error" office:string-value="#N/A" table:formula="of:=IF([.L89]=&quot;&quot;;NA();[.L89])" table:style-name="ce2">
            <text:p>#N/A</text:p>
          </table:table-cell>
          <table:table-cell office:value-type="error" office:string-value="#N/A" table:formula="of:=IF([.M89]=&quot;&quot;;NA();[.M89])" table:style-name="ce1">
            <text:p>#N/A</text:p>
          </table:table-cell>
          <table:table-cell office:value-type="error" office:string-value="#N/A" table:formula="of:=IF([.N89]=&quot;&quot;;NA();[.N8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0]=2030;[.F90];&quot;&quot;)" table:style-name="ce1"/>
          <table:table-cell office:value-type="string" office:string-value="" table:formula="of:=IF([.G90]&gt;2039;[.J90];&quot;&quot;)" table:style-name="ce3"/>
          <table:table-cell table:number-columns-repeated="13" table:style-name="ce1"/>
          <table:table-cell office:value-type="error" office:string-value="#N/A" table:formula="of:=IF([.L90]=&quot;&quot;;NA();[.L90])" table:style-name="ce2">
            <text:p>#N/A</text:p>
          </table:table-cell>
          <table:table-cell office:value-type="error" office:string-value="#N/A" table:formula="of:=IF([.M90]=&quot;&quot;;NA();[.M90])" table:style-name="ce1">
            <text:p>#N/A</text:p>
          </table:table-cell>
          <table:table-cell office:value-type="error" office:string-value="#N/A" table:formula="of:=IF([.N90]=&quot;&quot;;NA();[.N9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1]=2030;[.F91];&quot;&quot;)" table:style-name="ce1"/>
          <table:table-cell office:value-type="string" office:string-value="" table:formula="of:=IF([.G91]&gt;2039;[.J91];&quot;&quot;)" table:style-name="ce3"/>
          <table:table-cell table:number-columns-repeated="13" table:style-name="ce1"/>
          <table:table-cell office:value-type="error" office:string-value="#N/A" table:formula="of:=IF([.L91]=&quot;&quot;;NA();[.L91])" table:style-name="ce2">
            <text:p>#N/A</text:p>
          </table:table-cell>
          <table:table-cell office:value-type="error" office:string-value="#N/A" table:formula="of:=IF([.M91]=&quot;&quot;;NA();[.M91])" table:style-name="ce1">
            <text:p>#N/A</text:p>
          </table:table-cell>
          <table:table-cell office:value-type="error" office:string-value="#N/A" table:formula="of:=IF([.N91]=&quot;&quot;;NA();[.N9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2]=2030;[.F92];&quot;&quot;)" table:style-name="ce1"/>
          <table:table-cell office:value-type="string" office:string-value="" table:formula="of:=IF([.G92]&gt;2039;[.J92];&quot;&quot;)" table:style-name="ce3"/>
          <table:table-cell table:number-columns-repeated="13" table:style-name="ce1"/>
          <table:table-cell office:value-type="error" office:string-value="#N/A" table:formula="of:=IF([.L92]=&quot;&quot;;NA();[.L92])" table:style-name="ce2">
            <text:p>#N/A</text:p>
          </table:table-cell>
          <table:table-cell office:value-type="error" office:string-value="#N/A" table:formula="of:=IF([.M92]=&quot;&quot;;NA();[.M92])" table:style-name="ce1">
            <text:p>#N/A</text:p>
          </table:table-cell>
          <table:table-cell office:value-type="error" office:string-value="#N/A" table:formula="of:=IF([.N92]=&quot;&quot;;NA();[.N9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3]=2030;[.F93];&quot;&quot;)" table:style-name="ce1"/>
          <table:table-cell office:value-type="string" office:string-value="" table:formula="of:=IF([.G93]&gt;2039;[.J93];&quot;&quot;)" table:style-name="ce3"/>
          <table:table-cell table:number-columns-repeated="13" table:style-name="ce1"/>
          <table:table-cell office:value-type="error" office:string-value="#N/A" table:formula="of:=IF([.L93]=&quot;&quot;;NA();[.L93])" table:style-name="ce2">
            <text:p>#N/A</text:p>
          </table:table-cell>
          <table:table-cell office:value-type="error" office:string-value="#N/A" table:formula="of:=IF([.M93]=&quot;&quot;;NA();[.M93])" table:style-name="ce1">
            <text:p>#N/A</text:p>
          </table:table-cell>
          <table:table-cell office:value-type="error" office:string-value="#N/A" table:formula="of:=IF([.N93]=&quot;&quot;;NA();[.N9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4]=2030;[.F94];&quot;&quot;)" table:style-name="ce1"/>
          <table:table-cell office:value-type="string" office:string-value="" table:formula="of:=IF([.G94]&gt;2039;[.J94];&quot;&quot;)" table:style-name="ce3"/>
          <table:table-cell table:number-columns-repeated="13" table:style-name="ce1"/>
          <table:table-cell office:value-type="error" office:string-value="#N/A" table:formula="of:=IF([.L94]=&quot;&quot;;NA();[.L94])" table:style-name="ce2">
            <text:p>#N/A</text:p>
          </table:table-cell>
          <table:table-cell office:value-type="error" office:string-value="#N/A" table:formula="of:=IF([.M94]=&quot;&quot;;NA();[.M94])" table:style-name="ce1">
            <text:p>#N/A</text:p>
          </table:table-cell>
          <table:table-cell office:value-type="error" office:string-value="#N/A" table:formula="of:=IF([.N94]=&quot;&quot;;NA();[.N9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5]=2030;[.F95];&quot;&quot;)" table:style-name="ce1"/>
          <table:table-cell office:value-type="string" office:string-value="" table:formula="of:=IF([.G95]&gt;2039;[.J95];&quot;&quot;)" table:style-name="ce3"/>
          <table:table-cell table:number-columns-repeated="13" table:style-name="ce1"/>
          <table:table-cell office:value-type="error" office:string-value="#N/A" table:formula="of:=IF([.L95]=&quot;&quot;;NA();[.L95])" table:style-name="ce2">
            <text:p>#N/A</text:p>
          </table:table-cell>
          <table:table-cell office:value-type="error" office:string-value="#N/A" table:formula="of:=IF([.M95]=&quot;&quot;;NA();[.M95])" table:style-name="ce1">
            <text:p>#N/A</text:p>
          </table:table-cell>
          <table:table-cell office:value-type="error" office:string-value="#N/A" table:formula="of:=IF([.N95]=&quot;&quot;;NA();[.N9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6]=2030;[.F96];&quot;&quot;)" table:style-name="ce1"/>
          <table:table-cell office:value-type="string" office:string-value="" table:formula="of:=IF([.G96]&gt;2039;[.J96];&quot;&quot;)" table:style-name="ce3"/>
          <table:table-cell table:number-columns-repeated="13" table:style-name="ce1"/>
          <table:table-cell office:value-type="error" office:string-value="#N/A" table:formula="of:=IF([.L96]=&quot;&quot;;NA();[.L96])" table:style-name="ce2">
            <text:p>#N/A</text:p>
          </table:table-cell>
          <table:table-cell office:value-type="error" office:string-value="#N/A" table:formula="of:=IF([.M96]=&quot;&quot;;NA();[.M96])" table:style-name="ce1">
            <text:p>#N/A</text:p>
          </table:table-cell>
          <table:table-cell office:value-type="error" office:string-value="#N/A" table:formula="of:=IF([.N96]=&quot;&quot;;NA();[.N9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7]=2030;[.F97];&quot;&quot;)" table:style-name="ce1"/>
          <table:table-cell office:value-type="string" office:string-value="" table:formula="of:=IF([.G97]&gt;2039;[.J97];&quot;&quot;)" table:style-name="ce3"/>
          <table:table-cell table:number-columns-repeated="13" table:style-name="ce1"/>
          <table:table-cell office:value-type="error" office:string-value="#N/A" table:formula="of:=IF([.L97]=&quot;&quot;;NA();[.L97])" table:style-name="ce2">
            <text:p>#N/A</text:p>
          </table:table-cell>
          <table:table-cell office:value-type="error" office:string-value="#N/A" table:formula="of:=IF([.M97]=&quot;&quot;;NA();[.M97])" table:style-name="ce1">
            <text:p>#N/A</text:p>
          </table:table-cell>
          <table:table-cell office:value-type="error" office:string-value="#N/A" table:formula="of:=IF([.N97]=&quot;&quot;;NA();[.N9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8]=2030;[.F98];&quot;&quot;)" table:style-name="ce1"/>
          <table:table-cell office:value-type="string" office:string-value="" table:formula="of:=IF([.G98]&gt;2039;[.J98];&quot;&quot;)" table:style-name="ce3"/>
          <table:table-cell table:number-columns-repeated="13" table:style-name="ce1"/>
          <table:table-cell office:value-type="error" office:string-value="#N/A" table:formula="of:=IF([.L98]=&quot;&quot;;NA();[.L98])" table:style-name="ce2">
            <text:p>#N/A</text:p>
          </table:table-cell>
          <table:table-cell office:value-type="error" office:string-value="#N/A" table:formula="of:=IF([.M98]=&quot;&quot;;NA();[.M98])" table:style-name="ce1">
            <text:p>#N/A</text:p>
          </table:table-cell>
          <table:table-cell office:value-type="error" office:string-value="#N/A" table:formula="of:=IF([.N98]=&quot;&quot;;NA();[.N9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99]=2030;[.F99];&quot;&quot;)" table:style-name="ce1"/>
          <table:table-cell office:value-type="string" office:string-value="" table:formula="of:=IF([.G99]&gt;2039;[.J99];&quot;&quot;)" table:style-name="ce3"/>
          <table:table-cell table:number-columns-repeated="13" table:style-name="ce1"/>
          <table:table-cell office:value-type="error" office:string-value="#N/A" table:formula="of:=IF([.L99]=&quot;&quot;;NA();[.L99])" table:style-name="ce2">
            <text:p>#N/A</text:p>
          </table:table-cell>
          <table:table-cell office:value-type="error" office:string-value="#N/A" table:formula="of:=IF([.M99]=&quot;&quot;;NA();[.M99])" table:style-name="ce1">
            <text:p>#N/A</text:p>
          </table:table-cell>
          <table:table-cell office:value-type="error" office:string-value="#N/A" table:formula="of:=IF([.N99]=&quot;&quot;;NA();[.N9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0]=2030;[.F100];&quot;&quot;)" table:style-name="ce1"/>
          <table:table-cell office:value-type="string" office:string-value="" table:formula="of:=IF([.G100]&gt;2039;[.J100];&quot;&quot;)" table:style-name="ce3"/>
          <table:table-cell table:number-columns-repeated="13" table:style-name="ce1"/>
          <table:table-cell office:value-type="error" office:string-value="#N/A" table:formula="of:=IF([.L100]=&quot;&quot;;NA();[.L100])" table:style-name="ce2">
            <text:p>#N/A</text:p>
          </table:table-cell>
          <table:table-cell office:value-type="error" office:string-value="#N/A" table:formula="of:=IF([.M100]=&quot;&quot;;NA();[.M100])" table:style-name="ce1">
            <text:p>#N/A</text:p>
          </table:table-cell>
          <table:table-cell office:value-type="error" office:string-value="#N/A" table:formula="of:=IF([.N100]=&quot;&quot;;NA();[.N10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1]=2030;[.F101];&quot;&quot;)" table:style-name="ce1"/>
          <table:table-cell office:value-type="string" office:string-value="" table:formula="of:=IF([.G101]&gt;2039;[.J101];&quot;&quot;)" table:style-name="ce3"/>
          <table:table-cell table:number-columns-repeated="13" table:style-name="ce1"/>
          <table:table-cell office:value-type="error" office:string-value="#N/A" table:formula="of:=IF([.L101]=&quot;&quot;;NA();[.L101])" table:style-name="ce2">
            <text:p>#N/A</text:p>
          </table:table-cell>
          <table:table-cell office:value-type="error" office:string-value="#N/A" table:formula="of:=IF([.M101]=&quot;&quot;;NA();[.M101])" table:style-name="ce1">
            <text:p>#N/A</text:p>
          </table:table-cell>
          <table:table-cell office:value-type="error" office:string-value="#N/A" table:formula="of:=IF([.N101]=&quot;&quot;;NA();[.N10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2]=2030;[.F102];&quot;&quot;)" table:style-name="ce1"/>
          <table:table-cell office:value-type="string" office:string-value="" table:formula="of:=IF([.G102]&gt;2039;[.J102];&quot;&quot;)" table:style-name="ce3"/>
          <table:table-cell table:number-columns-repeated="13" table:style-name="ce1"/>
          <table:table-cell office:value-type="error" office:string-value="#N/A" table:formula="of:=IF([.L102]=&quot;&quot;;NA();[.L102])" table:style-name="ce2">
            <text:p>#N/A</text:p>
          </table:table-cell>
          <table:table-cell office:value-type="error" office:string-value="#N/A" table:formula="of:=IF([.M102]=&quot;&quot;;NA();[.M102])" table:style-name="ce1">
            <text:p>#N/A</text:p>
          </table:table-cell>
          <table:table-cell office:value-type="error" office:string-value="#N/A" table:formula="of:=IF([.N102]=&quot;&quot;;NA();[.N10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3]=2030;[.F10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3]=&quot;&quot;;NA();[.L103])" table:style-name="ce2">
            <text:p>#N/A</text:p>
          </table:table-cell>
          <table:table-cell office:value-type="error" office:string-value="#N/A" table:formula="of:=IF([.M103]=&quot;&quot;;NA();[.M103])" table:style-name="ce1">
            <text:p>#N/A</text:p>
          </table:table-cell>
          <table:table-cell office:value-type="error" office:string-value="#N/A" table:formula="of:=IF([.N103]=&quot;&quot;;NA();[.N10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4]=2030;[.F10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4]=&quot;&quot;;NA();[.L104])" table:style-name="ce2">
            <text:p>#N/A</text:p>
          </table:table-cell>
          <table:table-cell office:value-type="error" office:string-value="#N/A" table:formula="of:=IF([.M104]=&quot;&quot;;NA();[.M104])" table:style-name="ce1">
            <text:p>#N/A</text:p>
          </table:table-cell>
          <table:table-cell office:value-type="error" office:string-value="#N/A" table:formula="of:=IF([.N104]=&quot;&quot;;NA();[.N10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5]=2030;[.F10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5]=&quot;&quot;;NA();[.L105])" table:style-name="ce2">
            <text:p>#N/A</text:p>
          </table:table-cell>
          <table:table-cell office:value-type="error" office:string-value="#N/A" table:formula="of:=IF([.M105]=&quot;&quot;;NA();[.M105])" table:style-name="ce1">
            <text:p>#N/A</text:p>
          </table:table-cell>
          <table:table-cell office:value-type="error" office:string-value="#N/A" table:formula="of:=IF([.N105]=&quot;&quot;;NA();[.N10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6]=2030;[.F10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6]=&quot;&quot;;NA();[.L106])" table:style-name="ce2">
            <text:p>#N/A</text:p>
          </table:table-cell>
          <table:table-cell office:value-type="error" office:string-value="#N/A" table:formula="of:=IF([.M106]=&quot;&quot;;NA();[.M106])" table:style-name="ce1">
            <text:p>#N/A</text:p>
          </table:table-cell>
          <table:table-cell office:value-type="error" office:string-value="#N/A" table:formula="of:=IF([.N106]=&quot;&quot;;NA();[.N10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7]=2030;[.F10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7]=&quot;&quot;;NA();[.L107])" table:style-name="ce2">
            <text:p>#N/A</text:p>
          </table:table-cell>
          <table:table-cell office:value-type="error" office:string-value="#N/A" table:formula="of:=IF([.M107]=&quot;&quot;;NA();[.M107])" table:style-name="ce1">
            <text:p>#N/A</text:p>
          </table:table-cell>
          <table:table-cell office:value-type="error" office:string-value="#N/A" table:formula="of:=IF([.N107]=&quot;&quot;;NA();[.N10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8]=2030;[.F10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8]=&quot;&quot;;NA();[.L108])" table:style-name="ce2">
            <text:p>#N/A</text:p>
          </table:table-cell>
          <table:table-cell office:value-type="error" office:string-value="#N/A" table:formula="of:=IF([.M108]=&quot;&quot;;NA();[.M108])" table:style-name="ce1">
            <text:p>#N/A</text:p>
          </table:table-cell>
          <table:table-cell office:value-type="error" office:string-value="#N/A" table:formula="of:=IF([.N108]=&quot;&quot;;NA();[.N10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09]=2030;[.F10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9]=&quot;&quot;;NA();[.L109])" table:style-name="ce2">
            <text:p>#N/A</text:p>
          </table:table-cell>
          <table:table-cell office:value-type="error" office:string-value="#N/A" table:formula="of:=IF([.M109]=&quot;&quot;;NA();[.M109])" table:style-name="ce1">
            <text:p>#N/A</text:p>
          </table:table-cell>
          <table:table-cell office:value-type="error" office:string-value="#N/A" table:formula="of:=IF([.N109]=&quot;&quot;;NA();[.N10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0]=2030;[.F11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0]=&quot;&quot;;NA();[.L110])" table:style-name="ce2">
            <text:p>#N/A</text:p>
          </table:table-cell>
          <table:table-cell office:value-type="error" office:string-value="#N/A" table:formula="of:=IF([.M110]=&quot;&quot;;NA();[.M110])" table:style-name="ce1">
            <text:p>#N/A</text:p>
          </table:table-cell>
          <table:table-cell office:value-type="error" office:string-value="#N/A" table:formula="of:=IF([.N110]=&quot;&quot;;NA();[.N1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1]=2030;[.F11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1]=&quot;&quot;;NA();[.L111])" table:style-name="ce2">
            <text:p>#N/A</text:p>
          </table:table-cell>
          <table:table-cell office:value-type="error" office:string-value="#N/A" table:formula="of:=IF([.M111]=&quot;&quot;;NA();[.M111])" table:style-name="ce1">
            <text:p>#N/A</text:p>
          </table:table-cell>
          <table:table-cell office:value-type="error" office:string-value="#N/A" table:formula="of:=IF([.N111]=&quot;&quot;;NA();[.N1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2]=2030;[.F11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2]=&quot;&quot;;NA();[.L112])" table:style-name="ce2">
            <text:p>#N/A</text:p>
          </table:table-cell>
          <table:table-cell office:value-type="error" office:string-value="#N/A" table:formula="of:=IF([.M112]=&quot;&quot;;NA();[.M112])" table:style-name="ce1">
            <text:p>#N/A</text:p>
          </table:table-cell>
          <table:table-cell office:value-type="error" office:string-value="#N/A" table:formula="of:=IF([.N112]=&quot;&quot;;NA();[.N1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3]=2030;[.F11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3]=&quot;&quot;;NA();[.L113])" table:style-name="ce2">
            <text:p>#N/A</text:p>
          </table:table-cell>
          <table:table-cell office:value-type="error" office:string-value="#N/A" table:formula="of:=IF([.M113]=&quot;&quot;;NA();[.M113])" table:style-name="ce1">
            <text:p>#N/A</text:p>
          </table:table-cell>
          <table:table-cell office:value-type="error" office:string-value="#N/A" table:formula="of:=IF([.N113]=&quot;&quot;;NA();[.N1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4]=2030;[.F11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4]=&quot;&quot;;NA();[.L114])" table:style-name="ce2">
            <text:p>#N/A</text:p>
          </table:table-cell>
          <table:table-cell office:value-type="error" office:string-value="#N/A" table:formula="of:=IF([.M114]=&quot;&quot;;NA();[.M114])" table:style-name="ce1">
            <text:p>#N/A</text:p>
          </table:table-cell>
          <table:table-cell office:value-type="error" office:string-value="#N/A" table:formula="of:=IF([.N114]=&quot;&quot;;NA();[.N1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5]=2030;[.F11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5]=&quot;&quot;;NA();[.L115])" table:style-name="ce2">
            <text:p>#N/A</text:p>
          </table:table-cell>
          <table:table-cell office:value-type="error" office:string-value="#N/A" table:formula="of:=IF([.M115]=&quot;&quot;;NA();[.M115])" table:style-name="ce1">
            <text:p>#N/A</text:p>
          </table:table-cell>
          <table:table-cell office:value-type="error" office:string-value="#N/A" table:formula="of:=IF([.N115]=&quot;&quot;;NA();[.N1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6]=2030;[.F11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6]=&quot;&quot;;NA();[.L116])" table:style-name="ce2">
            <text:p>#N/A</text:p>
          </table:table-cell>
          <table:table-cell office:value-type="error" office:string-value="#N/A" table:formula="of:=IF([.M116]=&quot;&quot;;NA();[.M116])" table:style-name="ce1">
            <text:p>#N/A</text:p>
          </table:table-cell>
          <table:table-cell office:value-type="error" office:string-value="#N/A" table:formula="of:=IF([.N116]=&quot;&quot;;NA();[.N1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7]=2030;[.F11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7]=&quot;&quot;;NA();[.L117])" table:style-name="ce2">
            <text:p>#N/A</text:p>
          </table:table-cell>
          <table:table-cell office:value-type="error" office:string-value="#N/A" table:formula="of:=IF([.M117]=&quot;&quot;;NA();[.M117])" table:style-name="ce1">
            <text:p>#N/A</text:p>
          </table:table-cell>
          <table:table-cell office:value-type="error" office:string-value="#N/A" table:formula="of:=IF([.N117]=&quot;&quot;;NA();[.N11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8]=2030;[.F11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8]=&quot;&quot;;NA();[.L118])" table:style-name="ce2">
            <text:p>#N/A</text:p>
          </table:table-cell>
          <table:table-cell office:value-type="error" office:string-value="#N/A" table:formula="of:=IF([.M118]=&quot;&quot;;NA();[.M118])" table:style-name="ce1">
            <text:p>#N/A</text:p>
          </table:table-cell>
          <table:table-cell office:value-type="error" office:string-value="#N/A" table:formula="of:=IF([.N118]=&quot;&quot;;NA();[.N1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19]=2030;[.F11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9]=&quot;&quot;;NA();[.L119])" table:style-name="ce2">
            <text:p>#N/A</text:p>
          </table:table-cell>
          <table:table-cell office:value-type="error" office:string-value="#N/A" table:formula="of:=IF([.M119]=&quot;&quot;;NA();[.M119])" table:style-name="ce1">
            <text:p>#N/A</text:p>
          </table:table-cell>
          <table:table-cell office:value-type="error" office:string-value="#N/A" table:formula="of:=IF([.N119]=&quot;&quot;;NA();[.N1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0]=2030;[.F12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0]=&quot;&quot;;NA();[.L120])" table:style-name="ce2">
            <text:p>#N/A</text:p>
          </table:table-cell>
          <table:table-cell office:value-type="error" office:string-value="#N/A" table:formula="of:=IF([.M120]=&quot;&quot;;NA();[.M120])" table:style-name="ce1">
            <text:p>#N/A</text:p>
          </table:table-cell>
          <table:table-cell office:value-type="error" office:string-value="#N/A" table:formula="of:=IF([.N120]=&quot;&quot;;NA();[.N1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1]=2030;[.F12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1]=&quot;&quot;;NA();[.L121])" table:style-name="ce2">
            <text:p>#N/A</text:p>
          </table:table-cell>
          <table:table-cell office:value-type="error" office:string-value="#N/A" table:formula="of:=IF([.M121]=&quot;&quot;;NA();[.M121])" table:style-name="ce1">
            <text:p>#N/A</text:p>
          </table:table-cell>
          <table:table-cell office:value-type="error" office:string-value="#N/A" table:formula="of:=IF([.N121]=&quot;&quot;;NA();[.N12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2]=2030;[.F12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2]=&quot;&quot;;NA();[.L122])" table:style-name="ce2">
            <text:p>#N/A</text:p>
          </table:table-cell>
          <table:table-cell office:value-type="error" office:string-value="#N/A" table:formula="of:=IF([.M122]=&quot;&quot;;NA();[.M122])" table:style-name="ce1">
            <text:p>#N/A</text:p>
          </table:table-cell>
          <table:table-cell office:value-type="error" office:string-value="#N/A" table:formula="of:=IF([.N122]=&quot;&quot;;NA();[.N12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3]=2030;[.F12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3]=&quot;&quot;;NA();[.L123])" table:style-name="ce2">
            <text:p>#N/A</text:p>
          </table:table-cell>
          <table:table-cell office:value-type="error" office:string-value="#N/A" table:formula="of:=IF([.M123]=&quot;&quot;;NA();[.M123])" table:style-name="ce1">
            <text:p>#N/A</text:p>
          </table:table-cell>
          <table:table-cell office:value-type="error" office:string-value="#N/A" table:formula="of:=IF([.N123]=&quot;&quot;;NA();[.N12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4]=2030;[.F12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4]=2030;[.S124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5]=2030;[.F125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5]=2030;[.S125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6]=2030;[.F126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6]=2030;[.S126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7]=2030;[.F127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7]=2030;[.S127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8]=2030;[.F128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8]=2030;[.S128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29]=2030;[.F129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9]=2030;[.S129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0]=2030;[.F130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0]=2030;[.S130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1]=2030;[.F13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1]=2030;[.S131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2]=2030;[.F13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2]=2030;[.S132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3]=2030;[.F13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3]=2030;[.S133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4]=2030;[.F13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4]=2030;[.S134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5]=2030;[.F135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5]=2030;[.S135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6]=2030;[.F136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6]=2030;[.S136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3"/>
          <table:table-cell office:value-type="string" office:string-value="" table:formula="of:=IF([.G137]=2030;[.F137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7]=2030;[.S137];&quot;&quot;)" table:style-name="ce1"/>
          <table:table-cell table:number-columns-repeated="16355"/>
        </table:table-row>
        <table:table-row table:number-rows-repeated="1048439" table:style-name="ro1">
          <table:table-cell table:number-columns-repeated="6"/>
          <table:table-cell table:style-name="ce29"/>
          <table:table-cell/>
          <table:table-cell table:style-name="ce32"/>
          <table:table-cell table:number-columns-repeated="16375"/>
        </table:table-row>
      </table:table>
      <table:table table:name="ALK_EL" table:style-name="ta1"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4" table:default-cell-style-name="ce3"/>
        <table:table-column table:style-name="co4" table:default-cell-style-name="ce1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2"/>
        <table:table-column table:style-name="co6" table:default-cell-style-name="ce1"/>
        <table:table-column table:style-name="co7" table:default-cell-style-name="ce3"/>
        <table:table-column table:style-name="co4" table:number-columns-repeated="13" table:default-cell-style-name="ce1"/>
        <table:table-column table:style-name="co4" table:default-cell-style-name="ce2"/>
        <table:table-column table:style-name="co8" table:default-cell-style-name="ce1"/>
        <table:table-column table:style-name="co9" table:default-cell-style-name="ce3"/>
        <table:table-column table:style-name="co4" table:number-columns-repeated="16354" table:default-cell-style-name="ce1"/>
        <table:table-row table:style-name="ro1">
          <table:table-cell office:value-type="string" table:style-name="ce5">
            <text:p>Study</text:p>
          </table:table-cell>
          <table:table-cell office:value-type="string" table:style-name="ce5">
            <text:p>Ref</text:p>
          </table:table-cell>
          <table:table-cell office:value-type="string" table:style-name="ce5">
            <text:p>Price</text:p>
          </table:table-cell>
          <table:table-cell office:value-type="string" table:style-name="ce5">
            <text:p>Prop</text:p>
          </table:table-cell>
          <table:table-cell office:value-type="string" table:style-name="ce5">
            <text:p>range</text:p>
          </table:table-cell>
          <table:table-cell office:value-type="string" table:style-name="ce6">
            <text:p>Price [€/kWh]</text:p>
          </table:table-cell>
          <table:table-cell office:value-type="string" table:style-name="ce33">
            <text:p>Year</text:p>
          </table:table-cell>
          <table:table-cell table:style-name="ce5"/>
          <table:table-cell office:value-type="string" table:style-name="ce35">
            <text:p>Consider</text:p>
          </table:table-cell>
          <table:table-cell office:value-type="string" table:style-name="ce5">
            <text:p>Price [€/kWh]</text:p>
          </table:table-cell>
          <table:table-cell table:style-name="ce8"/>
          <table:table-cell office:value-type="string" table:style-name="ce12">
            <text:p>Today</text:p>
          </table:table-cell>
          <table:table-cell office:value-type="string" table:style-name="ce13">
            <text:p>year 2030</text:p>
          </table:table-cell>
          <table:table-cell office:value-type="string" table:style-name="ce27">
            <text:p>year 2050</text:p>
          </table:table-cell>
          <table:table-cell table:number-columns-repeated="13" table:style-name="ce5"/>
          <table:table-cell office:value-type="string" table:style-name="ce9">
            <text:p>Today</text:p>
          </table:table-cell>
          <table:table-cell office:value-type="string" table:style-name="ce10">
            <text:p>year 2030</text:p>
          </table:table-cell>
          <table:table-cell office:value-type="string" table:style-name="ce11">
            <text:p>year 2050</text:p>
          </table:table-cell>
          <table:table-cell table:number-columns-repeated="16354" table:style-name="ce5"/>
        </table:table-row>
        <table:table-row table:style-name="ro2">
          <table:table-cell office:value-type="string" table:style-name="ce1">
            <text:p>IEA (2019)</text:p>
          </table:table-cell>
          <table:table-cell office:value-type="string" table:style-name="ce1">
            <text:p>[7]</text:p>
          </table:table-cell>
          <table:table-cell office:value-type="string" table:style-name="ce1">
            <text:p>500-14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500" table:style-name="ce1">
            <text:p>500</text:p>
          </table:table-cell>
          <table:table-cell office:value-type="float" office:value="2019" table:style-name="ce34">
            <text:p>2019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00" table:formula="of:=IF([.I2]=&quot;yes&quot;;[.F2];&quot;&quot;)" table:style-name="ce3">
            <text:p>500</text:p>
          </table:table-cell>
          <table:table-cell table:style-name="ce2"/>
          <table:table-cell office:value-type="float" office:value="500" table:formula="of:=IF([.G2]&lt;2025;[.J2];&quot;&quot;)" table:style-name="ce2">
            <text:p>500</text:p>
          </table:table-cell>
          <table:table-cell office:value-type="string" office:string-value="" table:formula="of:=IF([.G2]=2030;[.J2];&quot;&quot;)" table:style-name="ce1"/>
          <table:table-cell office:value-type="string" office:string-value="" table:formula="of:=IF([.G2]&gt;2039;[.J2];&quot;&quot;)" table:style-name="ce3"/>
          <table:table-cell table:style-name="ce1">
            <draw:frame draw:z-index="2" draw:id="id2" draw:style-name="a14" draw:name="Chart 2" svg:x="0.18546in" svg:y="0.19792in" svg:width="4.44996in" svg:height="2.973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float" office:value="500" table:formula="of:=IF([.L2]=&quot;&quot;;NA();[.L2])" table:style-name="ce2">
            <text:p>500</text:p>
          </table:table-cell>
          <table:table-cell office:value-type="error" office:string-value="#N/A" table:formula="of:=IF([.M2]=&quot;&quot;;NA();[.M2])" table:style-name="ce1">
            <text:p>#N/A</text:p>
          </table:table-cell>
          <table:table-cell office:value-type="error" office:string-value="#N/A" table:formula="of:=IF([.N2]=&quot;&quot;;NA();[.N2])" table:style-name="ce3">
            <text:p>#N/A</text:p>
          </table:table-cell>
          <table:table-cell table:number-columns-repeated="16354"/>
        </table:table-row>
        <table:table-row table:style-name="ro3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400" table:style-name="ce1">
            <text:p>1400</text:p>
          </table:table-cell>
          <table:table-cell office:value-type="float" office:value="2019" table:style-name="ce34">
            <text:p>2019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400" table:formula="of:=IF([.I3]=&quot;yes&quot;;[.F3];&quot;&quot;)" table:style-name="ce3">
            <text:p>1400</text:p>
          </table:table-cell>
          <table:table-cell table:style-name="ce2"/>
          <table:table-cell office:value-type="float" office:value="1400" table:formula="of:=IF([.G3]&lt;2025;[.J3];&quot;&quot;)" table:style-name="ce2">
            <text:p>1400</text:p>
          </table:table-cell>
          <table:table-cell office:value-type="string" office:string-value="" table:formula="of:=IF([.G3]=2030;[.J3];&quot;&quot;)" table:style-name="ce1"/>
          <table:table-cell office:value-type="string" office:string-value="" table:formula="of:=IF([.G3]&gt;2039;[.J3];&quot;&quot;)" table:style-name="ce3"/>
          <table:table-cell table:number-columns-repeated="7" table:style-name="ce1"/>
          <table:table-cell office:value-type="string" table:style-name="ce16">
            <text:p>year</text:p>
          </table:table-cell>
          <table:table-cell office:value-type="string" table:style-name="ce17">
            <text:p>avg</text:p>
          </table:table-cell>
          <table:table-cell office:value-type="string" table:style-name="ce18">
            <text:p>min</text:p>
          </table:table-cell>
          <table:table-cell office:value-type="string" table:style-name="ce19">
            <text:p>max</text:p>
          </table:table-cell>
          <table:table-cell table:number-columns-repeated="2" table:style-name="ce1"/>
          <table:table-cell office:value-type="float" office:value="1400" table:formula="of:=IF([.L3]=&quot;&quot;;NA();[.L3])" table:style-name="ce2">
            <text:p>1400</text:p>
          </table:table-cell>
          <table:table-cell office:value-type="error" office:string-value="#N/A" table:formula="of:=IF([.M3]=&quot;&quot;;NA();[.M3])" table:style-name="ce1">
            <text:p>#N/A</text:p>
          </table:table-cell>
          <table:table-cell office:value-type="error" office:string-value="#N/A" table:formula="of:=IF([.N3]=&quot;&quot;;NA();[.N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400-85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400" table:formula="of:=IF([.I4]=&quot;yes&quot;;[.F4];&quot;&quot;)" table:style-name="ce3">
            <text:p>400</text:p>
          </table:table-cell>
          <table:table-cell table:style-name="ce2"/>
          <table:table-cell office:value-type="string" office:string-value="" table:formula="of:=IF([.G4]&lt;2025;[.J4];&quot;&quot;)" table:style-name="ce2"/>
          <table:table-cell office:value-type="float" office:value="400" table:formula="of:=IF([.G4]=2030;[.J4];&quot;&quot;)" table:style-name="ce1">
            <text:p>400</text:p>
          </table:table-cell>
          <table:table-cell office:value-type="string" office:string-value="" table:formula="of:=IF([.G4]&gt;2039;[.J4];&quot;&quot;)" table:style-name="ce3"/>
          <table:table-cell table:number-columns-repeated="7" table:style-name="ce1"/>
          <table:table-cell office:value-type="float" office:value="2020" table:style-name="ce20">
            <text:p>2020</text:p>
          </table:table-cell>
          <table:table-cell office:value-type="float" office:value="882.8" table:formula="of:=AVERAGE([.L:.L])" table:style-name="ce15">
            <text:p>883</text:p>
          </table:table-cell>
          <table:table-cell office:value-type="float" office:value="419" table:formula="of:=MIN([.L:.L])" table:style-name="ce14">
            <text:p>419</text:p>
          </table:table-cell>
          <table:table-cell office:value-type="float" office:value="1400" table:formula="of:=MAX([.L:.L])" table:style-name="ce21">
            <text:p>1400</text:p>
          </table:table-cell>
          <table:table-cell table:number-columns-repeated="2" table:style-name="ce1"/>
          <table:table-cell office:value-type="error" office:string-value="#N/A" table:formula="of:=IF([.L4]=&quot;&quot;;NA();[.L4])" table:style-name="ce2">
            <text:p>#N/A</text:p>
          </table:table-cell>
          <table:table-cell office:value-type="float" office:value="400" table:formula="of:=IF([.M4]=&quot;&quot;;NA();[.M4])" table:style-name="ce1">
            <text:p>400</text:p>
          </table:table-cell>
          <table:table-cell office:value-type="error" office:string-value="#N/A" table:formula="of:=IF([.N4]=&quot;&quot;;NA();[.N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850" table:style-name="ce1">
            <text:p>85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850" table:formula="of:=IF([.I5]=&quot;yes&quot;;[.F5];&quot;&quot;)" table:style-name="ce3">
            <text:p>850</text:p>
          </table:table-cell>
          <table:table-cell table:style-name="ce2"/>
          <table:table-cell office:value-type="string" office:string-value="" table:formula="of:=IF([.G5]&lt;2025;[.J5];&quot;&quot;)" table:style-name="ce2"/>
          <table:table-cell office:value-type="float" office:value="850" table:formula="of:=IF([.G5]=2030;[.J5];&quot;&quot;)" table:style-name="ce1">
            <text:p>850</text:p>
          </table:table-cell>
          <table:table-cell office:value-type="string" office:string-value="" table:formula="of:=IF([.G5]&gt;2039;[.J5];&quot;&quot;)" table:style-name="ce3"/>
          <table:table-cell table:number-columns-repeated="7" table:style-name="ce1"/>
          <table:table-cell office:value-type="float" office:value="2030" table:style-name="ce22">
            <text:p>2030</text:p>
          </table:table-cell>
          <table:table-cell office:value-type="float" office:value="558.11764705882354" table:formula="of:=AVERAGE([.M:.M])" table:style-name="ce15">
            <text:p>558</text:p>
          </table:table-cell>
          <table:table-cell office:value-type="float" office:value="225" table:formula="of:=MIN([.M:.M])" table:style-name="ce14">
            <text:p>225</text:p>
          </table:table-cell>
          <table:table-cell office:value-type="float" office:value="1000" table:formula="of:=MAX([.M:.M])" table:style-name="ce21">
            <text:p>1000</text:p>
          </table:table-cell>
          <table:table-cell table:number-columns-repeated="2" table:style-name="ce1"/>
          <table:table-cell office:value-type="error" office:string-value="#N/A" table:formula="of:=IF([.L5]=&quot;&quot;;NA();[.L5])" table:style-name="ce2">
            <text:p>#N/A</text:p>
          </table:table-cell>
          <table:table-cell office:value-type="float" office:value="850" table:formula="of:=IF([.M5]=&quot;&quot;;NA();[.M5])" table:style-name="ce1">
            <text:p>850</text:p>
          </table:table-cell>
          <table:table-cell office:value-type="error" office:string-value="#N/A" table:formula="of:=IF([.N5]=&quot;&quot;;NA();[.N5])" table:style-name="ce3">
            <text:p>#N/A</text:p>
          </table:table-cell>
          <table:table-cell table:number-columns-repeated="16354"/>
        </table:table-row>
        <table:table-row table:style-name="ro2">
          <table:table-cell table:number-columns-repeated="2" table:style-name="ce1"/>
          <table:table-cell office:value-type="string" table:style-name="ce1">
            <text:p>200-7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200" table:formula="of:=IF([.I6]=&quot;yes&quot;;[.F6];&quot;&quot;)" table:style-name="ce3">
            <text:p>200</text:p>
          </table:table-cell>
          <table:table-cell table:style-name="ce2"/>
          <table:table-cell office:value-type="string" office:string-value="" table:formula="of:=IF([.G6]&lt;2025;[.J6];&quot;&quot;)" table:style-name="ce2"/>
          <table:table-cell office:value-type="string" office:string-value="" table:formula="of:=IF([.G6]=2030;[.J6];&quot;&quot;)" table:style-name="ce1"/>
          <table:table-cell office:value-type="float" office:value="200" table:formula="of:=IF([.G6]&gt;2039;[.J6];&quot;&quot;)" table:style-name="ce3">
            <text:p>200</text:p>
          </table:table-cell>
          <table:table-cell table:number-columns-repeated="7" table:style-name="ce1"/>
          <table:table-cell office:value-type="float" office:value="2050" table:style-name="ce23">
            <text:p>2050</text:p>
          </table:table-cell>
          <table:table-cell office:value-type="float" office:value="355" table:formula="of:=AVERAGE([.N:.N])" table:style-name="ce24">
            <text:p>355</text:p>
          </table:table-cell>
          <table:table-cell office:value-type="float" office:value="171" table:formula="of:=MIN([.N:.N])" table:style-name="ce25">
            <text:p>171</text:p>
          </table:table-cell>
          <table:table-cell office:value-type="float" office:value="700" table:formula="of:=MAX([.N:.N])" table:style-name="ce26">
            <text:p>700</text:p>
          </table:table-cell>
          <table:table-cell table:number-columns-repeated="2" table:style-name="ce1"/>
          <table:table-cell office:value-type="error" office:string-value="#N/A" table:formula="of:=IF([.L6]=&quot;&quot;;NA();[.L6])" table:style-name="ce2">
            <text:p>#N/A</text:p>
          </table:table-cell>
          <table:table-cell office:value-type="error" office:string-value="#N/A" table:formula="of:=IF([.M6]=&quot;&quot;;NA();[.M6])" table:style-name="ce1">
            <text:p>#N/A</text:p>
          </table:table-cell>
          <table:table-cell office:value-type="float" office:value="200" table:formula="of:=IF([.N6]=&quot;&quot;;NA();[.N6])" table:style-name="ce3">
            <text:p>200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700" table:style-name="ce1">
            <text:p>700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700" table:formula="of:=IF([.I7]=&quot;yes&quot;;[.F7];&quot;&quot;)" table:style-name="ce3">
            <text:p>700</text:p>
          </table:table-cell>
          <table:table-cell table:style-name="ce2"/>
          <table:table-cell office:value-type="string" office:string-value="" table:formula="of:=IF([.G7]&lt;2025;[.J7];&quot;&quot;)" table:style-name="ce2"/>
          <table:table-cell office:value-type="string" office:string-value="" table:formula="of:=IF([.G7]=2030;[.J7];&quot;&quot;)" table:style-name="ce1"/>
          <table:table-cell office:value-type="float" office:value="700" table:formula="of:=IF([.G7]&gt;2039;[.J7];&quot;&quot;)" table:style-name="ce3">
            <text:p>700</text:p>
          </table:table-cell>
          <table:table-cell table:number-columns-repeated="13" table:style-name="ce1"/>
          <table:table-cell office:value-type="error" office:string-value="#N/A" table:formula="of:=IF([.L7]=&quot;&quot;;NA();[.L7])" table:style-name="ce2">
            <text:p>#N/A</text:p>
          </table:table-cell>
          <table:table-cell office:value-type="error" office:string-value="#N/A" table:formula="of:=IF([.M7]=&quot;&quot;;NA();[.M7])" table:style-name="ce1">
            <text:p>#N/A</text:p>
          </table:table-cell>
          <table:table-cell office:value-type="float" office:value="700" table:formula="of:=IF([.N7]=&quot;&quot;;NA();[.N7])" table:style-name="ce3">
            <text:p>7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EA (2020)</text:p>
          </table:table-cell>
          <table:table-cell office:value-type="string" table:style-name="ce1">
            <text:p>[8]</text:p>
          </table:table-cell>
          <table:table-cell office:value-type="float" office:value="1320" table:style-name="ce1">
            <text:p>1320</text:p>
          </table:table-cell>
          <table:table-cell table:number-columns-repeated="2" table:style-name="ce1"/>
          <table:table-cell office:value-type="float" office:value="1320" table:style-name="ce1">
            <text:p>1320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no</text:p>
          </table:table-cell>
          <table:table-cell office:value-type="string" office:string-value="" table:formula="of:=IF([.I8]=&quot;yes&quot;;[.F8];&quot;&quot;)" table:style-name="ce3"/>
          <table:table-cell table:style-name="ce2"/>
          <table:table-cell office:value-type="string" office:string-value="" table:formula="of:=IF([.G8]&lt;2025;[.J8];&quot;&quot;)" table:style-name="ce2"/>
          <table:table-cell office:value-type="string" office:string-value="" table:formula="of:=IF([.G8]=2030;[.J8];&quot;&quot;)" table:style-name="ce1"/>
          <table:table-cell office:value-type="string" office:string-value="" table:formula="of:=IF([.G8]&gt;2039;[.J8];&quot;&quot;)" table:style-name="ce3"/>
          <table:table-cell table:number-columns-repeated="13" table:style-name="ce1"/>
          <table:table-cell office:value-type="error" office:string-value="#N/A" table:formula="of:=IF([.L8]=&quot;&quot;;NA();[.L8])" table:style-name="ce2">
            <text:p>#N/A</text:p>
          </table:table-cell>
          <table:table-cell office:value-type="error" office:string-value="#N/A" table:formula="of:=IF([.M8]=&quot;&quot;;NA();[.M8])" table:style-name="ce1">
            <text:p>#N/A</text:p>
          </table:table-cell>
          <table:table-cell office:value-type="error" office:string-value="#N/A" table:formula="of:=IF([.N8]=&quot;&quot;;NA();[.N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410-53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410" table:style-name="ce1">
            <text:p>41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410" table:formula="of:=IF([.I9]=&quot;yes&quot;;[.F9];&quot;&quot;)" table:style-name="ce3">
            <text:p>410</text:p>
          </table:table-cell>
          <table:table-cell table:style-name="ce2"/>
          <table:table-cell office:value-type="string" office:string-value="" table:formula="of:=IF([.G9]&lt;2025;[.J9];&quot;&quot;)" table:style-name="ce2"/>
          <table:table-cell office:value-type="float" office:value="410" table:formula="of:=IF([.G9]=2030;[.J9];&quot;&quot;)" table:style-name="ce1">
            <text:p>410</text:p>
          </table:table-cell>
          <table:table-cell office:value-type="string" office:string-value="" table:formula="of:=IF([.G9]&gt;2039;[.J9];&quot;&quot;)" table:style-name="ce3"/>
          <table:table-cell table:number-columns-repeated="13" table:style-name="ce1"/>
          <table:table-cell office:value-type="error" office:string-value="#N/A" table:formula="of:=IF([.L9]=&quot;&quot;;NA();[.L9])" table:style-name="ce2">
            <text:p>#N/A</text:p>
          </table:table-cell>
          <table:table-cell office:value-type="float" office:value="410" table:formula="of:=IF([.M9]=&quot;&quot;;NA();[.M9])" table:style-name="ce1">
            <text:p>410</text:p>
          </table:table-cell>
          <table:table-cell office:value-type="error" office:string-value="#N/A" table:formula="of:=IF([.N9]=&quot;&quot;;NA();[.N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530" table:style-name="ce1">
            <text:p>53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30" table:formula="of:=IF([.I10]=&quot;yes&quot;;[.F10];&quot;&quot;)" table:style-name="ce3">
            <text:p>530</text:p>
          </table:table-cell>
          <table:table-cell table:style-name="ce2"/>
          <table:table-cell office:value-type="string" office:string-value="" table:formula="of:=IF([.G10]&lt;2025;[.J10];&quot;&quot;)" table:style-name="ce2"/>
          <table:table-cell office:value-type="float" office:value="530" table:formula="of:=IF([.G10]=2030;[.J10];&quot;&quot;)" table:style-name="ce1">
            <text:p>530</text:p>
          </table:table-cell>
          <table:table-cell office:value-type="string" office:string-value="" table:formula="of:=IF([.G10]&gt;2039;[.J10];&quot;&quot;)" table:style-name="ce3"/>
          <table:table-cell table:number-columns-repeated="13" table:style-name="ce1"/>
          <table:table-cell office:value-type="error" office:string-value="#N/A" table:formula="of:=IF([.L10]=&quot;&quot;;NA();[.L10])" table:style-name="ce2">
            <text:p>#N/A</text:p>
          </table:table-cell>
          <table:table-cell office:value-type="float" office:value="530" table:formula="of:=IF([.M10]=&quot;&quot;;NA();[.M10])" table:style-name="ce1">
            <text:p>530</text:p>
          </table:table-cell>
          <table:table-cell office:value-type="error" office:string-value="#N/A" table:formula="of:=IF([.N10]=&quot;&quot;;NA();[.N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320-385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320" table:style-name="ce1">
            <text:p>320</text:p>
          </table:table-cell>
          <table:table-cell office:value-type="float" office:value="2040" table:style-name="ce34">
            <text:p>204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320" table:formula="of:=IF([.I11]=&quot;yes&quot;;[.F11];&quot;&quot;)" table:style-name="ce3">
            <text:p>320</text:p>
          </table:table-cell>
          <table:table-cell table:style-name="ce2"/>
          <table:table-cell office:value-type="string" office:string-value="" table:formula="of:=IF([.G11]&lt;2025;[.J11];&quot;&quot;)" table:style-name="ce2"/>
          <table:table-cell office:value-type="string" office:string-value="" table:formula="of:=IF([.G11]=2030;[.J11];&quot;&quot;)" table:style-name="ce1"/>
          <table:table-cell office:value-type="float" office:value="320" table:formula="of:=IF([.G11]&gt;2039;[.J11];&quot;&quot;)" table:style-name="ce3">
            <text:p>320</text:p>
          </table:table-cell>
          <table:table-cell table:number-columns-repeated="13" table:style-name="ce1"/>
          <table:table-cell office:value-type="error" office:string-value="#N/A" table:formula="of:=IF([.L11]=&quot;&quot;;NA();[.L11])" table:style-name="ce2">
            <text:p>#N/A</text:p>
          </table:table-cell>
          <table:table-cell office:value-type="error" office:string-value="#N/A" table:formula="of:=IF([.M11]=&quot;&quot;;NA();[.M11])" table:style-name="ce1">
            <text:p>#N/A</text:p>
          </table:table-cell>
          <table:table-cell office:value-type="float" office:value="320" table:formula="of:=IF([.N11]=&quot;&quot;;NA();[.N11])" table:style-name="ce3">
            <text:p>320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285" table:style-name="ce1">
            <text:p>285</text:p>
          </table:table-cell>
          <table:table-cell office:value-type="float" office:value="2040" table:style-name="ce34">
            <text:p>204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285" table:formula="of:=IF([.I12]=&quot;yes&quot;;[.F12];&quot;&quot;)" table:style-name="ce3">
            <text:p>285</text:p>
          </table:table-cell>
          <table:table-cell table:style-name="ce2"/>
          <table:table-cell office:value-type="string" office:string-value="" table:formula="of:=IF([.G12]&lt;2025;[.J12];&quot;&quot;)" table:style-name="ce2"/>
          <table:table-cell office:value-type="string" office:string-value="" table:formula="of:=IF([.G12]=2030;[.J12];&quot;&quot;)" table:style-name="ce1"/>
          <table:table-cell office:value-type="float" office:value="285" table:formula="of:=IF([.G12]&gt;2039;[.J12];&quot;&quot;)" table:style-name="ce3">
            <text:p>285</text:p>
          </table:table-cell>
          <table:table-cell table:number-columns-repeated="13" table:style-name="ce1"/>
          <table:table-cell office:value-type="error" office:string-value="#N/A" table:formula="of:=IF([.L12]=&quot;&quot;;NA();[.L12])" table:style-name="ce2">
            <text:p>#N/A</text:p>
          </table:table-cell>
          <table:table-cell office:value-type="error" office:string-value="#N/A" table:formula="of:=IF([.M12]=&quot;&quot;;NA();[.M12])" table:style-name="ce1">
            <text:p>#N/A</text:p>
          </table:table-cell>
          <table:table-cell office:value-type="float" office:value="285" table:formula="of:=IF([.N12]=&quot;&quot;;NA();[.N12])" table:style-name="ce3">
            <text:p>28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etZero (2021)</text:p>
          </table:table-cell>
          <table:table-cell office:value-type="string" table:style-name="ce1">
            <text:p>[9]</text:p>
          </table:table-cell>
          <table:table-cell office:value-type="string" table:style-name="ce1">
            <text:p>750-116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750" table:style-name="ce1">
            <text:p>750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750" table:formula="of:=IF([.I13]=&quot;yes&quot;;[.F13];&quot;&quot;)" table:style-name="ce3">
            <text:p>750</text:p>
          </table:table-cell>
          <table:table-cell table:style-name="ce2"/>
          <table:table-cell office:value-type="float" office:value="750" table:formula="of:=IF([.G13]&lt;2025;[.J13];&quot;&quot;)" table:style-name="ce2">
            <text:p>750</text:p>
          </table:table-cell>
          <table:table-cell office:value-type="string" office:string-value="" table:formula="of:=IF([.G13]=2030;[.J13];&quot;&quot;)" table:style-name="ce1"/>
          <table:table-cell office:value-type="string" office:string-value="" table:formula="of:=IF([.G13]&gt;2039;[.J13];&quot;&quot;)" table:style-name="ce3"/>
          <table:table-cell table:number-columns-repeated="13" table:style-name="ce1"/>
          <table:table-cell office:value-type="float" office:value="750" table:formula="of:=IF([.L13]=&quot;&quot;;NA();[.L13])" table:style-name="ce2">
            <text:p>750</text:p>
          </table:table-cell>
          <table:table-cell office:value-type="error" office:string-value="#N/A" table:formula="of:=IF([.M13]=&quot;&quot;;NA();[.M13])" table:style-name="ce1">
            <text:p>#N/A</text:p>
          </table:table-cell>
          <table:table-cell office:value-type="error" office:string-value="#N/A" table:formula="of:=IF([.N13]=&quot;&quot;;NA();[.N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160" table:style-name="ce1">
            <text:p>1160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160" table:formula="of:=IF([.I14]=&quot;yes&quot;;[.F14];&quot;&quot;)" table:style-name="ce3">
            <text:p>1160</text:p>
          </table:table-cell>
          <table:table-cell table:style-name="ce2"/>
          <table:table-cell office:value-type="float" office:value="1160" table:formula="of:=IF([.G14]&lt;2025;[.J14];&quot;&quot;)" table:style-name="ce2">
            <text:p>1160</text:p>
          </table:table-cell>
          <table:table-cell office:value-type="string" office:string-value="" table:formula="of:=IF([.G14]=2030;[.J14];&quot;&quot;)" table:style-name="ce1"/>
          <table:table-cell office:value-type="string" office:string-value="" table:formula="of:=IF([.G14]&gt;2039;[.J14];&quot;&quot;)" table:style-name="ce3"/>
          <table:table-cell table:number-columns-repeated="13" table:style-name="ce1"/>
          <table:table-cell office:value-type="float" office:value="1160" table:formula="of:=IF([.L14]=&quot;&quot;;NA();[.L14])" table:style-name="ce2">
            <text:p>1160</text:p>
          </table:table-cell>
          <table:table-cell office:value-type="error" office:string-value="#N/A" table:formula="of:=IF([.M14]=&quot;&quot;;NA();[.M14])" table:style-name="ce1">
            <text:p>#N/A</text:p>
          </table:table-cell>
          <table:table-cell office:value-type="error" office:string-value="#N/A" table:formula="of:=IF([.N14]=&quot;&quot;;NA();[.N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225-46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225" table:style-name="ce1">
            <text:p>225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225" table:formula="of:=IF([.I15]=&quot;yes&quot;;[.F15];&quot;&quot;)" table:style-name="ce3">
            <text:p>225</text:p>
          </table:table-cell>
          <table:table-cell table:style-name="ce2"/>
          <table:table-cell office:value-type="string" office:string-value="" table:formula="of:=IF([.G15]&lt;2025;[.J15];&quot;&quot;)" table:style-name="ce2"/>
          <table:table-cell office:value-type="float" office:value="225" table:formula="of:=IF([.G15]=2030;[.J15];&quot;&quot;)" table:style-name="ce1">
            <text:p>225</text:p>
          </table:table-cell>
          <table:table-cell office:value-type="string" office:string-value="" table:formula="of:=IF([.G15]&gt;2039;[.J15];&quot;&quot;)" table:style-name="ce3"/>
          <table:table-cell table:number-columns-repeated="13" table:style-name="ce1"/>
          <table:table-cell office:value-type="error" office:string-value="#N/A" table:formula="of:=IF([.L15]=&quot;&quot;;NA();[.L15])" table:style-name="ce2">
            <text:p>#N/A</text:p>
          </table:table-cell>
          <table:table-cell office:value-type="float" office:value="225" table:formula="of:=IF([.M15]=&quot;&quot;;NA();[.M15])" table:style-name="ce1">
            <text:p>225</text:p>
          </table:table-cell>
          <table:table-cell office:value-type="error" office:string-value="#N/A" table:formula="of:=IF([.N15]=&quot;&quot;;NA();[.N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460" table:style-name="ce1">
            <text:p>46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460" table:formula="of:=IF([.I16]=&quot;yes&quot;;[.F16];&quot;&quot;)" table:style-name="ce3">
            <text:p>460</text:p>
          </table:table-cell>
          <table:table-cell table:style-name="ce2"/>
          <table:table-cell office:value-type="string" office:string-value="" table:formula="of:=IF([.G16]&lt;2025;[.J16];&quot;&quot;)" table:style-name="ce2"/>
          <table:table-cell office:value-type="float" office:value="460" table:formula="of:=IF([.G16]=2030;[.J16];&quot;&quot;)" table:style-name="ce1">
            <text:p>460</text:p>
          </table:table-cell>
          <table:table-cell office:value-type="string" office:string-value="" table:formula="of:=IF([.G16]&gt;2039;[.J16];&quot;&quot;)" table:style-name="ce3"/>
          <table:table-cell table:number-columns-repeated="13" table:style-name="ce1"/>
          <table:table-cell office:value-type="error" office:string-value="#N/A" table:formula="of:=IF([.L16]=&quot;&quot;;NA();[.L16])" table:style-name="ce2">
            <text:p>#N/A</text:p>
          </table:table-cell>
          <table:table-cell office:value-type="float" office:value="460" table:formula="of:=IF([.M16]=&quot;&quot;;NA();[.M16])" table:style-name="ce1">
            <text:p>460</text:p>
          </table:table-cell>
          <table:table-cell office:value-type="error" office:string-value="#N/A" table:formula="of:=IF([.N16]=&quot;&quot;;NA();[.N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80-35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80" table:style-name="ce1">
            <text:p>180</text:p>
          </table:table-cell>
          <table:table-cell office:value-type="float" office:value="2040" table:style-name="ce34">
            <text:p>204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80" table:formula="of:=IF([.I17]=&quot;yes&quot;;[.F17];&quot;&quot;)" table:style-name="ce3">
            <text:p>180</text:p>
          </table:table-cell>
          <table:table-cell table:style-name="ce2"/>
          <table:table-cell office:value-type="string" office:string-value="" table:formula="of:=IF([.G17]&lt;2025;[.J17];&quot;&quot;)" table:style-name="ce2"/>
          <table:table-cell office:value-type="string" office:string-value="" table:formula="of:=IF([.G17]=2030;[.J17];&quot;&quot;)" table:style-name="ce1"/>
          <table:table-cell office:value-type="float" office:value="180" table:formula="of:=IF([.G17]&gt;2039;[.J17];&quot;&quot;)" table:style-name="ce3">
            <text:p>180</text:p>
          </table:table-cell>
          <table:table-cell table:style-name="ce1"/>
          <table:table-cell table:number-columns-repeated="12" table:style-name="ce1"/>
          <table:table-cell office:value-type="error" office:string-value="#N/A" table:formula="of:=IF([.L17]=&quot;&quot;;NA();[.L17])" table:style-name="ce2">
            <text:p>#N/A</text:p>
          </table:table-cell>
          <table:table-cell office:value-type="error" office:string-value="#N/A" table:formula="of:=IF([.M17]=&quot;&quot;;NA();[.M17])" table:style-name="ce1">
            <text:p>#N/A</text:p>
          </table:table-cell>
          <table:table-cell office:value-type="float" office:value="180" table:formula="of:=IF([.N17]=&quot;&quot;;NA();[.N17])" table:style-name="ce3">
            <text:p>180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350" table:style-name="ce1">
            <text:p>350</text:p>
          </table:table-cell>
          <table:table-cell office:value-type="float" office:value="2040" table:style-name="ce34">
            <text:p>204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350" table:formula="of:=IF([.I18]=&quot;yes&quot;;[.F18];&quot;&quot;)" table:style-name="ce3">
            <text:p>350</text:p>
          </table:table-cell>
          <table:table-cell table:style-name="ce2"/>
          <table:table-cell office:value-type="string" office:string-value="" table:formula="of:=IF([.G18]&lt;2025;[.J18];&quot;&quot;)" table:style-name="ce2"/>
          <table:table-cell office:value-type="string" office:string-value="" table:formula="of:=IF([.G18]=2030;[.J18];&quot;&quot;)" table:style-name="ce1"/>
          <table:table-cell office:value-type="float" office:value="350" table:formula="of:=IF([.G18]&gt;2039;[.J18];&quot;&quot;)" table:style-name="ce3">
            <text:p>350</text:p>
          </table:table-cell>
          <table:table-cell table:number-columns-repeated="13" table:style-name="ce1"/>
          <table:table-cell office:value-type="error" office:string-value="#N/A" table:formula="of:=IF([.L18]=&quot;&quot;;NA();[.L18])" table:style-name="ce2">
            <text:p>#N/A</text:p>
          </table:table-cell>
          <table:table-cell office:value-type="error" office:string-value="#N/A" table:formula="of:=IF([.M18]=&quot;&quot;;NA();[.M18])" table:style-name="ce1">
            <text:p>#N/A</text:p>
          </table:table-cell>
          <table:table-cell office:value-type="float" office:value="350" table:formula="of:=IF([.N18]=&quot;&quot;;NA();[.N18])" table:style-name="ce3">
            <text:p>3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ENA (2020)</text:p>
          </table:table-cell>
          <table:table-cell office:value-type="string" table:style-name="ce1">
            <text:p>[10]</text:p>
          </table:table-cell>
          <table:table-cell office:value-type="string" table:style-name="ce1">
            <text:p>500-10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500" table:style-name="ce1">
            <text:p>500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00" table:formula="of:=IF([.I19]=&quot;yes&quot;;[.F19];&quot;&quot;)" table:style-name="ce3">
            <text:p>500</text:p>
          </table:table-cell>
          <table:table-cell table:style-name="ce2"/>
          <table:table-cell office:value-type="float" office:value="500" table:formula="of:=IF([.G19]&lt;2025;[.J19];&quot;&quot;)" table:style-name="ce2">
            <text:p>500</text:p>
          </table:table-cell>
          <table:table-cell office:value-type="string" office:string-value="" table:formula="of:=IF([.G19]=2030;[.J19];&quot;&quot;)" table:style-name="ce1"/>
          <table:table-cell office:value-type="string" office:string-value="" table:formula="of:=IF([.G19]&gt;2039;[.J19];&quot;&quot;)" table:style-name="ce3"/>
          <table:table-cell table:number-columns-repeated="13" table:style-name="ce1"/>
          <table:table-cell office:value-type="float" office:value="500" table:formula="of:=IF([.L19]=&quot;&quot;;NA();[.L19])" table:style-name="ce2">
            <text:p>500</text:p>
          </table:table-cell>
          <table:table-cell office:value-type="error" office:string-value="#N/A" table:formula="of:=IF([.M19]=&quot;&quot;;NA();[.M19])" table:style-name="ce1">
            <text:p>#N/A</text:p>
          </table:table-cell>
          <table:table-cell office:value-type="error" office:string-value="#N/A" table:formula="of:=IF([.N19]=&quot;&quot;;NA();[.N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000" table:style-name="ce1">
            <text:p>1000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000" table:formula="of:=IF([.I20]=&quot;yes&quot;;[.F20];&quot;&quot;)" table:style-name="ce3">
            <text:p>1000</text:p>
          </table:table-cell>
          <table:table-cell table:style-name="ce2"/>
          <table:table-cell office:value-type="float" office:value="1000" table:formula="of:=IF([.G20]&lt;2025;[.J20];&quot;&quot;)" table:style-name="ce2">
            <text:p>1000</text:p>
          </table:table-cell>
          <table:table-cell office:value-type="string" office:string-value="" table:formula="of:=IF([.G20]=2030;[.J20];&quot;&quot;)" table:style-name="ce1"/>
          <table:table-cell office:value-type="string" office:string-value="" table:formula="of:=IF([.G20]&gt;2039;[.J20];&quot;&quot;)" table:style-name="ce3"/>
          <table:table-cell table:number-columns-repeated="13" table:style-name="ce1"/>
          <table:table-cell office:value-type="float" office:value="1000" table:formula="of:=IF([.L20]=&quot;&quot;;NA();[.L20])" table:style-name="ce2">
            <text:p>1000</text:p>
          </table:table-cell>
          <table:table-cell office:value-type="error" office:string-value="#N/A" table:formula="of:=IF([.M20]=&quot;&quot;;NA();[.M20])" table:style-name="ce1">
            <text:p>#N/A</text:p>
          </table:table-cell>
          <table:table-cell office:value-type="error" office:string-value="#N/A" table:formula="of:=IF([.N20]=&quot;&quot;;NA();[.N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200" table:formula="of:=IF([.I21]=&quot;yes&quot;;[.F21];&quot;&quot;)" table:style-name="ce3">
            <text:p>200</text:p>
          </table:table-cell>
          <table:table-cell table:style-name="ce2"/>
          <table:table-cell office:value-type="string" office:string-value="" table:formula="of:=IF([.G21]&lt;2025;[.J21];&quot;&quot;)" table:style-name="ce2"/>
          <table:table-cell office:value-type="string" office:string-value="" table:formula="of:=IF([.G21]=2030;[.J21];&quot;&quot;)" table:style-name="ce1"/>
          <table:table-cell office:value-type="float" office:value="200" table:formula="of:=IF([.G21]&gt;2039;[.J21];&quot;&quot;)" table:style-name="ce3">
            <text:p>200</text:p>
          </table:table-cell>
          <table:table-cell table:number-columns-repeated="13" table:style-name="ce1"/>
          <table:table-cell office:value-type="error" office:string-value="#N/A" table:formula="of:=IF([.L21]=&quot;&quot;;NA();[.L21])" table:style-name="ce2">
            <text:p>#N/A</text:p>
          </table:table-cell>
          <table:table-cell office:value-type="error" office:string-value="#N/A" table:formula="of:=IF([.M21]=&quot;&quot;;NA();[.M21])" table:style-name="ce1">
            <text:p>#N/A</text:p>
          </table:table-cell>
          <table:table-cell office:value-type="float" office:value="200" table:formula="of:=IF([.N21]=&quot;&quot;;NA();[.N21])" table:style-name="ce3">
            <text:p>2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chmidt (2017)</text:p>
          </table:table-cell>
          <table:table-cell office:value-type="string" table:style-name="ce1">
            <text:p>[11]</text:p>
          </table:table-cell>
          <table:table-cell office:value-type="string" table:style-name="ce1">
            <text:p>700-10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700" table:style-name="ce1">
            <text:p>70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700" table:formula="of:=IF([.I22]=&quot;yes&quot;;[.F22];&quot;&quot;)" table:style-name="ce3">
            <text:p>700</text:p>
          </table:table-cell>
          <table:table-cell table:style-name="ce2"/>
          <table:table-cell office:value-type="string" office:string-value="" table:formula="of:=IF([.G22]&lt;2025;[.J22];&quot;&quot;)" table:style-name="ce2"/>
          <table:table-cell office:value-type="float" office:value="700" table:formula="of:=IF([.G22]=2030;[.J22];&quot;&quot;)" table:style-name="ce1">
            <text:p>700</text:p>
          </table:table-cell>
          <table:table-cell office:value-type="string" office:string-value="" table:formula="of:=IF([.G22]&gt;2039;[.J22];&quot;&quot;)" table:style-name="ce3"/>
          <table:table-cell table:number-columns-repeated="13" table:style-name="ce1"/>
          <table:table-cell office:value-type="error" office:string-value="#N/A" table:formula="of:=IF([.L22]=&quot;&quot;;NA();[.L22])" table:style-name="ce2">
            <text:p>#N/A</text:p>
          </table:table-cell>
          <table:table-cell office:value-type="float" office:value="700" table:formula="of:=IF([.M22]=&quot;&quot;;NA();[.M22])" table:style-name="ce1">
            <text:p>700</text:p>
          </table:table-cell>
          <table:table-cell office:value-type="error" office:string-value="#N/A" table:formula="of:=IF([.N22]=&quot;&quot;;NA();[.N2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000" table:style-name="ce1">
            <text:p>100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000" table:formula="of:=IF([.I23]=&quot;yes&quot;;[.F23];&quot;&quot;)" table:style-name="ce3">
            <text:p>1000</text:p>
          </table:table-cell>
          <table:table-cell table:style-name="ce2"/>
          <table:table-cell office:value-type="string" office:string-value="" table:formula="of:=IF([.G23]&lt;2025;[.J23];&quot;&quot;)" table:style-name="ce2"/>
          <table:table-cell office:value-type="float" office:value="1000" table:formula="of:=IF([.G23]=2030;[.J23];&quot;&quot;)" table:style-name="ce1">
            <text:p>1000</text:p>
          </table:table-cell>
          <table:table-cell office:value-type="string" office:string-value="" table:formula="of:=IF([.G23]&gt;2039;[.J23];&quot;&quot;)" table:style-name="ce3"/>
          <table:table-cell table:number-columns-repeated="13" table:style-name="ce1"/>
          <table:table-cell office:value-type="error" office:string-value="#N/A" table:formula="of:=IF([.L23]=&quot;&quot;;NA();[.L23])" table:style-name="ce2">
            <text:p>#N/A</text:p>
          </table:table-cell>
          <table:table-cell office:value-type="float" office:value="1000" table:formula="of:=IF([.M23]=&quot;&quot;;NA();[.M23])" table:style-name="ce1">
            <text:p>1000</text:p>
          </table:table-cell>
          <table:table-cell office:value-type="error" office:string-value="#N/A" table:formula="of:=IF([.N23]=&quot;&quot;;NA();[.N23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allardo (2021)</text:p>
          </table:table-cell>
          <table:table-cell office:value-type="string" table:style-name="ce1">
            <text:p>[12]</text:p>
          </table:table-cell>
          <table:table-cell office:value-type="string" table:style-name="ce1">
            <text:p>500-7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500" table:style-name="ce1">
            <text:p>500</text:p>
          </table:table-cell>
          <table:table-cell office:value-type="float" office:value="2018" table:style-name="ce34">
            <text:p>2018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00" table:formula="of:=IF([.I24]=&quot;yes&quot;;[.F24];&quot;&quot;)" table:style-name="ce3">
            <text:p>500</text:p>
          </table:table-cell>
          <table:table-cell table:style-name="ce2"/>
          <table:table-cell office:value-type="float" office:value="500" table:formula="of:=IF([.G24]&lt;2025;[.J24];&quot;&quot;)" table:style-name="ce2">
            <text:p>500</text:p>
          </table:table-cell>
          <table:table-cell office:value-type="string" office:string-value="" table:formula="of:=IF([.G24]=2030;[.J24];&quot;&quot;)" table:style-name="ce1"/>
          <table:table-cell office:value-type="string" office:string-value="" table:formula="of:=IF([.G24]&gt;2039;[.J24];&quot;&quot;)" table:style-name="ce3"/>
          <table:table-cell table:number-columns-repeated="13" table:style-name="ce1"/>
          <table:table-cell office:value-type="float" office:value="500" table:formula="of:=IF([.L24]=&quot;&quot;;NA();[.L24])" table:style-name="ce2">
            <text:p>500</text:p>
          </table:table-cell>
          <table:table-cell office:value-type="error" office:string-value="#N/A" table:formula="of:=IF([.M24]=&quot;&quot;;NA();[.M24])" table:style-name="ce1">
            <text:p>#N/A</text:p>
          </table:table-cell>
          <table:table-cell office:value-type="error" office:string-value="#N/A" table:formula="of:=IF([.N24]=&quot;&quot;;NA();[.N2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700" table:style-name="ce1">
            <text:p>700</text:p>
          </table:table-cell>
          <table:table-cell office:value-type="float" office:value="2018" table:style-name="ce34">
            <text:p>2018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700" table:formula="of:=IF([.I25]=&quot;yes&quot;;[.F25];&quot;&quot;)" table:style-name="ce3">
            <text:p>700</text:p>
          </table:table-cell>
          <table:table-cell table:style-name="ce2"/>
          <table:table-cell office:value-type="float" office:value="700" table:formula="of:=IF([.G25]&lt;2025;[.J25];&quot;&quot;)" table:style-name="ce2">
            <text:p>700</text:p>
          </table:table-cell>
          <table:table-cell office:value-type="string" office:string-value="" table:formula="of:=IF([.G25]=2030;[.J25];&quot;&quot;)" table:style-name="ce1"/>
          <table:table-cell office:value-type="string" office:string-value="" table:formula="of:=IF([.G25]&gt;2039;[.J25];&quot;&quot;)" table:style-name="ce3"/>
          <table:table-cell table:number-columns-repeated="13" table:style-name="ce1"/>
          <table:table-cell office:value-type="float" office:value="700" table:formula="of:=IF([.L25]=&quot;&quot;;NA();[.L25])" table:style-name="ce2">
            <text:p>700</text:p>
          </table:table-cell>
          <table:table-cell office:value-type="error" office:string-value="#N/A" table:formula="of:=IF([.M25]=&quot;&quot;;NA();[.M25])" table:style-name="ce1">
            <text:p>#N/A</text:p>
          </table:table-cell>
          <table:table-cell office:value-type="error" office:string-value="#N/A" table:formula="of:=IF([.N25]=&quot;&quot;;NA();[.N2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400-5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400" table:formula="of:=IF([.I26]=&quot;yes&quot;;[.F26];&quot;&quot;)" table:style-name="ce3">
            <text:p>400</text:p>
          </table:table-cell>
          <table:table-cell table:style-name="ce2"/>
          <table:table-cell office:value-type="string" office:string-value="" table:formula="of:=IF([.G26]&lt;2025;[.J26];&quot;&quot;)" table:style-name="ce2"/>
          <table:table-cell office:value-type="float" office:value="400" table:formula="of:=IF([.G26]=2030;[.J26];&quot;&quot;)" table:style-name="ce1">
            <text:p>400</text:p>
          </table:table-cell>
          <table:table-cell office:value-type="string" office:string-value="" table:formula="of:=IF([.G26]&gt;2039;[.J26];&quot;&quot;)" table:style-name="ce3"/>
          <table:table-cell table:number-columns-repeated="13" table:style-name="ce1"/>
          <table:table-cell office:value-type="error" office:string-value="#N/A" table:formula="of:=IF([.L26]=&quot;&quot;;NA();[.L26])" table:style-name="ce2">
            <text:p>#N/A</text:p>
          </table:table-cell>
          <table:table-cell office:value-type="float" office:value="400" table:formula="of:=IF([.M26]=&quot;&quot;;NA();[.M26])" table:style-name="ce1">
            <text:p>400</text:p>
          </table:table-cell>
          <table:table-cell office:value-type="error" office:string-value="#N/A" table:formula="of:=IF([.N26]=&quot;&quot;;NA();[.N2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500" table:style-name="ce1">
            <text:p>50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00" table:formula="of:=IF([.I27]=&quot;yes&quot;;[.F27];&quot;&quot;)" table:style-name="ce3">
            <text:p>500</text:p>
          </table:table-cell>
          <table:table-cell table:style-name="ce2"/>
          <table:table-cell office:value-type="string" office:string-value="" table:formula="of:=IF([.G27]&lt;2025;[.J27];&quot;&quot;)" table:style-name="ce2"/>
          <table:table-cell office:value-type="float" office:value="500" table:formula="of:=IF([.G27]=2030;[.J27];&quot;&quot;)" table:style-name="ce1">
            <text:p>500</text:p>
          </table:table-cell>
          <table:table-cell office:value-type="string" office:string-value="" table:formula="of:=IF([.G27]&gt;2039;[.J27];&quot;&quot;)" table:style-name="ce3"/>
          <table:table-cell table:number-columns-repeated="13" table:style-name="ce1"/>
          <table:table-cell office:value-type="error" office:string-value="#N/A" table:formula="of:=IF([.L27]=&quot;&quot;;NA();[.L27])" table:style-name="ce2">
            <text:p>#N/A</text:p>
          </table:table-cell>
          <table:table-cell office:value-type="float" office:value="500" table:formula="of:=IF([.M27]=&quot;&quot;;NA();[.M27])" table:style-name="ce1">
            <text:p>500</text:p>
          </table:table-cell>
          <table:table-cell office:value-type="error" office:string-value="#N/A" table:formula="of:=IF([.N27]=&quot;&quot;;NA();[.N27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ENA (2019)</text:p>
          </table:table-cell>
          <table:table-cell office:value-type="string" table:style-name="ce1">
            <text:p>[13]</text:p>
          </table:table-cell>
          <table:table-cell office:value-type="float" office:value="840" table:style-name="ce1">
            <text:p>840</text:p>
          </table:table-cell>
          <table:table-cell table:number-columns-repeated="2" table:style-name="ce1"/>
          <table:table-cell office:value-type="float" office:value="840" table:style-name="ce1">
            <text:p>840</text:p>
          </table:table-cell>
          <table:table-cell office:value-type="float" office:value="2019" table:style-name="ce34">
            <text:p>2019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840" table:formula="of:=IF([.I28]=&quot;yes&quot;;[.F28];&quot;&quot;)" table:style-name="ce3">
            <text:p>840</text:p>
          </table:table-cell>
          <table:table-cell table:style-name="ce2"/>
          <table:table-cell office:value-type="float" office:value="840" table:formula="of:=IF([.G28]&lt;2025;[.J28];&quot;&quot;)" table:style-name="ce2">
            <text:p>840</text:p>
          </table:table-cell>
          <table:table-cell office:value-type="string" office:string-value="" table:formula="of:=IF([.G28]=2030;[.J28];&quot;&quot;)" table:style-name="ce1"/>
          <table:table-cell office:value-type="string" office:string-value="" table:formula="of:=IF([.G28]&gt;2039;[.J28];&quot;&quot;)" table:style-name="ce3"/>
          <table:table-cell table:number-columns-repeated="13" table:style-name="ce1"/>
          <table:table-cell office:value-type="float" office:value="840" table:formula="of:=IF([.L28]=&quot;&quot;;NA();[.L28])" table:style-name="ce2">
            <text:p>840</text:p>
          </table:table-cell>
          <table:table-cell office:value-type="error" office:string-value="#N/A" table:formula="of:=IF([.M28]=&quot;&quot;;NA();[.M28])" table:style-name="ce1">
            <text:p>#N/A</text:p>
          </table:table-cell>
          <table:table-cell office:value-type="error" office:string-value="#N/A" table:formula="of:=IF([.N28]=&quot;&quot;;NA();[.N2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200" table:formula="of:=IF([.I29]=&quot;yes&quot;;[.F29];&quot;&quot;)" table:style-name="ce3">
            <text:p>200</text:p>
          </table:table-cell>
          <table:table-cell table:style-name="ce2"/>
          <table:table-cell office:value-type="string" office:string-value="" table:formula="of:=IF([.G29]&lt;2025;[.J29];&quot;&quot;)" table:style-name="ce2"/>
          <table:table-cell office:value-type="string" office:string-value="" table:formula="of:=IF([.G29]=2030;[.J29];&quot;&quot;)" table:style-name="ce1"/>
          <table:table-cell office:value-type="float" office:value="200" table:formula="of:=IF([.G29]&gt;2039;[.J29];&quot;&quot;)" table:style-name="ce3">
            <text:p>200</text:p>
          </table:table-cell>
          <table:table-cell table:number-columns-repeated="13" table:style-name="ce1"/>
          <table:table-cell office:value-type="error" office:string-value="#N/A" table:formula="of:=IF([.L29]=&quot;&quot;;NA();[.L29])" table:style-name="ce2">
            <text:p>#N/A</text:p>
          </table:table-cell>
          <table:table-cell office:value-type="error" office:string-value="#N/A" table:formula="of:=IF([.M29]=&quot;&quot;;NA();[.M29])" table:style-name="ce1">
            <text:p>#N/A</text:p>
          </table:table-cell>
          <table:table-cell office:value-type="float" office:value="200" table:formula="of:=IF([.N29]=&quot;&quot;;NA();[.N29])" table:style-name="ce3">
            <text:p>2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orre (2020)</text:p>
          </table:table-cell>
          <table:table-cell office:value-type="string" table:style-name="ce1">
            <text:p>[14]</text:p>
          </table:table-cell>
          <table:table-cell office:value-type="float" office:value="650" table:style-name="ce1">
            <text:p>650</text:p>
          </table:table-cell>
          <table:table-cell table:number-columns-repeated="2" table:style-name="ce1"/>
          <table:table-cell office:value-type="float" office:value="650" table:style-name="ce1">
            <text:p>65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650" table:formula="of:=IF([.I30]=&quot;yes&quot;;[.F30];&quot;&quot;)" table:style-name="ce3">
            <text:p>650</text:p>
          </table:table-cell>
          <table:table-cell table:style-name="ce2"/>
          <table:table-cell office:value-type="string" office:string-value="" table:formula="of:=IF([.G30]&lt;2025;[.J30];&quot;&quot;)" table:style-name="ce2"/>
          <table:table-cell office:value-type="float" office:value="650" table:formula="of:=IF([.G30]=2030;[.J30];&quot;&quot;)" table:style-name="ce1">
            <text:p>650</text:p>
          </table:table-cell>
          <table:table-cell office:value-type="string" office:string-value="" table:formula="of:=IF([.G30]&gt;2039;[.J30];&quot;&quot;)" table:style-name="ce3"/>
          <table:table-cell table:number-columns-repeated="13" table:style-name="ce1"/>
          <table:table-cell office:value-type="error" office:string-value="#N/A" table:formula="of:=IF([.L30]=&quot;&quot;;NA();[.L30])" table:style-name="ce2">
            <text:p>#N/A</text:p>
          </table:table-cell>
          <table:table-cell office:value-type="float" office:value="650" table:formula="of:=IF([.M30]=&quot;&quot;;NA();[.M30])" table:style-name="ce1">
            <text:p>650</text:p>
          </table:table-cell>
          <table:table-cell office:value-type="error" office:string-value="#N/A" table:formula="of:=IF([.N30]=&quot;&quot;;NA();[.N30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SCG (2022)</text:p>
          </table:table-cell>
          <table:table-cell office:value-type="string" table:style-name="ce1">
            <text:p>[15]</text:p>
          </table:table-cell>
          <table:table-cell office:value-type="float" office:value="1320" table:style-name="ce1">
            <text:p>1320</text:p>
          </table:table-cell>
          <table:table-cell table:number-columns-repeated="2" table:style-name="ce1"/>
          <table:table-cell office:value-type="float" office:value="1320" table:style-name="ce1">
            <text:p>1320</text:p>
          </table:table-cell>
          <table:table-cell office:value-type="float" office:value="2021" table:style-name="ce34">
            <text:p>2021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320" table:formula="of:=IF([.I31]=&quot;yes&quot;;[.F31];&quot;&quot;)" table:style-name="ce3">
            <text:p>1320</text:p>
          </table:table-cell>
          <table:table-cell table:style-name="ce2"/>
          <table:table-cell office:value-type="float" office:value="1320" table:formula="of:=IF([.G31]&lt;2025;[.J31];&quot;&quot;)" table:style-name="ce2">
            <text:p>1320</text:p>
          </table:table-cell>
          <table:table-cell office:value-type="string" office:string-value="" table:formula="of:=IF([.G31]=2030;[.J31];&quot;&quot;)" table:style-name="ce1"/>
          <table:table-cell office:value-type="string" office:string-value="" table:formula="of:=IF([.G31]&gt;2039;[.J31];&quot;&quot;)" table:style-name="ce3"/>
          <table:table-cell table:number-columns-repeated="13" table:style-name="ce1"/>
          <table:table-cell office:value-type="float" office:value="1320" table:formula="of:=IF([.L31]=&quot;&quot;;NA();[.L31])" table:style-name="ce2">
            <text:p>1320</text:p>
          </table:table-cell>
          <table:table-cell office:value-type="error" office:string-value="#N/A" table:formula="of:=IF([.M31]=&quot;&quot;;NA();[.M31])" table:style-name="ce1">
            <text:p>#N/A</text:p>
          </table:table-cell>
          <table:table-cell office:value-type="error" office:string-value="#N/A" table:formula="of:=IF([.N31]=&quot;&quot;;NA();[.N3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float" office:value="425" table:style-name="ce1">
            <text:p>425</text:p>
          </table:table-cell>
          <table:table-cell table:number-columns-repeated="2" table:style-name="ce1"/>
          <table:table-cell office:value-type="float" office:value="425" table:style-name="ce1">
            <text:p>425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425" table:formula="of:=IF([.I32]=&quot;yes&quot;;[.F32];&quot;&quot;)" table:style-name="ce3">
            <text:p>425</text:p>
          </table:table-cell>
          <table:table-cell table:style-name="ce2"/>
          <table:table-cell office:value-type="string" office:string-value="" table:formula="of:=IF([.G32]&lt;2025;[.J32];&quot;&quot;)" table:style-name="ce2"/>
          <table:table-cell office:value-type="float" office:value="425" table:formula="of:=IF([.G32]=2030;[.J32];&quot;&quot;)" table:style-name="ce1">
            <text:p>425</text:p>
          </table:table-cell>
          <table:table-cell office:value-type="string" office:string-value="" table:formula="of:=IF([.G32]&gt;2039;[.J32];&quot;&quot;)" table:style-name="ce3"/>
          <table:table-cell table:number-columns-repeated="13" table:style-name="ce1"/>
          <table:table-cell office:value-type="error" office:string-value="#N/A" table:formula="of:=IF([.L32]=&quot;&quot;;NA();[.L32])" table:style-name="ce2">
            <text:p>#N/A</text:p>
          </table:table-cell>
          <table:table-cell office:value-type="float" office:value="425" table:formula="of:=IF([.M32]=&quot;&quot;;NA();[.M32])" table:style-name="ce1">
            <text:p>425</text:p>
          </table:table-cell>
          <table:table-cell office:value-type="error" office:string-value="#N/A" table:formula="of:=IF([.N32]=&quot;&quot;;NA();[.N32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ohm (2020)</text:p>
          </table:table-cell>
          <table:table-cell office:value-type="string" table:style-name="ce1">
            <text:p>[16]</text:p>
          </table:table-cell>
          <table:table-cell office:value-type="float" office:value="1100" table:style-name="ce1">
            <text:p>1100</text:p>
          </table:table-cell>
          <table:table-cell table:number-columns-repeated="2" table:style-name="ce1"/>
          <table:table-cell office:value-type="float" office:value="1100" table:style-name="ce1">
            <text:p>1100</text:p>
          </table:table-cell>
          <table:table-cell office:value-type="float" office:value="2019" table:style-name="ce34">
            <text:p>2019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100" table:formula="of:=IF([.I33]=&quot;yes&quot;;[.F33];&quot;&quot;)" table:style-name="ce3">
            <text:p>1100</text:p>
          </table:table-cell>
          <table:table-cell table:style-name="ce2"/>
          <table:table-cell office:value-type="float" office:value="1100" table:formula="of:=IF([.G33]&lt;2025;[.J33];&quot;&quot;)" table:style-name="ce2">
            <text:p>1100</text:p>
          </table:table-cell>
          <table:table-cell office:value-type="string" office:string-value="" table:formula="of:=IF([.G33]=2030;[.J33];&quot;&quot;)" table:style-name="ce1"/>
          <table:table-cell office:value-type="string" office:string-value="" table:formula="of:=IF([.G33]&gt;2039;[.J33];&quot;&quot;)" table:style-name="ce3"/>
          <table:table-cell table:number-columns-repeated="13" table:style-name="ce1"/>
          <table:table-cell office:value-type="float" office:value="1100" table:formula="of:=IF([.L33]=&quot;&quot;;NA();[.L33])" table:style-name="ce2">
            <text:p>1100</text:p>
          </table:table-cell>
          <table:table-cell office:value-type="error" office:string-value="#N/A" table:formula="of:=IF([.M33]=&quot;&quot;;NA();[.M33])" table:style-name="ce1">
            <text:p>#N/A</text:p>
          </table:table-cell>
          <table:table-cell office:value-type="error" office:string-value="#N/A" table:formula="of:=IF([.N33]=&quot;&quot;;NA();[.N3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float" office:value="620" table:style-name="ce1">
            <text:p>620</text:p>
          </table:table-cell>
          <table:table-cell table:number-columns-repeated="2" table:style-name="ce1"/>
          <table:table-cell office:value-type="float" office:value="620" table:style-name="ce1">
            <text:p>62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620" table:formula="of:=IF([.I34]=&quot;yes&quot;;[.F34];&quot;&quot;)" table:style-name="ce3">
            <text:p>620</text:p>
          </table:table-cell>
          <table:table-cell table:style-name="ce2"/>
          <table:table-cell office:value-type="string" office:string-value="" table:formula="of:=IF([.G34]&lt;2025;[.J34];&quot;&quot;)" table:style-name="ce2"/>
          <table:table-cell office:value-type="float" office:value="620" table:formula="of:=IF([.G34]=2030;[.J34];&quot;&quot;)" table:style-name="ce1">
            <text:p>620</text:p>
          </table:table-cell>
          <table:table-cell office:value-type="string" office:string-value="" table:formula="of:=IF([.G34]&gt;2039;[.J34];&quot;&quot;)" table:style-name="ce3"/>
          <table:table-cell table:number-columns-repeated="13" table:style-name="ce1"/>
          <table:table-cell office:value-type="error" office:string-value="#N/A" table:formula="of:=IF([.L34]=&quot;&quot;;NA();[.L34])" table:style-name="ce2">
            <text:p>#N/A</text:p>
          </table:table-cell>
          <table:table-cell office:value-type="float" office:value="620" table:formula="of:=IF([.M34]=&quot;&quot;;NA();[.M34])" table:style-name="ce1">
            <text:p>620</text:p>
          </table:table-cell>
          <table:table-cell office:value-type="error" office:string-value="#N/A" table:formula="of:=IF([.N34]=&quot;&quot;;NA();[.N3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float" office:value="520" table:style-name="ce1">
            <text:p>520</text:p>
          </table:table-cell>
          <table:table-cell table:number-columns-repeated="2" table:style-name="ce1"/>
          <table:table-cell office:value-type="float" office:value="520" table:style-name="ce1">
            <text:p>520</text:p>
          </table:table-cell>
          <table:table-cell office:value-type="float" office:value="2040" table:style-name="ce34">
            <text:p>204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20" table:formula="of:=IF([.I35]=&quot;yes&quot;;[.F35];&quot;&quot;)" table:style-name="ce3">
            <text:p>520</text:p>
          </table:table-cell>
          <table:table-cell table:style-name="ce2"/>
          <table:table-cell office:value-type="string" office:string-value="" table:formula="of:=IF([.G35]&lt;2025;[.J35];&quot;&quot;)" table:style-name="ce2"/>
          <table:table-cell office:value-type="string" office:string-value="" table:formula="of:=IF([.G35]=2030;[.J35];&quot;&quot;)" table:style-name="ce1"/>
          <table:table-cell office:value-type="float" office:value="520" table:formula="of:=IF([.G35]&gt;2039;[.J35];&quot;&quot;)" table:style-name="ce3">
            <text:p>520</text:p>
          </table:table-cell>
          <table:table-cell table:number-columns-repeated="13" table:style-name="ce1"/>
          <table:table-cell office:value-type="error" office:string-value="#N/A" table:formula="of:=IF([.L35]=&quot;&quot;;NA();[.L35])" table:style-name="ce2">
            <text:p>#N/A</text:p>
          </table:table-cell>
          <table:table-cell office:value-type="error" office:string-value="#N/A" table:formula="of:=IF([.M35]=&quot;&quot;;NA();[.M35])" table:style-name="ce1">
            <text:p>#N/A</text:p>
          </table:table-cell>
          <table:table-cell office:value-type="float" office:value="520" table:formula="of:=IF([.N35]=&quot;&quot;;NA();[.N35])" table:style-name="ce3">
            <text:p>52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rigoriev (2020)</text:p>
          </table:table-cell>
          <table:table-cell office:value-type="string" table:style-name="ce1">
            <text:p>[17]</text:p>
          </table:table-cell>
          <table:table-cell office:value-type="string" table:style-name="ce1">
            <text:p>500-14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500" table:style-name="ce1">
            <text:p>500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00" table:formula="of:=IF([.I36]=&quot;yes&quot;;[.F36];&quot;&quot;)" table:style-name="ce3">
            <text:p>500</text:p>
          </table:table-cell>
          <table:table-cell table:style-name="ce2"/>
          <table:table-cell office:value-type="float" office:value="500" table:formula="of:=IF([.G36]&lt;2025;[.J36];&quot;&quot;)" table:style-name="ce2">
            <text:p>500</text:p>
          </table:table-cell>
          <table:table-cell office:value-type="string" office:string-value="" table:formula="of:=IF([.G36]=2030;[.J36];&quot;&quot;)" table:style-name="ce1"/>
          <table:table-cell office:value-type="string" office:string-value="" table:formula="of:=IF([.G36]&gt;2039;[.J36];&quot;&quot;)" table:style-name="ce3"/>
          <table:table-cell table:number-columns-repeated="13" table:style-name="ce1"/>
          <table:table-cell office:value-type="float" office:value="500" table:formula="of:=IF([.L36]=&quot;&quot;;NA();[.L36])" table:style-name="ce2">
            <text:p>500</text:p>
          </table:table-cell>
          <table:table-cell office:value-type="error" office:string-value="#N/A" table:formula="of:=IF([.M36]=&quot;&quot;;NA();[.M36])" table:style-name="ce1">
            <text:p>#N/A</text:p>
          </table:table-cell>
          <table:table-cell office:value-type="error" office:string-value="#N/A" table:formula="of:=IF([.N36]=&quot;&quot;;NA();[.N3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400" table:style-name="ce1">
            <text:p>1400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400" table:formula="of:=IF([.I37]=&quot;yes&quot;;[.F37];&quot;&quot;)" table:style-name="ce3">
            <text:p>1400</text:p>
          </table:table-cell>
          <table:table-cell table:style-name="ce2"/>
          <table:table-cell office:value-type="float" office:value="1400" table:formula="of:=IF([.G37]&lt;2025;[.J37];&quot;&quot;)" table:style-name="ce2">
            <text:p>1400</text:p>
          </table:table-cell>
          <table:table-cell office:value-type="string" office:string-value="" table:formula="of:=IF([.G37]=2030;[.J37];&quot;&quot;)" table:style-name="ce1"/>
          <table:table-cell office:value-type="string" office:string-value="" table:formula="of:=IF([.G37]&gt;2039;[.J37];&quot;&quot;)" table:style-name="ce3"/>
          <table:table-cell table:number-columns-repeated="13" table:style-name="ce1"/>
          <table:table-cell office:value-type="float" office:value="1400" table:formula="of:=IF([.L37]=&quot;&quot;;NA();[.L37])" table:style-name="ce2">
            <text:p>1400</text:p>
          </table:table-cell>
          <table:table-cell office:value-type="error" office:string-value="#N/A" table:formula="of:=IF([.M37]=&quot;&quot;;NA();[.M37])" table:style-name="ce1">
            <text:p>#N/A</text:p>
          </table:table-cell>
          <table:table-cell office:value-type="error" office:string-value="#N/A" table:formula="of:=IF([.N37]=&quot;&quot;;NA();[.N3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400-85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400" table:formula="of:=IF([.I38]=&quot;yes&quot;;[.F38];&quot;&quot;)" table:style-name="ce3">
            <text:p>400</text:p>
          </table:table-cell>
          <table:table-cell table:style-name="ce2"/>
          <table:table-cell office:value-type="string" office:string-value="" table:formula="of:=IF([.G38]&lt;2025;[.J38];&quot;&quot;)" table:style-name="ce2"/>
          <table:table-cell office:value-type="float" office:value="400" table:formula="of:=IF([.G38]=2030;[.J38];&quot;&quot;)" table:style-name="ce1">
            <text:p>400</text:p>
          </table:table-cell>
          <table:table-cell office:value-type="string" office:string-value="" table:formula="of:=IF([.G38]&gt;2039;[.J38];&quot;&quot;)" table:style-name="ce3"/>
          <table:table-cell table:number-columns-repeated="13" table:style-name="ce1"/>
          <table:table-cell office:value-type="error" office:string-value="#N/A" table:formula="of:=IF([.L38]=&quot;&quot;;NA();[.L38])" table:style-name="ce2">
            <text:p>#N/A</text:p>
          </table:table-cell>
          <table:table-cell office:value-type="float" office:value="400" table:formula="of:=IF([.M38]=&quot;&quot;;NA();[.M38])" table:style-name="ce1">
            <text:p>400</text:p>
          </table:table-cell>
          <table:table-cell office:value-type="error" office:string-value="#N/A" table:formula="of:=IF([.N38]=&quot;&quot;;NA();[.N3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850" table:style-name="ce1">
            <text:p>850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850" table:formula="of:=IF([.I39]=&quot;yes&quot;;[.F39];&quot;&quot;)" table:style-name="ce3">
            <text:p>850</text:p>
          </table:table-cell>
          <table:table-cell table:style-name="ce2"/>
          <table:table-cell office:value-type="string" office:string-value="" table:formula="of:=IF([.G39]&lt;2025;[.J39];&quot;&quot;)" table:style-name="ce2"/>
          <table:table-cell office:value-type="float" office:value="850" table:formula="of:=IF([.G39]=2030;[.J39];&quot;&quot;)" table:style-name="ce1">
            <text:p>850</text:p>
          </table:table-cell>
          <table:table-cell office:value-type="string" office:string-value="" table:formula="of:=IF([.G39]&gt;2039;[.J39];&quot;&quot;)" table:style-name="ce3"/>
          <table:table-cell table:number-columns-repeated="13" table:style-name="ce1"/>
          <table:table-cell office:value-type="error" office:string-value="#N/A" table:formula="of:=IF([.L39]=&quot;&quot;;NA();[.L39])" table:style-name="ce2">
            <text:p>#N/A</text:p>
          </table:table-cell>
          <table:table-cell office:value-type="float" office:value="850" table:formula="of:=IF([.M39]=&quot;&quot;;NA();[.M39])" table:style-name="ce1">
            <text:p>850</text:p>
          </table:table-cell>
          <table:table-cell office:value-type="error" office:string-value="#N/A" table:formula="of:=IF([.N39]=&quot;&quot;;NA();[.N3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200-7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200" table:formula="of:=IF([.I40]=&quot;yes&quot;;[.F40];&quot;&quot;)" table:style-name="ce3">
            <text:p>200</text:p>
          </table:table-cell>
          <table:table-cell table:style-name="ce2"/>
          <table:table-cell office:value-type="string" office:string-value="" table:formula="of:=IF([.G40]&lt;2025;[.J40];&quot;&quot;)" table:style-name="ce2"/>
          <table:table-cell office:value-type="string" office:string-value="" table:formula="of:=IF([.G40]=2030;[.J40];&quot;&quot;)" table:style-name="ce1"/>
          <table:table-cell office:value-type="float" office:value="200" table:formula="of:=IF([.G40]&gt;2039;[.J40];&quot;&quot;)" table:style-name="ce3">
            <text:p>200</text:p>
          </table:table-cell>
          <table:table-cell table:number-columns-repeated="13" table:style-name="ce1"/>
          <table:table-cell office:value-type="error" office:string-value="#N/A" table:formula="of:=IF([.L40]=&quot;&quot;;NA();[.L40])" table:style-name="ce2">
            <text:p>#N/A</text:p>
          </table:table-cell>
          <table:table-cell office:value-type="error" office:string-value="#N/A" table:formula="of:=IF([.M40]=&quot;&quot;;NA();[.M40])" table:style-name="ce1">
            <text:p>#N/A</text:p>
          </table:table-cell>
          <table:table-cell office:value-type="float" office:value="200" table:formula="of:=IF([.N40]=&quot;&quot;;NA();[.N40])" table:style-name="ce3">
            <text:p>200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700" table:style-name="ce1">
            <text:p>700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700" table:formula="of:=IF([.I41]=&quot;yes&quot;;[.F41];&quot;&quot;)" table:style-name="ce3">
            <text:p>700</text:p>
          </table:table-cell>
          <table:table-cell table:style-name="ce2"/>
          <table:table-cell office:value-type="string" office:string-value="" table:formula="of:=IF([.G41]&lt;2025;[.J41];&quot;&quot;)" table:style-name="ce2"/>
          <table:table-cell office:value-type="string" office:string-value="" table:formula="of:=IF([.G41]=2030;[.J41];&quot;&quot;)" table:style-name="ce1"/>
          <table:table-cell office:value-type="float" office:value="700" table:formula="of:=IF([.G41]&gt;2039;[.J41];&quot;&quot;)" table:style-name="ce3">
            <text:p>700</text:p>
          </table:table-cell>
          <table:table-cell table:number-columns-repeated="13" table:style-name="ce1"/>
          <table:table-cell office:value-type="error" office:string-value="#N/A" table:formula="of:=IF([.L41]=&quot;&quot;;NA();[.L41])" table:style-name="ce2">
            <text:p>#N/A</text:p>
          </table:table-cell>
          <table:table-cell office:value-type="error" office:string-value="#N/A" table:formula="of:=IF([.M41]=&quot;&quot;;NA();[.M41])" table:style-name="ce1">
            <text:p>#N/A</text:p>
          </table:table-cell>
          <table:table-cell office:value-type="float" office:value="700" table:formula="of:=IF([.N41]=&quot;&quot;;NA();[.N41])" table:style-name="ce3">
            <text:p>7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os (2021)</text:p>
          </table:table-cell>
          <table:table-cell office:value-type="string" table:style-name="ce1">
            <text:p>[18]</text:p>
          </table:table-cell>
          <table:table-cell office:value-type="string" table:style-name="ce1">
            <text:p>419-1153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419" table:style-name="ce1">
            <text:p>419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419" table:formula="of:=IF([.I42]=&quot;yes&quot;;[.F42];&quot;&quot;)" table:style-name="ce3">
            <text:p>419</text:p>
          </table:table-cell>
          <table:table-cell table:style-name="ce2"/>
          <table:table-cell office:value-type="float" office:value="419" table:formula="of:=IF([.G42]&lt;2025;[.J42];&quot;&quot;)" table:style-name="ce2">
            <text:p>419</text:p>
          </table:table-cell>
          <table:table-cell office:value-type="string" office:string-value="" table:formula="of:=IF([.G42]=2030;[.J42];&quot;&quot;)" table:style-name="ce1"/>
          <table:table-cell office:value-type="string" office:string-value="" table:formula="of:=IF([.G42]&gt;2039;[.J42];&quot;&quot;)" table:style-name="ce3"/>
          <table:table-cell table:number-columns-repeated="13" table:style-name="ce1"/>
          <table:table-cell office:value-type="float" office:value="419" table:formula="of:=IF([.L42]=&quot;&quot;;NA();[.L42])" table:style-name="ce2">
            <text:p>419</text:p>
          </table:table-cell>
          <table:table-cell office:value-type="error" office:string-value="#N/A" table:formula="of:=IF([.M42]=&quot;&quot;;NA();[.M42])" table:style-name="ce1">
            <text:p>#N/A</text:p>
          </table:table-cell>
          <table:table-cell office:value-type="error" office:string-value="#N/A" table:formula="of:=IF([.N42]=&quot;&quot;;NA();[.N4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153" table:style-name="ce1">
            <text:p>1153</text:p>
          </table:table-cell>
          <table:table-cell office:value-type="float" office:value="2020" table:style-name="ce34">
            <text:p>202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153" table:formula="of:=IF([.I43]=&quot;yes&quot;;[.F43];&quot;&quot;)" table:style-name="ce3">
            <text:p>1153</text:p>
          </table:table-cell>
          <table:table-cell table:style-name="ce2"/>
          <table:table-cell office:value-type="float" office:value="1153" table:formula="of:=IF([.G43]&lt;2025;[.J43];&quot;&quot;)" table:style-name="ce2">
            <text:p>1153</text:p>
          </table:table-cell>
          <table:table-cell office:value-type="string" office:string-value="" table:formula="of:=IF([.G43]=2030;[.J43];&quot;&quot;)" table:style-name="ce1"/>
          <table:table-cell office:value-type="string" office:string-value="" table:formula="of:=IF([.G43]&gt;2039;[.J43];&quot;&quot;)" table:style-name="ce3"/>
          <table:table-cell table:number-columns-repeated="13" table:style-name="ce1"/>
          <table:table-cell office:value-type="float" office:value="1153" table:formula="of:=IF([.L43]=&quot;&quot;;NA();[.L43])" table:style-name="ce2">
            <text:p>1153</text:p>
          </table:table-cell>
          <table:table-cell office:value-type="error" office:string-value="#N/A" table:formula="of:=IF([.M43]=&quot;&quot;;NA();[.M43])" table:style-name="ce1">
            <text:p>#N/A</text:p>
          </table:table-cell>
          <table:table-cell office:value-type="error" office:string-value="#N/A" table:formula="of:=IF([.N43]=&quot;&quot;;NA();[.N4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342-726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342" table:style-name="ce1">
            <text:p>342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342" table:formula="of:=IF([.I44]=&quot;yes&quot;;[.F44];&quot;&quot;)" table:style-name="ce3">
            <text:p>342</text:p>
          </table:table-cell>
          <table:table-cell table:style-name="ce2"/>
          <table:table-cell office:value-type="string" office:string-value="" table:formula="of:=IF([.G44]&lt;2025;[.J44];&quot;&quot;)" table:style-name="ce2"/>
          <table:table-cell office:value-type="float" office:value="342" table:formula="of:=IF([.G44]=2030;[.J44];&quot;&quot;)" table:style-name="ce1">
            <text:p>342</text:p>
          </table:table-cell>
          <table:table-cell office:value-type="string" office:string-value="" table:formula="of:=IF([.G44]&gt;2039;[.J44];&quot;&quot;)" table:style-name="ce3"/>
          <table:table-cell table:number-columns-repeated="13" table:style-name="ce1"/>
          <table:table-cell office:value-type="error" office:string-value="#N/A" table:formula="of:=IF([.L44]=&quot;&quot;;NA();[.L44])" table:style-name="ce2">
            <text:p>#N/A</text:p>
          </table:table-cell>
          <table:table-cell office:value-type="float" office:value="342" table:formula="of:=IF([.M44]=&quot;&quot;;NA();[.M44])" table:style-name="ce1">
            <text:p>342</text:p>
          </table:table-cell>
          <table:table-cell office:value-type="error" office:string-value="#N/A" table:formula="of:=IF([.N44]=&quot;&quot;;NA();[.N4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726" table:style-name="ce1">
            <text:p>726</text:p>
          </table:table-cell>
          <table:table-cell office:value-type="float" office:value="2030" table:style-name="ce34">
            <text:p>203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726" table:formula="of:=IF([.I45]=&quot;yes&quot;;[.F45];&quot;&quot;)" table:style-name="ce3">
            <text:p>726</text:p>
          </table:table-cell>
          <table:table-cell table:style-name="ce2"/>
          <table:table-cell office:value-type="string" office:string-value="" table:formula="of:=IF([.G45]&lt;2025;[.J45];&quot;&quot;)" table:style-name="ce2"/>
          <table:table-cell office:value-type="float" office:value="726" table:formula="of:=IF([.G45]=2030;[.J45];&quot;&quot;)" table:style-name="ce1">
            <text:p>726</text:p>
          </table:table-cell>
          <table:table-cell office:value-type="string" office:string-value="" table:formula="of:=IF([.G45]&gt;2039;[.J45];&quot;&quot;)" table:style-name="ce3"/>
          <table:table-cell table:number-columns-repeated="13" table:style-name="ce1"/>
          <table:table-cell office:value-type="error" office:string-value="#N/A" table:formula="of:=IF([.L45]=&quot;&quot;;NA();[.L45])" table:style-name="ce2">
            <text:p>#N/A</text:p>
          </table:table-cell>
          <table:table-cell office:value-type="float" office:value="726" table:formula="of:=IF([.M45]=&quot;&quot;;NA();[.M45])" table:style-name="ce1">
            <text:p>726</text:p>
          </table:table-cell>
          <table:table-cell office:value-type="error" office:string-value="#N/A" table:formula="of:=IF([.N45]=&quot;&quot;;NA();[.N4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71-589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71" table:style-name="ce1">
            <text:p>171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171" table:formula="of:=IF([.I46]=&quot;yes&quot;;[.F46];&quot;&quot;)" table:style-name="ce3">
            <text:p>171</text:p>
          </table:table-cell>
          <table:table-cell table:style-name="ce2"/>
          <table:table-cell office:value-type="string" office:string-value="" table:formula="of:=IF([.G46]&lt;2025;[.J46];&quot;&quot;)" table:style-name="ce2"/>
          <table:table-cell office:value-type="string" office:string-value="" table:formula="of:=IF([.G46]=2030;[.J46];&quot;&quot;)" table:style-name="ce1"/>
          <table:table-cell office:value-type="float" office:value="171" table:formula="of:=IF([.G46]&gt;2039;[.J46];&quot;&quot;)" table:style-name="ce3">
            <text:p>171</text:p>
          </table:table-cell>
          <table:table-cell table:number-columns-repeated="13" table:style-name="ce1"/>
          <table:table-cell office:value-type="error" office:string-value="#N/A" table:formula="of:=IF([.L46]=&quot;&quot;;NA();[.L46])" table:style-name="ce2">
            <text:p>#N/A</text:p>
          </table:table-cell>
          <table:table-cell office:value-type="error" office:string-value="#N/A" table:formula="of:=IF([.M46]=&quot;&quot;;NA();[.M46])" table:style-name="ce1">
            <text:p>#N/A</text:p>
          </table:table-cell>
          <table:table-cell office:value-type="float" office:value="171" table:formula="of:=IF([.N46]=&quot;&quot;;NA();[.N46])" table:style-name="ce3">
            <text:p>171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589" table:style-name="ce1">
            <text:p>589</text:p>
          </table:table-cell>
          <table:table-cell office:value-type="float" office:value="2050" table:style-name="ce34">
            <text:p>2050</text:p>
          </table:table-cell>
          <table:table-cell table:style-name="ce1"/>
          <table:table-cell office:value-type="string" table:style-name="ce36">
            <text:p>yes</text:p>
          </table:table-cell>
          <table:table-cell office:value-type="float" office:value="589" table:formula="of:=IF([.I47]=&quot;yes&quot;;[.F47];&quot;&quot;)" table:style-name="ce3">
            <text:p>589</text:p>
          </table:table-cell>
          <table:table-cell table:style-name="ce2"/>
          <table:table-cell office:value-type="string" office:string-value="" table:formula="of:=IF([.G47]&lt;2025;[.J47];&quot;&quot;)" table:style-name="ce2"/>
          <table:table-cell office:value-type="string" office:string-value="" table:formula="of:=IF([.G47]=2030;[.J47];&quot;&quot;)" table:style-name="ce1"/>
          <table:table-cell office:value-type="float" office:value="589" table:formula="of:=IF([.G47]&gt;2039;[.J47];&quot;&quot;)" table:style-name="ce3">
            <text:p>589</text:p>
          </table:table-cell>
          <table:table-cell table:number-columns-repeated="13" table:style-name="ce1"/>
          <table:table-cell office:value-type="error" office:string-value="#N/A" table:formula="of:=IF([.L47]=&quot;&quot;;NA();[.L47])" table:style-name="ce2">
            <text:p>#N/A</text:p>
          </table:table-cell>
          <table:table-cell office:value-type="error" office:string-value="#N/A" table:formula="of:=IF([.M47]=&quot;&quot;;NA();[.M47])" table:style-name="ce1">
            <text:p>#N/A</text:p>
          </table:table-cell>
          <table:table-cell office:value-type="float" office:value="589" table:formula="of:=IF([.N47]=&quot;&quot;;NA();[.N47])" table:style-name="ce3">
            <text:p>589</text:p>
          </table:table-cell>
          <table:table-cell table:number-columns-repeated="16354"/>
        </table:table-row>
        <table:table-row table:style-name="ro1">
          <table:table-cell table:number-columns-repeated="5" table:style-name="ce1"/>
          <table:table-cell table:style-name="ce4"/>
          <table:table-cell table:style-name="ce34"/>
          <table:table-cell table:style-name="ce1"/>
          <table:table-cell table:style-name="ce36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8]&gt;2039;[.J48];&quot;&quot;)" table:style-name="ce3"/>
          <table:table-cell table:number-columns-repeated="13" table:style-name="ce1"/>
          <table:table-cell office:value-type="error" office:string-value="#N/A" table:formula="of:=IF([.L48]=&quot;&quot;;NA();[.L48])" table:style-name="ce2">
            <text:p>#N/A</text:p>
          </table:table-cell>
          <table:table-cell office:value-type="error" office:string-value="#N/A" table:formula="of:=IF([.M48]=&quot;&quot;;NA();[.M48])" table:style-name="ce1">
            <text:p>#N/A</text:p>
          </table:table-cell>
          <table:table-cell office:value-type="error" office:string-value="#N/A" table:formula="of:=IF([.N48]=&quot;&quot;;NA();[.N4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table:style-name="ce1"/>
          <table:table-cell office:value-type="string" office:string-value="" table:formula="of:=IF([.G49]&gt;2039;[.J49];&quot;&quot;)" table:style-name="ce3"/>
          <table:table-cell table:number-columns-repeated="13" table:style-name="ce1"/>
          <table:table-cell office:value-type="error" office:string-value="#N/A" table:formula="of:=IF([.L49]=&quot;&quot;;NA();[.L49])" table:style-name="ce2">
            <text:p>#N/A</text:p>
          </table:table-cell>
          <table:table-cell office:value-type="error" office:string-value="#N/A" table:formula="of:=IF([.M49]=&quot;&quot;;NA();[.M49])" table:style-name="ce1">
            <text:p>#N/A</text:p>
          </table:table-cell>
          <table:table-cell office:value-type="error" office:string-value="#N/A" table:formula="of:=IF([.N49]=&quot;&quot;;NA();[.N49])" table:style-name="ce3">
            <text:p>#N/A</text:p>
          </table:table-cell>
          <table:table-cell table:number-columns-repeated="16354"/>
        </table:table-row>
        <table:table-row table:style-name="ro1">
          <table:table-cell/>
          <table:table-cell table:style-name="ce1">
            <draw:frame draw:z-index="3" draw:id="id3" draw:style-name="a27" draw:name="TextBox 3" svg:x="0in" svg:y="0in" svg:width="6.11667in" svg:height="1.1in">
              <draw:text-box>
                <text:p text:style-name="a17" text:class-names="" text:cond-style-name=""><text:span text:style-name="a15" text:class-names="">To use the results of this market analysis please cite</text:span><text:span text:style-name="a16" text:class-names=""/></text:p>
                <text:p text:style-name="a20" text:class-names="" text:cond-style-name=""><text:span text:style-name="a18" text:class-names="">F. Superchi, A. Bianchini, A. Moustakis, and G. Pechlivanoglou, “Towards sustainable energy independence: A case study of green hydrogen as seasonal storage integration in a small island,” Renewable Energy, vol. 245, p. 122813, Jun. 2025</text:span><text:span text:style-name="a19" text:class-names=""/></text:p>
                <text:p text:style-name="a24" text:class-names="" text:cond-style-name=""><text:span text:style-name="a21" text:class-names="">DOI:<text:s text:c="1"/></text:span><text:span text:style-name="a22" text:class-names="">10.1016/j.renene.2025.122813</text:span><text:span text:style-name="a23" text:class-names=""/></text:p>
                <text:p text:style-name="a26" text:class-names="" text:cond-style-name=""><text:span text:style-name="a25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34"/>
          <table:table-cell/>
          <table:table-cell table:style-name="ce36"/>
          <table:table-cell table:number-columns-repeated="3"/>
          <table:table-cell table:style-name="ce1"/>
          <table:table-cell office:value-type="string" office:string-value="" table:formula="of:=IF([.G50]&gt;2039;[.J50];&quot;&quot;)" table:style-name="ce3"/>
          <table:table-cell table:number-columns-repeated="13" table:style-name="ce1"/>
          <table:table-cell office:value-type="error" office:string-value="#N/A" table:formula="of:=IF([.L50]=&quot;&quot;;NA();[.L50])" table:style-name="ce2">
            <text:p>#N/A</text:p>
          </table:table-cell>
          <table:table-cell office:value-type="error" office:string-value="#N/A" table:formula="of:=IF([.M50]=&quot;&quot;;NA();[.M50])" table:style-name="ce1">
            <text:p>#N/A</text:p>
          </table:table-cell>
          <table:table-cell office:value-type="error" office:string-value="#N/A" table:formula="of:=IF([.N50]=&quot;&quot;;NA();[.N5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table:style-name="ce1"/>
          <table:table-cell office:value-type="string" office:string-value="" table:formula="of:=IF([.G51]&gt;2039;[.J51];&quot;&quot;)" table:style-name="ce3"/>
          <table:table-cell table:number-columns-repeated="13" table:style-name="ce1"/>
          <table:table-cell office:value-type="error" office:string-value="#N/A" table:formula="of:=IF([.L51]=&quot;&quot;;NA();[.L51])" table:style-name="ce2">
            <text:p>#N/A</text:p>
          </table:table-cell>
          <table:table-cell office:value-type="error" office:string-value="#N/A" table:formula="of:=IF([.M51]=&quot;&quot;;NA();[.M51])" table:style-name="ce1">
            <text:p>#N/A</text:p>
          </table:table-cell>
          <table:table-cell office:value-type="error" office:string-value="#N/A" table:formula="of:=IF([.N51]=&quot;&quot;;NA();[.N5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table:style-name="ce1"/>
          <table:table-cell office:value-type="string" office:string-value="" table:formula="of:=IF([.G52]&gt;2039;[.J52];&quot;&quot;)" table:style-name="ce3"/>
          <table:table-cell table:number-columns-repeated="13" table:style-name="ce1"/>
          <table:table-cell office:value-type="error" office:string-value="#N/A" table:formula="of:=IF([.L52]=&quot;&quot;;NA();[.L52])" table:style-name="ce2">
            <text:p>#N/A</text:p>
          </table:table-cell>
          <table:table-cell office:value-type="error" office:string-value="#N/A" table:formula="of:=IF([.M52]=&quot;&quot;;NA();[.M52])" table:style-name="ce1">
            <text:p>#N/A</text:p>
          </table:table-cell>
          <table:table-cell office:value-type="error" office:string-value="#N/A" table:formula="of:=IF([.N52]=&quot;&quot;;NA();[.N5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table:style-name="ce1"/>
          <table:table-cell office:value-type="string" office:string-value="" table:formula="of:=IF([.G53]&gt;2039;[.J53];&quot;&quot;)" table:style-name="ce3"/>
          <table:table-cell table:number-columns-repeated="13" table:style-name="ce1"/>
          <table:table-cell office:value-type="error" office:string-value="#N/A" table:formula="of:=IF([.L53]=&quot;&quot;;NA();[.L53])" table:style-name="ce2">
            <text:p>#N/A</text:p>
          </table:table-cell>
          <table:table-cell office:value-type="error" office:string-value="#N/A" table:formula="of:=IF([.M53]=&quot;&quot;;NA();[.M53])" table:style-name="ce1">
            <text:p>#N/A</text:p>
          </table:table-cell>
          <table:table-cell office:value-type="error" office:string-value="#N/A" table:formula="of:=IF([.N53]=&quot;&quot;;NA();[.N5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54]=2030;[.F54];&quot;&quot;)" table:style-name="ce1"/>
          <table:table-cell office:value-type="string" office:string-value="" table:formula="of:=IF([.G54]&gt;2039;[.J54];&quot;&quot;)" table:style-name="ce3"/>
          <table:table-cell table:number-columns-repeated="13" table:style-name="ce1"/>
          <table:table-cell office:value-type="error" office:string-value="#N/A" table:formula="of:=IF([.L54]=&quot;&quot;;NA();[.L54])" table:style-name="ce2">
            <text:p>#N/A</text:p>
          </table:table-cell>
          <table:table-cell office:value-type="error" office:string-value="#N/A" table:formula="of:=IF([.M54]=&quot;&quot;;NA();[.M54])" table:style-name="ce1">
            <text:p>#N/A</text:p>
          </table:table-cell>
          <table:table-cell office:value-type="error" office:string-value="#N/A" table:formula="of:=IF([.N54]=&quot;&quot;;NA();[.N5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55]=2030;[.F55];&quot;&quot;)" table:style-name="ce1"/>
          <table:table-cell office:value-type="string" office:string-value="" table:formula="of:=IF([.G55]&gt;2039;[.J55];&quot;&quot;)" table:style-name="ce3"/>
          <table:table-cell table:number-columns-repeated="13" table:style-name="ce1"/>
          <table:table-cell office:value-type="error" office:string-value="#N/A" table:formula="of:=IF([.L55]=&quot;&quot;;NA();[.L55])" table:style-name="ce2">
            <text:p>#N/A</text:p>
          </table:table-cell>
          <table:table-cell office:value-type="error" office:string-value="#N/A" table:formula="of:=IF([.M55]=&quot;&quot;;NA();[.M55])" table:style-name="ce1">
            <text:p>#N/A</text:p>
          </table:table-cell>
          <table:table-cell office:value-type="error" office:string-value="#N/A" table:formula="of:=IF([.N55]=&quot;&quot;;NA();[.N5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56]=2030;[.F56];&quot;&quot;)" table:style-name="ce1"/>
          <table:table-cell office:value-type="string" office:string-value="" table:formula="of:=IF([.G56]&gt;2039;[.J56];&quot;&quot;)" table:style-name="ce3"/>
          <table:table-cell table:number-columns-repeated="13" table:style-name="ce1"/>
          <table:table-cell office:value-type="error" office:string-value="#N/A" table:formula="of:=IF([.L56]=&quot;&quot;;NA();[.L56])" table:style-name="ce2">
            <text:p>#N/A</text:p>
          </table:table-cell>
          <table:table-cell office:value-type="error" office:string-value="#N/A" table:formula="of:=IF([.M56]=&quot;&quot;;NA();[.M56])" table:style-name="ce1">
            <text:p>#N/A</text:p>
          </table:table-cell>
          <table:table-cell office:value-type="error" office:string-value="#N/A" table:formula="of:=IF([.N56]=&quot;&quot;;NA();[.N5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57]=2030;[.F57];&quot;&quot;)" table:style-name="ce1"/>
          <table:table-cell office:value-type="string" office:string-value="" table:formula="of:=IF([.G57]&gt;2039;[.J57];&quot;&quot;)" table:style-name="ce3"/>
          <table:table-cell table:number-columns-repeated="13" table:style-name="ce1"/>
          <table:table-cell office:value-type="error" office:string-value="#N/A" table:formula="of:=IF([.L57]=&quot;&quot;;NA();[.L57])" table:style-name="ce2">
            <text:p>#N/A</text:p>
          </table:table-cell>
          <table:table-cell office:value-type="error" office:string-value="#N/A" table:formula="of:=IF([.M57]=&quot;&quot;;NA();[.M57])" table:style-name="ce1">
            <text:p>#N/A</text:p>
          </table:table-cell>
          <table:table-cell office:value-type="error" office:string-value="#N/A" table:formula="of:=IF([.N57]=&quot;&quot;;NA();[.N5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58]=2030;[.F58];&quot;&quot;)" table:style-name="ce1"/>
          <table:table-cell office:value-type="string" office:string-value="" table:formula="of:=IF([.G58]&gt;2039;[.J58];&quot;&quot;)" table:style-name="ce3"/>
          <table:table-cell table:number-columns-repeated="13" table:style-name="ce1"/>
          <table:table-cell office:value-type="error" office:string-value="#N/A" table:formula="of:=IF([.L58]=&quot;&quot;;NA();[.L58])" table:style-name="ce2">
            <text:p>#N/A</text:p>
          </table:table-cell>
          <table:table-cell office:value-type="error" office:string-value="#N/A" table:formula="of:=IF([.M58]=&quot;&quot;;NA();[.M58])" table:style-name="ce1">
            <text:p>#N/A</text:p>
          </table:table-cell>
          <table:table-cell office:value-type="error" office:string-value="#N/A" table:formula="of:=IF([.N58]=&quot;&quot;;NA();[.N5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59]=2030;[.F59];&quot;&quot;)" table:style-name="ce1"/>
          <table:table-cell office:value-type="string" office:string-value="" table:formula="of:=IF([.G59]&gt;2039;[.J59];&quot;&quot;)" table:style-name="ce3"/>
          <table:table-cell table:number-columns-repeated="13" table:style-name="ce1"/>
          <table:table-cell office:value-type="error" office:string-value="#N/A" table:formula="of:=IF([.L59]=&quot;&quot;;NA();[.L59])" table:style-name="ce2">
            <text:p>#N/A</text:p>
          </table:table-cell>
          <table:table-cell office:value-type="error" office:string-value="#N/A" table:formula="of:=IF([.M59]=&quot;&quot;;NA();[.M59])" table:style-name="ce1">
            <text:p>#N/A</text:p>
          </table:table-cell>
          <table:table-cell office:value-type="error" office:string-value="#N/A" table:formula="of:=IF([.N59]=&quot;&quot;;NA();[.N5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0]=2030;[.F60];&quot;&quot;)" table:style-name="ce1"/>
          <table:table-cell office:value-type="string" office:string-value="" table:formula="of:=IF([.G60]&gt;2039;[.J60];&quot;&quot;)" table:style-name="ce3"/>
          <table:table-cell table:number-columns-repeated="13" table:style-name="ce1"/>
          <table:table-cell office:value-type="error" office:string-value="#N/A" table:formula="of:=IF([.L60]=&quot;&quot;;NA();[.L60])" table:style-name="ce2">
            <text:p>#N/A</text:p>
          </table:table-cell>
          <table:table-cell office:value-type="error" office:string-value="#N/A" table:formula="of:=IF([.M60]=&quot;&quot;;NA();[.M60])" table:style-name="ce1">
            <text:p>#N/A</text:p>
          </table:table-cell>
          <table:table-cell office:value-type="error" office:string-value="#N/A" table:formula="of:=IF([.N60]=&quot;&quot;;NA();[.N6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1]=2030;[.F61];&quot;&quot;)" table:style-name="ce1"/>
          <table:table-cell office:value-type="string" office:string-value="" table:formula="of:=IF([.G61]&gt;2039;[.J61];&quot;&quot;)" table:style-name="ce3"/>
          <table:table-cell table:number-columns-repeated="13" table:style-name="ce1"/>
          <table:table-cell office:value-type="error" office:string-value="#N/A" table:formula="of:=IF([.L61]=&quot;&quot;;NA();[.L61])" table:style-name="ce2">
            <text:p>#N/A</text:p>
          </table:table-cell>
          <table:table-cell office:value-type="error" office:string-value="#N/A" table:formula="of:=IF([.M61]=&quot;&quot;;NA();[.M61])" table:style-name="ce1">
            <text:p>#N/A</text:p>
          </table:table-cell>
          <table:table-cell office:value-type="error" office:string-value="#N/A" table:formula="of:=IF([.N61]=&quot;&quot;;NA();[.N6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2]=2030;[.F62];&quot;&quot;)" table:style-name="ce1"/>
          <table:table-cell office:value-type="string" office:string-value="" table:formula="of:=IF([.G62]&gt;2039;[.J62];&quot;&quot;)" table:style-name="ce3"/>
          <table:table-cell table:number-columns-repeated="13" table:style-name="ce1"/>
          <table:table-cell office:value-type="error" office:string-value="#N/A" table:formula="of:=IF([.L62]=&quot;&quot;;NA();[.L62])" table:style-name="ce2">
            <text:p>#N/A</text:p>
          </table:table-cell>
          <table:table-cell office:value-type="error" office:string-value="#N/A" table:formula="of:=IF([.M62]=&quot;&quot;;NA();[.M62])" table:style-name="ce1">
            <text:p>#N/A</text:p>
          </table:table-cell>
          <table:table-cell office:value-type="error" office:string-value="#N/A" table:formula="of:=IF([.N62]=&quot;&quot;;NA();[.N6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3]=2030;[.F63];&quot;&quot;)" table:style-name="ce1"/>
          <table:table-cell office:value-type="string" office:string-value="" table:formula="of:=IF([.G63]&gt;2039;[.J63];&quot;&quot;)" table:style-name="ce3"/>
          <table:table-cell table:number-columns-repeated="13" table:style-name="ce1"/>
          <table:table-cell office:value-type="error" office:string-value="#N/A" table:formula="of:=IF([.L63]=&quot;&quot;;NA();[.L63])" table:style-name="ce2">
            <text:p>#N/A</text:p>
          </table:table-cell>
          <table:table-cell office:value-type="error" office:string-value="#N/A" table:formula="of:=IF([.M63]=&quot;&quot;;NA();[.M63])" table:style-name="ce1">
            <text:p>#N/A</text:p>
          </table:table-cell>
          <table:table-cell office:value-type="error" office:string-value="#N/A" table:formula="of:=IF([.N63]=&quot;&quot;;NA();[.N6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4]=2030;[.F64];&quot;&quot;)" table:style-name="ce1"/>
          <table:table-cell office:value-type="string" office:string-value="" table:formula="of:=IF([.G64]&gt;2039;[.J64];&quot;&quot;)" table:style-name="ce3"/>
          <table:table-cell table:number-columns-repeated="13" table:style-name="ce1"/>
          <table:table-cell office:value-type="error" office:string-value="#N/A" table:formula="of:=IF([.L64]=&quot;&quot;;NA();[.L64])" table:style-name="ce2">
            <text:p>#N/A</text:p>
          </table:table-cell>
          <table:table-cell office:value-type="error" office:string-value="#N/A" table:formula="of:=IF([.M64]=&quot;&quot;;NA();[.M64])" table:style-name="ce1">
            <text:p>#N/A</text:p>
          </table:table-cell>
          <table:table-cell office:value-type="error" office:string-value="#N/A" table:formula="of:=IF([.N64]=&quot;&quot;;NA();[.N6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5]=2030;[.F65];&quot;&quot;)" table:style-name="ce1"/>
          <table:table-cell office:value-type="string" office:string-value="" table:formula="of:=IF([.G65]&gt;2039;[.J65];&quot;&quot;)" table:style-name="ce3"/>
          <table:table-cell table:number-columns-repeated="13" table:style-name="ce1"/>
          <table:table-cell office:value-type="error" office:string-value="#N/A" table:formula="of:=IF([.L65]=&quot;&quot;;NA();[.L65])" table:style-name="ce2">
            <text:p>#N/A</text:p>
          </table:table-cell>
          <table:table-cell office:value-type="error" office:string-value="#N/A" table:formula="of:=IF([.M65]=&quot;&quot;;NA();[.M65])" table:style-name="ce1">
            <text:p>#N/A</text:p>
          </table:table-cell>
          <table:table-cell office:value-type="error" office:string-value="#N/A" table:formula="of:=IF([.N65]=&quot;&quot;;NA();[.N6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6]=2030;[.F66];&quot;&quot;)" table:style-name="ce1"/>
          <table:table-cell office:value-type="string" office:string-value="" table:formula="of:=IF([.G66]&gt;2039;[.J66];&quot;&quot;)" table:style-name="ce3"/>
          <table:table-cell table:number-columns-repeated="13" table:style-name="ce1"/>
          <table:table-cell office:value-type="error" office:string-value="#N/A" table:formula="of:=IF([.L66]=&quot;&quot;;NA();[.L66])" table:style-name="ce2">
            <text:p>#N/A</text:p>
          </table:table-cell>
          <table:table-cell office:value-type="error" office:string-value="#N/A" table:formula="of:=IF([.M66]=&quot;&quot;;NA();[.M66])" table:style-name="ce1">
            <text:p>#N/A</text:p>
          </table:table-cell>
          <table:table-cell office:value-type="error" office:string-value="#N/A" table:formula="of:=IF([.N66]=&quot;&quot;;NA();[.N6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7]=2030;[.F67];&quot;&quot;)" table:style-name="ce1"/>
          <table:table-cell office:value-type="string" office:string-value="" table:formula="of:=IF([.G67]&gt;2039;[.J67];&quot;&quot;)" table:style-name="ce3"/>
          <table:table-cell table:number-columns-repeated="13" table:style-name="ce1"/>
          <table:table-cell office:value-type="error" office:string-value="#N/A" table:formula="of:=IF([.L67]=&quot;&quot;;NA();[.L67])" table:style-name="ce2">
            <text:p>#N/A</text:p>
          </table:table-cell>
          <table:table-cell office:value-type="error" office:string-value="#N/A" table:formula="of:=IF([.M67]=&quot;&quot;;NA();[.M67])" table:style-name="ce1">
            <text:p>#N/A</text:p>
          </table:table-cell>
          <table:table-cell office:value-type="error" office:string-value="#N/A" table:formula="of:=IF([.N67]=&quot;&quot;;NA();[.N6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8]=2030;[.F68];&quot;&quot;)" table:style-name="ce1"/>
          <table:table-cell office:value-type="string" office:string-value="" table:formula="of:=IF([.G68]&gt;2039;[.J68];&quot;&quot;)" table:style-name="ce3"/>
          <table:table-cell table:number-columns-repeated="13" table:style-name="ce1"/>
          <table:table-cell office:value-type="error" office:string-value="#N/A" table:formula="of:=IF([.L68]=&quot;&quot;;NA();[.L68])" table:style-name="ce2">
            <text:p>#N/A</text:p>
          </table:table-cell>
          <table:table-cell office:value-type="error" office:string-value="#N/A" table:formula="of:=IF([.M68]=&quot;&quot;;NA();[.M68])" table:style-name="ce1">
            <text:p>#N/A</text:p>
          </table:table-cell>
          <table:table-cell office:value-type="error" office:string-value="#N/A" table:formula="of:=IF([.N68]=&quot;&quot;;NA();[.N6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69]=2030;[.F69];&quot;&quot;)" table:style-name="ce1"/>
          <table:table-cell office:value-type="string" office:string-value="" table:formula="of:=IF([.G69]&gt;2039;[.J69];&quot;&quot;)" table:style-name="ce3"/>
          <table:table-cell table:number-columns-repeated="13" table:style-name="ce1"/>
          <table:table-cell office:value-type="error" office:string-value="#N/A" table:formula="of:=IF([.L69]=&quot;&quot;;NA();[.L69])" table:style-name="ce2">
            <text:p>#N/A</text:p>
          </table:table-cell>
          <table:table-cell office:value-type="error" office:string-value="#N/A" table:formula="of:=IF([.M69]=&quot;&quot;;NA();[.M69])" table:style-name="ce1">
            <text:p>#N/A</text:p>
          </table:table-cell>
          <table:table-cell office:value-type="error" office:string-value="#N/A" table:formula="of:=IF([.N69]=&quot;&quot;;NA();[.N6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0]=2030;[.F70];&quot;&quot;)" table:style-name="ce1"/>
          <table:table-cell office:value-type="string" office:string-value="" table:formula="of:=IF([.G70]&gt;2039;[.J70];&quot;&quot;)" table:style-name="ce3"/>
          <table:table-cell table:number-columns-repeated="13" table:style-name="ce1"/>
          <table:table-cell office:value-type="error" office:string-value="#N/A" table:formula="of:=IF([.L70]=&quot;&quot;;NA();[.L70])" table:style-name="ce2">
            <text:p>#N/A</text:p>
          </table:table-cell>
          <table:table-cell office:value-type="error" office:string-value="#N/A" table:formula="of:=IF([.M70]=&quot;&quot;;NA();[.M70])" table:style-name="ce1">
            <text:p>#N/A</text:p>
          </table:table-cell>
          <table:table-cell office:value-type="error" office:string-value="#N/A" table:formula="of:=IF([.N70]=&quot;&quot;;NA();[.N7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1]=2030;[.F71];&quot;&quot;)" table:style-name="ce1"/>
          <table:table-cell office:value-type="string" office:string-value="" table:formula="of:=IF([.G71]&gt;2039;[.J71];&quot;&quot;)" table:style-name="ce3"/>
          <table:table-cell table:number-columns-repeated="13" table:style-name="ce1"/>
          <table:table-cell office:value-type="error" office:string-value="#N/A" table:formula="of:=IF([.L71]=&quot;&quot;;NA();[.L71])" table:style-name="ce2">
            <text:p>#N/A</text:p>
          </table:table-cell>
          <table:table-cell office:value-type="error" office:string-value="#N/A" table:formula="of:=IF([.M71]=&quot;&quot;;NA();[.M71])" table:style-name="ce1">
            <text:p>#N/A</text:p>
          </table:table-cell>
          <table:table-cell office:value-type="error" office:string-value="#N/A" table:formula="of:=IF([.N71]=&quot;&quot;;NA();[.N7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2]=2030;[.F72];&quot;&quot;)" table:style-name="ce1"/>
          <table:table-cell office:value-type="string" office:string-value="" table:formula="of:=IF([.G72]&gt;2039;[.J72];&quot;&quot;)" table:style-name="ce3"/>
          <table:table-cell table:number-columns-repeated="13" table:style-name="ce1"/>
          <table:table-cell office:value-type="error" office:string-value="#N/A" table:formula="of:=IF([.L72]=&quot;&quot;;NA();[.L72])" table:style-name="ce2">
            <text:p>#N/A</text:p>
          </table:table-cell>
          <table:table-cell office:value-type="error" office:string-value="#N/A" table:formula="of:=IF([.M72]=&quot;&quot;;NA();[.M72])" table:style-name="ce1">
            <text:p>#N/A</text:p>
          </table:table-cell>
          <table:table-cell office:value-type="error" office:string-value="#N/A" table:formula="of:=IF([.N72]=&quot;&quot;;NA();[.N7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3]=2030;[.F73];&quot;&quot;)" table:style-name="ce1"/>
          <table:table-cell office:value-type="string" office:string-value="" table:formula="of:=IF([.G73]&gt;2039;[.J73];&quot;&quot;)" table:style-name="ce3"/>
          <table:table-cell table:number-columns-repeated="13" table:style-name="ce1"/>
          <table:table-cell office:value-type="error" office:string-value="#N/A" table:formula="of:=IF([.L73]=&quot;&quot;;NA();[.L73])" table:style-name="ce2">
            <text:p>#N/A</text:p>
          </table:table-cell>
          <table:table-cell office:value-type="error" office:string-value="#N/A" table:formula="of:=IF([.M73]=&quot;&quot;;NA();[.M73])" table:style-name="ce1">
            <text:p>#N/A</text:p>
          </table:table-cell>
          <table:table-cell office:value-type="error" office:string-value="#N/A" table:formula="of:=IF([.N73]=&quot;&quot;;NA();[.N7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4]=2030;[.F74];&quot;&quot;)" table:style-name="ce1"/>
          <table:table-cell office:value-type="string" office:string-value="" table:formula="of:=IF([.G74]&gt;2039;[.J74];&quot;&quot;)" table:style-name="ce3"/>
          <table:table-cell table:number-columns-repeated="13" table:style-name="ce1"/>
          <table:table-cell office:value-type="error" office:string-value="#N/A" table:formula="of:=IF([.L74]=&quot;&quot;;NA();[.L74])" table:style-name="ce2">
            <text:p>#N/A</text:p>
          </table:table-cell>
          <table:table-cell office:value-type="error" office:string-value="#N/A" table:formula="of:=IF([.M74]=&quot;&quot;;NA();[.M74])" table:style-name="ce1">
            <text:p>#N/A</text:p>
          </table:table-cell>
          <table:table-cell office:value-type="error" office:string-value="#N/A" table:formula="of:=IF([.N74]=&quot;&quot;;NA();[.N7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5]=2030;[.F75];&quot;&quot;)" table:style-name="ce1"/>
          <table:table-cell office:value-type="string" office:string-value="" table:formula="of:=IF([.G75]&gt;2039;[.J75];&quot;&quot;)" table:style-name="ce3"/>
          <table:table-cell table:number-columns-repeated="13" table:style-name="ce1"/>
          <table:table-cell office:value-type="error" office:string-value="#N/A" table:formula="of:=IF([.L75]=&quot;&quot;;NA();[.L75])" table:style-name="ce2">
            <text:p>#N/A</text:p>
          </table:table-cell>
          <table:table-cell office:value-type="error" office:string-value="#N/A" table:formula="of:=IF([.M75]=&quot;&quot;;NA();[.M75])" table:style-name="ce1">
            <text:p>#N/A</text:p>
          </table:table-cell>
          <table:table-cell office:value-type="error" office:string-value="#N/A" table:formula="of:=IF([.N75]=&quot;&quot;;NA();[.N7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6]=2030;[.F76];&quot;&quot;)" table:style-name="ce1"/>
          <table:table-cell office:value-type="string" office:string-value="" table:formula="of:=IF([.G76]&gt;2039;[.J76];&quot;&quot;)" table:style-name="ce3"/>
          <table:table-cell table:number-columns-repeated="13" table:style-name="ce1"/>
          <table:table-cell office:value-type="error" office:string-value="#N/A" table:formula="of:=IF([.L76]=&quot;&quot;;NA();[.L76])" table:style-name="ce2">
            <text:p>#N/A</text:p>
          </table:table-cell>
          <table:table-cell office:value-type="error" office:string-value="#N/A" table:formula="of:=IF([.M76]=&quot;&quot;;NA();[.M76])" table:style-name="ce1">
            <text:p>#N/A</text:p>
          </table:table-cell>
          <table:table-cell office:value-type="error" office:string-value="#N/A" table:formula="of:=IF([.N76]=&quot;&quot;;NA();[.N7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7]=2030;[.F77];&quot;&quot;)" table:style-name="ce1"/>
          <table:table-cell office:value-type="string" office:string-value="" table:formula="of:=IF([.G77]&gt;2039;[.J77];&quot;&quot;)" table:style-name="ce3"/>
          <table:table-cell table:number-columns-repeated="13" table:style-name="ce1"/>
          <table:table-cell office:value-type="error" office:string-value="#N/A" table:formula="of:=IF([.L77]=&quot;&quot;;NA();[.L77])" table:style-name="ce2">
            <text:p>#N/A</text:p>
          </table:table-cell>
          <table:table-cell office:value-type="error" office:string-value="#N/A" table:formula="of:=IF([.M77]=&quot;&quot;;NA();[.M77])" table:style-name="ce1">
            <text:p>#N/A</text:p>
          </table:table-cell>
          <table:table-cell office:value-type="error" office:string-value="#N/A" table:formula="of:=IF([.N77]=&quot;&quot;;NA();[.N7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8]=2030;[.F78];&quot;&quot;)" table:style-name="ce1"/>
          <table:table-cell office:value-type="string" office:string-value="" table:formula="of:=IF([.G78]&gt;2039;[.J78];&quot;&quot;)" table:style-name="ce3"/>
          <table:table-cell table:number-columns-repeated="13" table:style-name="ce1"/>
          <table:table-cell office:value-type="error" office:string-value="#N/A" table:formula="of:=IF([.L78]=&quot;&quot;;NA();[.L78])" table:style-name="ce2">
            <text:p>#N/A</text:p>
          </table:table-cell>
          <table:table-cell office:value-type="error" office:string-value="#N/A" table:formula="of:=IF([.M78]=&quot;&quot;;NA();[.M78])" table:style-name="ce1">
            <text:p>#N/A</text:p>
          </table:table-cell>
          <table:table-cell office:value-type="error" office:string-value="#N/A" table:formula="of:=IF([.N78]=&quot;&quot;;NA();[.N7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79]=2030;[.F79];&quot;&quot;)" table:style-name="ce1"/>
          <table:table-cell office:value-type="string" office:string-value="" table:formula="of:=IF([.G79]&gt;2039;[.J79];&quot;&quot;)" table:style-name="ce3"/>
          <table:table-cell table:number-columns-repeated="13" table:style-name="ce1"/>
          <table:table-cell office:value-type="error" office:string-value="#N/A" table:formula="of:=IF([.L79]=&quot;&quot;;NA();[.L79])" table:style-name="ce2">
            <text:p>#N/A</text:p>
          </table:table-cell>
          <table:table-cell office:value-type="error" office:string-value="#N/A" table:formula="of:=IF([.M79]=&quot;&quot;;NA();[.M79])" table:style-name="ce1">
            <text:p>#N/A</text:p>
          </table:table-cell>
          <table:table-cell office:value-type="error" office:string-value="#N/A" table:formula="of:=IF([.N79]=&quot;&quot;;NA();[.N7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0]=2030;[.F80];&quot;&quot;)" table:style-name="ce1"/>
          <table:table-cell office:value-type="string" office:string-value="" table:formula="of:=IF([.G80]&gt;2039;[.J80];&quot;&quot;)" table:style-name="ce3"/>
          <table:table-cell table:number-columns-repeated="13" table:style-name="ce1"/>
          <table:table-cell office:value-type="error" office:string-value="#N/A" table:formula="of:=IF([.L80]=&quot;&quot;;NA();[.L80])" table:style-name="ce2">
            <text:p>#N/A</text:p>
          </table:table-cell>
          <table:table-cell office:value-type="error" office:string-value="#N/A" table:formula="of:=IF([.M80]=&quot;&quot;;NA();[.M80])" table:style-name="ce1">
            <text:p>#N/A</text:p>
          </table:table-cell>
          <table:table-cell office:value-type="error" office:string-value="#N/A" table:formula="of:=IF([.N80]=&quot;&quot;;NA();[.N8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1]=2030;[.F81];&quot;&quot;)" table:style-name="ce1"/>
          <table:table-cell office:value-type="string" office:string-value="" table:formula="of:=IF([.G81]&gt;2039;[.J81];&quot;&quot;)" table:style-name="ce3"/>
          <table:table-cell table:number-columns-repeated="13" table:style-name="ce1"/>
          <table:table-cell office:value-type="error" office:string-value="#N/A" table:formula="of:=IF([.L81]=&quot;&quot;;NA();[.L81])" table:style-name="ce2">
            <text:p>#N/A</text:p>
          </table:table-cell>
          <table:table-cell office:value-type="error" office:string-value="#N/A" table:formula="of:=IF([.M81]=&quot;&quot;;NA();[.M81])" table:style-name="ce1">
            <text:p>#N/A</text:p>
          </table:table-cell>
          <table:table-cell office:value-type="error" office:string-value="#N/A" table:formula="of:=IF([.N81]=&quot;&quot;;NA();[.N8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2]=2030;[.F82];&quot;&quot;)" table:style-name="ce1"/>
          <table:table-cell office:value-type="string" office:string-value="" table:formula="of:=IF([.G82]&gt;2039;[.J82];&quot;&quot;)" table:style-name="ce3"/>
          <table:table-cell table:number-columns-repeated="13" table:style-name="ce1"/>
          <table:table-cell office:value-type="error" office:string-value="#N/A" table:formula="of:=IF([.L82]=&quot;&quot;;NA();[.L82])" table:style-name="ce2">
            <text:p>#N/A</text:p>
          </table:table-cell>
          <table:table-cell office:value-type="error" office:string-value="#N/A" table:formula="of:=IF([.M82]=&quot;&quot;;NA();[.M82])" table:style-name="ce1">
            <text:p>#N/A</text:p>
          </table:table-cell>
          <table:table-cell office:value-type="error" office:string-value="#N/A" table:formula="of:=IF([.N82]=&quot;&quot;;NA();[.N8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3]=2030;[.F83];&quot;&quot;)" table:style-name="ce1"/>
          <table:table-cell office:value-type="string" office:string-value="" table:formula="of:=IF([.G83]&gt;2039;[.J83];&quot;&quot;)" table:style-name="ce3"/>
          <table:table-cell table:number-columns-repeated="13" table:style-name="ce1"/>
          <table:table-cell office:value-type="error" office:string-value="#N/A" table:formula="of:=IF([.L83]=&quot;&quot;;NA();[.L83])" table:style-name="ce2">
            <text:p>#N/A</text:p>
          </table:table-cell>
          <table:table-cell office:value-type="error" office:string-value="#N/A" table:formula="of:=IF([.M83]=&quot;&quot;;NA();[.M83])" table:style-name="ce1">
            <text:p>#N/A</text:p>
          </table:table-cell>
          <table:table-cell office:value-type="error" office:string-value="#N/A" table:formula="of:=IF([.N83]=&quot;&quot;;NA();[.N8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4]=2030;[.F84];&quot;&quot;)" table:style-name="ce1"/>
          <table:table-cell office:value-type="string" office:string-value="" table:formula="of:=IF([.G84]&gt;2039;[.J84];&quot;&quot;)" table:style-name="ce3"/>
          <table:table-cell table:number-columns-repeated="13" table:style-name="ce1"/>
          <table:table-cell office:value-type="error" office:string-value="#N/A" table:formula="of:=IF([.L84]=&quot;&quot;;NA();[.L84])" table:style-name="ce2">
            <text:p>#N/A</text:p>
          </table:table-cell>
          <table:table-cell office:value-type="error" office:string-value="#N/A" table:formula="of:=IF([.M84]=&quot;&quot;;NA();[.M84])" table:style-name="ce1">
            <text:p>#N/A</text:p>
          </table:table-cell>
          <table:table-cell office:value-type="error" office:string-value="#N/A" table:formula="of:=IF([.N84]=&quot;&quot;;NA();[.N8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5]=2030;[.F85];&quot;&quot;)" table:style-name="ce1"/>
          <table:table-cell office:value-type="string" office:string-value="" table:formula="of:=IF([.G85]&gt;2039;[.J85];&quot;&quot;)" table:style-name="ce3"/>
          <table:table-cell table:number-columns-repeated="13" table:style-name="ce1"/>
          <table:table-cell office:value-type="error" office:string-value="#N/A" table:formula="of:=IF([.L85]=&quot;&quot;;NA();[.L85])" table:style-name="ce2">
            <text:p>#N/A</text:p>
          </table:table-cell>
          <table:table-cell office:value-type="error" office:string-value="#N/A" table:formula="of:=IF([.M85]=&quot;&quot;;NA();[.M85])" table:style-name="ce1">
            <text:p>#N/A</text:p>
          </table:table-cell>
          <table:table-cell office:value-type="error" office:string-value="#N/A" table:formula="of:=IF([.N85]=&quot;&quot;;NA();[.N8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6]=2030;[.F86];&quot;&quot;)" table:style-name="ce1"/>
          <table:table-cell office:value-type="string" office:string-value="" table:formula="of:=IF([.G86]&gt;2039;[.J86];&quot;&quot;)" table:style-name="ce3"/>
          <table:table-cell table:number-columns-repeated="13" table:style-name="ce1"/>
          <table:table-cell office:value-type="error" office:string-value="#N/A" table:formula="of:=IF([.L86]=&quot;&quot;;NA();[.L86])" table:style-name="ce2">
            <text:p>#N/A</text:p>
          </table:table-cell>
          <table:table-cell office:value-type="error" office:string-value="#N/A" table:formula="of:=IF([.M86]=&quot;&quot;;NA();[.M86])" table:style-name="ce1">
            <text:p>#N/A</text:p>
          </table:table-cell>
          <table:table-cell office:value-type="error" office:string-value="#N/A" table:formula="of:=IF([.N86]=&quot;&quot;;NA();[.N8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7]=2030;[.F87];&quot;&quot;)" table:style-name="ce1"/>
          <table:table-cell office:value-type="string" office:string-value="" table:formula="of:=IF([.G87]&gt;2039;[.J87];&quot;&quot;)" table:style-name="ce3"/>
          <table:table-cell table:number-columns-repeated="13" table:style-name="ce1"/>
          <table:table-cell office:value-type="error" office:string-value="#N/A" table:formula="of:=IF([.L87]=&quot;&quot;;NA();[.L87])" table:style-name="ce2">
            <text:p>#N/A</text:p>
          </table:table-cell>
          <table:table-cell office:value-type="error" office:string-value="#N/A" table:formula="of:=IF([.M87]=&quot;&quot;;NA();[.M87])" table:style-name="ce1">
            <text:p>#N/A</text:p>
          </table:table-cell>
          <table:table-cell office:value-type="error" office:string-value="#N/A" table:formula="of:=IF([.N87]=&quot;&quot;;NA();[.N8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8]=2030;[.F88];&quot;&quot;)" table:style-name="ce1"/>
          <table:table-cell office:value-type="string" office:string-value="" table:formula="of:=IF([.G88]&gt;2039;[.J88];&quot;&quot;)" table:style-name="ce3"/>
          <table:table-cell table:number-columns-repeated="13" table:style-name="ce1"/>
          <table:table-cell office:value-type="error" office:string-value="#N/A" table:formula="of:=IF([.L88]=&quot;&quot;;NA();[.L88])" table:style-name="ce2">
            <text:p>#N/A</text:p>
          </table:table-cell>
          <table:table-cell office:value-type="error" office:string-value="#N/A" table:formula="of:=IF([.M88]=&quot;&quot;;NA();[.M88])" table:style-name="ce1">
            <text:p>#N/A</text:p>
          </table:table-cell>
          <table:table-cell office:value-type="error" office:string-value="#N/A" table:formula="of:=IF([.N88]=&quot;&quot;;NA();[.N8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89]=2030;[.F89];&quot;&quot;)" table:style-name="ce1"/>
          <table:table-cell office:value-type="string" office:string-value="" table:formula="of:=IF([.G89]&gt;2039;[.J89];&quot;&quot;)" table:style-name="ce3"/>
          <table:table-cell table:number-columns-repeated="13" table:style-name="ce1"/>
          <table:table-cell office:value-type="error" office:string-value="#N/A" table:formula="of:=IF([.L89]=&quot;&quot;;NA();[.L89])" table:style-name="ce2">
            <text:p>#N/A</text:p>
          </table:table-cell>
          <table:table-cell office:value-type="error" office:string-value="#N/A" table:formula="of:=IF([.M89]=&quot;&quot;;NA();[.M89])" table:style-name="ce1">
            <text:p>#N/A</text:p>
          </table:table-cell>
          <table:table-cell office:value-type="error" office:string-value="#N/A" table:formula="of:=IF([.N89]=&quot;&quot;;NA();[.N8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0]=2030;[.F90];&quot;&quot;)" table:style-name="ce1"/>
          <table:table-cell office:value-type="string" office:string-value="" table:formula="of:=IF([.G90]&gt;2039;[.J90];&quot;&quot;)" table:style-name="ce3"/>
          <table:table-cell table:number-columns-repeated="13" table:style-name="ce1"/>
          <table:table-cell office:value-type="error" office:string-value="#N/A" table:formula="of:=IF([.L90]=&quot;&quot;;NA();[.L90])" table:style-name="ce2">
            <text:p>#N/A</text:p>
          </table:table-cell>
          <table:table-cell office:value-type="error" office:string-value="#N/A" table:formula="of:=IF([.M90]=&quot;&quot;;NA();[.M90])" table:style-name="ce1">
            <text:p>#N/A</text:p>
          </table:table-cell>
          <table:table-cell office:value-type="error" office:string-value="#N/A" table:formula="of:=IF([.N90]=&quot;&quot;;NA();[.N9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1]=2030;[.F91];&quot;&quot;)" table:style-name="ce1"/>
          <table:table-cell office:value-type="string" office:string-value="" table:formula="of:=IF([.G91]&gt;2039;[.J91];&quot;&quot;)" table:style-name="ce3"/>
          <table:table-cell table:number-columns-repeated="13" table:style-name="ce1"/>
          <table:table-cell office:value-type="error" office:string-value="#N/A" table:formula="of:=IF([.L91]=&quot;&quot;;NA();[.L91])" table:style-name="ce2">
            <text:p>#N/A</text:p>
          </table:table-cell>
          <table:table-cell office:value-type="error" office:string-value="#N/A" table:formula="of:=IF([.M91]=&quot;&quot;;NA();[.M91])" table:style-name="ce1">
            <text:p>#N/A</text:p>
          </table:table-cell>
          <table:table-cell office:value-type="error" office:string-value="#N/A" table:formula="of:=IF([.N91]=&quot;&quot;;NA();[.N9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2]=2030;[.F92];&quot;&quot;)" table:style-name="ce1"/>
          <table:table-cell office:value-type="string" office:string-value="" table:formula="of:=IF([.G92]&gt;2039;[.J92];&quot;&quot;)" table:style-name="ce3"/>
          <table:table-cell table:number-columns-repeated="13" table:style-name="ce1"/>
          <table:table-cell office:value-type="error" office:string-value="#N/A" table:formula="of:=IF([.L92]=&quot;&quot;;NA();[.L92])" table:style-name="ce2">
            <text:p>#N/A</text:p>
          </table:table-cell>
          <table:table-cell office:value-type="error" office:string-value="#N/A" table:formula="of:=IF([.M92]=&quot;&quot;;NA();[.M92])" table:style-name="ce1">
            <text:p>#N/A</text:p>
          </table:table-cell>
          <table:table-cell office:value-type="error" office:string-value="#N/A" table:formula="of:=IF([.N92]=&quot;&quot;;NA();[.N9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3]=2030;[.F93];&quot;&quot;)" table:style-name="ce1"/>
          <table:table-cell office:value-type="string" office:string-value="" table:formula="of:=IF([.G93]&gt;2039;[.J93];&quot;&quot;)" table:style-name="ce3"/>
          <table:table-cell table:number-columns-repeated="13" table:style-name="ce1"/>
          <table:table-cell office:value-type="error" office:string-value="#N/A" table:formula="of:=IF([.L93]=&quot;&quot;;NA();[.L93])" table:style-name="ce2">
            <text:p>#N/A</text:p>
          </table:table-cell>
          <table:table-cell office:value-type="error" office:string-value="#N/A" table:formula="of:=IF([.M93]=&quot;&quot;;NA();[.M93])" table:style-name="ce1">
            <text:p>#N/A</text:p>
          </table:table-cell>
          <table:table-cell office:value-type="error" office:string-value="#N/A" table:formula="of:=IF([.N93]=&quot;&quot;;NA();[.N9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4]=2030;[.F94];&quot;&quot;)" table:style-name="ce1"/>
          <table:table-cell office:value-type="string" office:string-value="" table:formula="of:=IF([.G94]&gt;2039;[.J94];&quot;&quot;)" table:style-name="ce3"/>
          <table:table-cell table:number-columns-repeated="13" table:style-name="ce1"/>
          <table:table-cell office:value-type="error" office:string-value="#N/A" table:formula="of:=IF([.L94]=&quot;&quot;;NA();[.L94])" table:style-name="ce2">
            <text:p>#N/A</text:p>
          </table:table-cell>
          <table:table-cell office:value-type="error" office:string-value="#N/A" table:formula="of:=IF([.M94]=&quot;&quot;;NA();[.M94])" table:style-name="ce1">
            <text:p>#N/A</text:p>
          </table:table-cell>
          <table:table-cell office:value-type="error" office:string-value="#N/A" table:formula="of:=IF([.N94]=&quot;&quot;;NA();[.N9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5]=2030;[.F95];&quot;&quot;)" table:style-name="ce1"/>
          <table:table-cell office:value-type="string" office:string-value="" table:formula="of:=IF([.G95]&gt;2039;[.J95];&quot;&quot;)" table:style-name="ce3"/>
          <table:table-cell table:number-columns-repeated="13" table:style-name="ce1"/>
          <table:table-cell office:value-type="error" office:string-value="#N/A" table:formula="of:=IF([.L95]=&quot;&quot;;NA();[.L95])" table:style-name="ce2">
            <text:p>#N/A</text:p>
          </table:table-cell>
          <table:table-cell office:value-type="error" office:string-value="#N/A" table:formula="of:=IF([.M95]=&quot;&quot;;NA();[.M95])" table:style-name="ce1">
            <text:p>#N/A</text:p>
          </table:table-cell>
          <table:table-cell office:value-type="error" office:string-value="#N/A" table:formula="of:=IF([.N95]=&quot;&quot;;NA();[.N9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6]=2030;[.F96];&quot;&quot;)" table:style-name="ce1"/>
          <table:table-cell office:value-type="string" office:string-value="" table:formula="of:=IF([.G96]&gt;2039;[.J96];&quot;&quot;)" table:style-name="ce3"/>
          <table:table-cell table:number-columns-repeated="13" table:style-name="ce1"/>
          <table:table-cell office:value-type="error" office:string-value="#N/A" table:formula="of:=IF([.L96]=&quot;&quot;;NA();[.L96])" table:style-name="ce2">
            <text:p>#N/A</text:p>
          </table:table-cell>
          <table:table-cell office:value-type="error" office:string-value="#N/A" table:formula="of:=IF([.M96]=&quot;&quot;;NA();[.M96])" table:style-name="ce1">
            <text:p>#N/A</text:p>
          </table:table-cell>
          <table:table-cell office:value-type="error" office:string-value="#N/A" table:formula="of:=IF([.N96]=&quot;&quot;;NA();[.N9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7]=2030;[.F97];&quot;&quot;)" table:style-name="ce1"/>
          <table:table-cell office:value-type="string" office:string-value="" table:formula="of:=IF([.G97]&gt;2039;[.J97];&quot;&quot;)" table:style-name="ce3"/>
          <table:table-cell table:number-columns-repeated="13" table:style-name="ce1"/>
          <table:table-cell office:value-type="error" office:string-value="#N/A" table:formula="of:=IF([.L97]=&quot;&quot;;NA();[.L97])" table:style-name="ce2">
            <text:p>#N/A</text:p>
          </table:table-cell>
          <table:table-cell office:value-type="error" office:string-value="#N/A" table:formula="of:=IF([.M97]=&quot;&quot;;NA();[.M97])" table:style-name="ce1">
            <text:p>#N/A</text:p>
          </table:table-cell>
          <table:table-cell office:value-type="error" office:string-value="#N/A" table:formula="of:=IF([.N97]=&quot;&quot;;NA();[.N9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8]=2030;[.F98];&quot;&quot;)" table:style-name="ce1"/>
          <table:table-cell office:value-type="string" office:string-value="" table:formula="of:=IF([.G98]&gt;2039;[.J98];&quot;&quot;)" table:style-name="ce3"/>
          <table:table-cell table:number-columns-repeated="13" table:style-name="ce1"/>
          <table:table-cell office:value-type="error" office:string-value="#N/A" table:formula="of:=IF([.L98]=&quot;&quot;;NA();[.L98])" table:style-name="ce2">
            <text:p>#N/A</text:p>
          </table:table-cell>
          <table:table-cell office:value-type="error" office:string-value="#N/A" table:formula="of:=IF([.M98]=&quot;&quot;;NA();[.M98])" table:style-name="ce1">
            <text:p>#N/A</text:p>
          </table:table-cell>
          <table:table-cell office:value-type="error" office:string-value="#N/A" table:formula="of:=IF([.N98]=&quot;&quot;;NA();[.N9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99]=2030;[.F99];&quot;&quot;)" table:style-name="ce1"/>
          <table:table-cell office:value-type="string" office:string-value="" table:formula="of:=IF([.G99]&gt;2039;[.J99];&quot;&quot;)" table:style-name="ce3"/>
          <table:table-cell table:number-columns-repeated="13" table:style-name="ce1"/>
          <table:table-cell office:value-type="error" office:string-value="#N/A" table:formula="of:=IF([.L99]=&quot;&quot;;NA();[.L99])" table:style-name="ce2">
            <text:p>#N/A</text:p>
          </table:table-cell>
          <table:table-cell office:value-type="error" office:string-value="#N/A" table:formula="of:=IF([.M99]=&quot;&quot;;NA();[.M99])" table:style-name="ce1">
            <text:p>#N/A</text:p>
          </table:table-cell>
          <table:table-cell office:value-type="error" office:string-value="#N/A" table:formula="of:=IF([.N99]=&quot;&quot;;NA();[.N9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0]=2030;[.F10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0]=&quot;&quot;;NA();[.L100])" table:style-name="ce2">
            <text:p>#N/A</text:p>
          </table:table-cell>
          <table:table-cell office:value-type="error" office:string-value="#N/A" table:formula="of:=IF([.M100]=&quot;&quot;;NA();[.M100])" table:style-name="ce1">
            <text:p>#N/A</text:p>
          </table:table-cell>
          <table:table-cell office:value-type="error" office:string-value="#N/A" table:formula="of:=IF([.N100]=&quot;&quot;;NA();[.N10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1]=2030;[.F10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1]=&quot;&quot;;NA();[.L101])" table:style-name="ce2">
            <text:p>#N/A</text:p>
          </table:table-cell>
          <table:table-cell office:value-type="error" office:string-value="#N/A" table:formula="of:=IF([.M101]=&quot;&quot;;NA();[.M101])" table:style-name="ce1">
            <text:p>#N/A</text:p>
          </table:table-cell>
          <table:table-cell office:value-type="error" office:string-value="#N/A" table:formula="of:=IF([.N101]=&quot;&quot;;NA();[.N10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2]=2030;[.F10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2]=&quot;&quot;;NA();[.L102])" table:style-name="ce2">
            <text:p>#N/A</text:p>
          </table:table-cell>
          <table:table-cell office:value-type="error" office:string-value="#N/A" table:formula="of:=IF([.M102]=&quot;&quot;;NA();[.M102])" table:style-name="ce1">
            <text:p>#N/A</text:p>
          </table:table-cell>
          <table:table-cell office:value-type="error" office:string-value="#N/A" table:formula="of:=IF([.N102]=&quot;&quot;;NA();[.N10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3]=2030;[.F10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3]=&quot;&quot;;NA();[.L103])" table:style-name="ce2">
            <text:p>#N/A</text:p>
          </table:table-cell>
          <table:table-cell office:value-type="error" office:string-value="#N/A" table:formula="of:=IF([.M103]=&quot;&quot;;NA();[.M103])" table:style-name="ce1">
            <text:p>#N/A</text:p>
          </table:table-cell>
          <table:table-cell office:value-type="error" office:string-value="#N/A" table:formula="of:=IF([.N103]=&quot;&quot;;NA();[.N10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4]=2030;[.F10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4]=&quot;&quot;;NA();[.L104])" table:style-name="ce2">
            <text:p>#N/A</text:p>
          </table:table-cell>
          <table:table-cell office:value-type="error" office:string-value="#N/A" table:formula="of:=IF([.M104]=&quot;&quot;;NA();[.M104])" table:style-name="ce1">
            <text:p>#N/A</text:p>
          </table:table-cell>
          <table:table-cell office:value-type="error" office:string-value="#N/A" table:formula="of:=IF([.N104]=&quot;&quot;;NA();[.N10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5]=2030;[.F10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5]=&quot;&quot;;NA();[.L105])" table:style-name="ce2">
            <text:p>#N/A</text:p>
          </table:table-cell>
          <table:table-cell office:value-type="error" office:string-value="#N/A" table:formula="of:=IF([.M105]=&quot;&quot;;NA();[.M105])" table:style-name="ce1">
            <text:p>#N/A</text:p>
          </table:table-cell>
          <table:table-cell office:value-type="error" office:string-value="#N/A" table:formula="of:=IF([.N105]=&quot;&quot;;NA();[.N10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6]=2030;[.F10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6]=&quot;&quot;;NA();[.L106])" table:style-name="ce2">
            <text:p>#N/A</text:p>
          </table:table-cell>
          <table:table-cell office:value-type="error" office:string-value="#N/A" table:formula="of:=IF([.M106]=&quot;&quot;;NA();[.M106])" table:style-name="ce1">
            <text:p>#N/A</text:p>
          </table:table-cell>
          <table:table-cell office:value-type="error" office:string-value="#N/A" table:formula="of:=IF([.N106]=&quot;&quot;;NA();[.N10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7]=2030;[.F10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7]=&quot;&quot;;NA();[.L107])" table:style-name="ce2">
            <text:p>#N/A</text:p>
          </table:table-cell>
          <table:table-cell office:value-type="error" office:string-value="#N/A" table:formula="of:=IF([.M107]=&quot;&quot;;NA();[.M107])" table:style-name="ce1">
            <text:p>#N/A</text:p>
          </table:table-cell>
          <table:table-cell office:value-type="error" office:string-value="#N/A" table:formula="of:=IF([.N107]=&quot;&quot;;NA();[.N10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8]=2030;[.F10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8]=&quot;&quot;;NA();[.L108])" table:style-name="ce2">
            <text:p>#N/A</text:p>
          </table:table-cell>
          <table:table-cell office:value-type="error" office:string-value="#N/A" table:formula="of:=IF([.M108]=&quot;&quot;;NA();[.M108])" table:style-name="ce1">
            <text:p>#N/A</text:p>
          </table:table-cell>
          <table:table-cell office:value-type="error" office:string-value="#N/A" table:formula="of:=IF([.N108]=&quot;&quot;;NA();[.N10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09]=2030;[.F10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9]=&quot;&quot;;NA();[.L109])" table:style-name="ce2">
            <text:p>#N/A</text:p>
          </table:table-cell>
          <table:table-cell office:value-type="error" office:string-value="#N/A" table:formula="of:=IF([.M109]=&quot;&quot;;NA();[.M109])" table:style-name="ce1">
            <text:p>#N/A</text:p>
          </table:table-cell>
          <table:table-cell office:value-type="error" office:string-value="#N/A" table:formula="of:=IF([.N109]=&quot;&quot;;NA();[.N10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0]=2030;[.F11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0]=&quot;&quot;;NA();[.L110])" table:style-name="ce2">
            <text:p>#N/A</text:p>
          </table:table-cell>
          <table:table-cell office:value-type="error" office:string-value="#N/A" table:formula="of:=IF([.M110]=&quot;&quot;;NA();[.M110])" table:style-name="ce1">
            <text:p>#N/A</text:p>
          </table:table-cell>
          <table:table-cell office:value-type="error" office:string-value="#N/A" table:formula="of:=IF([.N110]=&quot;&quot;;NA();[.N1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1]=2030;[.F11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1]=&quot;&quot;;NA();[.L111])" table:style-name="ce2">
            <text:p>#N/A</text:p>
          </table:table-cell>
          <table:table-cell office:value-type="error" office:string-value="#N/A" table:formula="of:=IF([.M111]=&quot;&quot;;NA();[.M111])" table:style-name="ce1">
            <text:p>#N/A</text:p>
          </table:table-cell>
          <table:table-cell office:value-type="error" office:string-value="#N/A" table:formula="of:=IF([.N111]=&quot;&quot;;NA();[.N1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2]=2030;[.F11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2]=&quot;&quot;;NA();[.L112])" table:style-name="ce2">
            <text:p>#N/A</text:p>
          </table:table-cell>
          <table:table-cell office:value-type="error" office:string-value="#N/A" table:formula="of:=IF([.M112]=&quot;&quot;;NA();[.M112])" table:style-name="ce1">
            <text:p>#N/A</text:p>
          </table:table-cell>
          <table:table-cell office:value-type="error" office:string-value="#N/A" table:formula="of:=IF([.N112]=&quot;&quot;;NA();[.N1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3]=2030;[.F11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3]=&quot;&quot;;NA();[.L113])" table:style-name="ce2">
            <text:p>#N/A</text:p>
          </table:table-cell>
          <table:table-cell office:value-type="error" office:string-value="#N/A" table:formula="of:=IF([.M113]=&quot;&quot;;NA();[.M113])" table:style-name="ce1">
            <text:p>#N/A</text:p>
          </table:table-cell>
          <table:table-cell office:value-type="error" office:string-value="#N/A" table:formula="of:=IF([.N113]=&quot;&quot;;NA();[.N1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4]=2030;[.F11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4]=&quot;&quot;;NA();[.L114])" table:style-name="ce2">
            <text:p>#N/A</text:p>
          </table:table-cell>
          <table:table-cell office:value-type="error" office:string-value="#N/A" table:formula="of:=IF([.M114]=&quot;&quot;;NA();[.M114])" table:style-name="ce1">
            <text:p>#N/A</text:p>
          </table:table-cell>
          <table:table-cell office:value-type="error" office:string-value="#N/A" table:formula="of:=IF([.N114]=&quot;&quot;;NA();[.N1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5]=2030;[.F11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5]=&quot;&quot;;NA();[.L115])" table:style-name="ce2">
            <text:p>#N/A</text:p>
          </table:table-cell>
          <table:table-cell office:value-type="error" office:string-value="#N/A" table:formula="of:=IF([.M115]=&quot;&quot;;NA();[.M115])" table:style-name="ce1">
            <text:p>#N/A</text:p>
          </table:table-cell>
          <table:table-cell office:value-type="error" office:string-value="#N/A" table:formula="of:=IF([.N115]=&quot;&quot;;NA();[.N1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6]=2030;[.F11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6]=&quot;&quot;;NA();[.L116])" table:style-name="ce2">
            <text:p>#N/A</text:p>
          </table:table-cell>
          <table:table-cell office:value-type="error" office:string-value="#N/A" table:formula="of:=IF([.M116]=&quot;&quot;;NA();[.M116])" table:style-name="ce1">
            <text:p>#N/A</text:p>
          </table:table-cell>
          <table:table-cell office:value-type="error" office:string-value="#N/A" table:formula="of:=IF([.N116]=&quot;&quot;;NA();[.N1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7]=2030;[.F11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7]=&quot;&quot;;NA();[.L117])" table:style-name="ce2">
            <text:p>#N/A</text:p>
          </table:table-cell>
          <table:table-cell office:value-type="error" office:string-value="#N/A" table:formula="of:=IF([.M117]=&quot;&quot;;NA();[.M117])" table:style-name="ce1">
            <text:p>#N/A</text:p>
          </table:table-cell>
          <table:table-cell office:value-type="error" office:string-value="#N/A" table:formula="of:=IF([.N117]=&quot;&quot;;NA();[.N11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8]=2030;[.F11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8]=&quot;&quot;;NA();[.L118])" table:style-name="ce2">
            <text:p>#N/A</text:p>
          </table:table-cell>
          <table:table-cell office:value-type="error" office:string-value="#N/A" table:formula="of:=IF([.M118]=&quot;&quot;;NA();[.M118])" table:style-name="ce1">
            <text:p>#N/A</text:p>
          </table:table-cell>
          <table:table-cell office:value-type="error" office:string-value="#N/A" table:formula="of:=IF([.N118]=&quot;&quot;;NA();[.N1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19]=2030;[.F11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9]=&quot;&quot;;NA();[.L119])" table:style-name="ce2">
            <text:p>#N/A</text:p>
          </table:table-cell>
          <table:table-cell office:value-type="error" office:string-value="#N/A" table:formula="of:=IF([.M119]=&quot;&quot;;NA();[.M119])" table:style-name="ce1">
            <text:p>#N/A</text:p>
          </table:table-cell>
          <table:table-cell office:value-type="error" office:string-value="#N/A" table:formula="of:=IF([.N119]=&quot;&quot;;NA();[.N1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0]=2030;[.F12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0]=&quot;&quot;;NA();[.L120])" table:style-name="ce2">
            <text:p>#N/A</text:p>
          </table:table-cell>
          <table:table-cell office:value-type="error" office:string-value="#N/A" table:formula="of:=IF([.M120]=&quot;&quot;;NA();[.M120])" table:style-name="ce1">
            <text:p>#N/A</text:p>
          </table:table-cell>
          <table:table-cell office:value-type="error" office:string-value="#N/A" table:formula="of:=IF([.N120]=&quot;&quot;;NA();[.N1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1]=2030;[.F12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1]=2030;[.S121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2]=2030;[.F12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2]=2030;[.S122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3]=2030;[.F12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3]=2030;[.S123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4]=2030;[.F12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4]=2030;[.S124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5]=2030;[.F125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5]=2030;[.S125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6]=2030;[.F126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6]=2030;[.S126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7]=2030;[.F127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7]=2030;[.S127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8]=2030;[.F128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8]=2030;[.S128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29]=2030;[.F129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9]=2030;[.S129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30]=2030;[.F130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0]=2030;[.S130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31]=2030;[.F13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1]=2030;[.S131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32]=2030;[.F13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2]=2030;[.S132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33]=2030;[.F13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3]=2030;[.S133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3"/>
          <table:table-cell office:value-type="string" office:string-value="" table:formula="of:=IF([.G134]=2030;[.F13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4]=2030;[.S134];&quot;&quot;)" table:style-name="ce1"/>
          <table:table-cell table:number-columns-repeated="16355"/>
        </table:table-row>
        <table:table-row table:number-rows-repeated="1048442" table:style-name="ro1">
          <table:table-cell table:number-columns-repeated="6"/>
          <table:table-cell table:style-name="ce34"/>
          <table:table-cell/>
          <table:table-cell table:style-name="ce36"/>
          <table:table-cell table:number-columns-repeated="16375"/>
        </table:table-row>
      </table:table>
      <table:table table:name="PEM_FC" table:style-name="ta1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4" table:default-cell-style-name="ce3"/>
        <table:table-column table:style-name="co4" table:default-cell-style-name="ce1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2"/>
        <table:table-column table:style-name="co6" table:default-cell-style-name="ce1"/>
        <table:table-column table:style-name="co7" table:default-cell-style-name="ce3"/>
        <table:table-column table:style-name="co4" table:number-columns-repeated="13" table:default-cell-style-name="ce1"/>
        <table:table-column table:style-name="co4" table:default-cell-style-name="ce2"/>
        <table:table-column table:style-name="co8" table:default-cell-style-name="ce1"/>
        <table:table-column table:style-name="co9" table:default-cell-style-name="ce3"/>
        <table:table-column table:style-name="co4" table:number-columns-repeated="16354" table:default-cell-style-name="ce1"/>
        <table:table-row table:style-name="ro1">
          <table:table-cell office:value-type="string" table:style-name="ce5">
            <text:p>Study</text:p>
          </table:table-cell>
          <table:table-cell office:value-type="string" table:style-name="ce5">
            <text:p>Ref</text:p>
          </table:table-cell>
          <table:table-cell office:value-type="string" table:style-name="ce5">
            <text:p>Price</text:p>
          </table:table-cell>
          <table:table-cell office:value-type="string" table:style-name="ce5">
            <text:p>Prop</text:p>
          </table:table-cell>
          <table:table-cell office:value-type="string" table:style-name="ce5">
            <text:p>range</text:p>
          </table:table-cell>
          <table:table-cell office:value-type="string" table:style-name="ce6">
            <text:p>Price [€/kWh]</text:p>
          </table:table-cell>
          <table:table-cell office:value-type="string" table:style-name="ce37">
            <text:p>Year</text:p>
          </table:table-cell>
          <table:table-cell table:style-name="ce5"/>
          <table:table-cell office:value-type="string" table:style-name="ce39">
            <text:p>Consider</text:p>
          </table:table-cell>
          <table:table-cell office:value-type="string" table:style-name="ce5">
            <text:p>Price [€/kWh]</text:p>
          </table:table-cell>
          <table:table-cell table:style-name="ce8"/>
          <table:table-cell office:value-type="string" table:style-name="ce12">
            <text:p>Today</text:p>
          </table:table-cell>
          <table:table-cell office:value-type="string" table:style-name="ce13">
            <text:p>year 2030</text:p>
          </table:table-cell>
          <table:table-cell office:value-type="string" table:style-name="ce27">
            <text:p>year 2050</text:p>
          </table:table-cell>
          <table:table-cell table:number-columns-repeated="13" table:style-name="ce5"/>
          <table:table-cell office:value-type="string" table:style-name="ce9">
            <text:p>Today</text:p>
          </table:table-cell>
          <table:table-cell office:value-type="string" table:style-name="ce10">
            <text:p>year 2030</text:p>
          </table:table-cell>
          <table:table-cell office:value-type="string" table:style-name="ce11">
            <text:p>year 2050</text:p>
          </table:table-cell>
          <table:table-cell table:number-columns-repeated="16354" table:style-name="ce5"/>
        </table:table-row>
        <table:table-row table:style-name="ro2">
          <table:table-cell office:value-type="string" table:style-name="ce1">
            <text:p>IEA (2019)</text:p>
          </table:table-cell>
          <table:table-cell office:value-type="string" table:style-name="ce1">
            <text:p>[7]</text:p>
          </table:table-cell>
          <table:table-cell office:value-type="string" table:style-name="ce1">
            <text:p>1100-18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100" table:style-name="ce1">
            <text:p>1100</text:p>
          </table:table-cell>
          <table:table-cell office:value-type="float" office:value="2019" table:style-name="ce38">
            <text:p>2019</text:p>
          </table:table-cell>
          <table:table-cell table:style-name="ce1"/>
          <table:table-cell office:value-type="string" table:style-name="ce40">
            <text:p>no</text:p>
          </table:table-cell>
          <table:table-cell office:value-type="string" office:string-value="" table:formula="of:=IF([.I2]=&quot;yes&quot;;[.F2];&quot;&quot;)" table:style-name="ce3"/>
          <table:table-cell table:style-name="ce2"/>
          <table:table-cell office:value-type="string" office:string-value="" table:formula="of:=IF([.G2]&lt;2025;[.J2];&quot;&quot;)" table:style-name="ce2"/>
          <table:table-cell office:value-type="string" office:string-value="" table:formula="of:=IF([.G2]=2030;[.J2];&quot;&quot;)" table:style-name="ce1"/>
          <table:table-cell office:value-type="string" office:string-value="" table:formula="of:=IF([.G2]&gt;2039;[.J2];&quot;&quot;)" table:style-name="ce3"/>
          <table:table-cell table:style-name="ce1">
            <draw:frame draw:z-index="2" draw:id="id4" draw:style-name="a28" draw:name="Chart 2" svg:x="0.18546in" svg:y="0.19792in" svg:width="4.44996in" svg:height="2.9733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error" office:string-value="#N/A" table:formula="of:=IF([.L2]=&quot;&quot;;NA();[.L2])" table:style-name="ce2">
            <text:p>#N/A</text:p>
          </table:table-cell>
          <table:table-cell office:value-type="error" office:string-value="#N/A" table:formula="of:=IF([.M2]=&quot;&quot;;NA();[.M2])" table:style-name="ce1">
            <text:p>#N/A</text:p>
          </table:table-cell>
          <table:table-cell office:value-type="error" office:string-value="#N/A" table:formula="of:=IF([.N2]=&quot;&quot;;NA();[.N2])" table:style-name="ce3">
            <text:p>#N/A</text:p>
          </table:table-cell>
          <table:table-cell table:number-columns-repeated="16354"/>
        </table:table-row>
        <table:table-row table:style-name="ro3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800" table:style-name="ce1">
            <text:p>1800</text:p>
          </table:table-cell>
          <table:table-cell office:value-type="float" office:value="2019" table:style-name="ce38">
            <text:p>2019</text:p>
          </table:table-cell>
          <table:table-cell table:style-name="ce1"/>
          <table:table-cell office:value-type="string" table:style-name="ce40">
            <text:p>no</text:p>
          </table:table-cell>
          <table:table-cell office:value-type="string" office:string-value="" table:formula="of:=IF([.I3]=&quot;yes&quot;;[.F3];&quot;&quot;)" table:style-name="ce3"/>
          <table:table-cell table:style-name="ce2"/>
          <table:table-cell office:value-type="string" office:string-value="" table:formula="of:=IF([.G3]&lt;2025;[.J3];&quot;&quot;)" table:style-name="ce2"/>
          <table:table-cell office:value-type="string" office:string-value="" table:formula="of:=IF([.G3]=2030;[.J3];&quot;&quot;)" table:style-name="ce1"/>
          <table:table-cell office:value-type="string" office:string-value="" table:formula="of:=IF([.G3]&gt;2039;[.J3];&quot;&quot;)" table:style-name="ce3"/>
          <table:table-cell table:number-columns-repeated="7" table:style-name="ce1"/>
          <table:table-cell office:value-type="string" table:style-name="ce16">
            <text:p>year</text:p>
          </table:table-cell>
          <table:table-cell office:value-type="string" table:style-name="ce17">
            <text:p>avg</text:p>
          </table:table-cell>
          <table:table-cell office:value-type="string" table:style-name="ce18">
            <text:p>min</text:p>
          </table:table-cell>
          <table:table-cell office:value-type="string" table:style-name="ce19">
            <text:p>max</text:p>
          </table:table-cell>
          <table:table-cell table:number-columns-repeated="2" table:style-name="ce1"/>
          <table:table-cell office:value-type="error" office:string-value="#N/A" table:formula="of:=IF([.L3]=&quot;&quot;;NA();[.L3])" table:style-name="ce2">
            <text:p>#N/A</text:p>
          </table:table-cell>
          <table:table-cell office:value-type="error" office:string-value="#N/A" table:formula="of:=IF([.M3]=&quot;&quot;;NA();[.M3])" table:style-name="ce1">
            <text:p>#N/A</text:p>
          </table:table-cell>
          <table:table-cell office:value-type="error" office:string-value="#N/A" table:formula="of:=IF([.N3]=&quot;&quot;;NA();[.N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650-15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650" table:style-name="ce1">
            <text:p>65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no</text:p>
          </table:table-cell>
          <table:table-cell office:value-type="string" office:string-value="" table:formula="of:=IF([.I4]=&quot;yes&quot;;[.F4];&quot;&quot;)" table:style-name="ce3"/>
          <table:table-cell table:style-name="ce2"/>
          <table:table-cell office:value-type="string" office:string-value="" table:formula="of:=IF([.G4]&lt;2025;[.J4];&quot;&quot;)" table:style-name="ce2"/>
          <table:table-cell office:value-type="string" office:string-value="" table:formula="of:=IF([.G4]=2030;[.J4];&quot;&quot;)" table:style-name="ce1"/>
          <table:table-cell office:value-type="string" office:string-value="" table:formula="of:=IF([.G4]&gt;2039;[.J4];&quot;&quot;)" table:style-name="ce3"/>
          <table:table-cell table:number-columns-repeated="7" table:style-name="ce1"/>
          <table:table-cell office:value-type="float" office:value="2020" table:style-name="ce20">
            <text:p>2020</text:p>
          </table:table-cell>
          <table:table-cell office:value-type="float" office:value="957.5" table:formula="of:=AVERAGE([.L:.L])" table:style-name="ce15">
            <text:p>958</text:p>
          </table:table-cell>
          <table:table-cell office:value-type="float" office:value="700" table:formula="of:=MIN([.L:.L])" table:style-name="ce14">
            <text:p>700</text:p>
          </table:table-cell>
          <table:table-cell office:value-type="float" office:value="1400" table:formula="of:=MAX([.L:.L])" table:style-name="ce21">
            <text:p>1400</text:p>
          </table:table-cell>
          <table:table-cell table:number-columns-repeated="2" table:style-name="ce1"/>
          <table:table-cell office:value-type="error" office:string-value="#N/A" table:formula="of:=IF([.L4]=&quot;&quot;;NA();[.L4])" table:style-name="ce2">
            <text:p>#N/A</text:p>
          </table:table-cell>
          <table:table-cell office:value-type="error" office:string-value="#N/A" table:formula="of:=IF([.M4]=&quot;&quot;;NA();[.M4])" table:style-name="ce1">
            <text:p>#N/A</text:p>
          </table:table-cell>
          <table:table-cell office:value-type="error" office:string-value="#N/A" table:formula="of:=IF([.N4]=&quot;&quot;;NA();[.N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500" table:style-name="ce1">
            <text:p>150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no</text:p>
          </table:table-cell>
          <table:table-cell office:value-type="string" office:string-value="" table:formula="of:=IF([.I5]=&quot;yes&quot;;[.F5];&quot;&quot;)" table:style-name="ce3"/>
          <table:table-cell table:style-name="ce2"/>
          <table:table-cell office:value-type="string" office:string-value="" table:formula="of:=IF([.G5]&lt;2025;[.J5];&quot;&quot;)" table:style-name="ce2"/>
          <table:table-cell office:value-type="string" office:string-value="" table:formula="of:=IF([.G5]=2030;[.J5];&quot;&quot;)" table:style-name="ce1"/>
          <table:table-cell office:value-type="string" office:string-value="" table:formula="of:=IF([.G5]&gt;2039;[.J5];&quot;&quot;)" table:style-name="ce3"/>
          <table:table-cell table:number-columns-repeated="7" table:style-name="ce1"/>
          <table:table-cell office:value-type="float" office:value="2030" table:style-name="ce22">
            <text:p>2030</text:p>
          </table:table-cell>
          <table:table-cell office:value-type="float" office:value="746.66666666666663" table:formula="of:=AVERAGE([.M:.M])" table:style-name="ce15">
            <text:p>747</text:p>
          </table:table-cell>
          <table:table-cell office:value-type="float" office:value="350" table:formula="of:=MIN([.M:.M])" table:style-name="ce14">
            <text:p>350</text:p>
          </table:table-cell>
          <table:table-cell office:value-type="float" office:value="1600" table:formula="of:=MAX([.M:.M])" table:style-name="ce21">
            <text:p>1600</text:p>
          </table:table-cell>
          <table:table-cell table:number-columns-repeated="2" table:style-name="ce1"/>
          <table:table-cell office:value-type="error" office:string-value="#N/A" table:formula="of:=IF([.L5]=&quot;&quot;;NA();[.L5])" table:style-name="ce2">
            <text:p>#N/A</text:p>
          </table:table-cell>
          <table:table-cell office:value-type="error" office:string-value="#N/A" table:formula="of:=IF([.M5]=&quot;&quot;;NA();[.M5])" table:style-name="ce1">
            <text:p>#N/A</text:p>
          </table:table-cell>
          <table:table-cell office:value-type="error" office:string-value="#N/A" table:formula="of:=IF([.N5]=&quot;&quot;;NA();[.N5])" table:style-name="ce3">
            <text:p>#N/A</text:p>
          </table:table-cell>
          <table:table-cell table:number-columns-repeated="16354"/>
        </table:table-row>
        <table:table-row table:style-name="ro2">
          <table:table-cell table:number-columns-repeated="2" table:style-name="ce1"/>
          <table:table-cell office:value-type="string" table:style-name="ce1">
            <text:p>200-9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2050" table:style-name="ce38">
            <text:p>205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200" table:formula="of:=IF([.I6]=&quot;yes&quot;;[.F6];&quot;&quot;)" table:style-name="ce3">
            <text:p>200</text:p>
          </table:table-cell>
          <table:table-cell table:style-name="ce2"/>
          <table:table-cell office:value-type="string" office:string-value="" table:formula="of:=IF([.G6]&lt;2025;[.J6];&quot;&quot;)" table:style-name="ce2"/>
          <table:table-cell office:value-type="string" office:string-value="" table:formula="of:=IF([.G6]=2030;[.J6];&quot;&quot;)" table:style-name="ce1"/>
          <table:table-cell office:value-type="float" office:value="200" table:formula="of:=IF([.G6]&gt;2039;[.J6];&quot;&quot;)" table:style-name="ce3">
            <text:p>200</text:p>
          </table:table-cell>
          <table:table-cell table:number-columns-repeated="7" table:style-name="ce1"/>
          <table:table-cell office:value-type="float" office:value="2050" table:style-name="ce23">
            <text:p>2050</text:p>
          </table:table-cell>
          <table:table-cell office:value-type="float" office:value="433.33333333333331" table:formula="of:=AVERAGE([.N:.N])" table:style-name="ce24">
            <text:p>433</text:p>
          </table:table-cell>
          <table:table-cell office:value-type="float" office:value="200" table:formula="of:=MIN([.N:.N])" table:style-name="ce25">
            <text:p>200</text:p>
          </table:table-cell>
          <table:table-cell office:value-type="float" office:value="900" table:formula="of:=MAX([.N:.N])" table:style-name="ce26">
            <text:p>900</text:p>
          </table:table-cell>
          <table:table-cell table:number-columns-repeated="2" table:style-name="ce1"/>
          <table:table-cell office:value-type="error" office:string-value="#N/A" table:formula="of:=IF([.L6]=&quot;&quot;;NA();[.L6])" table:style-name="ce2">
            <text:p>#N/A</text:p>
          </table:table-cell>
          <table:table-cell office:value-type="error" office:string-value="#N/A" table:formula="of:=IF([.M6]=&quot;&quot;;NA();[.M6])" table:style-name="ce1">
            <text:p>#N/A</text:p>
          </table:table-cell>
          <table:table-cell office:value-type="float" office:value="200" table:formula="of:=IF([.N6]=&quot;&quot;;NA();[.N6])" table:style-name="ce3">
            <text:p>200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900" table:style-name="ce1">
            <text:p>900</text:p>
          </table:table-cell>
          <table:table-cell office:value-type="float" office:value="2050" table:style-name="ce38">
            <text:p>205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900" table:formula="of:=IF([.I7]=&quot;yes&quot;;[.F7];&quot;&quot;)" table:style-name="ce3">
            <text:p>900</text:p>
          </table:table-cell>
          <table:table-cell table:style-name="ce2"/>
          <table:table-cell office:value-type="string" office:string-value="" table:formula="of:=IF([.G7]&lt;2025;[.J7];&quot;&quot;)" table:style-name="ce2"/>
          <table:table-cell office:value-type="string" office:string-value="" table:formula="of:=IF([.G7]=2030;[.J7];&quot;&quot;)" table:style-name="ce1"/>
          <table:table-cell office:value-type="float" office:value="900" table:formula="of:=IF([.G7]&gt;2039;[.J7];&quot;&quot;)" table:style-name="ce3">
            <text:p>900</text:p>
          </table:table-cell>
          <table:table-cell table:number-columns-repeated="13" table:style-name="ce1"/>
          <table:table-cell office:value-type="error" office:string-value="#N/A" table:formula="of:=IF([.L7]=&quot;&quot;;NA();[.L7])" table:style-name="ce2">
            <text:p>#N/A</text:p>
          </table:table-cell>
          <table:table-cell office:value-type="error" office:string-value="#N/A" table:formula="of:=IF([.M7]=&quot;&quot;;NA();[.M7])" table:style-name="ce1">
            <text:p>#N/A</text:p>
          </table:table-cell>
          <table:table-cell office:value-type="float" office:value="900" table:formula="of:=IF([.N7]=&quot;&quot;;NA();[.N7])" table:style-name="ce3">
            <text:p>9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ENA (2020)</text:p>
          </table:table-cell>
          <table:table-cell office:value-type="string" table:style-name="ce1">
            <text:p>[10]</text:p>
          </table:table-cell>
          <table:table-cell office:value-type="string" table:style-name="ce1">
            <text:p>700-14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700" table:style-name="ce1">
            <text:p>700</text:p>
          </table:table-cell>
          <table:table-cell office:value-type="float" office:value="2020" table:style-name="ce38">
            <text:p>202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700" table:formula="of:=IF([.I8]=&quot;yes&quot;;[.F8];&quot;&quot;)" table:style-name="ce3">
            <text:p>700</text:p>
          </table:table-cell>
          <table:table-cell table:style-name="ce2"/>
          <table:table-cell office:value-type="float" office:value="700" table:formula="of:=IF([.G8]&lt;2025;[.J8];&quot;&quot;)" table:style-name="ce2">
            <text:p>700</text:p>
          </table:table-cell>
          <table:table-cell office:value-type="string" office:string-value="" table:formula="of:=IF([.G8]=2030;[.J8];&quot;&quot;)" table:style-name="ce1"/>
          <table:table-cell office:value-type="string" office:string-value="" table:formula="of:=IF([.G8]&gt;2039;[.J8];&quot;&quot;)" table:style-name="ce3"/>
          <table:table-cell table:number-columns-repeated="13" table:style-name="ce1"/>
          <table:table-cell office:value-type="float" office:value="700" table:formula="of:=IF([.L8]=&quot;&quot;;NA();[.L8])" table:style-name="ce2">
            <text:p>700</text:p>
          </table:table-cell>
          <table:table-cell office:value-type="error" office:string-value="#N/A" table:formula="of:=IF([.M8]=&quot;&quot;;NA();[.M8])" table:style-name="ce1">
            <text:p>#N/A</text:p>
          </table:table-cell>
          <table:table-cell office:value-type="error" office:string-value="#N/A" table:formula="of:=IF([.N8]=&quot;&quot;;NA();[.N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400" table:style-name="ce1">
            <text:p>1400</text:p>
          </table:table-cell>
          <table:table-cell office:value-type="float" office:value="2020" table:style-name="ce38">
            <text:p>202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1400" table:formula="of:=IF([.I9]=&quot;yes&quot;;[.F9];&quot;&quot;)" table:style-name="ce3">
            <text:p>1400</text:p>
          </table:table-cell>
          <table:table-cell table:style-name="ce2"/>
          <table:table-cell office:value-type="float" office:value="1400" table:formula="of:=IF([.G9]&lt;2025;[.J9];&quot;&quot;)" table:style-name="ce2">
            <text:p>1400</text:p>
          </table:table-cell>
          <table:table-cell office:value-type="string" office:string-value="" table:formula="of:=IF([.G9]=2030;[.J9];&quot;&quot;)" table:style-name="ce1"/>
          <table:table-cell office:value-type="string" office:string-value="" table:formula="of:=IF([.G9]&gt;2039;[.J9];&quot;&quot;)" table:style-name="ce3"/>
          <table:table-cell table:number-columns-repeated="13" table:style-name="ce1"/>
          <table:table-cell office:value-type="float" office:value="1400" table:formula="of:=IF([.L9]=&quot;&quot;;NA();[.L9])" table:style-name="ce2">
            <text:p>1400</text:p>
          </table:table-cell>
          <table:table-cell office:value-type="error" office:string-value="#N/A" table:formula="of:=IF([.M9]=&quot;&quot;;NA();[.M9])" table:style-name="ce1">
            <text:p>#N/A</text:p>
          </table:table-cell>
          <table:table-cell office:value-type="error" office:string-value="#N/A" table:formula="of:=IF([.N9]=&quot;&quot;;NA();[.N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float" office:value="2050" table:style-name="ce38">
            <text:p>205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200" table:formula="of:=IF([.I10]=&quot;yes&quot;;[.F10];&quot;&quot;)" table:style-name="ce3">
            <text:p>200</text:p>
          </table:table-cell>
          <table:table-cell table:style-name="ce2"/>
          <table:table-cell office:value-type="string" office:string-value="" table:formula="of:=IF([.G10]&lt;2025;[.J10];&quot;&quot;)" table:style-name="ce2"/>
          <table:table-cell office:value-type="string" office:string-value="" table:formula="of:=IF([.G10]=2030;[.J10];&quot;&quot;)" table:style-name="ce1"/>
          <table:table-cell office:value-type="float" office:value="200" table:formula="of:=IF([.G10]&gt;2039;[.J10];&quot;&quot;)" table:style-name="ce3">
            <text:p>200</text:p>
          </table:table-cell>
          <table:table-cell table:number-columns-repeated="13" table:style-name="ce1"/>
          <table:table-cell office:value-type="error" office:string-value="#N/A" table:formula="of:=IF([.L10]=&quot;&quot;;NA();[.L10])" table:style-name="ce2">
            <text:p>#N/A</text:p>
          </table:table-cell>
          <table:table-cell office:value-type="error" office:string-value="#N/A" table:formula="of:=IF([.M10]=&quot;&quot;;NA();[.M10])" table:style-name="ce1">
            <text:p>#N/A</text:p>
          </table:table-cell>
          <table:table-cell office:value-type="float" office:value="200" table:formula="of:=IF([.N10]=&quot;&quot;;NA();[.N10])" table:style-name="ce3">
            <text:p>2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chmidt (2017)</text:p>
          </table:table-cell>
          <table:table-cell office:value-type="string" table:style-name="ce1">
            <text:p>[11]</text:p>
          </table:table-cell>
          <table:table-cell office:value-type="string" table:style-name="ce1">
            <text:p>700-160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700" table:style-name="ce1">
            <text:p>70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700" table:formula="of:=IF([.I11]=&quot;yes&quot;;[.F11];&quot;&quot;)" table:style-name="ce3">
            <text:p>700</text:p>
          </table:table-cell>
          <table:table-cell table:style-name="ce2"/>
          <table:table-cell office:value-type="string" office:string-value="" table:formula="of:=IF([.G11]&lt;2025;[.J11];&quot;&quot;)" table:style-name="ce2"/>
          <table:table-cell office:value-type="float" office:value="700" table:formula="of:=IF([.G11]=2030;[.J11];&quot;&quot;)" table:style-name="ce1">
            <text:p>700</text:p>
          </table:table-cell>
          <table:table-cell office:value-type="string" office:string-value="" table:formula="of:=IF([.G11]&gt;2039;[.J11];&quot;&quot;)" table:style-name="ce3"/>
          <table:table-cell table:number-columns-repeated="13" table:style-name="ce1"/>
          <table:table-cell office:value-type="error" office:string-value="#N/A" table:formula="of:=IF([.L11]=&quot;&quot;;NA();[.L11])" table:style-name="ce2">
            <text:p>#N/A</text:p>
          </table:table-cell>
          <table:table-cell office:value-type="float" office:value="700" table:formula="of:=IF([.M11]=&quot;&quot;;NA();[.M11])" table:style-name="ce1">
            <text:p>700</text:p>
          </table:table-cell>
          <table:table-cell office:value-type="error" office:string-value="#N/A" table:formula="of:=IF([.N11]=&quot;&quot;;NA();[.N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600" table:style-name="ce1">
            <text:p>160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1600" table:formula="of:=IF([.I12]=&quot;yes&quot;;[.F12];&quot;&quot;)" table:style-name="ce3">
            <text:p>1600</text:p>
          </table:table-cell>
          <table:table-cell table:style-name="ce2"/>
          <table:table-cell office:value-type="string" office:string-value="" table:formula="of:=IF([.G12]&lt;2025;[.J12];&quot;&quot;)" table:style-name="ce2"/>
          <table:table-cell office:value-type="float" office:value="1600" table:formula="of:=IF([.G12]=2030;[.J12];&quot;&quot;)" table:style-name="ce1">
            <text:p>1600</text:p>
          </table:table-cell>
          <table:table-cell office:value-type="string" office:string-value="" table:formula="of:=IF([.G12]&gt;2039;[.J12];&quot;&quot;)" table:style-name="ce3"/>
          <table:table-cell table:number-columns-repeated="13" table:style-name="ce1"/>
          <table:table-cell office:value-type="error" office:string-value="#N/A" table:formula="of:=IF([.L12]=&quot;&quot;;NA();[.L12])" table:style-name="ce2">
            <text:p>#N/A</text:p>
          </table:table-cell>
          <table:table-cell office:value-type="float" office:value="1600" table:formula="of:=IF([.M12]=&quot;&quot;;NA();[.M12])" table:style-name="ce1">
            <text:p>1600</text:p>
          </table:table-cell>
          <table:table-cell office:value-type="error" office:string-value="#N/A" table:formula="of:=IF([.N12]=&quot;&quot;;NA();[.N12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allardo (2021)</text:p>
          </table:table-cell>
          <table:table-cell office:value-type="string" table:style-name="ce1">
            <text:p>[12]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018" table:style-name="ce38">
            <text:p>2018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1000" table:formula="of:=IF([.I13]=&quot;yes&quot;;[.F13];&quot;&quot;)" table:style-name="ce3">
            <text:p>1000</text:p>
          </table:table-cell>
          <table:table-cell table:style-name="ce2"/>
          <table:table-cell office:value-type="float" office:value="1000" table:formula="of:=IF([.G13]&lt;2025;[.J13];&quot;&quot;)" table:style-name="ce2">
            <text:p>1000</text:p>
          </table:table-cell>
          <table:table-cell office:value-type="string" office:string-value="" table:formula="of:=IF([.G13]=2030;[.J13];&quot;&quot;)" table:style-name="ce1"/>
          <table:table-cell office:value-type="string" office:string-value="" table:formula="of:=IF([.G13]&gt;2039;[.J13];&quot;&quot;)" table:style-name="ce3"/>
          <table:table-cell table:number-columns-repeated="13" table:style-name="ce1"/>
          <table:table-cell office:value-type="float" office:value="1000" table:formula="of:=IF([.L13]=&quot;&quot;;NA();[.L13])" table:style-name="ce2">
            <text:p>1000</text:p>
          </table:table-cell>
          <table:table-cell office:value-type="error" office:string-value="#N/A" table:formula="of:=IF([.M13]=&quot;&quot;;NA();[.M13])" table:style-name="ce1">
            <text:p>#N/A</text:p>
          </table:table-cell>
          <table:table-cell office:value-type="error" office:string-value="#N/A" table:formula="of:=IF([.N13]=&quot;&quot;;NA();[.N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650-75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650" table:style-name="ce1">
            <text:p>65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650" table:formula="of:=IF([.I14]=&quot;yes&quot;;[.F14];&quot;&quot;)" table:style-name="ce3">
            <text:p>650</text:p>
          </table:table-cell>
          <table:table-cell table:style-name="ce2"/>
          <table:table-cell office:value-type="string" office:string-value="" table:formula="of:=IF([.G14]&lt;2025;[.J14];&quot;&quot;)" table:style-name="ce2"/>
          <table:table-cell office:value-type="float" office:value="650" table:formula="of:=IF([.G14]=2030;[.J14];&quot;&quot;)" table:style-name="ce1">
            <text:p>650</text:p>
          </table:table-cell>
          <table:table-cell office:value-type="string" office:string-value="" table:formula="of:=IF([.G14]&gt;2039;[.J14];&quot;&quot;)" table:style-name="ce3"/>
          <table:table-cell table:number-columns-repeated="13" table:style-name="ce1"/>
          <table:table-cell office:value-type="error" office:string-value="#N/A" table:formula="of:=IF([.L14]=&quot;&quot;;NA();[.L14])" table:style-name="ce2">
            <text:p>#N/A</text:p>
          </table:table-cell>
          <table:table-cell office:value-type="float" office:value="650" table:formula="of:=IF([.M14]=&quot;&quot;;NA();[.M14])" table:style-name="ce1">
            <text:p>650</text:p>
          </table:table-cell>
          <table:table-cell office:value-type="error" office:string-value="#N/A" table:formula="of:=IF([.N14]=&quot;&quot;;NA();[.N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750" table:style-name="ce1">
            <text:p>75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750" table:formula="of:=IF([.I15]=&quot;yes&quot;;[.F15];&quot;&quot;)" table:style-name="ce3">
            <text:p>750</text:p>
          </table:table-cell>
          <table:table-cell table:style-name="ce2"/>
          <table:table-cell office:value-type="string" office:string-value="" table:formula="of:=IF([.G15]&lt;2025;[.J15];&quot;&quot;)" table:style-name="ce2"/>
          <table:table-cell office:value-type="float" office:value="750" table:formula="of:=IF([.G15]=2030;[.J15];&quot;&quot;)" table:style-name="ce1">
            <text:p>750</text:p>
          </table:table-cell>
          <table:table-cell office:value-type="string" office:string-value="" table:formula="of:=IF([.G15]&gt;2039;[.J15];&quot;&quot;)" table:style-name="ce3"/>
          <table:table-cell table:number-columns-repeated="13" table:style-name="ce1"/>
          <table:table-cell office:value-type="error" office:string-value="#N/A" table:formula="of:=IF([.L15]=&quot;&quot;;NA();[.L15])" table:style-name="ce2">
            <text:p>#N/A</text:p>
          </table:table-cell>
          <table:table-cell office:value-type="float" office:value="750" table:formula="of:=IF([.M15]=&quot;&quot;;NA();[.M15])" table:style-name="ce1">
            <text:p>750</text:p>
          </table:table-cell>
          <table:table-cell office:value-type="error" office:string-value="#N/A" table:formula="of:=IF([.N15]=&quot;&quot;;NA();[.N15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aldi (2022)</text:p>
          </table:table-cell>
          <table:table-cell office:value-type="string" table:style-name="ce1">
            <text:p>[19]</text:p>
          </table:table-cell>
          <table:table-cell office:value-type="float" office:value="730" table:style-name="ce1">
            <text:p>730</text:p>
          </table:table-cell>
          <table:table-cell table:number-columns-repeated="2" table:style-name="ce1"/>
          <table:table-cell office:value-type="float" office:value="730" table:style-name="ce1">
            <text:p>730</text:p>
          </table:table-cell>
          <table:table-cell office:value-type="float" office:value="2022" table:style-name="ce38">
            <text:p>2022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730" table:formula="of:=IF([.I16]=&quot;yes&quot;;[.F16];&quot;&quot;)" table:style-name="ce3">
            <text:p>730</text:p>
          </table:table-cell>
          <table:table-cell table:style-name="ce2"/>
          <table:table-cell office:value-type="float" office:value="730" table:formula="of:=IF([.G16]&lt;2025;[.J16];&quot;&quot;)" table:style-name="ce2">
            <text:p>730</text:p>
          </table:table-cell>
          <table:table-cell office:value-type="string" office:string-value="" table:formula="of:=IF([.G16]=2030;[.J16];&quot;&quot;)" table:style-name="ce1"/>
          <table:table-cell office:value-type="string" office:string-value="" table:formula="of:=IF([.G16]&gt;2039;[.J16];&quot;&quot;)" table:style-name="ce3"/>
          <table:table-cell table:number-columns-repeated="13" table:style-name="ce1"/>
          <table:table-cell office:value-type="float" office:value="730" table:formula="of:=IF([.L16]=&quot;&quot;;NA();[.L16])" table:style-name="ce2">
            <text:p>730</text:p>
          </table:table-cell>
          <table:table-cell office:value-type="error" office:string-value="#N/A" table:formula="of:=IF([.M16]=&quot;&quot;;NA();[.M16])" table:style-name="ce1">
            <text:p>#N/A</text:p>
          </table:table-cell>
          <table:table-cell office:value-type="error" office:string-value="#N/A" table:formula="of:=IF([.N16]=&quot;&quot;;NA();[.N16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raunhofer (2021)</text:p>
          </table:table-cell>
          <table:table-cell office:value-type="string" table:style-name="ce1">
            <text:p>[20]</text:p>
          </table:table-cell>
          <table:table-cell office:value-type="float" office:value="430" table:style-name="ce1">
            <text:p>430</text:p>
          </table:table-cell>
          <table:table-cell table:number-columns-repeated="2" table:style-name="ce1"/>
          <table:table-cell office:value-type="float" office:value="430" table:style-name="ce1">
            <text:p>43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430" table:formula="of:=IF([.I17]=&quot;yes&quot;;[.F17];&quot;&quot;)" table:style-name="ce3">
            <text:p>430</text:p>
          </table:table-cell>
          <table:table-cell table:style-name="ce2"/>
          <table:table-cell office:value-type="string" office:string-value="" table:formula="of:=IF([.G17]&lt;2025;[.J17];&quot;&quot;)" table:style-name="ce2"/>
          <table:table-cell office:value-type="float" office:value="430" table:formula="of:=IF([.G17]=2030;[.J17];&quot;&quot;)" table:style-name="ce1">
            <text:p>430</text:p>
          </table:table-cell>
          <table:table-cell office:value-type="string" office:string-value="" table:formula="of:=IF([.G17]&gt;2039;[.J17];&quot;&quot;)" table:style-name="ce3"/>
          <table:table-cell table:style-name="ce1"/>
          <table:table-cell table:number-columns-repeated="12" table:style-name="ce1"/>
          <table:table-cell office:value-type="error" office:string-value="#N/A" table:formula="of:=IF([.L17]=&quot;&quot;;NA();[.L17])" table:style-name="ce2">
            <text:p>#N/A</text:p>
          </table:table-cell>
          <table:table-cell office:value-type="float" office:value="430" table:formula="of:=IF([.M17]=&quot;&quot;;NA();[.M17])" table:style-name="ce1">
            <text:p>430</text:p>
          </table:table-cell>
          <table:table-cell office:value-type="error" office:string-value="#N/A" table:formula="of:=IF([.N17]=&quot;&quot;;NA();[.N17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SCG (2022)</text:p>
          </table:table-cell>
          <table:table-cell office:value-type="string" table:style-name="ce1">
            <text:p>[15]</text:p>
          </table:table-cell>
          <table:table-cell office:value-type="float" office:value="1316" table:style-name="ce1">
            <text:p>1316</text:p>
          </table:table-cell>
          <table:table-cell table:number-columns-repeated="2" table:style-name="ce1"/>
          <table:table-cell office:value-type="float" office:value="1316" table:style-name="ce1">
            <text:p>1316</text:p>
          </table:table-cell>
          <table:table-cell office:value-type="float" office:value="2021" table:style-name="ce38">
            <text:p>2021</text:p>
          </table:table-cell>
          <table:table-cell table:style-name="ce1"/>
          <table:table-cell office:value-type="string" table:style-name="ce40">
            <text:p>no</text:p>
          </table:table-cell>
          <table:table-cell office:value-type="string" office:string-value="" table:formula="of:=IF([.I18]=&quot;yes&quot;;[.F18];&quot;&quot;)" table:style-name="ce3"/>
          <table:table-cell table:style-name="ce2"/>
          <table:table-cell office:value-type="string" office:string-value="" table:formula="of:=IF([.G18]&lt;2025;[.J18];&quot;&quot;)" table:style-name="ce2"/>
          <table:table-cell office:value-type="string" office:string-value="" table:formula="of:=IF([.G18]=2030;[.J18];&quot;&quot;)" table:style-name="ce1"/>
          <table:table-cell office:value-type="string" office:string-value="" table:formula="of:=IF([.G18]&gt;2039;[.J18];&quot;&quot;)" table:style-name="ce3"/>
          <table:table-cell table:number-columns-repeated="13" table:style-name="ce1"/>
          <table:table-cell office:value-type="error" office:string-value="#N/A" table:formula="of:=IF([.L18]=&quot;&quot;;NA();[.L18])" table:style-name="ce2">
            <text:p>#N/A</text:p>
          </table:table-cell>
          <table:table-cell office:value-type="error" office:string-value="#N/A" table:formula="of:=IF([.M18]=&quot;&quot;;NA();[.M18])" table:style-name="ce1">
            <text:p>#N/A</text:p>
          </table:table-cell>
          <table:table-cell office:value-type="error" office:string-value="#N/A" table:formula="of:=IF([.N18]=&quot;&quot;;NA();[.N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float" office:value="350" table:style-name="ce1">
            <text:p>350</text:p>
          </table:table-cell>
          <table:table-cell table:number-columns-repeated="2" table:style-name="ce1"/>
          <table:table-cell office:value-type="float" office:value="350" table:style-name="ce1">
            <text:p>350</text:p>
          </table:table-cell>
          <table:table-cell office:value-type="float" office:value="2030" table:style-name="ce38">
            <text:p>2030</text:p>
          </table:table-cell>
          <table:table-cell table:style-name="ce1"/>
          <table:table-cell office:value-type="string" table:style-name="ce40">
            <text:p>yes</text:p>
          </table:table-cell>
          <table:table-cell office:value-type="float" office:value="350" table:formula="of:=IF([.I19]=&quot;yes&quot;;[.F19];&quot;&quot;)" table:style-name="ce3">
            <text:p>350</text:p>
          </table:table-cell>
          <table:table-cell table:style-name="ce2"/>
          <table:table-cell office:value-type="string" office:string-value="" table:formula="of:=IF([.G19]&lt;2025;[.J19];&quot;&quot;)" table:style-name="ce2"/>
          <table:table-cell office:value-type="float" office:value="350" table:formula="of:=IF([.G19]=2030;[.J19];&quot;&quot;)" table:style-name="ce1">
            <text:p>350</text:p>
          </table:table-cell>
          <table:table-cell office:value-type="string" office:string-value="" table:formula="of:=IF([.G19]&gt;2039;[.J19];&quot;&quot;)" table:style-name="ce3"/>
          <table:table-cell table:number-columns-repeated="13" table:style-name="ce1"/>
          <table:table-cell office:value-type="error" office:string-value="#N/A" table:formula="of:=IF([.L19]=&quot;&quot;;NA();[.L19])" table:style-name="ce2">
            <text:p>#N/A</text:p>
          </table:table-cell>
          <table:table-cell office:value-type="float" office:value="350" table:formula="of:=IF([.M19]=&quot;&quot;;NA();[.M19])" table:style-name="ce1">
            <text:p>350</text:p>
          </table:table-cell>
          <table:table-cell office:value-type="error" office:string-value="#N/A" table:formula="of:=IF([.N19]=&quot;&quot;;NA();[.N19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Ozden (2017)</text:p>
          </table:table-cell>
          <table:table-cell office:value-type="string" table:style-name="ce1">
            <text:p>[21]</text:p>
          </table:table-cell>
          <table:table-cell office:value-type="float" office:value="2000" table:style-name="ce1">
            <text:p>2000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float" office:value="2017" table:style-name="ce38">
            <text:p>2017</text:p>
          </table:table-cell>
          <table:table-cell table:style-name="ce1"/>
          <table:table-cell office:value-type="string" table:style-name="ce40">
            <text:p>no</text:p>
          </table:table-cell>
          <table:table-cell office:value-type="string" office:string-value="" table:formula="of:=IF([.I20]=&quot;yes&quot;;[.F20];&quot;&quot;)" table:style-name="ce3"/>
          <table:table-cell table:style-name="ce2"/>
          <table:table-cell office:value-type="string" office:string-value="" table:formula="of:=IF([.G20]&lt;2025;[.J20];&quot;&quot;)" table:style-name="ce2"/>
          <table:table-cell office:value-type="string" office:string-value="" table:formula="of:=IF([.G20]=2030;[.J20];&quot;&quot;)" table:style-name="ce1"/>
          <table:table-cell office:value-type="string" office:string-value="" table:formula="of:=IF([.G20]&gt;2039;[.J20];&quot;&quot;)" table:style-name="ce3"/>
          <table:table-cell table:number-columns-repeated="13" table:style-name="ce1"/>
          <table:table-cell office:value-type="error" office:string-value="#N/A" table:formula="of:=IF([.L20]=&quot;&quot;;NA();[.L20])" table:style-name="ce2">
            <text:p>#N/A</text:p>
          </table:table-cell>
          <table:table-cell office:value-type="error" office:string-value="#N/A" table:formula="of:=IF([.M20]=&quot;&quot;;NA();[.M20])" table:style-name="ce1">
            <text:p>#N/A</text:p>
          </table:table-cell>
          <table:table-cell office:value-type="error" office:string-value="#N/A" table:formula="of:=IF([.N20]=&quot;&quot;;NA();[.N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office:value-type="string" office:string-value="" table:formula="of:=IF([.G21]=2030;[.J21];&quot;&quot;)" table:style-name="ce1"/>
          <table:table-cell office:value-type="string" office:string-value="" table:formula="of:=IF([.G21]&gt;2039;[.J21];&quot;&quot;)" table:style-name="ce3"/>
          <table:table-cell table:number-columns-repeated="13" table:style-name="ce1"/>
          <table:table-cell office:value-type="error" office:string-value="#N/A" table:formula="of:=IF([.L21]=&quot;&quot;;NA();[.L21])" table:style-name="ce2">
            <text:p>#N/A</text:p>
          </table:table-cell>
          <table:table-cell office:value-type="error" office:string-value="#N/A" table:formula="of:=IF([.M21]=&quot;&quot;;NA();[.M21])" table:style-name="ce1">
            <text:p>#N/A</text:p>
          </table:table-cell>
          <table:table-cell office:value-type="error" office:string-value="#N/A" table:formula="of:=IF([.N21]=&quot;&quot;;NA();[.N2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office:value-type="string" office:string-value="" table:formula="of:=IF([.G22]=2030;[.J22];&quot;&quot;)" table:style-name="ce1"/>
          <table:table-cell office:value-type="string" office:string-value="" table:formula="of:=IF([.G22]&gt;2039;[.J22];&quot;&quot;)" table:style-name="ce3"/>
          <table:table-cell table:number-columns-repeated="13" table:style-name="ce1"/>
          <table:table-cell office:value-type="error" office:string-value="#N/A" table:formula="of:=IF([.L22]=&quot;&quot;;NA();[.L22])" table:style-name="ce2">
            <text:p>#N/A</text:p>
          </table:table-cell>
          <table:table-cell office:value-type="error" office:string-value="#N/A" table:formula="of:=IF([.M22]=&quot;&quot;;NA();[.M22])" table:style-name="ce1">
            <text:p>#N/A</text:p>
          </table:table-cell>
          <table:table-cell office:value-type="error" office:string-value="#N/A" table:formula="of:=IF([.N22]=&quot;&quot;;NA();[.N22])" table:style-name="ce3">
            <text:p>#N/A</text:p>
          </table:table-cell>
          <table:table-cell table:number-columns-repeated="16354"/>
        </table:table-row>
        <table:table-row table:style-name="ro1">
          <table:table-cell table:style-name="ce1"/>
          <table:table-cell table:style-name="ce1">
            <draw:frame draw:z-index="3" draw:id="id5" draw:style-name="a41" draw:name="TextBox 3" svg:x="0in" svg:y="0in" svg:width="6.11667in" svg:height="1.1in">
              <draw:text-box>
                <text:p text:style-name="a31" text:class-names="" text:cond-style-name=""><text:span text:style-name="a29" text:class-names="">To use the results of this market analysis please cite</text:span><text:span text:style-name="a30" text:class-names=""/></text:p>
                <text:p text:style-name="a34" text:class-names="" text:cond-style-name=""><text:span text:style-name="a32" text:class-names="">F. Superchi, A. Bianchini, A. Moustakis, and G. Pechlivanoglou, “Towards sustainable energy independence: A case study of green hydrogen as seasonal storage integration in a small island,” Renewable Energy, vol. 245, p. 122813, Jun. 2025</text:span><text:span text:style-name="a33" text:class-names=""/></text:p>
                <text:p text:style-name="a38" text:class-names="" text:cond-style-name=""><text:span text:style-name="a35" text:class-names="">DOI:<text:s text:c="1"/></text:span><text:span text:style-name="a36" text:class-names="">10.1016/j.renene.2025.122813</text:span><text:span text:style-name="a37" text:class-names=""/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4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office:value-type="string" office:string-value="" table:formula="of:=IF([.G23]=2030;[.J23];&quot;&quot;)" table:style-name="ce1"/>
          <table:table-cell office:value-type="string" office:string-value="" table:formula="of:=IF([.G23]&gt;2039;[.J23];&quot;&quot;)" table:style-name="ce3"/>
          <table:table-cell table:number-columns-repeated="13" table:style-name="ce1"/>
          <table:table-cell office:value-type="error" office:string-value="#N/A" table:formula="of:=IF([.L23]=&quot;&quot;;NA();[.L23])" table:style-name="ce2">
            <text:p>#N/A</text:p>
          </table:table-cell>
          <table:table-cell office:value-type="error" office:string-value="#N/A" table:formula="of:=IF([.M23]=&quot;&quot;;NA();[.M23])" table:style-name="ce1">
            <text:p>#N/A</text:p>
          </table:table-cell>
          <table:table-cell office:value-type="error" office:string-value="#N/A" table:formula="of:=IF([.N23]=&quot;&quot;;NA();[.N2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4]&gt;2039;[.J24];&quot;&quot;)" table:style-name="ce3"/>
          <table:table-cell table:number-columns-repeated="13" table:style-name="ce1"/>
          <table:table-cell office:value-type="error" office:string-value="#N/A" table:formula="of:=IF([.L24]=&quot;&quot;;NA();[.L24])" table:style-name="ce2">
            <text:p>#N/A</text:p>
          </table:table-cell>
          <table:table-cell office:value-type="error" office:string-value="#N/A" table:formula="of:=IF([.M24]=&quot;&quot;;NA();[.M24])" table:style-name="ce1">
            <text:p>#N/A</text:p>
          </table:table-cell>
          <table:table-cell office:value-type="error" office:string-value="#N/A" table:formula="of:=IF([.N24]=&quot;&quot;;NA();[.N2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5]&gt;2039;[.J25];&quot;&quot;)" table:style-name="ce3"/>
          <table:table-cell table:number-columns-repeated="13" table:style-name="ce1"/>
          <table:table-cell office:value-type="error" office:string-value="#N/A" table:formula="of:=IF([.L25]=&quot;&quot;;NA();[.L25])" table:style-name="ce2">
            <text:p>#N/A</text:p>
          </table:table-cell>
          <table:table-cell office:value-type="error" office:string-value="#N/A" table:formula="of:=IF([.M25]=&quot;&quot;;NA();[.M25])" table:style-name="ce1">
            <text:p>#N/A</text:p>
          </table:table-cell>
          <table:table-cell office:value-type="error" office:string-value="#N/A" table:formula="of:=IF([.N25]=&quot;&quot;;NA();[.N2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6]&gt;2039;[.J26];&quot;&quot;)" table:style-name="ce3"/>
          <table:table-cell table:number-columns-repeated="13" table:style-name="ce1"/>
          <table:table-cell office:value-type="error" office:string-value="#N/A" table:formula="of:=IF([.L26]=&quot;&quot;;NA();[.L26])" table:style-name="ce2">
            <text:p>#N/A</text:p>
          </table:table-cell>
          <table:table-cell office:value-type="error" office:string-value="#N/A" table:formula="of:=IF([.M26]=&quot;&quot;;NA();[.M26])" table:style-name="ce1">
            <text:p>#N/A</text:p>
          </table:table-cell>
          <table:table-cell office:value-type="error" office:string-value="#N/A" table:formula="of:=IF([.N26]=&quot;&quot;;NA();[.N2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7]&gt;2039;[.J27];&quot;&quot;)" table:style-name="ce3"/>
          <table:table-cell table:number-columns-repeated="13" table:style-name="ce1"/>
          <table:table-cell office:value-type="error" office:string-value="#N/A" table:formula="of:=IF([.L27]=&quot;&quot;;NA();[.L27])" table:style-name="ce2">
            <text:p>#N/A</text:p>
          </table:table-cell>
          <table:table-cell office:value-type="error" office:string-value="#N/A" table:formula="of:=IF([.M27]=&quot;&quot;;NA();[.M27])" table:style-name="ce1">
            <text:p>#N/A</text:p>
          </table:table-cell>
          <table:table-cell office:value-type="error" office:string-value="#N/A" table:formula="of:=IF([.N27]=&quot;&quot;;NA();[.N2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8]&gt;2039;[.J28];&quot;&quot;)" table:style-name="ce3"/>
          <table:table-cell table:number-columns-repeated="13" table:style-name="ce1"/>
          <table:table-cell office:value-type="error" office:string-value="#N/A" table:formula="of:=IF([.L28]=&quot;&quot;;NA();[.L28])" table:style-name="ce2">
            <text:p>#N/A</text:p>
          </table:table-cell>
          <table:table-cell office:value-type="error" office:string-value="#N/A" table:formula="of:=IF([.M28]=&quot;&quot;;NA();[.M28])" table:style-name="ce1">
            <text:p>#N/A</text:p>
          </table:table-cell>
          <table:table-cell office:value-type="error" office:string-value="#N/A" table:formula="of:=IF([.N28]=&quot;&quot;;NA();[.N2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9]&gt;2039;[.J29];&quot;&quot;)" table:style-name="ce3"/>
          <table:table-cell table:number-columns-repeated="13" table:style-name="ce1"/>
          <table:table-cell office:value-type="error" office:string-value="#N/A" table:formula="of:=IF([.L29]=&quot;&quot;;NA();[.L29])" table:style-name="ce2">
            <text:p>#N/A</text:p>
          </table:table-cell>
          <table:table-cell office:value-type="error" office:string-value="#N/A" table:formula="of:=IF([.M29]=&quot;&quot;;NA();[.M29])" table:style-name="ce1">
            <text:p>#N/A</text:p>
          </table:table-cell>
          <table:table-cell office:value-type="error" office:string-value="#N/A" table:formula="of:=IF([.N29]=&quot;&quot;;NA();[.N2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0]&gt;2039;[.J30];&quot;&quot;)" table:style-name="ce3"/>
          <table:table-cell table:number-columns-repeated="13" table:style-name="ce1"/>
          <table:table-cell office:value-type="error" office:string-value="#N/A" table:formula="of:=IF([.L30]=&quot;&quot;;NA();[.L30])" table:style-name="ce2">
            <text:p>#N/A</text:p>
          </table:table-cell>
          <table:table-cell office:value-type="error" office:string-value="#N/A" table:formula="of:=IF([.M30]=&quot;&quot;;NA();[.M30])" table:style-name="ce1">
            <text:p>#N/A</text:p>
          </table:table-cell>
          <table:table-cell office:value-type="error" office:string-value="#N/A" table:formula="of:=IF([.N30]=&quot;&quot;;NA();[.N3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1]&gt;2039;[.J31];&quot;&quot;)" table:style-name="ce3"/>
          <table:table-cell table:number-columns-repeated="13" table:style-name="ce1"/>
          <table:table-cell office:value-type="error" office:string-value="#N/A" table:formula="of:=IF([.L31]=&quot;&quot;;NA();[.L31])" table:style-name="ce2">
            <text:p>#N/A</text:p>
          </table:table-cell>
          <table:table-cell office:value-type="error" office:string-value="#N/A" table:formula="of:=IF([.M31]=&quot;&quot;;NA();[.M31])" table:style-name="ce1">
            <text:p>#N/A</text:p>
          </table:table-cell>
          <table:table-cell office:value-type="error" office:string-value="#N/A" table:formula="of:=IF([.N31]=&quot;&quot;;NA();[.N3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2]&gt;2039;[.J32];&quot;&quot;)" table:style-name="ce3"/>
          <table:table-cell table:number-columns-repeated="13" table:style-name="ce1"/>
          <table:table-cell office:value-type="error" office:string-value="#N/A" table:formula="of:=IF([.L32]=&quot;&quot;;NA();[.L32])" table:style-name="ce2">
            <text:p>#N/A</text:p>
          </table:table-cell>
          <table:table-cell office:value-type="error" office:string-value="#N/A" table:formula="of:=IF([.M32]=&quot;&quot;;NA();[.M32])" table:style-name="ce1">
            <text:p>#N/A</text:p>
          </table:table-cell>
          <table:table-cell office:value-type="error" office:string-value="#N/A" table:formula="of:=IF([.N32]=&quot;&quot;;NA();[.N3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3]&gt;2039;[.J33];&quot;&quot;)" table:style-name="ce3"/>
          <table:table-cell table:number-columns-repeated="13" table:style-name="ce1"/>
          <table:table-cell office:value-type="error" office:string-value="#N/A" table:formula="of:=IF([.L33]=&quot;&quot;;NA();[.L33])" table:style-name="ce2">
            <text:p>#N/A</text:p>
          </table:table-cell>
          <table:table-cell office:value-type="error" office:string-value="#N/A" table:formula="of:=IF([.M33]=&quot;&quot;;NA();[.M33])" table:style-name="ce1">
            <text:p>#N/A</text:p>
          </table:table-cell>
          <table:table-cell office:value-type="error" office:string-value="#N/A" table:formula="of:=IF([.N33]=&quot;&quot;;NA();[.N3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4]&gt;2039;[.J34];&quot;&quot;)" table:style-name="ce3"/>
          <table:table-cell table:number-columns-repeated="13" table:style-name="ce1"/>
          <table:table-cell office:value-type="error" office:string-value="#N/A" table:formula="of:=IF([.L34]=&quot;&quot;;NA();[.L34])" table:style-name="ce2">
            <text:p>#N/A</text:p>
          </table:table-cell>
          <table:table-cell office:value-type="error" office:string-value="#N/A" table:formula="of:=IF([.M34]=&quot;&quot;;NA();[.M34])" table:style-name="ce1">
            <text:p>#N/A</text:p>
          </table:table-cell>
          <table:table-cell office:value-type="error" office:string-value="#N/A" table:formula="of:=IF([.N34]=&quot;&quot;;NA();[.N3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5]&gt;2039;[.J35];&quot;&quot;)" table:style-name="ce3"/>
          <table:table-cell table:number-columns-repeated="13" table:style-name="ce1"/>
          <table:table-cell office:value-type="error" office:string-value="#N/A" table:formula="of:=IF([.L35]=&quot;&quot;;NA();[.L35])" table:style-name="ce2">
            <text:p>#N/A</text:p>
          </table:table-cell>
          <table:table-cell office:value-type="error" office:string-value="#N/A" table:formula="of:=IF([.M35]=&quot;&quot;;NA();[.M35])" table:style-name="ce1">
            <text:p>#N/A</text:p>
          </table:table-cell>
          <table:table-cell office:value-type="error" office:string-value="#N/A" table:formula="of:=IF([.N35]=&quot;&quot;;NA();[.N3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6]&gt;2039;[.J36];&quot;&quot;)" table:style-name="ce3"/>
          <table:table-cell table:number-columns-repeated="13" table:style-name="ce1"/>
          <table:table-cell office:value-type="error" office:string-value="#N/A" table:formula="of:=IF([.L36]=&quot;&quot;;NA();[.L36])" table:style-name="ce2">
            <text:p>#N/A</text:p>
          </table:table-cell>
          <table:table-cell office:value-type="error" office:string-value="#N/A" table:formula="of:=IF([.M36]=&quot;&quot;;NA();[.M36])" table:style-name="ce1">
            <text:p>#N/A</text:p>
          </table:table-cell>
          <table:table-cell office:value-type="error" office:string-value="#N/A" table:formula="of:=IF([.N36]=&quot;&quot;;NA();[.N3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7]&gt;2039;[.J37];&quot;&quot;)" table:style-name="ce3"/>
          <table:table-cell table:number-columns-repeated="13" table:style-name="ce1"/>
          <table:table-cell office:value-type="error" office:string-value="#N/A" table:formula="of:=IF([.L37]=&quot;&quot;;NA();[.L37])" table:style-name="ce2">
            <text:p>#N/A</text:p>
          </table:table-cell>
          <table:table-cell office:value-type="error" office:string-value="#N/A" table:formula="of:=IF([.M37]=&quot;&quot;;NA();[.M37])" table:style-name="ce1">
            <text:p>#N/A</text:p>
          </table:table-cell>
          <table:table-cell office:value-type="error" office:string-value="#N/A" table:formula="of:=IF([.N37]=&quot;&quot;;NA();[.N3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8]&gt;2039;[.J38];&quot;&quot;)" table:style-name="ce3"/>
          <table:table-cell table:number-columns-repeated="13" table:style-name="ce1"/>
          <table:table-cell office:value-type="error" office:string-value="#N/A" table:formula="of:=IF([.L38]=&quot;&quot;;NA();[.L38])" table:style-name="ce2">
            <text:p>#N/A</text:p>
          </table:table-cell>
          <table:table-cell office:value-type="error" office:string-value="#N/A" table:formula="of:=IF([.M38]=&quot;&quot;;NA();[.M38])" table:style-name="ce1">
            <text:p>#N/A</text:p>
          </table:table-cell>
          <table:table-cell office:value-type="error" office:string-value="#N/A" table:formula="of:=IF([.N38]=&quot;&quot;;NA();[.N3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9]&gt;2039;[.J39];&quot;&quot;)" table:style-name="ce3"/>
          <table:table-cell table:number-columns-repeated="13" table:style-name="ce1"/>
          <table:table-cell office:value-type="error" office:string-value="#N/A" table:formula="of:=IF([.L39]=&quot;&quot;;NA();[.L39])" table:style-name="ce2">
            <text:p>#N/A</text:p>
          </table:table-cell>
          <table:table-cell office:value-type="error" office:string-value="#N/A" table:formula="of:=IF([.M39]=&quot;&quot;;NA();[.M39])" table:style-name="ce1">
            <text:p>#N/A</text:p>
          </table:table-cell>
          <table:table-cell office:value-type="error" office:string-value="#N/A" table:formula="of:=IF([.N39]=&quot;&quot;;NA();[.N3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0]&gt;2039;[.J40];&quot;&quot;)" table:style-name="ce3"/>
          <table:table-cell table:number-columns-repeated="13" table:style-name="ce1"/>
          <table:table-cell office:value-type="error" office:string-value="#N/A" table:formula="of:=IF([.L40]=&quot;&quot;;NA();[.L40])" table:style-name="ce2">
            <text:p>#N/A</text:p>
          </table:table-cell>
          <table:table-cell office:value-type="error" office:string-value="#N/A" table:formula="of:=IF([.M40]=&quot;&quot;;NA();[.M40])" table:style-name="ce1">
            <text:p>#N/A</text:p>
          </table:table-cell>
          <table:table-cell office:value-type="error" office:string-value="#N/A" table:formula="of:=IF([.N40]=&quot;&quot;;NA();[.N4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1]&gt;2039;[.J41];&quot;&quot;)" table:style-name="ce3"/>
          <table:table-cell table:number-columns-repeated="13" table:style-name="ce1"/>
          <table:table-cell office:value-type="error" office:string-value="#N/A" table:formula="of:=IF([.L41]=&quot;&quot;;NA();[.L41])" table:style-name="ce2">
            <text:p>#N/A</text:p>
          </table:table-cell>
          <table:table-cell office:value-type="error" office:string-value="#N/A" table:formula="of:=IF([.M41]=&quot;&quot;;NA();[.M41])" table:style-name="ce1">
            <text:p>#N/A</text:p>
          </table:table-cell>
          <table:table-cell office:value-type="error" office:string-value="#N/A" table:formula="of:=IF([.N41]=&quot;&quot;;NA();[.N4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2]&gt;2039;[.J42];&quot;&quot;)" table:style-name="ce3"/>
          <table:table-cell table:number-columns-repeated="13" table:style-name="ce1"/>
          <table:table-cell office:value-type="error" office:string-value="#N/A" table:formula="of:=IF([.L42]=&quot;&quot;;NA();[.L42])" table:style-name="ce2">
            <text:p>#N/A</text:p>
          </table:table-cell>
          <table:table-cell office:value-type="error" office:string-value="#N/A" table:formula="of:=IF([.M42]=&quot;&quot;;NA();[.M42])" table:style-name="ce1">
            <text:p>#N/A</text:p>
          </table:table-cell>
          <table:table-cell office:value-type="error" office:string-value="#N/A" table:formula="of:=IF([.N42]=&quot;&quot;;NA();[.N4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3]&gt;2039;[.J43];&quot;&quot;)" table:style-name="ce3"/>
          <table:table-cell table:number-columns-repeated="13" table:style-name="ce1"/>
          <table:table-cell office:value-type="error" office:string-value="#N/A" table:formula="of:=IF([.L43]=&quot;&quot;;NA();[.L43])" table:style-name="ce2">
            <text:p>#N/A</text:p>
          </table:table-cell>
          <table:table-cell office:value-type="error" office:string-value="#N/A" table:formula="of:=IF([.M43]=&quot;&quot;;NA();[.M43])" table:style-name="ce1">
            <text:p>#N/A</text:p>
          </table:table-cell>
          <table:table-cell office:value-type="error" office:string-value="#N/A" table:formula="of:=IF([.N43]=&quot;&quot;;NA();[.N4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4]&gt;2039;[.J44];&quot;&quot;)" table:style-name="ce3"/>
          <table:table-cell table:number-columns-repeated="13" table:style-name="ce1"/>
          <table:table-cell office:value-type="error" office:string-value="#N/A" table:formula="of:=IF([.L44]=&quot;&quot;;NA();[.L44])" table:style-name="ce2">
            <text:p>#N/A</text:p>
          </table:table-cell>
          <table:table-cell office:value-type="error" office:string-value="#N/A" table:formula="of:=IF([.M44]=&quot;&quot;;NA();[.M44])" table:style-name="ce1">
            <text:p>#N/A</text:p>
          </table:table-cell>
          <table:table-cell office:value-type="error" office:string-value="#N/A" table:formula="of:=IF([.N44]=&quot;&quot;;NA();[.N4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5]&gt;2039;[.J45];&quot;&quot;)" table:style-name="ce3"/>
          <table:table-cell table:number-columns-repeated="13" table:style-name="ce1"/>
          <table:table-cell office:value-type="error" office:string-value="#N/A" table:formula="of:=IF([.L45]=&quot;&quot;;NA();[.L45])" table:style-name="ce2">
            <text:p>#N/A</text:p>
          </table:table-cell>
          <table:table-cell office:value-type="error" office:string-value="#N/A" table:formula="of:=IF([.M45]=&quot;&quot;;NA();[.M45])" table:style-name="ce1">
            <text:p>#N/A</text:p>
          </table:table-cell>
          <table:table-cell office:value-type="error" office:string-value="#N/A" table:formula="of:=IF([.N45]=&quot;&quot;;NA();[.N4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6]&gt;2039;[.J46];&quot;&quot;)" table:style-name="ce3"/>
          <table:table-cell table:number-columns-repeated="13" table:style-name="ce1"/>
          <table:table-cell office:value-type="error" office:string-value="#N/A" table:formula="of:=IF([.L46]=&quot;&quot;;NA();[.L46])" table:style-name="ce2">
            <text:p>#N/A</text:p>
          </table:table-cell>
          <table:table-cell office:value-type="error" office:string-value="#N/A" table:formula="of:=IF([.M46]=&quot;&quot;;NA();[.M46])" table:style-name="ce1">
            <text:p>#N/A</text:p>
          </table:table-cell>
          <table:table-cell office:value-type="error" office:string-value="#N/A" table:formula="of:=IF([.N46]=&quot;&quot;;NA();[.N4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7]&gt;2039;[.J47];&quot;&quot;)" table:style-name="ce3"/>
          <table:table-cell table:number-columns-repeated="13" table:style-name="ce1"/>
          <table:table-cell office:value-type="error" office:string-value="#N/A" table:formula="of:=IF([.L47]=&quot;&quot;;NA();[.L47])" table:style-name="ce2">
            <text:p>#N/A</text:p>
          </table:table-cell>
          <table:table-cell office:value-type="error" office:string-value="#N/A" table:formula="of:=IF([.M47]=&quot;&quot;;NA();[.M47])" table:style-name="ce1">
            <text:p>#N/A</text:p>
          </table:table-cell>
          <table:table-cell office:value-type="error" office:string-value="#N/A" table:formula="of:=IF([.N47]=&quot;&quot;;NA();[.N4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38"/>
          <table:table-cell table:style-name="ce1"/>
          <table:table-cell table:style-name="ce40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8]&gt;2039;[.J48];&quot;&quot;)" table:style-name="ce3"/>
          <table:table-cell table:number-columns-repeated="13" table:style-name="ce1"/>
          <table:table-cell office:value-type="error" office:string-value="#N/A" table:formula="of:=IF([.L48]=&quot;&quot;;NA();[.L48])" table:style-name="ce2">
            <text:p>#N/A</text:p>
          </table:table-cell>
          <table:table-cell office:value-type="error" office:string-value="#N/A" table:formula="of:=IF([.M48]=&quot;&quot;;NA();[.M48])" table:style-name="ce1">
            <text:p>#N/A</text:p>
          </table:table-cell>
          <table:table-cell office:value-type="error" office:string-value="#N/A" table:formula="of:=IF([.N48]=&quot;&quot;;NA();[.N4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table:style-name="ce1"/>
          <table:table-cell office:value-type="string" office:string-value="" table:formula="of:=IF([.G49]&gt;2039;[.J49];&quot;&quot;)" table:style-name="ce3"/>
          <table:table-cell table:number-columns-repeated="13" table:style-name="ce1"/>
          <table:table-cell office:value-type="error" office:string-value="#N/A" table:formula="of:=IF([.L49]=&quot;&quot;;NA();[.L49])" table:style-name="ce2">
            <text:p>#N/A</text:p>
          </table:table-cell>
          <table:table-cell office:value-type="error" office:string-value="#N/A" table:formula="of:=IF([.M49]=&quot;&quot;;NA();[.M49])" table:style-name="ce1">
            <text:p>#N/A</text:p>
          </table:table-cell>
          <table:table-cell office:value-type="error" office:string-value="#N/A" table:formula="of:=IF([.N49]=&quot;&quot;;NA();[.N4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table:style-name="ce1"/>
          <table:table-cell office:value-type="string" office:string-value="" table:formula="of:=IF([.G50]&gt;2039;[.J50];&quot;&quot;)" table:style-name="ce3"/>
          <table:table-cell table:number-columns-repeated="13" table:style-name="ce1"/>
          <table:table-cell office:value-type="error" office:string-value="#N/A" table:formula="of:=IF([.L50]=&quot;&quot;;NA();[.L50])" table:style-name="ce2">
            <text:p>#N/A</text:p>
          </table:table-cell>
          <table:table-cell office:value-type="error" office:string-value="#N/A" table:formula="of:=IF([.M50]=&quot;&quot;;NA();[.M50])" table:style-name="ce1">
            <text:p>#N/A</text:p>
          </table:table-cell>
          <table:table-cell office:value-type="error" office:string-value="#N/A" table:formula="of:=IF([.N50]=&quot;&quot;;NA();[.N5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table:style-name="ce1"/>
          <table:table-cell office:value-type="string" office:string-value="" table:formula="of:=IF([.G51]&gt;2039;[.J51];&quot;&quot;)" table:style-name="ce3"/>
          <table:table-cell table:number-columns-repeated="13" table:style-name="ce1"/>
          <table:table-cell office:value-type="error" office:string-value="#N/A" table:formula="of:=IF([.L51]=&quot;&quot;;NA();[.L51])" table:style-name="ce2">
            <text:p>#N/A</text:p>
          </table:table-cell>
          <table:table-cell office:value-type="error" office:string-value="#N/A" table:formula="of:=IF([.M51]=&quot;&quot;;NA();[.M51])" table:style-name="ce1">
            <text:p>#N/A</text:p>
          </table:table-cell>
          <table:table-cell office:value-type="error" office:string-value="#N/A" table:formula="of:=IF([.N51]=&quot;&quot;;NA();[.N5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table:style-name="ce1"/>
          <table:table-cell office:value-type="string" office:string-value="" table:formula="of:=IF([.G52]&gt;2039;[.J52];&quot;&quot;)" table:style-name="ce3"/>
          <table:table-cell table:number-columns-repeated="13" table:style-name="ce1"/>
          <table:table-cell office:value-type="error" office:string-value="#N/A" table:formula="of:=IF([.L52]=&quot;&quot;;NA();[.L52])" table:style-name="ce2">
            <text:p>#N/A</text:p>
          </table:table-cell>
          <table:table-cell office:value-type="error" office:string-value="#N/A" table:formula="of:=IF([.M52]=&quot;&quot;;NA();[.M52])" table:style-name="ce1">
            <text:p>#N/A</text:p>
          </table:table-cell>
          <table:table-cell office:value-type="error" office:string-value="#N/A" table:formula="of:=IF([.N52]=&quot;&quot;;NA();[.N5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table:style-name="ce1"/>
          <table:table-cell office:value-type="string" office:string-value="" table:formula="of:=IF([.G53]&gt;2039;[.J53];&quot;&quot;)" table:style-name="ce3"/>
          <table:table-cell table:number-columns-repeated="13" table:style-name="ce1"/>
          <table:table-cell office:value-type="error" office:string-value="#N/A" table:formula="of:=IF([.L53]=&quot;&quot;;NA();[.L53])" table:style-name="ce2">
            <text:p>#N/A</text:p>
          </table:table-cell>
          <table:table-cell office:value-type="error" office:string-value="#N/A" table:formula="of:=IF([.M53]=&quot;&quot;;NA();[.M53])" table:style-name="ce1">
            <text:p>#N/A</text:p>
          </table:table-cell>
          <table:table-cell office:value-type="error" office:string-value="#N/A" table:formula="of:=IF([.N53]=&quot;&quot;;NA();[.N5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54]=2030;[.F54];&quot;&quot;)" table:style-name="ce1"/>
          <table:table-cell office:value-type="string" office:string-value="" table:formula="of:=IF([.G54]&gt;2039;[.J54];&quot;&quot;)" table:style-name="ce3"/>
          <table:table-cell table:number-columns-repeated="13" table:style-name="ce1"/>
          <table:table-cell office:value-type="error" office:string-value="#N/A" table:formula="of:=IF([.L54]=&quot;&quot;;NA();[.L54])" table:style-name="ce2">
            <text:p>#N/A</text:p>
          </table:table-cell>
          <table:table-cell office:value-type="error" office:string-value="#N/A" table:formula="of:=IF([.M54]=&quot;&quot;;NA();[.M54])" table:style-name="ce1">
            <text:p>#N/A</text:p>
          </table:table-cell>
          <table:table-cell office:value-type="error" office:string-value="#N/A" table:formula="of:=IF([.N54]=&quot;&quot;;NA();[.N5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55]=2030;[.F55];&quot;&quot;)" table:style-name="ce1"/>
          <table:table-cell office:value-type="string" office:string-value="" table:formula="of:=IF([.G55]&gt;2039;[.J55];&quot;&quot;)" table:style-name="ce3"/>
          <table:table-cell table:number-columns-repeated="13" table:style-name="ce1"/>
          <table:table-cell office:value-type="error" office:string-value="#N/A" table:formula="of:=IF([.L55]=&quot;&quot;;NA();[.L55])" table:style-name="ce2">
            <text:p>#N/A</text:p>
          </table:table-cell>
          <table:table-cell office:value-type="error" office:string-value="#N/A" table:formula="of:=IF([.M55]=&quot;&quot;;NA();[.M55])" table:style-name="ce1">
            <text:p>#N/A</text:p>
          </table:table-cell>
          <table:table-cell office:value-type="error" office:string-value="#N/A" table:formula="of:=IF([.N55]=&quot;&quot;;NA();[.N5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56]=2030;[.F56];&quot;&quot;)" table:style-name="ce1"/>
          <table:table-cell office:value-type="string" office:string-value="" table:formula="of:=IF([.G56]&gt;2039;[.J56];&quot;&quot;)" table:style-name="ce3"/>
          <table:table-cell table:number-columns-repeated="13" table:style-name="ce1"/>
          <table:table-cell office:value-type="error" office:string-value="#N/A" table:formula="of:=IF([.L56]=&quot;&quot;;NA();[.L56])" table:style-name="ce2">
            <text:p>#N/A</text:p>
          </table:table-cell>
          <table:table-cell office:value-type="error" office:string-value="#N/A" table:formula="of:=IF([.M56]=&quot;&quot;;NA();[.M56])" table:style-name="ce1">
            <text:p>#N/A</text:p>
          </table:table-cell>
          <table:table-cell office:value-type="error" office:string-value="#N/A" table:formula="of:=IF([.N56]=&quot;&quot;;NA();[.N5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57]=2030;[.F57];&quot;&quot;)" table:style-name="ce1"/>
          <table:table-cell office:value-type="string" office:string-value="" table:formula="of:=IF([.G57]&gt;2039;[.J57];&quot;&quot;)" table:style-name="ce3"/>
          <table:table-cell table:number-columns-repeated="13" table:style-name="ce1"/>
          <table:table-cell office:value-type="error" office:string-value="#N/A" table:formula="of:=IF([.L57]=&quot;&quot;;NA();[.L57])" table:style-name="ce2">
            <text:p>#N/A</text:p>
          </table:table-cell>
          <table:table-cell office:value-type="error" office:string-value="#N/A" table:formula="of:=IF([.M57]=&quot;&quot;;NA();[.M57])" table:style-name="ce1">
            <text:p>#N/A</text:p>
          </table:table-cell>
          <table:table-cell office:value-type="error" office:string-value="#N/A" table:formula="of:=IF([.N57]=&quot;&quot;;NA();[.N5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58]=2030;[.F58];&quot;&quot;)" table:style-name="ce1"/>
          <table:table-cell office:value-type="string" office:string-value="" table:formula="of:=IF([.G58]&gt;2039;[.J58];&quot;&quot;)" table:style-name="ce3"/>
          <table:table-cell table:number-columns-repeated="13" table:style-name="ce1"/>
          <table:table-cell office:value-type="error" office:string-value="#N/A" table:formula="of:=IF([.L58]=&quot;&quot;;NA();[.L58])" table:style-name="ce2">
            <text:p>#N/A</text:p>
          </table:table-cell>
          <table:table-cell office:value-type="error" office:string-value="#N/A" table:formula="of:=IF([.M58]=&quot;&quot;;NA();[.M58])" table:style-name="ce1">
            <text:p>#N/A</text:p>
          </table:table-cell>
          <table:table-cell office:value-type="error" office:string-value="#N/A" table:formula="of:=IF([.N58]=&quot;&quot;;NA();[.N5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59]=2030;[.F59];&quot;&quot;)" table:style-name="ce1"/>
          <table:table-cell office:value-type="string" office:string-value="" table:formula="of:=IF([.G59]&gt;2039;[.J59];&quot;&quot;)" table:style-name="ce3"/>
          <table:table-cell table:number-columns-repeated="13" table:style-name="ce1"/>
          <table:table-cell office:value-type="error" office:string-value="#N/A" table:formula="of:=IF([.L59]=&quot;&quot;;NA();[.L59])" table:style-name="ce2">
            <text:p>#N/A</text:p>
          </table:table-cell>
          <table:table-cell office:value-type="error" office:string-value="#N/A" table:formula="of:=IF([.M59]=&quot;&quot;;NA();[.M59])" table:style-name="ce1">
            <text:p>#N/A</text:p>
          </table:table-cell>
          <table:table-cell office:value-type="error" office:string-value="#N/A" table:formula="of:=IF([.N59]=&quot;&quot;;NA();[.N5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0]=2030;[.F60];&quot;&quot;)" table:style-name="ce1"/>
          <table:table-cell office:value-type="string" office:string-value="" table:formula="of:=IF([.G60]&gt;2039;[.J60];&quot;&quot;)" table:style-name="ce3"/>
          <table:table-cell table:number-columns-repeated="13" table:style-name="ce1"/>
          <table:table-cell office:value-type="error" office:string-value="#N/A" table:formula="of:=IF([.L60]=&quot;&quot;;NA();[.L60])" table:style-name="ce2">
            <text:p>#N/A</text:p>
          </table:table-cell>
          <table:table-cell office:value-type="error" office:string-value="#N/A" table:formula="of:=IF([.M60]=&quot;&quot;;NA();[.M60])" table:style-name="ce1">
            <text:p>#N/A</text:p>
          </table:table-cell>
          <table:table-cell office:value-type="error" office:string-value="#N/A" table:formula="of:=IF([.N60]=&quot;&quot;;NA();[.N6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1]=2030;[.F61];&quot;&quot;)" table:style-name="ce1"/>
          <table:table-cell office:value-type="string" office:string-value="" table:formula="of:=IF([.G61]&gt;2039;[.J61];&quot;&quot;)" table:style-name="ce3"/>
          <table:table-cell table:number-columns-repeated="13" table:style-name="ce1"/>
          <table:table-cell office:value-type="error" office:string-value="#N/A" table:formula="of:=IF([.L61]=&quot;&quot;;NA();[.L61])" table:style-name="ce2">
            <text:p>#N/A</text:p>
          </table:table-cell>
          <table:table-cell office:value-type="error" office:string-value="#N/A" table:formula="of:=IF([.M61]=&quot;&quot;;NA();[.M61])" table:style-name="ce1">
            <text:p>#N/A</text:p>
          </table:table-cell>
          <table:table-cell office:value-type="error" office:string-value="#N/A" table:formula="of:=IF([.N61]=&quot;&quot;;NA();[.N6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2]=2030;[.F62];&quot;&quot;)" table:style-name="ce1"/>
          <table:table-cell office:value-type="string" office:string-value="" table:formula="of:=IF([.G62]&gt;2039;[.J62];&quot;&quot;)" table:style-name="ce3"/>
          <table:table-cell table:number-columns-repeated="13" table:style-name="ce1"/>
          <table:table-cell office:value-type="error" office:string-value="#N/A" table:formula="of:=IF([.L62]=&quot;&quot;;NA();[.L62])" table:style-name="ce2">
            <text:p>#N/A</text:p>
          </table:table-cell>
          <table:table-cell office:value-type="error" office:string-value="#N/A" table:formula="of:=IF([.M62]=&quot;&quot;;NA();[.M62])" table:style-name="ce1">
            <text:p>#N/A</text:p>
          </table:table-cell>
          <table:table-cell office:value-type="error" office:string-value="#N/A" table:formula="of:=IF([.N62]=&quot;&quot;;NA();[.N6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3]=2030;[.F63];&quot;&quot;)" table:style-name="ce1"/>
          <table:table-cell office:value-type="string" office:string-value="" table:formula="of:=IF([.G63]&gt;2039;[.J63];&quot;&quot;)" table:style-name="ce3"/>
          <table:table-cell table:number-columns-repeated="13" table:style-name="ce1"/>
          <table:table-cell office:value-type="error" office:string-value="#N/A" table:formula="of:=IF([.L63]=&quot;&quot;;NA();[.L63])" table:style-name="ce2">
            <text:p>#N/A</text:p>
          </table:table-cell>
          <table:table-cell office:value-type="error" office:string-value="#N/A" table:formula="of:=IF([.M63]=&quot;&quot;;NA();[.M63])" table:style-name="ce1">
            <text:p>#N/A</text:p>
          </table:table-cell>
          <table:table-cell office:value-type="error" office:string-value="#N/A" table:formula="of:=IF([.N63]=&quot;&quot;;NA();[.N6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4]=2030;[.F64];&quot;&quot;)" table:style-name="ce1"/>
          <table:table-cell office:value-type="string" office:string-value="" table:formula="of:=IF([.G64]&gt;2039;[.J64];&quot;&quot;)" table:style-name="ce3"/>
          <table:table-cell table:number-columns-repeated="13" table:style-name="ce1"/>
          <table:table-cell office:value-type="error" office:string-value="#N/A" table:formula="of:=IF([.L64]=&quot;&quot;;NA();[.L64])" table:style-name="ce2">
            <text:p>#N/A</text:p>
          </table:table-cell>
          <table:table-cell office:value-type="error" office:string-value="#N/A" table:formula="of:=IF([.M64]=&quot;&quot;;NA();[.M64])" table:style-name="ce1">
            <text:p>#N/A</text:p>
          </table:table-cell>
          <table:table-cell office:value-type="error" office:string-value="#N/A" table:formula="of:=IF([.N64]=&quot;&quot;;NA();[.N6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5]=2030;[.F65];&quot;&quot;)" table:style-name="ce1"/>
          <table:table-cell office:value-type="string" office:string-value="" table:formula="of:=IF([.G65]&gt;2039;[.J65];&quot;&quot;)" table:style-name="ce3"/>
          <table:table-cell table:number-columns-repeated="13" table:style-name="ce1"/>
          <table:table-cell office:value-type="error" office:string-value="#N/A" table:formula="of:=IF([.L65]=&quot;&quot;;NA();[.L65])" table:style-name="ce2">
            <text:p>#N/A</text:p>
          </table:table-cell>
          <table:table-cell office:value-type="error" office:string-value="#N/A" table:formula="of:=IF([.M65]=&quot;&quot;;NA();[.M65])" table:style-name="ce1">
            <text:p>#N/A</text:p>
          </table:table-cell>
          <table:table-cell office:value-type="error" office:string-value="#N/A" table:formula="of:=IF([.N65]=&quot;&quot;;NA();[.N6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6]=2030;[.F66];&quot;&quot;)" table:style-name="ce1"/>
          <table:table-cell office:value-type="string" office:string-value="" table:formula="of:=IF([.G66]&gt;2039;[.J66];&quot;&quot;)" table:style-name="ce3"/>
          <table:table-cell table:number-columns-repeated="13" table:style-name="ce1"/>
          <table:table-cell office:value-type="error" office:string-value="#N/A" table:formula="of:=IF([.L66]=&quot;&quot;;NA();[.L66])" table:style-name="ce2">
            <text:p>#N/A</text:p>
          </table:table-cell>
          <table:table-cell office:value-type="error" office:string-value="#N/A" table:formula="of:=IF([.M66]=&quot;&quot;;NA();[.M66])" table:style-name="ce1">
            <text:p>#N/A</text:p>
          </table:table-cell>
          <table:table-cell office:value-type="error" office:string-value="#N/A" table:formula="of:=IF([.N66]=&quot;&quot;;NA();[.N6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7]=2030;[.F67];&quot;&quot;)" table:style-name="ce1"/>
          <table:table-cell office:value-type="string" office:string-value="" table:formula="of:=IF([.G67]&gt;2039;[.J67];&quot;&quot;)" table:style-name="ce3"/>
          <table:table-cell table:number-columns-repeated="13" table:style-name="ce1"/>
          <table:table-cell office:value-type="error" office:string-value="#N/A" table:formula="of:=IF([.L67]=&quot;&quot;;NA();[.L67])" table:style-name="ce2">
            <text:p>#N/A</text:p>
          </table:table-cell>
          <table:table-cell office:value-type="error" office:string-value="#N/A" table:formula="of:=IF([.M67]=&quot;&quot;;NA();[.M67])" table:style-name="ce1">
            <text:p>#N/A</text:p>
          </table:table-cell>
          <table:table-cell office:value-type="error" office:string-value="#N/A" table:formula="of:=IF([.N67]=&quot;&quot;;NA();[.N6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8]=2030;[.F68];&quot;&quot;)" table:style-name="ce1"/>
          <table:table-cell office:value-type="string" office:string-value="" table:formula="of:=IF([.G68]&gt;2039;[.J68];&quot;&quot;)" table:style-name="ce3"/>
          <table:table-cell table:number-columns-repeated="13" table:style-name="ce1"/>
          <table:table-cell office:value-type="error" office:string-value="#N/A" table:formula="of:=IF([.L68]=&quot;&quot;;NA();[.L68])" table:style-name="ce2">
            <text:p>#N/A</text:p>
          </table:table-cell>
          <table:table-cell office:value-type="error" office:string-value="#N/A" table:formula="of:=IF([.M68]=&quot;&quot;;NA();[.M68])" table:style-name="ce1">
            <text:p>#N/A</text:p>
          </table:table-cell>
          <table:table-cell office:value-type="error" office:string-value="#N/A" table:formula="of:=IF([.N68]=&quot;&quot;;NA();[.N6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69]=2030;[.F69];&quot;&quot;)" table:style-name="ce1"/>
          <table:table-cell office:value-type="string" office:string-value="" table:formula="of:=IF([.G69]&gt;2039;[.J69];&quot;&quot;)" table:style-name="ce3"/>
          <table:table-cell table:number-columns-repeated="13" table:style-name="ce1"/>
          <table:table-cell office:value-type="error" office:string-value="#N/A" table:formula="of:=IF([.L69]=&quot;&quot;;NA();[.L69])" table:style-name="ce2">
            <text:p>#N/A</text:p>
          </table:table-cell>
          <table:table-cell office:value-type="error" office:string-value="#N/A" table:formula="of:=IF([.M69]=&quot;&quot;;NA();[.M69])" table:style-name="ce1">
            <text:p>#N/A</text:p>
          </table:table-cell>
          <table:table-cell office:value-type="error" office:string-value="#N/A" table:formula="of:=IF([.N69]=&quot;&quot;;NA();[.N6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0]=2030;[.F70];&quot;&quot;)" table:style-name="ce1"/>
          <table:table-cell office:value-type="string" office:string-value="" table:formula="of:=IF([.G70]&gt;2039;[.J70];&quot;&quot;)" table:style-name="ce3"/>
          <table:table-cell table:number-columns-repeated="13" table:style-name="ce1"/>
          <table:table-cell office:value-type="error" office:string-value="#N/A" table:formula="of:=IF([.L70]=&quot;&quot;;NA();[.L70])" table:style-name="ce2">
            <text:p>#N/A</text:p>
          </table:table-cell>
          <table:table-cell office:value-type="error" office:string-value="#N/A" table:formula="of:=IF([.M70]=&quot;&quot;;NA();[.M70])" table:style-name="ce1">
            <text:p>#N/A</text:p>
          </table:table-cell>
          <table:table-cell office:value-type="error" office:string-value="#N/A" table:formula="of:=IF([.N70]=&quot;&quot;;NA();[.N7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1]=2030;[.F71];&quot;&quot;)" table:style-name="ce1"/>
          <table:table-cell office:value-type="string" office:string-value="" table:formula="of:=IF([.G71]&gt;2039;[.J71];&quot;&quot;)" table:style-name="ce3"/>
          <table:table-cell table:number-columns-repeated="13" table:style-name="ce1"/>
          <table:table-cell office:value-type="error" office:string-value="#N/A" table:formula="of:=IF([.L71]=&quot;&quot;;NA();[.L71])" table:style-name="ce2">
            <text:p>#N/A</text:p>
          </table:table-cell>
          <table:table-cell office:value-type="error" office:string-value="#N/A" table:formula="of:=IF([.M71]=&quot;&quot;;NA();[.M71])" table:style-name="ce1">
            <text:p>#N/A</text:p>
          </table:table-cell>
          <table:table-cell office:value-type="error" office:string-value="#N/A" table:formula="of:=IF([.N71]=&quot;&quot;;NA();[.N7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2]=2030;[.F72];&quot;&quot;)" table:style-name="ce1"/>
          <table:table-cell office:value-type="string" office:string-value="" table:formula="of:=IF([.G72]&gt;2039;[.J72];&quot;&quot;)" table:style-name="ce3"/>
          <table:table-cell table:number-columns-repeated="13" table:style-name="ce1"/>
          <table:table-cell office:value-type="error" office:string-value="#N/A" table:formula="of:=IF([.L72]=&quot;&quot;;NA();[.L72])" table:style-name="ce2">
            <text:p>#N/A</text:p>
          </table:table-cell>
          <table:table-cell office:value-type="error" office:string-value="#N/A" table:formula="of:=IF([.M72]=&quot;&quot;;NA();[.M72])" table:style-name="ce1">
            <text:p>#N/A</text:p>
          </table:table-cell>
          <table:table-cell office:value-type="error" office:string-value="#N/A" table:formula="of:=IF([.N72]=&quot;&quot;;NA();[.N7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3]=2030;[.F73];&quot;&quot;)" table:style-name="ce1"/>
          <table:table-cell office:value-type="string" office:string-value="" table:formula="of:=IF([.G73]&gt;2039;[.J73];&quot;&quot;)" table:style-name="ce3"/>
          <table:table-cell table:number-columns-repeated="13" table:style-name="ce1"/>
          <table:table-cell office:value-type="error" office:string-value="#N/A" table:formula="of:=IF([.L73]=&quot;&quot;;NA();[.L73])" table:style-name="ce2">
            <text:p>#N/A</text:p>
          </table:table-cell>
          <table:table-cell office:value-type="error" office:string-value="#N/A" table:formula="of:=IF([.M73]=&quot;&quot;;NA();[.M73])" table:style-name="ce1">
            <text:p>#N/A</text:p>
          </table:table-cell>
          <table:table-cell office:value-type="error" office:string-value="#N/A" table:formula="of:=IF([.N73]=&quot;&quot;;NA();[.N7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4]=2030;[.F74];&quot;&quot;)" table:style-name="ce1"/>
          <table:table-cell office:value-type="string" office:string-value="" table:formula="of:=IF([.G74]&gt;2039;[.J74];&quot;&quot;)" table:style-name="ce3"/>
          <table:table-cell table:number-columns-repeated="13" table:style-name="ce1"/>
          <table:table-cell office:value-type="error" office:string-value="#N/A" table:formula="of:=IF([.L74]=&quot;&quot;;NA();[.L74])" table:style-name="ce2">
            <text:p>#N/A</text:p>
          </table:table-cell>
          <table:table-cell office:value-type="error" office:string-value="#N/A" table:formula="of:=IF([.M74]=&quot;&quot;;NA();[.M74])" table:style-name="ce1">
            <text:p>#N/A</text:p>
          </table:table-cell>
          <table:table-cell office:value-type="error" office:string-value="#N/A" table:formula="of:=IF([.N74]=&quot;&quot;;NA();[.N7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5]=2030;[.F75];&quot;&quot;)" table:style-name="ce1"/>
          <table:table-cell office:value-type="string" office:string-value="" table:formula="of:=IF([.G75]&gt;2039;[.J75];&quot;&quot;)" table:style-name="ce3"/>
          <table:table-cell table:number-columns-repeated="13" table:style-name="ce1"/>
          <table:table-cell office:value-type="error" office:string-value="#N/A" table:formula="of:=IF([.L75]=&quot;&quot;;NA();[.L75])" table:style-name="ce2">
            <text:p>#N/A</text:p>
          </table:table-cell>
          <table:table-cell office:value-type="error" office:string-value="#N/A" table:formula="of:=IF([.M75]=&quot;&quot;;NA();[.M75])" table:style-name="ce1">
            <text:p>#N/A</text:p>
          </table:table-cell>
          <table:table-cell office:value-type="error" office:string-value="#N/A" table:formula="of:=IF([.N75]=&quot;&quot;;NA();[.N7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6]=2030;[.F76];&quot;&quot;)" table:style-name="ce1"/>
          <table:table-cell office:value-type="string" office:string-value="" table:formula="of:=IF([.G76]&gt;2039;[.J76];&quot;&quot;)" table:style-name="ce3"/>
          <table:table-cell table:number-columns-repeated="13" table:style-name="ce1"/>
          <table:table-cell office:value-type="error" office:string-value="#N/A" table:formula="of:=IF([.L76]=&quot;&quot;;NA();[.L76])" table:style-name="ce2">
            <text:p>#N/A</text:p>
          </table:table-cell>
          <table:table-cell office:value-type="error" office:string-value="#N/A" table:formula="of:=IF([.M76]=&quot;&quot;;NA();[.M76])" table:style-name="ce1">
            <text:p>#N/A</text:p>
          </table:table-cell>
          <table:table-cell office:value-type="error" office:string-value="#N/A" table:formula="of:=IF([.N76]=&quot;&quot;;NA();[.N7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7]=2030;[.F77];&quot;&quot;)" table:style-name="ce1"/>
          <table:table-cell office:value-type="string" office:string-value="" table:formula="of:=IF([.G77]&gt;2039;[.J77];&quot;&quot;)" table:style-name="ce3"/>
          <table:table-cell table:number-columns-repeated="13" table:style-name="ce1"/>
          <table:table-cell office:value-type="error" office:string-value="#N/A" table:formula="of:=IF([.L77]=&quot;&quot;;NA();[.L77])" table:style-name="ce2">
            <text:p>#N/A</text:p>
          </table:table-cell>
          <table:table-cell office:value-type="error" office:string-value="#N/A" table:formula="of:=IF([.M77]=&quot;&quot;;NA();[.M77])" table:style-name="ce1">
            <text:p>#N/A</text:p>
          </table:table-cell>
          <table:table-cell office:value-type="error" office:string-value="#N/A" table:formula="of:=IF([.N77]=&quot;&quot;;NA();[.N7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8]=2030;[.F78];&quot;&quot;)" table:style-name="ce1"/>
          <table:table-cell office:value-type="string" office:string-value="" table:formula="of:=IF([.G78]&gt;2039;[.J78];&quot;&quot;)" table:style-name="ce3"/>
          <table:table-cell table:number-columns-repeated="13" table:style-name="ce1"/>
          <table:table-cell office:value-type="error" office:string-value="#N/A" table:formula="of:=IF([.L78]=&quot;&quot;;NA();[.L78])" table:style-name="ce2">
            <text:p>#N/A</text:p>
          </table:table-cell>
          <table:table-cell office:value-type="error" office:string-value="#N/A" table:formula="of:=IF([.M78]=&quot;&quot;;NA();[.M78])" table:style-name="ce1">
            <text:p>#N/A</text:p>
          </table:table-cell>
          <table:table-cell office:value-type="error" office:string-value="#N/A" table:formula="of:=IF([.N78]=&quot;&quot;;NA();[.N7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79]=2030;[.F79];&quot;&quot;)" table:style-name="ce1"/>
          <table:table-cell office:value-type="string" office:string-value="" table:formula="of:=IF([.G79]&gt;2039;[.J79];&quot;&quot;)" table:style-name="ce3"/>
          <table:table-cell table:number-columns-repeated="13" table:style-name="ce1"/>
          <table:table-cell office:value-type="error" office:string-value="#N/A" table:formula="of:=IF([.L79]=&quot;&quot;;NA();[.L79])" table:style-name="ce2">
            <text:p>#N/A</text:p>
          </table:table-cell>
          <table:table-cell office:value-type="error" office:string-value="#N/A" table:formula="of:=IF([.M79]=&quot;&quot;;NA();[.M79])" table:style-name="ce1">
            <text:p>#N/A</text:p>
          </table:table-cell>
          <table:table-cell office:value-type="error" office:string-value="#N/A" table:formula="of:=IF([.N79]=&quot;&quot;;NA();[.N7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0]=2030;[.F80];&quot;&quot;)" table:style-name="ce1"/>
          <table:table-cell office:value-type="string" office:string-value="" table:formula="of:=IF([.G80]&gt;2039;[.J80];&quot;&quot;)" table:style-name="ce3"/>
          <table:table-cell table:number-columns-repeated="13" table:style-name="ce1"/>
          <table:table-cell office:value-type="error" office:string-value="#N/A" table:formula="of:=IF([.L80]=&quot;&quot;;NA();[.L80])" table:style-name="ce2">
            <text:p>#N/A</text:p>
          </table:table-cell>
          <table:table-cell office:value-type="error" office:string-value="#N/A" table:formula="of:=IF([.M80]=&quot;&quot;;NA();[.M80])" table:style-name="ce1">
            <text:p>#N/A</text:p>
          </table:table-cell>
          <table:table-cell office:value-type="error" office:string-value="#N/A" table:formula="of:=IF([.N80]=&quot;&quot;;NA();[.N8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1]=2030;[.F81];&quot;&quot;)" table:style-name="ce1"/>
          <table:table-cell office:value-type="string" office:string-value="" table:formula="of:=IF([.G81]&gt;2039;[.J81];&quot;&quot;)" table:style-name="ce3"/>
          <table:table-cell table:number-columns-repeated="13" table:style-name="ce1"/>
          <table:table-cell office:value-type="error" office:string-value="#N/A" table:formula="of:=IF([.L81]=&quot;&quot;;NA();[.L81])" table:style-name="ce2">
            <text:p>#N/A</text:p>
          </table:table-cell>
          <table:table-cell office:value-type="error" office:string-value="#N/A" table:formula="of:=IF([.M81]=&quot;&quot;;NA();[.M81])" table:style-name="ce1">
            <text:p>#N/A</text:p>
          </table:table-cell>
          <table:table-cell office:value-type="error" office:string-value="#N/A" table:formula="of:=IF([.N81]=&quot;&quot;;NA();[.N8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2]=2030;[.F82];&quot;&quot;)" table:style-name="ce1"/>
          <table:table-cell office:value-type="string" office:string-value="" table:formula="of:=IF([.G82]&gt;2039;[.J82];&quot;&quot;)" table:style-name="ce3"/>
          <table:table-cell table:number-columns-repeated="13" table:style-name="ce1"/>
          <table:table-cell office:value-type="error" office:string-value="#N/A" table:formula="of:=IF([.L82]=&quot;&quot;;NA();[.L82])" table:style-name="ce2">
            <text:p>#N/A</text:p>
          </table:table-cell>
          <table:table-cell office:value-type="error" office:string-value="#N/A" table:formula="of:=IF([.M82]=&quot;&quot;;NA();[.M82])" table:style-name="ce1">
            <text:p>#N/A</text:p>
          </table:table-cell>
          <table:table-cell office:value-type="error" office:string-value="#N/A" table:formula="of:=IF([.N82]=&quot;&quot;;NA();[.N8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3]=2030;[.F83];&quot;&quot;)" table:style-name="ce1"/>
          <table:table-cell office:value-type="string" office:string-value="" table:formula="of:=IF([.G83]&gt;2039;[.J83];&quot;&quot;)" table:style-name="ce3"/>
          <table:table-cell table:number-columns-repeated="13" table:style-name="ce1"/>
          <table:table-cell office:value-type="error" office:string-value="#N/A" table:formula="of:=IF([.L83]=&quot;&quot;;NA();[.L83])" table:style-name="ce2">
            <text:p>#N/A</text:p>
          </table:table-cell>
          <table:table-cell office:value-type="error" office:string-value="#N/A" table:formula="of:=IF([.M83]=&quot;&quot;;NA();[.M83])" table:style-name="ce1">
            <text:p>#N/A</text:p>
          </table:table-cell>
          <table:table-cell office:value-type="error" office:string-value="#N/A" table:formula="of:=IF([.N83]=&quot;&quot;;NA();[.N8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4]=2030;[.F84];&quot;&quot;)" table:style-name="ce1"/>
          <table:table-cell office:value-type="string" office:string-value="" table:formula="of:=IF([.G84]&gt;2039;[.J84];&quot;&quot;)" table:style-name="ce3"/>
          <table:table-cell table:number-columns-repeated="13" table:style-name="ce1"/>
          <table:table-cell office:value-type="error" office:string-value="#N/A" table:formula="of:=IF([.L84]=&quot;&quot;;NA();[.L84])" table:style-name="ce2">
            <text:p>#N/A</text:p>
          </table:table-cell>
          <table:table-cell office:value-type="error" office:string-value="#N/A" table:formula="of:=IF([.M84]=&quot;&quot;;NA();[.M84])" table:style-name="ce1">
            <text:p>#N/A</text:p>
          </table:table-cell>
          <table:table-cell office:value-type="error" office:string-value="#N/A" table:formula="of:=IF([.N84]=&quot;&quot;;NA();[.N8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5]=2030;[.F85];&quot;&quot;)" table:style-name="ce1"/>
          <table:table-cell office:value-type="string" office:string-value="" table:formula="of:=IF([.G85]&gt;2039;[.J85];&quot;&quot;)" table:style-name="ce3"/>
          <table:table-cell table:number-columns-repeated="13" table:style-name="ce1"/>
          <table:table-cell office:value-type="error" office:string-value="#N/A" table:formula="of:=IF([.L85]=&quot;&quot;;NA();[.L85])" table:style-name="ce2">
            <text:p>#N/A</text:p>
          </table:table-cell>
          <table:table-cell office:value-type="error" office:string-value="#N/A" table:formula="of:=IF([.M85]=&quot;&quot;;NA();[.M85])" table:style-name="ce1">
            <text:p>#N/A</text:p>
          </table:table-cell>
          <table:table-cell office:value-type="error" office:string-value="#N/A" table:formula="of:=IF([.N85]=&quot;&quot;;NA();[.N8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6]=2030;[.F86];&quot;&quot;)" table:style-name="ce1"/>
          <table:table-cell office:value-type="string" office:string-value="" table:formula="of:=IF([.G86]&gt;2039;[.J86];&quot;&quot;)" table:style-name="ce3"/>
          <table:table-cell table:number-columns-repeated="13" table:style-name="ce1"/>
          <table:table-cell office:value-type="error" office:string-value="#N/A" table:formula="of:=IF([.L86]=&quot;&quot;;NA();[.L86])" table:style-name="ce2">
            <text:p>#N/A</text:p>
          </table:table-cell>
          <table:table-cell office:value-type="error" office:string-value="#N/A" table:formula="of:=IF([.M86]=&quot;&quot;;NA();[.M86])" table:style-name="ce1">
            <text:p>#N/A</text:p>
          </table:table-cell>
          <table:table-cell office:value-type="error" office:string-value="#N/A" table:formula="of:=IF([.N86]=&quot;&quot;;NA();[.N8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7]=2030;[.F87];&quot;&quot;)" table:style-name="ce1"/>
          <table:table-cell office:value-type="string" office:string-value="" table:formula="of:=IF([.G87]&gt;2039;[.J87];&quot;&quot;)" table:style-name="ce3"/>
          <table:table-cell table:number-columns-repeated="13" table:style-name="ce1"/>
          <table:table-cell office:value-type="error" office:string-value="#N/A" table:formula="of:=IF([.L87]=&quot;&quot;;NA();[.L87])" table:style-name="ce2">
            <text:p>#N/A</text:p>
          </table:table-cell>
          <table:table-cell office:value-type="error" office:string-value="#N/A" table:formula="of:=IF([.M87]=&quot;&quot;;NA();[.M87])" table:style-name="ce1">
            <text:p>#N/A</text:p>
          </table:table-cell>
          <table:table-cell office:value-type="error" office:string-value="#N/A" table:formula="of:=IF([.N87]=&quot;&quot;;NA();[.N8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8]=2030;[.F88];&quot;&quot;)" table:style-name="ce1"/>
          <table:table-cell office:value-type="string" office:string-value="" table:formula="of:=IF([.G88]&gt;2039;[.J88];&quot;&quot;)" table:style-name="ce3"/>
          <table:table-cell table:number-columns-repeated="13" table:style-name="ce1"/>
          <table:table-cell office:value-type="error" office:string-value="#N/A" table:formula="of:=IF([.L88]=&quot;&quot;;NA();[.L88])" table:style-name="ce2">
            <text:p>#N/A</text:p>
          </table:table-cell>
          <table:table-cell office:value-type="error" office:string-value="#N/A" table:formula="of:=IF([.M88]=&quot;&quot;;NA();[.M88])" table:style-name="ce1">
            <text:p>#N/A</text:p>
          </table:table-cell>
          <table:table-cell office:value-type="error" office:string-value="#N/A" table:formula="of:=IF([.N88]=&quot;&quot;;NA();[.N8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89]=2030;[.F89];&quot;&quot;)" table:style-name="ce1"/>
          <table:table-cell office:value-type="string" office:string-value="" table:formula="of:=IF([.G89]&gt;2039;[.J89];&quot;&quot;)" table:style-name="ce3"/>
          <table:table-cell table:number-columns-repeated="13" table:style-name="ce1"/>
          <table:table-cell office:value-type="error" office:string-value="#N/A" table:formula="of:=IF([.L89]=&quot;&quot;;NA();[.L89])" table:style-name="ce2">
            <text:p>#N/A</text:p>
          </table:table-cell>
          <table:table-cell office:value-type="error" office:string-value="#N/A" table:formula="of:=IF([.M89]=&quot;&quot;;NA();[.M89])" table:style-name="ce1">
            <text:p>#N/A</text:p>
          </table:table-cell>
          <table:table-cell office:value-type="error" office:string-value="#N/A" table:formula="of:=IF([.N89]=&quot;&quot;;NA();[.N8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0]=2030;[.F90];&quot;&quot;)" table:style-name="ce1"/>
          <table:table-cell office:value-type="string" office:string-value="" table:formula="of:=IF([.G90]&gt;2039;[.J90];&quot;&quot;)" table:style-name="ce3"/>
          <table:table-cell table:number-columns-repeated="13" table:style-name="ce1"/>
          <table:table-cell office:value-type="error" office:string-value="#N/A" table:formula="of:=IF([.L90]=&quot;&quot;;NA();[.L90])" table:style-name="ce2">
            <text:p>#N/A</text:p>
          </table:table-cell>
          <table:table-cell office:value-type="error" office:string-value="#N/A" table:formula="of:=IF([.M90]=&quot;&quot;;NA();[.M90])" table:style-name="ce1">
            <text:p>#N/A</text:p>
          </table:table-cell>
          <table:table-cell office:value-type="error" office:string-value="#N/A" table:formula="of:=IF([.N90]=&quot;&quot;;NA();[.N9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1]=2030;[.F91];&quot;&quot;)" table:style-name="ce1"/>
          <table:table-cell office:value-type="string" office:string-value="" table:formula="of:=IF([.G91]&gt;2039;[.J91];&quot;&quot;)" table:style-name="ce3"/>
          <table:table-cell table:number-columns-repeated="13" table:style-name="ce1"/>
          <table:table-cell office:value-type="error" office:string-value="#N/A" table:formula="of:=IF([.L91]=&quot;&quot;;NA();[.L91])" table:style-name="ce2">
            <text:p>#N/A</text:p>
          </table:table-cell>
          <table:table-cell office:value-type="error" office:string-value="#N/A" table:formula="of:=IF([.M91]=&quot;&quot;;NA();[.M91])" table:style-name="ce1">
            <text:p>#N/A</text:p>
          </table:table-cell>
          <table:table-cell office:value-type="error" office:string-value="#N/A" table:formula="of:=IF([.N91]=&quot;&quot;;NA();[.N9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2]=2030;[.F92];&quot;&quot;)" table:style-name="ce1"/>
          <table:table-cell office:value-type="string" office:string-value="" table:formula="of:=IF([.G92]&gt;2039;[.J92];&quot;&quot;)" table:style-name="ce3"/>
          <table:table-cell table:number-columns-repeated="13" table:style-name="ce1"/>
          <table:table-cell office:value-type="error" office:string-value="#N/A" table:formula="of:=IF([.L92]=&quot;&quot;;NA();[.L92])" table:style-name="ce2">
            <text:p>#N/A</text:p>
          </table:table-cell>
          <table:table-cell office:value-type="error" office:string-value="#N/A" table:formula="of:=IF([.M92]=&quot;&quot;;NA();[.M92])" table:style-name="ce1">
            <text:p>#N/A</text:p>
          </table:table-cell>
          <table:table-cell office:value-type="error" office:string-value="#N/A" table:formula="of:=IF([.N92]=&quot;&quot;;NA();[.N9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3]=2030;[.F93];&quot;&quot;)" table:style-name="ce1"/>
          <table:table-cell office:value-type="string" office:string-value="" table:formula="of:=IF([.G93]&gt;2039;[.J93];&quot;&quot;)" table:style-name="ce3"/>
          <table:table-cell table:number-columns-repeated="13" table:style-name="ce1"/>
          <table:table-cell office:value-type="error" office:string-value="#N/A" table:formula="of:=IF([.L93]=&quot;&quot;;NA();[.L93])" table:style-name="ce2">
            <text:p>#N/A</text:p>
          </table:table-cell>
          <table:table-cell office:value-type="error" office:string-value="#N/A" table:formula="of:=IF([.M93]=&quot;&quot;;NA();[.M93])" table:style-name="ce1">
            <text:p>#N/A</text:p>
          </table:table-cell>
          <table:table-cell office:value-type="error" office:string-value="#N/A" table:formula="of:=IF([.N93]=&quot;&quot;;NA();[.N9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4]=2030;[.F94];&quot;&quot;)" table:style-name="ce1"/>
          <table:table-cell office:value-type="string" office:string-value="" table:formula="of:=IF([.G94]&gt;2039;[.J94];&quot;&quot;)" table:style-name="ce3"/>
          <table:table-cell table:number-columns-repeated="13" table:style-name="ce1"/>
          <table:table-cell office:value-type="error" office:string-value="#N/A" table:formula="of:=IF([.L94]=&quot;&quot;;NA();[.L94])" table:style-name="ce2">
            <text:p>#N/A</text:p>
          </table:table-cell>
          <table:table-cell office:value-type="error" office:string-value="#N/A" table:formula="of:=IF([.M94]=&quot;&quot;;NA();[.M94])" table:style-name="ce1">
            <text:p>#N/A</text:p>
          </table:table-cell>
          <table:table-cell office:value-type="error" office:string-value="#N/A" table:formula="of:=IF([.N94]=&quot;&quot;;NA();[.N9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5]=2030;[.F95];&quot;&quot;)" table:style-name="ce1"/>
          <table:table-cell office:value-type="string" office:string-value="" table:formula="of:=IF([.G95]&gt;2039;[.J95];&quot;&quot;)" table:style-name="ce3"/>
          <table:table-cell table:number-columns-repeated="13" table:style-name="ce1"/>
          <table:table-cell office:value-type="error" office:string-value="#N/A" table:formula="of:=IF([.L95]=&quot;&quot;;NA();[.L95])" table:style-name="ce2">
            <text:p>#N/A</text:p>
          </table:table-cell>
          <table:table-cell office:value-type="error" office:string-value="#N/A" table:formula="of:=IF([.M95]=&quot;&quot;;NA();[.M95])" table:style-name="ce1">
            <text:p>#N/A</text:p>
          </table:table-cell>
          <table:table-cell office:value-type="error" office:string-value="#N/A" table:formula="of:=IF([.N95]=&quot;&quot;;NA();[.N9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6]=2030;[.F96];&quot;&quot;)" table:style-name="ce1"/>
          <table:table-cell office:value-type="string" office:string-value="" table:formula="of:=IF([.G96]&gt;2039;[.J96];&quot;&quot;)" table:style-name="ce3"/>
          <table:table-cell table:number-columns-repeated="13" table:style-name="ce1"/>
          <table:table-cell office:value-type="error" office:string-value="#N/A" table:formula="of:=IF([.L96]=&quot;&quot;;NA();[.L96])" table:style-name="ce2">
            <text:p>#N/A</text:p>
          </table:table-cell>
          <table:table-cell office:value-type="error" office:string-value="#N/A" table:formula="of:=IF([.M96]=&quot;&quot;;NA();[.M96])" table:style-name="ce1">
            <text:p>#N/A</text:p>
          </table:table-cell>
          <table:table-cell office:value-type="error" office:string-value="#N/A" table:formula="of:=IF([.N96]=&quot;&quot;;NA();[.N9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7]=2030;[.F97];&quot;&quot;)" table:style-name="ce1"/>
          <table:table-cell office:value-type="string" office:string-value="" table:formula="of:=IF([.G97]&gt;2039;[.J97];&quot;&quot;)" table:style-name="ce3"/>
          <table:table-cell table:number-columns-repeated="13" table:style-name="ce1"/>
          <table:table-cell office:value-type="error" office:string-value="#N/A" table:formula="of:=IF([.L97]=&quot;&quot;;NA();[.L97])" table:style-name="ce2">
            <text:p>#N/A</text:p>
          </table:table-cell>
          <table:table-cell office:value-type="error" office:string-value="#N/A" table:formula="of:=IF([.M97]=&quot;&quot;;NA();[.M97])" table:style-name="ce1">
            <text:p>#N/A</text:p>
          </table:table-cell>
          <table:table-cell office:value-type="error" office:string-value="#N/A" table:formula="of:=IF([.N97]=&quot;&quot;;NA();[.N9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8]=2030;[.F98];&quot;&quot;)" table:style-name="ce1"/>
          <table:table-cell office:value-type="string" office:string-value="" table:formula="of:=IF([.G98]&gt;2039;[.J98];&quot;&quot;)" table:style-name="ce3"/>
          <table:table-cell table:number-columns-repeated="13" table:style-name="ce1"/>
          <table:table-cell office:value-type="error" office:string-value="#N/A" table:formula="of:=IF([.L98]=&quot;&quot;;NA();[.L98])" table:style-name="ce2">
            <text:p>#N/A</text:p>
          </table:table-cell>
          <table:table-cell office:value-type="error" office:string-value="#N/A" table:formula="of:=IF([.M98]=&quot;&quot;;NA();[.M98])" table:style-name="ce1">
            <text:p>#N/A</text:p>
          </table:table-cell>
          <table:table-cell office:value-type="error" office:string-value="#N/A" table:formula="of:=IF([.N98]=&quot;&quot;;NA();[.N9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99]=2030;[.F99];&quot;&quot;)" table:style-name="ce1"/>
          <table:table-cell office:value-type="string" office:string-value="" table:formula="of:=IF([.G99]&gt;2039;[.J99];&quot;&quot;)" table:style-name="ce3"/>
          <table:table-cell table:number-columns-repeated="13" table:style-name="ce1"/>
          <table:table-cell office:value-type="error" office:string-value="#N/A" table:formula="of:=IF([.L99]=&quot;&quot;;NA();[.L99])" table:style-name="ce2">
            <text:p>#N/A</text:p>
          </table:table-cell>
          <table:table-cell office:value-type="error" office:string-value="#N/A" table:formula="of:=IF([.M99]=&quot;&quot;;NA();[.M99])" table:style-name="ce1">
            <text:p>#N/A</text:p>
          </table:table-cell>
          <table:table-cell office:value-type="error" office:string-value="#N/A" table:formula="of:=IF([.N99]=&quot;&quot;;NA();[.N9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0]=2030;[.F10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0]=&quot;&quot;;NA();[.L100])" table:style-name="ce2">
            <text:p>#N/A</text:p>
          </table:table-cell>
          <table:table-cell office:value-type="error" office:string-value="#N/A" table:formula="of:=IF([.M100]=&quot;&quot;;NA();[.M100])" table:style-name="ce1">
            <text:p>#N/A</text:p>
          </table:table-cell>
          <table:table-cell office:value-type="error" office:string-value="#N/A" table:formula="of:=IF([.N100]=&quot;&quot;;NA();[.N10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1]=2030;[.F10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1]=&quot;&quot;;NA();[.L101])" table:style-name="ce2">
            <text:p>#N/A</text:p>
          </table:table-cell>
          <table:table-cell office:value-type="error" office:string-value="#N/A" table:formula="of:=IF([.M101]=&quot;&quot;;NA();[.M101])" table:style-name="ce1">
            <text:p>#N/A</text:p>
          </table:table-cell>
          <table:table-cell office:value-type="error" office:string-value="#N/A" table:formula="of:=IF([.N101]=&quot;&quot;;NA();[.N10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2]=2030;[.F10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2]=&quot;&quot;;NA();[.L102])" table:style-name="ce2">
            <text:p>#N/A</text:p>
          </table:table-cell>
          <table:table-cell office:value-type="error" office:string-value="#N/A" table:formula="of:=IF([.M102]=&quot;&quot;;NA();[.M102])" table:style-name="ce1">
            <text:p>#N/A</text:p>
          </table:table-cell>
          <table:table-cell office:value-type="error" office:string-value="#N/A" table:formula="of:=IF([.N102]=&quot;&quot;;NA();[.N10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3]=2030;[.F10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3]=&quot;&quot;;NA();[.L103])" table:style-name="ce2">
            <text:p>#N/A</text:p>
          </table:table-cell>
          <table:table-cell office:value-type="error" office:string-value="#N/A" table:formula="of:=IF([.M103]=&quot;&quot;;NA();[.M103])" table:style-name="ce1">
            <text:p>#N/A</text:p>
          </table:table-cell>
          <table:table-cell office:value-type="error" office:string-value="#N/A" table:formula="of:=IF([.N103]=&quot;&quot;;NA();[.N10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4]=2030;[.F10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4]=&quot;&quot;;NA();[.L104])" table:style-name="ce2">
            <text:p>#N/A</text:p>
          </table:table-cell>
          <table:table-cell office:value-type="error" office:string-value="#N/A" table:formula="of:=IF([.M104]=&quot;&quot;;NA();[.M104])" table:style-name="ce1">
            <text:p>#N/A</text:p>
          </table:table-cell>
          <table:table-cell office:value-type="error" office:string-value="#N/A" table:formula="of:=IF([.N104]=&quot;&quot;;NA();[.N10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5]=2030;[.F10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5]=&quot;&quot;;NA();[.L105])" table:style-name="ce2">
            <text:p>#N/A</text:p>
          </table:table-cell>
          <table:table-cell office:value-type="error" office:string-value="#N/A" table:formula="of:=IF([.M105]=&quot;&quot;;NA();[.M105])" table:style-name="ce1">
            <text:p>#N/A</text:p>
          </table:table-cell>
          <table:table-cell office:value-type="error" office:string-value="#N/A" table:formula="of:=IF([.N105]=&quot;&quot;;NA();[.N10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6]=2030;[.F10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6]=&quot;&quot;;NA();[.L106])" table:style-name="ce2">
            <text:p>#N/A</text:p>
          </table:table-cell>
          <table:table-cell office:value-type="error" office:string-value="#N/A" table:formula="of:=IF([.M106]=&quot;&quot;;NA();[.M106])" table:style-name="ce1">
            <text:p>#N/A</text:p>
          </table:table-cell>
          <table:table-cell office:value-type="error" office:string-value="#N/A" table:formula="of:=IF([.N106]=&quot;&quot;;NA();[.N10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7]=2030;[.F10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7]=&quot;&quot;;NA();[.L107])" table:style-name="ce2">
            <text:p>#N/A</text:p>
          </table:table-cell>
          <table:table-cell office:value-type="error" office:string-value="#N/A" table:formula="of:=IF([.M107]=&quot;&quot;;NA();[.M107])" table:style-name="ce1">
            <text:p>#N/A</text:p>
          </table:table-cell>
          <table:table-cell office:value-type="error" office:string-value="#N/A" table:formula="of:=IF([.N107]=&quot;&quot;;NA();[.N10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8]=2030;[.F10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8]=&quot;&quot;;NA();[.L108])" table:style-name="ce2">
            <text:p>#N/A</text:p>
          </table:table-cell>
          <table:table-cell office:value-type="error" office:string-value="#N/A" table:formula="of:=IF([.M108]=&quot;&quot;;NA();[.M108])" table:style-name="ce1">
            <text:p>#N/A</text:p>
          </table:table-cell>
          <table:table-cell office:value-type="error" office:string-value="#N/A" table:formula="of:=IF([.N108]=&quot;&quot;;NA();[.N10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09]=2030;[.F10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9]=&quot;&quot;;NA();[.L109])" table:style-name="ce2">
            <text:p>#N/A</text:p>
          </table:table-cell>
          <table:table-cell office:value-type="error" office:string-value="#N/A" table:formula="of:=IF([.M109]=&quot;&quot;;NA();[.M109])" table:style-name="ce1">
            <text:p>#N/A</text:p>
          </table:table-cell>
          <table:table-cell office:value-type="error" office:string-value="#N/A" table:formula="of:=IF([.N109]=&quot;&quot;;NA();[.N10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0]=2030;[.F11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0]=&quot;&quot;;NA();[.L110])" table:style-name="ce2">
            <text:p>#N/A</text:p>
          </table:table-cell>
          <table:table-cell office:value-type="error" office:string-value="#N/A" table:formula="of:=IF([.M110]=&quot;&quot;;NA();[.M110])" table:style-name="ce1">
            <text:p>#N/A</text:p>
          </table:table-cell>
          <table:table-cell office:value-type="error" office:string-value="#N/A" table:formula="of:=IF([.N110]=&quot;&quot;;NA();[.N1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1]=2030;[.F11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1]=&quot;&quot;;NA();[.L111])" table:style-name="ce2">
            <text:p>#N/A</text:p>
          </table:table-cell>
          <table:table-cell office:value-type="error" office:string-value="#N/A" table:formula="of:=IF([.M111]=&quot;&quot;;NA();[.M111])" table:style-name="ce1">
            <text:p>#N/A</text:p>
          </table:table-cell>
          <table:table-cell office:value-type="error" office:string-value="#N/A" table:formula="of:=IF([.N111]=&quot;&quot;;NA();[.N1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2]=2030;[.F11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2]=&quot;&quot;;NA();[.L112])" table:style-name="ce2">
            <text:p>#N/A</text:p>
          </table:table-cell>
          <table:table-cell office:value-type="error" office:string-value="#N/A" table:formula="of:=IF([.M112]=&quot;&quot;;NA();[.M112])" table:style-name="ce1">
            <text:p>#N/A</text:p>
          </table:table-cell>
          <table:table-cell office:value-type="error" office:string-value="#N/A" table:formula="of:=IF([.N112]=&quot;&quot;;NA();[.N1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3]=2030;[.F11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3]=&quot;&quot;;NA();[.L113])" table:style-name="ce2">
            <text:p>#N/A</text:p>
          </table:table-cell>
          <table:table-cell office:value-type="error" office:string-value="#N/A" table:formula="of:=IF([.M113]=&quot;&quot;;NA();[.M113])" table:style-name="ce1">
            <text:p>#N/A</text:p>
          </table:table-cell>
          <table:table-cell office:value-type="error" office:string-value="#N/A" table:formula="of:=IF([.N113]=&quot;&quot;;NA();[.N1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4]=2030;[.F11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4]=&quot;&quot;;NA();[.L114])" table:style-name="ce2">
            <text:p>#N/A</text:p>
          </table:table-cell>
          <table:table-cell office:value-type="error" office:string-value="#N/A" table:formula="of:=IF([.M114]=&quot;&quot;;NA();[.M114])" table:style-name="ce1">
            <text:p>#N/A</text:p>
          </table:table-cell>
          <table:table-cell office:value-type="error" office:string-value="#N/A" table:formula="of:=IF([.N114]=&quot;&quot;;NA();[.N1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5]=2030;[.F11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5]=&quot;&quot;;NA();[.L115])" table:style-name="ce2">
            <text:p>#N/A</text:p>
          </table:table-cell>
          <table:table-cell office:value-type="error" office:string-value="#N/A" table:formula="of:=IF([.M115]=&quot;&quot;;NA();[.M115])" table:style-name="ce1">
            <text:p>#N/A</text:p>
          </table:table-cell>
          <table:table-cell office:value-type="error" office:string-value="#N/A" table:formula="of:=IF([.N115]=&quot;&quot;;NA();[.N1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6]=2030;[.F11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6]=&quot;&quot;;NA();[.L116])" table:style-name="ce2">
            <text:p>#N/A</text:p>
          </table:table-cell>
          <table:table-cell office:value-type="error" office:string-value="#N/A" table:formula="of:=IF([.M116]=&quot;&quot;;NA();[.M116])" table:style-name="ce1">
            <text:p>#N/A</text:p>
          </table:table-cell>
          <table:table-cell office:value-type="error" office:string-value="#N/A" table:formula="of:=IF([.N116]=&quot;&quot;;NA();[.N1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7]=2030;[.F11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7]=&quot;&quot;;NA();[.L117])" table:style-name="ce2">
            <text:p>#N/A</text:p>
          </table:table-cell>
          <table:table-cell office:value-type="error" office:string-value="#N/A" table:formula="of:=IF([.M117]=&quot;&quot;;NA();[.M117])" table:style-name="ce1">
            <text:p>#N/A</text:p>
          </table:table-cell>
          <table:table-cell office:value-type="error" office:string-value="#N/A" table:formula="of:=IF([.N117]=&quot;&quot;;NA();[.N11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8]=2030;[.F11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8]=&quot;&quot;;NA();[.L118])" table:style-name="ce2">
            <text:p>#N/A</text:p>
          </table:table-cell>
          <table:table-cell office:value-type="error" office:string-value="#N/A" table:formula="of:=IF([.M118]=&quot;&quot;;NA();[.M118])" table:style-name="ce1">
            <text:p>#N/A</text:p>
          </table:table-cell>
          <table:table-cell office:value-type="error" office:string-value="#N/A" table:formula="of:=IF([.N118]=&quot;&quot;;NA();[.N1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19]=2030;[.F11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9]=&quot;&quot;;NA();[.L119])" table:style-name="ce2">
            <text:p>#N/A</text:p>
          </table:table-cell>
          <table:table-cell office:value-type="error" office:string-value="#N/A" table:formula="of:=IF([.M119]=&quot;&quot;;NA();[.M119])" table:style-name="ce1">
            <text:p>#N/A</text:p>
          </table:table-cell>
          <table:table-cell office:value-type="error" office:string-value="#N/A" table:formula="of:=IF([.N119]=&quot;&quot;;NA();[.N1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0]=2030;[.F12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0]=&quot;&quot;;NA();[.L120])" table:style-name="ce2">
            <text:p>#N/A</text:p>
          </table:table-cell>
          <table:table-cell office:value-type="error" office:string-value="#N/A" table:formula="of:=IF([.M120]=&quot;&quot;;NA();[.M120])" table:style-name="ce1">
            <text:p>#N/A</text:p>
          </table:table-cell>
          <table:table-cell office:value-type="error" office:string-value="#N/A" table:formula="of:=IF([.N120]=&quot;&quot;;NA();[.N1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1]=2030;[.F12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1]=2030;[.S121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2]=2030;[.F12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2]=2030;[.S122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3]=2030;[.F12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3]=2030;[.S123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4]=2030;[.F12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4]=2030;[.S124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5]=2030;[.F125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5]=2030;[.S125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6]=2030;[.F126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6]=2030;[.S126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7]=2030;[.F127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7]=2030;[.S127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8]=2030;[.F128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8]=2030;[.S128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29]=2030;[.F129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9]=2030;[.S129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30]=2030;[.F130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0]=2030;[.S130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31]=2030;[.F13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1]=2030;[.S131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32]=2030;[.F13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2]=2030;[.S132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33]=2030;[.F13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3]=2030;[.S133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3"/>
          <table:table-cell office:value-type="string" office:string-value="" table:formula="of:=IF([.G134]=2030;[.F13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4]=2030;[.S134];&quot;&quot;)" table:style-name="ce1"/>
          <table:table-cell table:number-columns-repeated="16355"/>
        </table:table-row>
        <table:table-row table:number-rows-repeated="1048442" table:style-name="ro1">
          <table:table-cell table:number-columns-repeated="6"/>
          <table:table-cell table:style-name="ce38"/>
          <table:table-cell/>
          <table:table-cell table:style-name="ce40"/>
          <table:table-cell table:number-columns-repeated="16375"/>
        </table:table-row>
      </table:table>
      <table:table table:name="H2_Tank" table:style-name="ta1"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4" table:default-cell-style-name="ce3"/>
        <table:table-column table:style-name="co4" table:default-cell-style-name="ce1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2"/>
        <table:table-column table:style-name="co6" table:default-cell-style-name="ce1"/>
        <table:table-column table:style-name="co7" table:default-cell-style-name="ce3"/>
        <table:table-column table:style-name="co4" table:number-columns-repeated="13" table:default-cell-style-name="ce1"/>
        <table:table-column table:style-name="co4" table:default-cell-style-name="ce2"/>
        <table:table-column table:style-name="co8" table:default-cell-style-name="ce1"/>
        <table:table-column table:style-name="co9" table:default-cell-style-name="ce3"/>
        <table:table-column table:style-name="co4" table:number-columns-repeated="16354" table:default-cell-style-name="ce1"/>
        <table:table-row table:style-name="ro1">
          <table:table-cell office:value-type="string" table:style-name="ce5">
            <text:p>Study</text:p>
          </table:table-cell>
          <table:table-cell office:value-type="string" table:style-name="ce5">
            <text:p>Ref</text:p>
          </table:table-cell>
          <table:table-cell office:value-type="string" table:style-name="ce5">
            <text:p>Price</text:p>
          </table:table-cell>
          <table:table-cell office:value-type="string" table:style-name="ce5">
            <text:p>Prop</text:p>
          </table:table-cell>
          <table:table-cell office:value-type="string" table:style-name="ce5">
            <text:p>range</text:p>
          </table:table-cell>
          <table:table-cell office:value-type="string" table:style-name="ce6">
            <text:p>Price [€/kWh]</text:p>
          </table:table-cell>
          <table:table-cell office:value-type="string" table:style-name="ce41">
            <text:p>Year</text:p>
          </table:table-cell>
          <table:table-cell table:style-name="ce5"/>
          <table:table-cell office:value-type="string" table:style-name="ce43">
            <text:p>Consider</text:p>
          </table:table-cell>
          <table:table-cell office:value-type="string" table:style-name="ce5">
            <text:p>Price [€/kWh]</text:p>
          </table:table-cell>
          <table:table-cell table:style-name="ce8"/>
          <table:table-cell office:value-type="string" table:style-name="ce12">
            <text:p>Today</text:p>
          </table:table-cell>
          <table:table-cell office:value-type="string" table:style-name="ce13">
            <text:p>year 2030</text:p>
          </table:table-cell>
          <table:table-cell office:value-type="string" table:style-name="ce27">
            <text:p>year 2050</text:p>
          </table:table-cell>
          <table:table-cell table:number-columns-repeated="13" table:style-name="ce5"/>
          <table:table-cell office:value-type="string" table:style-name="ce9">
            <text:p>Today</text:p>
          </table:table-cell>
          <table:table-cell office:value-type="string" table:style-name="ce10">
            <text:p>year 2030</text:p>
          </table:table-cell>
          <table:table-cell office:value-type="string" table:style-name="ce11">
            <text:p>year 2050</text:p>
          </table:table-cell>
          <table:table-cell table:number-columns-repeated="16354" table:style-name="ce5"/>
        </table:table-row>
        <table:table-row table:style-name="ro2">
          <table:table-cell office:value-type="string" table:style-name="ce1">
            <text:p>Baldi (2022)</text:p>
          </table:table-cell>
          <table:table-cell office:value-type="string" table:style-name="ce1">
            <text:p>[19]</text:p>
          </table:table-cell>
          <table:table-cell office:value-type="string" table:style-name="ce1">
            <text:p>500 €/kg</text:p>
          </table:table-cell>
          <table:table-cell table:number-columns-repeated="2" table:style-name="ce1"/>
          <table:table-cell office:value-type="float" office:value="500" table:style-name="ce4">
            <text:p>500</text:p>
          </table:table-cell>
          <table:table-cell office:value-type="float" office:value="2022" table:style-name="ce42">
            <text:p>2022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2]=&quot;yes&quot;;[.F2];&quot;&quot;)" table:style-name="ce3"/>
          <table:table-cell table:style-name="ce2"/>
          <table:table-cell office:value-type="string" office:string-value="" table:formula="of:=IF([.G2]&lt;2025;[.J2];&quot;&quot;)" table:style-name="ce2"/>
          <table:table-cell office:value-type="string" office:string-value="" table:formula="of:=IF([.G2]=2030;[.J2];&quot;&quot;)" table:style-name="ce1"/>
          <table:table-cell office:value-type="string" office:string-value="" table:formula="of:=IF([.G2]&gt;2039;[.J2];&quot;&quot;)" table:style-name="ce3"/>
          <table:table-cell table:style-name="ce1">
            <draw:frame draw:z-index="2" draw:id="id6" draw:style-name="a42" draw:name="Chart 2" svg:x="0.18546in" svg:y="0.19792in" svg:width="4.44996in" svg:height="2.9733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error" office:string-value="#N/A" table:formula="of:=IF([.L2]=&quot;&quot;;NA();[.L2])" table:style-name="ce2">
            <text:p>#N/A</text:p>
          </table:table-cell>
          <table:table-cell office:value-type="error" office:string-value="#N/A" table:formula="of:=IF([.M2]=&quot;&quot;;NA();[.M2])" table:style-name="ce1">
            <text:p>#N/A</text:p>
          </table:table-cell>
          <table:table-cell office:value-type="error" office:string-value="#N/A" table:formula="of:=IF([.N2]=&quot;&quot;;NA();[.N2])" table:style-name="ce3">
            <text:p>#N/A</text:p>
          </table:table-cell>
          <table:table-cell table:number-columns-repeated="16354"/>
        </table:table-row>
        <table:table-row table:style-name="ro3">
          <table:table-cell office:value-type="string" table:style-name="ce1">
            <text:p>Leeuwen (2018)</text:p>
          </table:table-cell>
          <table:table-cell office:value-type="string" table:style-name="ce1">
            <text:p>[22]</text:p>
          </table:table-cell>
          <table:table-cell office:value-type="string" table:style-name="ce1">
            <text:p>490 €/kg</text:p>
          </table:table-cell>
          <table:table-cell table:number-columns-repeated="2" table:style-name="ce1"/>
          <table:table-cell office:value-type="float" office:value="490" table:style-name="ce4">
            <text:p>490</text:p>
          </table:table-cell>
          <table:table-cell office:value-type="float" office:value="2018" table:style-name="ce42">
            <text:p>2018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90" table:formula="of:=IF([.I3]=&quot;yes&quot;;[.F3];&quot;&quot;)" table:style-name="ce3">
            <text:p>490</text:p>
          </table:table-cell>
          <table:table-cell table:style-name="ce2"/>
          <table:table-cell office:value-type="float" office:value="490" table:formula="of:=IF([.G3]&lt;2025;[.J3];&quot;&quot;)" table:style-name="ce2">
            <text:p>490</text:p>
          </table:table-cell>
          <table:table-cell office:value-type="string" office:string-value="" table:formula="of:=IF([.G3]=2030;[.J3];&quot;&quot;)" table:style-name="ce1"/>
          <table:table-cell office:value-type="string" office:string-value="" table:formula="of:=IF([.G3]&gt;2039;[.J3];&quot;&quot;)" table:style-name="ce3"/>
          <table:table-cell table:number-columns-repeated="7" table:style-name="ce1"/>
          <table:table-cell office:value-type="string" table:style-name="ce16">
            <text:p>year</text:p>
          </table:table-cell>
          <table:table-cell office:value-type="string" table:style-name="ce17">
            <text:p>avg</text:p>
          </table:table-cell>
          <table:table-cell office:value-type="string" table:style-name="ce18">
            <text:p>min</text:p>
          </table:table-cell>
          <table:table-cell office:value-type="string" table:style-name="ce19">
            <text:p>max</text:p>
          </table:table-cell>
          <table:table-cell table:number-columns-repeated="2" table:style-name="ce1"/>
          <table:table-cell office:value-type="float" office:value="490" table:formula="of:=IF([.L3]=&quot;&quot;;NA();[.L3])" table:style-name="ce2">
            <text:p>490</text:p>
          </table:table-cell>
          <table:table-cell office:value-type="error" office:string-value="#N/A" table:formula="of:=IF([.M3]=&quot;&quot;;NA();[.M3])" table:style-name="ce1">
            <text:p>#N/A</text:p>
          </table:table-cell>
          <table:table-cell office:value-type="error" office:string-value="#N/A" table:formula="of:=IF([.N3]=&quot;&quot;;NA();[.N3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Kharel (2018)</text:p>
          </table:table-cell>
          <table:table-cell office:value-type="string" table:style-name="ce1">
            <text:p>[23]</text:p>
          </table:table-cell>
          <table:table-cell office:value-type="string" table:style-name="ce1">
            <text:p>430 €/kg</text:p>
          </table:table-cell>
          <table:table-cell table:number-columns-repeated="2" table:style-name="ce1"/>
          <table:table-cell office:value-type="float" office:value="430" table:style-name="ce4">
            <text:p>430</text:p>
          </table:table-cell>
          <table:table-cell office:value-type="float" office:value="2018" table:style-name="ce42">
            <text:p>2018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30" table:formula="of:=IF([.I4]=&quot;yes&quot;;[.F4];&quot;&quot;)" table:style-name="ce3">
            <text:p>430</text:p>
          </table:table-cell>
          <table:table-cell table:style-name="ce2"/>
          <table:table-cell office:value-type="float" office:value="430" table:formula="of:=IF([.G4]&lt;2025;[.J4];&quot;&quot;)" table:style-name="ce2">
            <text:p>430</text:p>
          </table:table-cell>
          <table:table-cell office:value-type="string" office:string-value="" table:formula="of:=IF([.G4]=2030;[.J4];&quot;&quot;)" table:style-name="ce1"/>
          <table:table-cell office:value-type="string" office:string-value="" table:formula="of:=IF([.G4]&gt;2039;[.J4];&quot;&quot;)" table:style-name="ce3"/>
          <table:table-cell table:number-columns-repeated="7" table:style-name="ce1"/>
          <table:table-cell office:value-type="float" office:value="2020" table:style-name="ce20">
            <text:p>2020</text:p>
          </table:table-cell>
          <table:table-cell office:value-type="float" office:value="464.22222222222223" table:formula="of:=AVERAGE([.L:.L])" table:style-name="ce15">
            <text:p>464</text:p>
          </table:table-cell>
          <table:table-cell office:value-type="float" office:value="400" table:formula="of:=MIN([.L:.L])" table:style-name="ce14">
            <text:p>400</text:p>
          </table:table-cell>
          <table:table-cell office:value-type="float" office:value="550" table:formula="of:=MAX([.L:.L])" table:style-name="ce21">
            <text:p>550</text:p>
          </table:table-cell>
          <table:table-cell table:number-columns-repeated="2" table:style-name="ce1"/>
          <table:table-cell office:value-type="float" office:value="430" table:formula="of:=IF([.L4]=&quot;&quot;;NA();[.L4])" table:style-name="ce2">
            <text:p>430</text:p>
          </table:table-cell>
          <table:table-cell office:value-type="error" office:string-value="#N/A" table:formula="of:=IF([.M4]=&quot;&quot;;NA();[.M4])" table:style-name="ce1">
            <text:p>#N/A</text:p>
          </table:table-cell>
          <table:table-cell office:value-type="error" office:string-value="#N/A" table:formula="of:=IF([.N4]=&quot;&quot;;NA();[.N4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iaz (2015)</text:p>
          </table:table-cell>
          <table:table-cell office:value-type="string" table:style-name="ce1">
            <text:p>[24]</text:p>
          </table:table-cell>
          <table:table-cell office:value-type="string" table:style-name="ce1">
            <text:p>400-530 €/kg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400" table:style-name="ce4">
            <text:p>400</text:p>
          </table:table-cell>
          <table:table-cell office:value-type="float" office:value="2015" table:style-name="ce42">
            <text:p>2015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00" table:formula="of:=IF([.I5]=&quot;yes&quot;;[.F5];&quot;&quot;)" table:style-name="ce3">
            <text:p>400</text:p>
          </table:table-cell>
          <table:table-cell table:style-name="ce2"/>
          <table:table-cell office:value-type="float" office:value="400" table:formula="of:=IF([.G5]&lt;2025;[.J5];&quot;&quot;)" table:style-name="ce2">
            <text:p>400</text:p>
          </table:table-cell>
          <table:table-cell office:value-type="string" office:string-value="" table:formula="of:=IF([.G5]=2030;[.J5];&quot;&quot;)" table:style-name="ce1"/>
          <table:table-cell office:value-type="string" office:string-value="" table:formula="of:=IF([.G5]&gt;2039;[.J5];&quot;&quot;)" table:style-name="ce3"/>
          <table:table-cell table:number-columns-repeated="7" table:style-name="ce1"/>
          <table:table-cell office:value-type="float" office:value="2030" table:style-name="ce22">
            <text:p>2030</text:p>
          </table:table-cell>
          <table:table-cell office:value-type="float" office:value="345.66666666666669" table:formula="of:=AVERAGE([.M:.M])" table:style-name="ce15">
            <text:p>346</text:p>
          </table:table-cell>
          <table:table-cell office:value-type="float" office:value="220" table:formula="of:=MIN([.M:.M])" table:style-name="ce14">
            <text:p>220</text:p>
          </table:table-cell>
          <table:table-cell office:value-type="float" office:value="466" table:formula="of:=MAX([.M:.M])" table:style-name="ce21">
            <text:p>466</text:p>
          </table:table-cell>
          <table:table-cell table:number-columns-repeated="2" table:style-name="ce1"/>
          <table:table-cell office:value-type="float" office:value="400" table:formula="of:=IF([.L5]=&quot;&quot;;NA();[.L5])" table:style-name="ce2">
            <text:p>400</text:p>
          </table:table-cell>
          <table:table-cell office:value-type="error" office:string-value="#N/A" table:formula="of:=IF([.M5]=&quot;&quot;;NA();[.M5])" table:style-name="ce1">
            <text:p>#N/A</text:p>
          </table:table-cell>
          <table:table-cell office:value-type="error" office:string-value="#N/A" table:formula="of:=IF([.N5]=&quot;&quot;;NA();[.N5])" table:style-name="ce3">
            <text:p>#N/A</text:p>
          </table:table-cell>
          <table:table-cell table:number-columns-repeated="16354"/>
        </table:table-row>
        <table:table-row table:style-name="ro2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530" table:style-name="ce4">
            <text:p>530</text:p>
          </table:table-cell>
          <table:table-cell office:value-type="float" office:value="2015" table:style-name="ce42">
            <text:p>2015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6]=&quot;yes&quot;;[.F6];&quot;&quot;)" table:style-name="ce3"/>
          <table:table-cell table:style-name="ce2"/>
          <table:table-cell office:value-type="string" office:string-value="" table:formula="of:=IF([.G6]&lt;2025;[.J6];&quot;&quot;)" table:style-name="ce2"/>
          <table:table-cell office:value-type="string" office:string-value="" table:formula="of:=IF([.G6]=2030;[.J6];&quot;&quot;)" table:style-name="ce1"/>
          <table:table-cell office:value-type="string" office:string-value="" table:formula="of:=IF([.G6]&gt;2039;[.J6];&quot;&quot;)" table:style-name="ce3"/>
          <table:table-cell table:number-columns-repeated="7" table:style-name="ce1"/>
          <table:table-cell office:value-type="float" office:value="2050" table:style-name="ce23">
            <text:p>2050</text:p>
          </table:table-cell>
          <table:table-cell office:value-type="float" office:value="344.75" table:formula="of:=AVERAGE([.N:.N])" table:style-name="ce24">
            <text:p>345</text:p>
          </table:table-cell>
          <table:table-cell office:value-type="float" office:value="220" table:formula="of:=MIN([.N:.N])" table:style-name="ce25">
            <text:p>220</text:p>
          </table:table-cell>
          <table:table-cell office:value-type="float" office:value="460" table:formula="of:=MAX([.N:.N])" table:style-name="ce26">
            <text:p>460</text:p>
          </table:table-cell>
          <table:table-cell table:number-columns-repeated="2" table:style-name="ce1"/>
          <table:table-cell office:value-type="error" office:string-value="#N/A" table:formula="of:=IF([.L6]=&quot;&quot;;NA();[.L6])" table:style-name="ce2">
            <text:p>#N/A</text:p>
          </table:table-cell>
          <table:table-cell office:value-type="error" office:string-value="#N/A" table:formula="of:=IF([.M6]=&quot;&quot;;NA();[.M6])" table:style-name="ce1">
            <text:p>#N/A</text:p>
          </table:table-cell>
          <table:table-cell office:value-type="error" office:string-value="#N/A" table:formula="of:=IF([.N6]=&quot;&quot;;NA();[.N6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ivard (2019)</text:p>
          </table:table-cell>
          <table:table-cell office:value-type="string" table:style-name="ce1">
            <text:p>[25]</text:p>
          </table:table-cell>
          <table:table-cell office:value-type="string" table:style-name="ce1">
            <text:p>630 €/kg</text:p>
          </table:table-cell>
          <table:table-cell table:number-columns-repeated="2" table:style-name="ce1"/>
          <table:table-cell office:value-type="float" office:value="630" table:style-name="ce4">
            <text:p>630</text:p>
          </table:table-cell>
          <table:table-cell office:value-type="float" office:value="2019" table:style-name="ce42">
            <text:p>2019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7]=&quot;yes&quot;;[.F7];&quot;&quot;)" table:style-name="ce3"/>
          <table:table-cell table:style-name="ce2"/>
          <table:table-cell office:value-type="string" office:string-value="" table:formula="of:=IF([.G7]&lt;2025;[.J7];&quot;&quot;)" table:style-name="ce2"/>
          <table:table-cell office:value-type="string" office:string-value="" table:formula="of:=IF([.G7]=2030;[.J7];&quot;&quot;)" table:style-name="ce1"/>
          <table:table-cell office:value-type="string" office:string-value="" table:formula="of:=IF([.G7]&gt;2039;[.J7];&quot;&quot;)" table:style-name="ce3"/>
          <table:table-cell table:number-columns-repeated="13" table:style-name="ce1"/>
          <table:table-cell office:value-type="error" office:string-value="#N/A" table:formula="of:=IF([.L7]=&quot;&quot;;NA();[.L7])" table:style-name="ce2">
            <text:p>#N/A</text:p>
          </table:table-cell>
          <table:table-cell office:value-type="error" office:string-value="#N/A" table:formula="of:=IF([.M7]=&quot;&quot;;NA();[.M7])" table:style-name="ce1">
            <text:p>#N/A</text:p>
          </table:table-cell>
          <table:table-cell office:value-type="error" office:string-value="#N/A" table:formula="of:=IF([.N7]=&quot;&quot;;NA();[.N7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Ozden (2017)</text:p>
          </table:table-cell>
          <table:table-cell office:value-type="string" table:style-name="ce1">
            <text:p>[21]</text:p>
          </table:table-cell>
          <table:table-cell office:value-type="string" table:style-name="ce1">
            <text:p>100 $/m3</text:p>
          </table:table-cell>
          <table:table-cell table:number-columns-repeated="2" table:style-name="ce1"/>
          <table:table-cell office:value-type="float" office:value="1200" table:style-name="ce4">
            <text:p>1200</text:p>
          </table:table-cell>
          <table:table-cell office:value-type="float" office:value="2017" table:style-name="ce42">
            <text:p>2017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8]=&quot;yes&quot;;[.F8];&quot;&quot;)" table:style-name="ce3"/>
          <table:table-cell table:style-name="ce2"/>
          <table:table-cell office:value-type="string" office:string-value="" table:formula="of:=IF([.G8]&lt;2025;[.J8];&quot;&quot;)" table:style-name="ce2"/>
          <table:table-cell office:value-type="string" office:string-value="" table:formula="of:=IF([.G8]=2030;[.J8];&quot;&quot;)" table:style-name="ce1"/>
          <table:table-cell office:value-type="string" office:string-value="" table:formula="of:=IF([.G8]&gt;2039;[.J8];&quot;&quot;)" table:style-name="ce3"/>
          <table:table-cell table:number-columns-repeated="13" table:style-name="ce1"/>
          <table:table-cell office:value-type="error" office:string-value="#N/A" table:formula="of:=IF([.L8]=&quot;&quot;;NA();[.L8])" table:style-name="ce2">
            <text:p>#N/A</text:p>
          </table:table-cell>
          <table:table-cell office:value-type="error" office:string-value="#N/A" table:formula="of:=IF([.M8]=&quot;&quot;;NA();[.M8])" table:style-name="ce1">
            <text:p>#N/A</text:p>
          </table:table-cell>
          <table:table-cell office:value-type="error" office:string-value="#N/A" table:formula="of:=IF([.N8]=&quot;&quot;;NA();[.N8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lleberg (2020)</text:p>
          </table:table-cell>
          <table:table-cell office:value-type="string" table:style-name="ce1">
            <text:p>[26]</text:p>
          </table:table-cell>
          <table:table-cell office:value-type="string" table:style-name="ce1">
            <text:p>250 bar: 550 €/kg</text:p>
          </table:table-cell>
          <table:table-cell office:value-type="string" table:style-name="ce1">
            <text:p>250 bar</text:p>
          </table:table-cell>
          <table:table-cell table:style-name="ce1"/>
          <table:table-cell office:value-type="float" office:value="550" table:style-name="ce4">
            <text:p>550</text:p>
          </table:table-cell>
          <table:table-cell office:value-type="float" office:value="2020" table:style-name="ce42">
            <text:p>202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550" table:formula="of:=IF([.I9]=&quot;yes&quot;;[.F9];&quot;&quot;)" table:style-name="ce3">
            <text:p>550</text:p>
          </table:table-cell>
          <table:table-cell table:style-name="ce2"/>
          <table:table-cell office:value-type="float" office:value="550" table:formula="of:=IF([.G9]&lt;2025;[.J9];&quot;&quot;)" table:style-name="ce2">
            <text:p>550</text:p>
          </table:table-cell>
          <table:table-cell office:value-type="string" office:string-value="" table:formula="of:=IF([.G9]=2030;[.J9];&quot;&quot;)" table:style-name="ce1"/>
          <table:table-cell office:value-type="string" office:string-value="" table:formula="of:=IF([.G9]&gt;2039;[.J9];&quot;&quot;)" table:style-name="ce3"/>
          <table:table-cell table:number-columns-repeated="13" table:style-name="ce1"/>
          <table:table-cell office:value-type="float" office:value="550" table:formula="of:=IF([.L9]=&quot;&quot;;NA();[.L9])" table:style-name="ce2">
            <text:p>550</text:p>
          </table:table-cell>
          <table:table-cell office:value-type="error" office:string-value="#N/A" table:formula="of:=IF([.M9]=&quot;&quot;;NA();[.M9])" table:style-name="ce1">
            <text:p>#N/A</text:p>
          </table:table-cell>
          <table:table-cell office:value-type="error" office:string-value="#N/A" table:formula="of:=IF([.N9]=&quot;&quot;;NA();[.N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450 bar: 715 €/kg</text:p>
          </table:table-cell>
          <table:table-cell office:value-type="string" table:style-name="ce1">
            <text:p>450 bar</text:p>
          </table:table-cell>
          <table:table-cell table:style-name="ce1"/>
          <table:table-cell office:value-type="float" office:value="715" table:style-name="ce4">
            <text:p>715</text:p>
          </table:table-cell>
          <table:table-cell office:value-type="float" office:value="2020" table:style-name="ce42">
            <text:p>2020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10]=&quot;yes&quot;;[.F10];&quot;&quot;)" table:style-name="ce3"/>
          <table:table-cell table:style-name="ce2"/>
          <table:table-cell office:value-type="string" office:string-value="" table:formula="of:=IF([.G10]&lt;2025;[.J10];&quot;&quot;)" table:style-name="ce2"/>
          <table:table-cell office:value-type="string" office:string-value="" table:formula="of:=IF([.G10]=2030;[.J10];&quot;&quot;)" table:style-name="ce1"/>
          <table:table-cell office:value-type="string" office:string-value="" table:formula="of:=IF([.G10]&gt;2039;[.J10];&quot;&quot;)" table:style-name="ce3"/>
          <table:table-cell table:number-columns-repeated="13" table:style-name="ce1"/>
          <table:table-cell office:value-type="error" office:string-value="#N/A" table:formula="of:=IF([.L10]=&quot;&quot;;NA();[.L10])" table:style-name="ce2">
            <text:p>#N/A</text:p>
          </table:table-cell>
          <table:table-cell office:value-type="error" office:string-value="#N/A" table:formula="of:=IF([.M10]=&quot;&quot;;NA();[.M10])" table:style-name="ce1">
            <text:p>#N/A</text:p>
          </table:table-cell>
          <table:table-cell office:value-type="error" office:string-value="#N/A" table:formula="of:=IF([.N10]=&quot;&quot;;NA();[.N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700 bar: 1750 €/kg</text:p>
          </table:table-cell>
          <table:table-cell office:value-type="string" table:style-name="ce1">
            <text:p>700 bar</text:p>
          </table:table-cell>
          <table:table-cell table:style-name="ce1"/>
          <table:table-cell office:value-type="float" office:value="1750" table:style-name="ce4">
            <text:p>1750</text:p>
          </table:table-cell>
          <table:table-cell office:value-type="float" office:value="2020" table:style-name="ce42">
            <text:p>2020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11]=&quot;yes&quot;;[.F11];&quot;&quot;)" table:style-name="ce3"/>
          <table:table-cell table:style-name="ce2"/>
          <table:table-cell office:value-type="string" office:string-value="" table:formula="of:=IF([.G11]&lt;2025;[.J11];&quot;&quot;)" table:style-name="ce2"/>
          <table:table-cell office:value-type="string" office:string-value="" table:formula="of:=IF([.G11]=2030;[.J11];&quot;&quot;)" table:style-name="ce1"/>
          <table:table-cell office:value-type="string" office:string-value="" table:formula="of:=IF([.G11]&gt;2039;[.J11];&quot;&quot;)" table:style-name="ce3"/>
          <table:table-cell table:number-columns-repeated="13" table:style-name="ce1"/>
          <table:table-cell office:value-type="error" office:string-value="#N/A" table:formula="of:=IF([.L11]=&quot;&quot;;NA();[.L11])" table:style-name="ce2">
            <text:p>#N/A</text:p>
          </table:table-cell>
          <table:table-cell office:value-type="error" office:string-value="#N/A" table:formula="of:=IF([.M11]=&quot;&quot;;NA();[.M11])" table:style-name="ce1">
            <text:p>#N/A</text:p>
          </table:table-cell>
          <table:table-cell office:value-type="error" office:string-value="#N/A" table:formula="of:=IF([.N11]=&quot;&quot;;NA();[.N11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leanH2 (2023)</text:p>
          </table:table-cell>
          <table:table-cell office:value-type="string" table:style-name="ce1">
            <text:p>[27]</text:p>
          </table:table-cell>
          <table:table-cell office:value-type="string" table:style-name="ce1">
            <text:p>300 €/kg</text:p>
          </table:table-cell>
          <table:table-cell office:value-type="string" table:style-name="ce1">
            <text:p>Target</text:p>
          </table:table-cell>
          <table:table-cell table:style-name="ce1"/>
          <table:table-cell office:value-type="float" office:value="300" table:style-name="ce4">
            <text:p>300</text:p>
          </table:table-cell>
          <table:table-cell office:value-type="float" office:value="2030" table:style-name="ce42">
            <text:p>203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300" table:formula="of:=IF([.I12]=&quot;yes&quot;;[.F12];&quot;&quot;)" table:style-name="ce3">
            <text:p>300</text:p>
          </table:table-cell>
          <table:table-cell table:style-name="ce2"/>
          <table:table-cell office:value-type="string" office:string-value="" table:formula="of:=IF([.G12]&lt;2025;[.J12];&quot;&quot;)" table:style-name="ce2"/>
          <table:table-cell office:value-type="float" office:value="300" table:formula="of:=IF([.G12]=2030;[.J12];&quot;&quot;)" table:style-name="ce1">
            <text:p>300</text:p>
          </table:table-cell>
          <table:table-cell office:value-type="string" office:string-value="" table:formula="of:=IF([.G12]&gt;2039;[.J12];&quot;&quot;)" table:style-name="ce3"/>
          <table:table-cell table:number-columns-repeated="13" table:style-name="ce1"/>
          <table:table-cell office:value-type="error" office:string-value="#N/A" table:formula="of:=IF([.L12]=&quot;&quot;;NA();[.L12])" table:style-name="ce2">
            <text:p>#N/A</text:p>
          </table:table-cell>
          <table:table-cell office:value-type="float" office:value="300" table:formula="of:=IF([.M12]=&quot;&quot;;NA();[.M12])" table:style-name="ce1">
            <text:p>300</text:p>
          </table:table-cell>
          <table:table-cell office:value-type="error" office:string-value="#N/A" table:formula="of:=IF([.N12]=&quot;&quot;;NA();[.N12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E (2020)</text:p>
          </table:table-cell>
          <table:table-cell office:value-type="string" table:style-name="ce1">
            <text:p>[28]</text:p>
          </table:table-cell>
          <table:table-cell office:value-type="string" table:style-name="ce1">
            <text:p>300 €/kg</text:p>
          </table:table-cell>
          <table:table-cell office:value-type="string" table:style-name="ce1">
            <text:p>Target</text:p>
          </table:table-cell>
          <table:table-cell table:style-name="ce1"/>
          <table:table-cell office:value-type="float" office:value="300" table:style-name="ce4">
            <text:p>300</text:p>
          </table:table-cell>
          <table:table-cell office:value-type="float" office:value="2030" table:style-name="ce42">
            <text:p>203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300" table:formula="of:=IF([.I13]=&quot;yes&quot;;[.F13];&quot;&quot;)" table:style-name="ce3">
            <text:p>300</text:p>
          </table:table-cell>
          <table:table-cell table:style-name="ce2"/>
          <table:table-cell office:value-type="string" office:string-value="" table:formula="of:=IF([.G13]&lt;2025;[.J13];&quot;&quot;)" table:style-name="ce2"/>
          <table:table-cell office:value-type="float" office:value="300" table:formula="of:=IF([.G13]=2030;[.J13];&quot;&quot;)" table:style-name="ce1">
            <text:p>300</text:p>
          </table:table-cell>
          <table:table-cell office:value-type="string" office:string-value="" table:formula="of:=IF([.G13]&gt;2039;[.J13];&quot;&quot;)" table:style-name="ce3"/>
          <table:table-cell table:number-columns-repeated="13" table:style-name="ce1"/>
          <table:table-cell office:value-type="error" office:string-value="#N/A" table:formula="of:=IF([.L13]=&quot;&quot;;NA();[.L13])" table:style-name="ce2">
            <text:p>#N/A</text:p>
          </table:table-cell>
          <table:table-cell office:value-type="float" office:value="300" table:formula="of:=IF([.M13]=&quot;&quot;;NA();[.M13])" table:style-name="ce1">
            <text:p>300</text:p>
          </table:table-cell>
          <table:table-cell office:value-type="error" office:string-value="#N/A" table:formula="of:=IF([.N13]=&quot;&quot;;NA();[.N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266 €/kg</text:p>
          </table:table-cell>
          <table:table-cell office:value-type="string" table:style-name="ce1">
            <text:p>Target</text:p>
          </table:table-cell>
          <table:table-cell table:style-name="ce1"/>
          <table:table-cell office:value-type="float" office:value="266" table:style-name="ce4">
            <text:p>266</text:p>
          </table:table-cell>
          <table:table-cell office:value-type="float" office:value="2050" table:style-name="ce42">
            <text:p>205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266" table:formula="of:=IF([.I14]=&quot;yes&quot;;[.F14];&quot;&quot;)" table:style-name="ce3">
            <text:p>266</text:p>
          </table:table-cell>
          <table:table-cell table:style-name="ce2"/>
          <table:table-cell office:value-type="string" office:string-value="" table:formula="of:=IF([.G14]&lt;2025;[.J14];&quot;&quot;)" table:style-name="ce2"/>
          <table:table-cell office:value-type="string" office:string-value="" table:formula="of:=IF([.G14]=2030;[.J14];&quot;&quot;)" table:style-name="ce1"/>
          <table:table-cell office:value-type="float" office:value="266" table:formula="of:=IF([.G14]&gt;2039;[.J14];&quot;&quot;)" table:style-name="ce3">
            <text:p>266</text:p>
          </table:table-cell>
          <table:table-cell table:number-columns-repeated="13" table:style-name="ce1"/>
          <table:table-cell office:value-type="error" office:string-value="#N/A" table:formula="of:=IF([.L14]=&quot;&quot;;NA();[.L14])" table:style-name="ce2">
            <text:p>#N/A</text:p>
          </table:table-cell>
          <table:table-cell office:value-type="error" office:string-value="#N/A" table:formula="of:=IF([.M14]=&quot;&quot;;NA();[.M14])" table:style-name="ce1">
            <text:p>#N/A</text:p>
          </table:table-cell>
          <table:table-cell office:value-type="float" office:value="266" table:formula="of:=IF([.N14]=&quot;&quot;;NA();[.N14])" table:style-name="ce3">
            <text:p>26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arks (2014)</text:p>
          </table:table-cell>
          <table:table-cell office:value-type="string" table:style-name="ce1">
            <text:p>[29]</text:p>
          </table:table-cell>
          <table:table-cell office:value-type="string" table:style-name="ce1">
            <text:p>172 bar: 470 $/kg</text:p>
          </table:table-cell>
          <table:table-cell office:value-type="string" table:style-name="ce1">
            <text:p>172 bar</text:p>
          </table:table-cell>
          <table:table-cell table:style-name="ce1"/>
          <table:table-cell office:value-type="float" office:value="470" table:style-name="ce4">
            <text:p>470</text:p>
          </table:table-cell>
          <table:table-cell office:value-type="float" office:value="2014" table:style-name="ce42">
            <text:p>2014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70" table:formula="of:=IF([.I15]=&quot;yes&quot;;[.F15];&quot;&quot;)" table:style-name="ce3">
            <text:p>470</text:p>
          </table:table-cell>
          <table:table-cell table:style-name="ce2"/>
          <table:table-cell office:value-type="float" office:value="470" table:formula="of:=IF([.G15]&lt;2025;[.J15];&quot;&quot;)" table:style-name="ce2">
            <text:p>470</text:p>
          </table:table-cell>
          <table:table-cell office:value-type="string" office:string-value="" table:formula="of:=IF([.G15]=2030;[.J15];&quot;&quot;)" table:style-name="ce1"/>
          <table:table-cell office:value-type="string" office:string-value="" table:formula="of:=IF([.G15]&gt;2039;[.J15];&quot;&quot;)" table:style-name="ce3"/>
          <table:table-cell table:number-columns-repeated="13" table:style-name="ce1"/>
          <table:table-cell office:value-type="float" office:value="470" table:formula="of:=IF([.L15]=&quot;&quot;;NA();[.L15])" table:style-name="ce2">
            <text:p>470</text:p>
          </table:table-cell>
          <table:table-cell office:value-type="error" office:string-value="#N/A" table:formula="of:=IF([.M15]=&quot;&quot;;NA();[.M15])" table:style-name="ce1">
            <text:p>#N/A</text:p>
          </table:table-cell>
          <table:table-cell office:value-type="error" office:string-value="#N/A" table:formula="of:=IF([.N15]=&quot;&quot;;NA();[.N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875 bar. 1400 $/kg</text:p>
          </table:table-cell>
          <table:table-cell office:value-type="string" table:style-name="ce1">
            <text:p>875 bar</text:p>
          </table:table-cell>
          <table:table-cell table:style-name="ce1"/>
          <table:table-cell office:value-type="float" office:value="1400" table:style-name="ce4">
            <text:p>1400</text:p>
          </table:table-cell>
          <table:table-cell office:value-type="float" office:value="2014" table:style-name="ce42">
            <text:p>2014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16]=&quot;yes&quot;;[.F16];&quot;&quot;)" table:style-name="ce3"/>
          <table:table-cell table:style-name="ce2"/>
          <table:table-cell office:value-type="string" office:string-value="" table:formula="of:=IF([.G16]&lt;2025;[.J16];&quot;&quot;)" table:style-name="ce2"/>
          <table:table-cell office:value-type="string" office:string-value="" table:formula="of:=IF([.G16]=2030;[.J16];&quot;&quot;)" table:style-name="ce1"/>
          <table:table-cell office:value-type="string" office:string-value="" table:formula="of:=IF([.G16]&gt;2039;[.J16];&quot;&quot;)" table:style-name="ce3"/>
          <table:table-cell table:number-columns-repeated="13" table:style-name="ce1"/>
          <table:table-cell office:value-type="error" office:string-value="#N/A" table:formula="of:=IF([.L16]=&quot;&quot;;NA();[.L16])" table:style-name="ce2">
            <text:p>#N/A</text:p>
          </table:table-cell>
          <table:table-cell office:value-type="error" office:string-value="#N/A" table:formula="of:=IF([.M16]=&quot;&quot;;NA();[.M16])" table:style-name="ce1">
            <text:p>#N/A</text:p>
          </table:table-cell>
          <table:table-cell office:value-type="error" office:string-value="#N/A" table:formula="of:=IF([.N16]=&quot;&quot;;NA();[.N16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käheimo (2018)</text:p>
          </table:table-cell>
          <table:table-cell office:value-type="string" table:style-name="ce1">
            <text:p>[30]</text:p>
          </table:table-cell>
          <table:table-cell office:value-type="string" table:style-name="ce1">
            <text:p>700 bar: 500 €/kg</text:p>
          </table:table-cell>
          <table:table-cell office:value-type="string" table:style-name="ce1">
            <text:p>700 bar</text:p>
          </table:table-cell>
          <table:table-cell table:style-name="ce1"/>
          <table:table-cell office:value-type="float" office:value="500" table:style-name="ce4">
            <text:p>500</text:p>
          </table:table-cell>
          <table:table-cell office:value-type="float" office:value="2018" table:style-name="ce42">
            <text:p>2018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500" table:formula="of:=IF([.I17]=&quot;yes&quot;;[.F17];&quot;&quot;)" table:style-name="ce3">
            <text:p>500</text:p>
          </table:table-cell>
          <table:table-cell table:style-name="ce2"/>
          <table:table-cell office:value-type="float" office:value="500" table:formula="of:=IF([.G17]&lt;2025;[.J17];&quot;&quot;)" table:style-name="ce2">
            <text:p>500</text:p>
          </table:table-cell>
          <table:table-cell office:value-type="string" office:string-value="" table:formula="of:=IF([.G17]=2030;[.J17];&quot;&quot;)" table:style-name="ce1"/>
          <table:table-cell office:value-type="string" office:string-value="" table:formula="of:=IF([.G17]&gt;2039;[.J17];&quot;&quot;)" table:style-name="ce3"/>
          <table:table-cell table:style-name="ce1"/>
          <table:table-cell table:number-columns-repeated="12" table:style-name="ce1"/>
          <table:table-cell office:value-type="float" office:value="500" table:formula="of:=IF([.L17]=&quot;&quot;;NA();[.L17])" table:style-name="ce2">
            <text:p>500</text:p>
          </table:table-cell>
          <table:table-cell office:value-type="error" office:string-value="#N/A" table:formula="of:=IF([.M17]=&quot;&quot;;NA();[.M17])" table:style-name="ce1">
            <text:p>#N/A</text:p>
          </table:table-cell>
          <table:table-cell office:value-type="error" office:string-value="#N/A" table:formula="of:=IF([.N17]=&quot;&quot;;NA();[.N17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ANDIA (2011)</text:p>
          </table:table-cell>
          <table:table-cell office:value-type="string" table:style-name="ce1">
            <text:p>[31]</text:p>
          </table:table-cell>
          <table:table-cell office:value-type="string" table:style-name="ce1">
            <text:p>500 $/kg</text:p>
          </table:table-cell>
          <table:table-cell table:number-columns-repeated="2" table:style-name="ce1"/>
          <table:table-cell office:value-type="float" office:value="500" table:style-name="ce4">
            <text:p>500</text:p>
          </table:table-cell>
          <table:table-cell office:value-type="float" office:value="2018" table:style-name="ce42">
            <text:p>2018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500" table:formula="of:=IF([.I18]=&quot;yes&quot;;[.F18];&quot;&quot;)" table:style-name="ce3">
            <text:p>500</text:p>
          </table:table-cell>
          <table:table-cell table:style-name="ce2"/>
          <table:table-cell office:value-type="float" office:value="500" table:formula="of:=IF([.G18]&lt;2025;[.J18];&quot;&quot;)" table:style-name="ce2">
            <text:p>500</text:p>
          </table:table-cell>
          <table:table-cell office:value-type="string" office:string-value="" table:formula="of:=IF([.G18]=2030;[.J18];&quot;&quot;)" table:style-name="ce1"/>
          <table:table-cell office:value-type="string" office:string-value="" table:formula="of:=IF([.G18]&gt;2039;[.J18];&quot;&quot;)" table:style-name="ce3"/>
          <table:table-cell table:number-columns-repeated="13" table:style-name="ce1"/>
          <table:table-cell office:value-type="float" office:value="500" table:formula="of:=IF([.L18]=&quot;&quot;;NA();[.L18])" table:style-name="ce2">
            <text:p>500</text:p>
          </table:table-cell>
          <table:table-cell office:value-type="error" office:string-value="#N/A" table:formula="of:=IF([.M18]=&quot;&quot;;NA();[.M18])" table:style-name="ce1">
            <text:p>#N/A</text:p>
          </table:table-cell>
          <table:table-cell office:value-type="error" office:string-value="#N/A" table:formula="of:=IF([.N18]=&quot;&quot;;NA();[.N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80 $/kg (target cost)</text:p>
          </table:table-cell>
          <table:table-cell table:number-columns-repeated="2" table:style-name="ce1"/>
          <table:table-cell office:value-type="float" office:value="80" table:style-name="ce4">
            <text:p>80</text:p>
          </table:table-cell>
          <table:table-cell office:value-type="string" table:style-name="ce42">
            <text:p>tbd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19]=&quot;yes&quot;;[.F19];&quot;&quot;)" table:style-name="ce3"/>
          <table:table-cell table:style-name="ce2"/>
          <table:table-cell office:value-type="string" office:string-value="" table:formula="of:=IF([.G19]&lt;2025;[.J19];&quot;&quot;)" table:style-name="ce2"/>
          <table:table-cell office:value-type="string" office:string-value="" table:formula="of:=IF([.G19]=2030;[.J19];&quot;&quot;)" table:style-name="ce1"/>
          <table:table-cell office:value-type="string" office:string-value="" table:formula="of:=IF([.G19]&gt;2039;[.J19];&quot;&quot;)" table:style-name="ce3"/>
          <table:table-cell table:number-columns-repeated="13" table:style-name="ce1"/>
          <table:table-cell office:value-type="error" office:string-value="#N/A" table:formula="of:=IF([.L19]=&quot;&quot;;NA();[.L19])" table:style-name="ce2">
            <text:p>#N/A</text:p>
          </table:table-cell>
          <table:table-cell office:value-type="error" office:string-value="#N/A" table:formula="of:=IF([.M19]=&quot;&quot;;NA();[.M19])" table:style-name="ce1">
            <text:p>#N/A</text:p>
          </table:table-cell>
          <table:table-cell office:value-type="error" office:string-value="#N/A" table:formula="of:=IF([.N19]=&quot;&quot;;NA();[.N19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n (2023)</text:p>
          </table:table-cell>
          <table:table-cell office:value-type="string" table:style-name="ce1">
            <text:p>[32]</text:p>
          </table:table-cell>
          <table:table-cell office:value-type="string" table:style-name="ce1">
            <text:p>350 bar: 400 $/kg</text:p>
          </table:table-cell>
          <table:table-cell office:value-type="string" table:style-name="ce1">
            <text:p>350 bar</text:p>
          </table:table-cell>
          <table:table-cell table:style-name="ce1"/>
          <table:table-cell office:value-type="float" office:value="400" table:style-name="ce4">
            <text:p>400</text:p>
          </table:table-cell>
          <table:table-cell office:value-type="float" office:value="2023" table:style-name="ce42">
            <text:p>2023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00" table:formula="of:=IF([.I20]=&quot;yes&quot;;[.F20];&quot;&quot;)" table:style-name="ce3">
            <text:p>400</text:p>
          </table:table-cell>
          <table:table-cell table:style-name="ce2"/>
          <table:table-cell office:value-type="float" office:value="400" table:formula="of:=IF([.G20]&lt;2025;[.J20];&quot;&quot;)" table:style-name="ce2">
            <text:p>400</text:p>
          </table:table-cell>
          <table:table-cell office:value-type="string" office:string-value="" table:formula="of:=IF([.G20]=2030;[.J20];&quot;&quot;)" table:style-name="ce1"/>
          <table:table-cell office:value-type="string" office:string-value="" table:formula="of:=IF([.G20]&gt;2039;[.J20];&quot;&quot;)" table:style-name="ce3"/>
          <table:table-cell table:number-columns-repeated="13" table:style-name="ce1"/>
          <table:table-cell office:value-type="float" office:value="400" table:formula="of:=IF([.L20]=&quot;&quot;;NA();[.L20])" table:style-name="ce2">
            <text:p>400</text:p>
          </table:table-cell>
          <table:table-cell office:value-type="error" office:string-value="#N/A" table:formula="of:=IF([.M20]=&quot;&quot;;NA();[.M20])" table:style-name="ce1">
            <text:p>#N/A</text:p>
          </table:table-cell>
          <table:table-cell office:value-type="error" office:string-value="#N/A" table:formula="of:=IF([.N20]=&quot;&quot;;NA();[.N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700 bar: 700 $/kg</text:p>
          </table:table-cell>
          <table:table-cell office:value-type="string" table:style-name="ce1">
            <text:p>700 bar</text:p>
          </table:table-cell>
          <table:table-cell table:style-name="ce1"/>
          <table:table-cell office:value-type="float" office:value="700" table:style-name="ce4">
            <text:p>700</text:p>
          </table:table-cell>
          <table:table-cell office:value-type="float" office:value="2023" table:style-name="ce42">
            <text:p>2023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21]=&quot;yes&quot;;[.F21];&quot;&quot;)" table:style-name="ce3"/>
          <table:table-cell table:style-name="ce2"/>
          <table:table-cell office:value-type="string" office:string-value="" table:formula="of:=IF([.G21]&lt;2025;[.J21];&quot;&quot;)" table:style-name="ce2"/>
          <table:table-cell office:value-type="string" office:string-value="" table:formula="of:=IF([.G21]=2030;[.J21];&quot;&quot;)" table:style-name="ce1"/>
          <table:table-cell office:value-type="string" office:string-value="" table:formula="of:=IF([.G21]&gt;2039;[.J21];&quot;&quot;)" table:style-name="ce3"/>
          <table:table-cell table:number-columns-repeated="13" table:style-name="ce1"/>
          <table:table-cell office:value-type="error" office:string-value="#N/A" table:formula="of:=IF([.L21]=&quot;&quot;;NA();[.L21])" table:style-name="ce2">
            <text:p>#N/A</text:p>
          </table:table-cell>
          <table:table-cell office:value-type="error" office:string-value="#N/A" table:formula="of:=IF([.M21]=&quot;&quot;;NA();[.M21])" table:style-name="ce1">
            <text:p>#N/A</text:p>
          </table:table-cell>
          <table:table-cell office:value-type="error" office:string-value="#N/A" table:formula="of:=IF([.N21]=&quot;&quot;;NA();[.N21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ens (2024)</text:p>
          </table:table-cell>
          <table:table-cell office:value-type="string" table:style-name="ce1">
            <text:p>[33]</text:p>
          </table:table-cell>
          <table:table-cell office:value-type="string" table:style-name="ce1">
            <text:p>460 (220-600) €/kg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Avg</text:p>
          </table:table-cell>
          <table:table-cell office:value-type="float" office:value="460" table:style-name="ce4">
            <text:p>460</text:p>
          </table:table-cell>
          <table:table-cell office:value-type="float" office:value="2030" table:style-name="ce42">
            <text:p>203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60" table:formula="of:=IF([.I22]=&quot;yes&quot;;[.F22];&quot;&quot;)" table:style-name="ce3">
            <text:p>460</text:p>
          </table:table-cell>
          <table:table-cell table:style-name="ce2"/>
          <table:table-cell office:value-type="string" office:string-value="" table:formula="of:=IF([.G22]&lt;2025;[.J22];&quot;&quot;)" table:style-name="ce2"/>
          <table:table-cell office:value-type="float" office:value="460" table:formula="of:=IF([.G22]=2030;[.J22];&quot;&quot;)" table:style-name="ce1">
            <text:p>460</text:p>
          </table:table-cell>
          <table:table-cell office:value-type="string" office:string-value="" table:formula="of:=IF([.G22]&gt;2039;[.J22];&quot;&quot;)" table:style-name="ce3"/>
          <table:table-cell table:number-columns-repeated="13" table:style-name="ce1"/>
          <table:table-cell office:value-type="error" office:string-value="#N/A" table:formula="of:=IF([.L22]=&quot;&quot;;NA();[.L22])" table:style-name="ce2">
            <text:p>#N/A</text:p>
          </table:table-cell>
          <table:table-cell office:value-type="float" office:value="460" table:formula="of:=IF([.M22]=&quot;&quot;;NA();[.M22])" table:style-name="ce1">
            <text:p>460</text:p>
          </table:table-cell>
          <table:table-cell office:value-type="error" office:string-value="#N/A" table:formula="of:=IF([.N22]=&quot;&quot;;NA();[.N2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in</text:p>
          </table:table-cell>
          <table:table-cell office:value-type="float" office:value="220" table:style-name="ce4">
            <text:p>220</text:p>
          </table:table-cell>
          <table:table-cell office:value-type="float" office:value="2030" table:style-name="ce42">
            <text:p>203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220" table:formula="of:=IF([.I23]=&quot;yes&quot;;[.F23];&quot;&quot;)" table:style-name="ce3">
            <text:p>220</text:p>
          </table:table-cell>
          <table:table-cell table:style-name="ce2"/>
          <table:table-cell office:value-type="string" office:string-value="" table:formula="of:=IF([.G23]&lt;2025;[.J23];&quot;&quot;)" table:style-name="ce2"/>
          <table:table-cell office:value-type="float" office:value="220" table:formula="of:=IF([.G23]=2030;[.J23];&quot;&quot;)" table:style-name="ce1">
            <text:p>220</text:p>
          </table:table-cell>
          <table:table-cell office:value-type="string" office:string-value="" table:formula="of:=IF([.G23]&gt;2039;[.J23];&quot;&quot;)" table:style-name="ce3"/>
          <table:table-cell table:number-columns-repeated="13" table:style-name="ce1"/>
          <table:table-cell office:value-type="error" office:string-value="#N/A" table:formula="of:=IF([.L23]=&quot;&quot;;NA();[.L23])" table:style-name="ce2">
            <text:p>#N/A</text:p>
          </table:table-cell>
          <table:table-cell office:value-type="float" office:value="220" table:formula="of:=IF([.M23]=&quot;&quot;;NA();[.M23])" table:style-name="ce1">
            <text:p>220</text:p>
          </table:table-cell>
          <table:table-cell office:value-type="error" office:string-value="#N/A" table:formula="of:=IF([.N23]=&quot;&quot;;NA();[.N2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600" table:style-name="ce4">
            <text:p>600</text:p>
          </table:table-cell>
          <table:table-cell office:value-type="float" office:value="2030" table:style-name="ce42">
            <text:p>2030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24]=&quot;yes&quot;;[.F24];&quot;&quot;)" table:style-name="ce3"/>
          <table:table-cell table:style-name="ce2"/>
          <table:table-cell office:value-type="string" office:string-value="" table:formula="of:=IF([.G24]&lt;2025;[.J24];&quot;&quot;)" table:style-name="ce2"/>
          <table:table-cell office:value-type="string" office:string-value="" table:formula="of:=IF([.G24]=2030;[.J24];&quot;&quot;)" table:style-name="ce1"/>
          <table:table-cell office:value-type="string" office:string-value="" table:formula="of:=IF([.G24]&gt;2039;[.J24];&quot;&quot;)" table:style-name="ce3"/>
          <table:table-cell table:number-columns-repeated="13" table:style-name="ce1"/>
          <table:table-cell office:value-type="error" office:string-value="#N/A" table:formula="of:=IF([.L24]=&quot;&quot;;NA();[.L24])" table:style-name="ce2">
            <text:p>#N/A</text:p>
          </table:table-cell>
          <table:table-cell office:value-type="error" office:string-value="#N/A" table:formula="of:=IF([.M24]=&quot;&quot;;NA();[.M24])" table:style-name="ce1">
            <text:p>#N/A</text:p>
          </table:table-cell>
          <table:table-cell office:value-type="error" office:string-value="#N/A" table:formula="of:=IF([.N24]=&quot;&quot;;NA();[.N2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460 (220-600) €/kg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60" table:style-name="ce4">
            <text:p>460</text:p>
          </table:table-cell>
          <table:table-cell office:value-type="float" office:value="2050" table:style-name="ce42">
            <text:p>205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60" table:formula="of:=IF([.I25]=&quot;yes&quot;;[.F25];&quot;&quot;)" table:style-name="ce3">
            <text:p>460</text:p>
          </table:table-cell>
          <table:table-cell table:style-name="ce2"/>
          <table:table-cell office:value-type="string" office:string-value="" table:formula="of:=IF([.G25]&lt;2025;[.J25];&quot;&quot;)" table:style-name="ce2"/>
          <table:table-cell office:value-type="string" office:string-value="" table:formula="of:=IF([.G25]=2030;[.J25];&quot;&quot;)" table:style-name="ce1"/>
          <table:table-cell office:value-type="float" office:value="460" table:formula="of:=IF([.G25]&gt;2039;[.J25];&quot;&quot;)" table:style-name="ce3">
            <text:p>460</text:p>
          </table:table-cell>
          <table:table-cell table:number-columns-repeated="13" table:style-name="ce1"/>
          <table:table-cell office:value-type="error" office:string-value="#N/A" table:formula="of:=IF([.L25]=&quot;&quot;;NA();[.L25])" table:style-name="ce2">
            <text:p>#N/A</text:p>
          </table:table-cell>
          <table:table-cell office:value-type="error" office:string-value="#N/A" table:formula="of:=IF([.M25]=&quot;&quot;;NA();[.M25])" table:style-name="ce1">
            <text:p>#N/A</text:p>
          </table:table-cell>
          <table:table-cell office:value-type="float" office:value="460" table:formula="of:=IF([.N25]=&quot;&quot;;NA();[.N25])" table:style-name="ce3">
            <text:p>460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in</text:p>
          </table:table-cell>
          <table:table-cell office:value-type="float" office:value="220" table:style-name="ce4">
            <text:p>220</text:p>
          </table:table-cell>
          <table:table-cell office:value-type="float" office:value="2050" table:style-name="ce42">
            <text:p>205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220" table:formula="of:=IF([.I26]=&quot;yes&quot;;[.F26];&quot;&quot;)" table:style-name="ce3">
            <text:p>220</text:p>
          </table:table-cell>
          <table:table-cell table:style-name="ce2"/>
          <table:table-cell office:value-type="string" office:string-value="" table:formula="of:=IF([.G26]&lt;2025;[.J26];&quot;&quot;)" table:style-name="ce2"/>
          <table:table-cell office:value-type="string" office:string-value="" table:formula="of:=IF([.G26]=2030;[.J26];&quot;&quot;)" table:style-name="ce1"/>
          <table:table-cell office:value-type="float" office:value="220" table:formula="of:=IF([.G26]&gt;2039;[.J26];&quot;&quot;)" table:style-name="ce3">
            <text:p>220</text:p>
          </table:table-cell>
          <table:table-cell table:number-columns-repeated="13" table:style-name="ce1"/>
          <table:table-cell office:value-type="error" office:string-value="#N/A" table:formula="of:=IF([.L26]=&quot;&quot;;NA();[.L26])" table:style-name="ce2">
            <text:p>#N/A</text:p>
          </table:table-cell>
          <table:table-cell office:value-type="error" office:string-value="#N/A" table:formula="of:=IF([.M26]=&quot;&quot;;NA();[.M26])" table:style-name="ce1">
            <text:p>#N/A</text:p>
          </table:table-cell>
          <table:table-cell office:value-type="float" office:value="220" table:formula="of:=IF([.N26]=&quot;&quot;;NA();[.N26])" table:style-name="ce3">
            <text:p>220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600" table:style-name="ce4">
            <text:p>600</text:p>
          </table:table-cell>
          <table:table-cell office:value-type="float" office:value="2050" table:style-name="ce42">
            <text:p>2050</text:p>
          </table:table-cell>
          <table:table-cell table:style-name="ce1"/>
          <table:table-cell office:value-type="string" table:style-name="ce44">
            <text:p>no</text:p>
          </table:table-cell>
          <table:table-cell office:value-type="string" office:string-value="" table:formula="of:=IF([.I27]=&quot;yes&quot;;[.F27];&quot;&quot;)" table:style-name="ce3"/>
          <table:table-cell table:style-name="ce2"/>
          <table:table-cell office:value-type="string" office:string-value="" table:formula="of:=IF([.G27]&lt;2025;[.J27];&quot;&quot;)" table:style-name="ce2"/>
          <table:table-cell office:value-type="string" office:string-value="" table:formula="of:=IF([.G27]=2030;[.J27];&quot;&quot;)" table:style-name="ce1"/>
          <table:table-cell office:value-type="string" office:string-value="" table:formula="of:=IF([.G27]&gt;2039;[.J27];&quot;&quot;)" table:style-name="ce3"/>
          <table:table-cell table:number-columns-repeated="13" table:style-name="ce1"/>
          <table:table-cell office:value-type="error" office:string-value="#N/A" table:formula="of:=IF([.L27]=&quot;&quot;;NA();[.L27])" table:style-name="ce2">
            <text:p>#N/A</text:p>
          </table:table-cell>
          <table:table-cell office:value-type="error" office:string-value="#N/A" table:formula="of:=IF([.M27]=&quot;&quot;;NA();[.M27])" table:style-name="ce1">
            <text:p>#N/A</text:p>
          </table:table-cell>
          <table:table-cell office:value-type="error" office:string-value="#N/A" table:formula="of:=IF([.N27]=&quot;&quot;;NA();[.N27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Villalonga (2021)</text:p>
          </table:table-cell>
          <table:table-cell office:value-type="string" table:style-name="ce1">
            <text:p>[34]</text:p>
          </table:table-cell>
          <table:table-cell office:value-type="string" table:style-name="ce1">
            <text:p>438 USD/kg</text:p>
          </table:table-cell>
          <table:table-cell table:number-columns-repeated="2" table:style-name="ce1"/>
          <table:table-cell office:value-type="float" office:value="438" table:style-name="ce4">
            <text:p>438</text:p>
          </table:table-cell>
          <table:table-cell office:value-type="float" office:value="2024" table:style-name="ce42">
            <text:p>2024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38" table:formula="of:=IF([.I28]=&quot;yes&quot;;[.F28];&quot;&quot;)" table:style-name="ce3">
            <text:p>438</text:p>
          </table:table-cell>
          <table:table-cell table:style-name="ce2"/>
          <table:table-cell office:value-type="float" office:value="438" table:formula="of:=IF([.G28]&lt;2025;[.J28];&quot;&quot;)" table:style-name="ce2">
            <text:p>438</text:p>
          </table:table-cell>
          <table:table-cell office:value-type="string" office:string-value="" table:formula="of:=IF([.G28]=2030;[.J28];&quot;&quot;)" table:style-name="ce1"/>
          <table:table-cell office:value-type="string" office:string-value="" table:formula="of:=IF([.G28]&gt;2039;[.J28];&quot;&quot;)" table:style-name="ce3"/>
          <table:table-cell table:number-columns-repeated="13" table:style-name="ce1"/>
          <table:table-cell office:value-type="float" office:value="438" table:formula="of:=IF([.L28]=&quot;&quot;;NA();[.L28])" table:style-name="ce2">
            <text:p>438</text:p>
          </table:table-cell>
          <table:table-cell office:value-type="error" office:string-value="#N/A" table:formula="of:=IF([.M28]=&quot;&quot;;NA();[.M28])" table:style-name="ce1">
            <text:p>#N/A</text:p>
          </table:table-cell>
          <table:table-cell office:value-type="error" office:string-value="#N/A" table:formula="of:=IF([.N28]=&quot;&quot;;NA();[.N2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328 USD/kg</text:p>
          </table:table-cell>
          <table:table-cell table:number-columns-repeated="2" table:style-name="ce1"/>
          <table:table-cell office:value-type="float" office:value="328" table:style-name="ce4">
            <text:p>328</text:p>
          </table:table-cell>
          <table:table-cell office:value-type="float" office:value="2030" table:style-name="ce42">
            <text:p>203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328" table:formula="of:=IF([.I29]=&quot;yes&quot;;[.F29];&quot;&quot;)" table:style-name="ce3">
            <text:p>328</text:p>
          </table:table-cell>
          <table:table-cell table:style-name="ce2"/>
          <table:table-cell office:value-type="string" office:string-value="" table:formula="of:=IF([.G29]&lt;2025;[.J29];&quot;&quot;)" table:style-name="ce2"/>
          <table:table-cell office:value-type="float" office:value="328" table:formula="of:=IF([.G29]=2030;[.J29];&quot;&quot;)" table:style-name="ce1">
            <text:p>328</text:p>
          </table:table-cell>
          <table:table-cell office:value-type="string" office:string-value="" table:formula="of:=IF([.G29]&gt;2039;[.J29];&quot;&quot;)" table:style-name="ce3"/>
          <table:table-cell table:number-columns-repeated="13" table:style-name="ce1"/>
          <table:table-cell office:value-type="error" office:string-value="#N/A" table:formula="of:=IF([.L29]=&quot;&quot;;NA();[.L29])" table:style-name="ce2">
            <text:p>#N/A</text:p>
          </table:table-cell>
          <table:table-cell office:value-type="float" office:value="328" table:formula="of:=IF([.M29]=&quot;&quot;;NA();[.M29])" table:style-name="ce1">
            <text:p>328</text:p>
          </table:table-cell>
          <table:table-cell office:value-type="error" office:string-value="#N/A" table:formula="of:=IF([.N29]=&quot;&quot;;NA();[.N29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EA (2015)</text:p>
          </table:table-cell>
          <table:table-cell office:value-type="string" table:style-name="ce1">
            <text:p>[35]</text:p>
          </table:table-cell>
          <table:table-cell office:value-type="string" table:style-name="ce1">
            <text:p>14 USD/kWh</text:p>
          </table:table-cell>
          <table:table-cell office:value-type="string" table:style-name="ce1">
            <text:p>Target</text:p>
          </table:table-cell>
          <table:table-cell table:style-name="ce1"/>
          <table:table-cell office:value-type="float" office:value="466" table:style-name="ce4">
            <text:p>466</text:p>
          </table:table-cell>
          <table:table-cell office:value-type="float" office:value="2030" table:style-name="ce42">
            <text:p>203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66" table:formula="of:=IF([.I30]=&quot;yes&quot;;[.F30];&quot;&quot;)" table:style-name="ce3">
            <text:p>466</text:p>
          </table:table-cell>
          <table:table-cell table:style-name="ce2"/>
          <table:table-cell office:value-type="string" office:string-value="" table:formula="of:=IF([.G30]&lt;2025;[.J30];&quot;&quot;)" table:style-name="ce2"/>
          <table:table-cell office:value-type="float" office:value="466" table:formula="of:=IF([.G30]=2030;[.J30];&quot;&quot;)" table:style-name="ce1">
            <text:p>466</text:p>
          </table:table-cell>
          <table:table-cell office:value-type="string" office:string-value="" table:formula="of:=IF([.G30]&gt;2039;[.J30];&quot;&quot;)" table:style-name="ce3"/>
          <table:table-cell table:number-columns-repeated="13" table:style-name="ce1"/>
          <table:table-cell office:value-type="error" office:string-value="#N/A" table:formula="of:=IF([.L30]=&quot;&quot;;NA();[.L30])" table:style-name="ce2">
            <text:p>#N/A</text:p>
          </table:table-cell>
          <table:table-cell office:value-type="float" office:value="466" table:formula="of:=IF([.M30]=&quot;&quot;;NA();[.M30])" table:style-name="ce1">
            <text:p>466</text:p>
          </table:table-cell>
          <table:table-cell office:value-type="error" office:string-value="#N/A" table:formula="of:=IF([.N30]=&quot;&quot;;NA();[.N3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3 USD/kWh</text:p>
          </table:table-cell>
          <table:table-cell office:value-type="string" table:style-name="ce1">
            <text:p>Target</text:p>
          </table:table-cell>
          <table:table-cell table:style-name="ce1"/>
          <table:table-cell office:value-type="float" office:value="433" table:style-name="ce4">
            <text:p>433</text:p>
          </table:table-cell>
          <table:table-cell office:value-type="float" office:value="2050" table:style-name="ce42">
            <text:p>2050</text:p>
          </table:table-cell>
          <table:table-cell table:style-name="ce1"/>
          <table:table-cell office:value-type="string" table:style-name="ce44">
            <text:p>yes</text:p>
          </table:table-cell>
          <table:table-cell office:value-type="float" office:value="433" table:formula="of:=IF([.I31]=&quot;yes&quot;;[.F31];&quot;&quot;)" table:style-name="ce3">
            <text:p>433</text:p>
          </table:table-cell>
          <table:table-cell table:style-name="ce2"/>
          <table:table-cell office:value-type="string" office:string-value="" table:formula="of:=IF([.G31]&lt;2025;[.J31];&quot;&quot;)" table:style-name="ce2"/>
          <table:table-cell office:value-type="string" office:string-value="" table:formula="of:=IF([.G31]=2030;[.J31];&quot;&quot;)" table:style-name="ce1"/>
          <table:table-cell office:value-type="float" office:value="433" table:formula="of:=IF([.G31]&gt;2039;[.J31];&quot;&quot;)" table:style-name="ce3">
            <text:p>433</text:p>
          </table:table-cell>
          <table:table-cell table:number-columns-repeated="13" table:style-name="ce1"/>
          <table:table-cell office:value-type="error" office:string-value="#N/A" table:formula="of:=IF([.L31]=&quot;&quot;;NA();[.L31])" table:style-name="ce2">
            <text:p>#N/A</text:p>
          </table:table-cell>
          <table:table-cell office:value-type="error" office:string-value="#N/A" table:formula="of:=IF([.M31]=&quot;&quot;;NA();[.M31])" table:style-name="ce1">
            <text:p>#N/A</text:p>
          </table:table-cell>
          <table:table-cell office:value-type="float" office:value="433" table:formula="of:=IF([.N31]=&quot;&quot;;NA();[.N31])" table:style-name="ce3">
            <text:p>433</text:p>
          </table:table-cell>
          <table:table-cell table:number-columns-repeated="16354"/>
        </table:table-row>
        <table:table-row table:style-name="ro1">
          <table:table-cell table:number-columns-repeated="5" table:style-name="ce1"/>
          <table:table-cell table:style-name="ce4"/>
          <table:table-cell table:style-name="ce42"/>
          <table:table-cell table:style-name="ce1"/>
          <table:table-cell table:style-name="ce44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32]=&quot;&quot;;NA();[.L32])" table:style-name="ce2">
            <text:p>#N/A</text:p>
          </table:table-cell>
          <table:table-cell office:value-type="error" office:string-value="#N/A" table:formula="of:=IF([.M32]=&quot;&quot;;NA();[.M32])" table:style-name="ce1">
            <text:p>#N/A</text:p>
          </table:table-cell>
          <table:table-cell office:value-type="error" office:string-value="#N/A" table:formula="of:=IF([.N32]=&quot;&quot;;NA();[.N3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33]=&quot;&quot;;NA();[.L33])" table:style-name="ce2">
            <text:p>#N/A</text:p>
          </table:table-cell>
          <table:table-cell office:value-type="error" office:string-value="#N/A" table:formula="of:=IF([.M33]=&quot;&quot;;NA();[.M33])" table:style-name="ce1">
            <text:p>#N/A</text:p>
          </table:table-cell>
          <table:table-cell office:value-type="error" office:string-value="#N/A" table:formula="of:=IF([.N33]=&quot;&quot;;NA();[.N3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34]=&quot;&quot;;NA();[.L34])" table:style-name="ce2">
            <text:p>#N/A</text:p>
          </table:table-cell>
          <table:table-cell office:value-type="error" office:string-value="#N/A" table:formula="of:=IF([.M34]=&quot;&quot;;NA();[.M34])" table:style-name="ce1">
            <text:p>#N/A</text:p>
          </table:table-cell>
          <table:table-cell office:value-type="error" office:string-value="#N/A" table:formula="of:=IF([.N34]=&quot;&quot;;NA();[.N34])" table:style-name="ce3">
            <text:p>#N/A</text:p>
          </table:table-cell>
          <table:table-cell table:number-columns-repeated="16354"/>
        </table:table-row>
        <table:table-row table:style-name="ro1">
          <table:table-cell/>
          <table:table-cell table:style-name="ce1">
            <draw:frame draw:z-index="3" draw:id="id7" draw:style-name="a55" draw:name="TextBox 3" svg:x="0in" svg:y="0in" svg:width="6.11667in" svg:height="1.1in">
              <draw:text-box>
                <text:p text:style-name="a45" text:class-names="" text:cond-style-name=""><text:span text:style-name="a43" text:class-names="">To use the results of this market analysis please cite</text:span><text:span text:style-name="a44" text:class-names=""/></text:p>
                <text:p text:style-name="a48" text:class-names="" text:cond-style-name=""><text:span text:style-name="a46" text:class-names="">F. Superchi, A. Bianchini, A. Moustakis, and G. Pechlivanoglou, “Towards sustainable energy independence: A case study of green hydrogen as seasonal storage integration in a small island,” Renewable Energy, vol. 245, p. 122813, Jun. 2025</text:span><text:span text:style-name="a47" text:class-names=""/></text:p>
                <text:p text:style-name="a52" text:class-names="" text:cond-style-name=""><text:span text:style-name="a49" text:class-names="">DOI:<text:s text:c="1"/></text:span><text:span text:style-name="a50" text:class-names="">10.1016/j.renene.2025.122813</text:span><text:span text:style-name="a51" text:class-names=""/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35]=&quot;&quot;;NA();[.L35])" table:style-name="ce2">
            <text:p>#N/A</text:p>
          </table:table-cell>
          <table:table-cell office:value-type="error" office:string-value="#N/A" table:formula="of:=IF([.M35]=&quot;&quot;;NA();[.M35])" table:style-name="ce1">
            <text:p>#N/A</text:p>
          </table:table-cell>
          <table:table-cell office:value-type="error" office:string-value="#N/A" table:formula="of:=IF([.N35]=&quot;&quot;;NA();[.N3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36]=&quot;&quot;;NA();[.L36])" table:style-name="ce2">
            <text:p>#N/A</text:p>
          </table:table-cell>
          <table:table-cell office:value-type="error" office:string-value="#N/A" table:formula="of:=IF([.M36]=&quot;&quot;;NA();[.M36])" table:style-name="ce1">
            <text:p>#N/A</text:p>
          </table:table-cell>
          <table:table-cell office:value-type="error" office:string-value="#N/A" table:formula="of:=IF([.N36]=&quot;&quot;;NA();[.N3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37]=&quot;&quot;;NA();[.L37])" table:style-name="ce2">
            <text:p>#N/A</text:p>
          </table:table-cell>
          <table:table-cell office:value-type="error" office:string-value="#N/A" table:formula="of:=IF([.M37]=&quot;&quot;;NA();[.M37])" table:style-name="ce1">
            <text:p>#N/A</text:p>
          </table:table-cell>
          <table:table-cell office:value-type="error" office:string-value="#N/A" table:formula="of:=IF([.N37]=&quot;&quot;;NA();[.N3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38]=&quot;&quot;;NA();[.L38])" table:style-name="ce2">
            <text:p>#N/A</text:p>
          </table:table-cell>
          <table:table-cell office:value-type="error" office:string-value="#N/A" table:formula="of:=IF([.M38]=&quot;&quot;;NA();[.M38])" table:style-name="ce1">
            <text:p>#N/A</text:p>
          </table:table-cell>
          <table:table-cell office:value-type="error" office:string-value="#N/A" table:formula="of:=IF([.N38]=&quot;&quot;;NA();[.N3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39]=&quot;&quot;;NA();[.L39])" table:style-name="ce2">
            <text:p>#N/A</text:p>
          </table:table-cell>
          <table:table-cell office:value-type="error" office:string-value="#N/A" table:formula="of:=IF([.M39]=&quot;&quot;;NA();[.M39])" table:style-name="ce1">
            <text:p>#N/A</text:p>
          </table:table-cell>
          <table:table-cell office:value-type="error" office:string-value="#N/A" table:formula="of:=IF([.N39]=&quot;&quot;;NA();[.N3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0]=&quot;&quot;;NA();[.L40])" table:style-name="ce2">
            <text:p>#N/A</text:p>
          </table:table-cell>
          <table:table-cell office:value-type="error" office:string-value="#N/A" table:formula="of:=IF([.M40]=&quot;&quot;;NA();[.M40])" table:style-name="ce1">
            <text:p>#N/A</text:p>
          </table:table-cell>
          <table:table-cell office:value-type="error" office:string-value="#N/A" table:formula="of:=IF([.N40]=&quot;&quot;;NA();[.N4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1]=&quot;&quot;;NA();[.L41])" table:style-name="ce2">
            <text:p>#N/A</text:p>
          </table:table-cell>
          <table:table-cell office:value-type="error" office:string-value="#N/A" table:formula="of:=IF([.M41]=&quot;&quot;;NA();[.M41])" table:style-name="ce1">
            <text:p>#N/A</text:p>
          </table:table-cell>
          <table:table-cell office:value-type="error" office:string-value="#N/A" table:formula="of:=IF([.N41]=&quot;&quot;;NA();[.N4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2]=&quot;&quot;;NA();[.L42])" table:style-name="ce2">
            <text:p>#N/A</text:p>
          </table:table-cell>
          <table:table-cell office:value-type="error" office:string-value="#N/A" table:formula="of:=IF([.M42]=&quot;&quot;;NA();[.M42])" table:style-name="ce1">
            <text:p>#N/A</text:p>
          </table:table-cell>
          <table:table-cell office:value-type="error" office:string-value="#N/A" table:formula="of:=IF([.N42]=&quot;&quot;;NA();[.N4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3]=&quot;&quot;;NA();[.L43])" table:style-name="ce2">
            <text:p>#N/A</text:p>
          </table:table-cell>
          <table:table-cell office:value-type="error" office:string-value="#N/A" table:formula="of:=IF([.M43]=&quot;&quot;;NA();[.M43])" table:style-name="ce1">
            <text:p>#N/A</text:p>
          </table:table-cell>
          <table:table-cell office:value-type="error" office:string-value="#N/A" table:formula="of:=IF([.N43]=&quot;&quot;;NA();[.N4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4]=&quot;&quot;;NA();[.L44])" table:style-name="ce2">
            <text:p>#N/A</text:p>
          </table:table-cell>
          <table:table-cell office:value-type="error" office:string-value="#N/A" table:formula="of:=IF([.M44]=&quot;&quot;;NA();[.M44])" table:style-name="ce1">
            <text:p>#N/A</text:p>
          </table:table-cell>
          <table:table-cell office:value-type="error" office:string-value="#N/A" table:formula="of:=IF([.N44]=&quot;&quot;;NA();[.N4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5]=&quot;&quot;;NA();[.L45])" table:style-name="ce2">
            <text:p>#N/A</text:p>
          </table:table-cell>
          <table:table-cell office:value-type="error" office:string-value="#N/A" table:formula="of:=IF([.M45]=&quot;&quot;;NA();[.M45])" table:style-name="ce1">
            <text:p>#N/A</text:p>
          </table:table-cell>
          <table:table-cell office:value-type="error" office:string-value="#N/A" table:formula="of:=IF([.N45]=&quot;&quot;;NA();[.N4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6]=&quot;&quot;;NA();[.L46])" table:style-name="ce2">
            <text:p>#N/A</text:p>
          </table:table-cell>
          <table:table-cell office:value-type="error" office:string-value="#N/A" table:formula="of:=IF([.M46]=&quot;&quot;;NA();[.M46])" table:style-name="ce1">
            <text:p>#N/A</text:p>
          </table:table-cell>
          <table:table-cell office:value-type="error" office:string-value="#N/A" table:formula="of:=IF([.N46]=&quot;&quot;;NA();[.N4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7]=&quot;&quot;;NA();[.L47])" table:style-name="ce2">
            <text:p>#N/A</text:p>
          </table:table-cell>
          <table:table-cell office:value-type="error" office:string-value="#N/A" table:formula="of:=IF([.M47]=&quot;&quot;;NA();[.M47])" table:style-name="ce1">
            <text:p>#N/A</text:p>
          </table:table-cell>
          <table:table-cell office:value-type="error" office:string-value="#N/A" table:formula="of:=IF([.N47]=&quot;&quot;;NA();[.N4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8]=&quot;&quot;;NA();[.L48])" table:style-name="ce2">
            <text:p>#N/A</text:p>
          </table:table-cell>
          <table:table-cell office:value-type="error" office:string-value="#N/A" table:formula="of:=IF([.M48]=&quot;&quot;;NA();[.M48])" table:style-name="ce1">
            <text:p>#N/A</text:p>
          </table:table-cell>
          <table:table-cell office:value-type="error" office:string-value="#N/A" table:formula="of:=IF([.N48]=&quot;&quot;;NA();[.N4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49]=&quot;&quot;;NA();[.L49])" table:style-name="ce2">
            <text:p>#N/A</text:p>
          </table:table-cell>
          <table:table-cell office:value-type="error" office:string-value="#N/A" table:formula="of:=IF([.M49]=&quot;&quot;;NA();[.M49])" table:style-name="ce1">
            <text:p>#N/A</text:p>
          </table:table-cell>
          <table:table-cell office:value-type="error" office:string-value="#N/A" table:formula="of:=IF([.N49]=&quot;&quot;;NA();[.N4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0]=&quot;&quot;;NA();[.L50])" table:style-name="ce2">
            <text:p>#N/A</text:p>
          </table:table-cell>
          <table:table-cell office:value-type="error" office:string-value="#N/A" table:formula="of:=IF([.M50]=&quot;&quot;;NA();[.M50])" table:style-name="ce1">
            <text:p>#N/A</text:p>
          </table:table-cell>
          <table:table-cell office:value-type="error" office:string-value="#N/A" table:formula="of:=IF([.N50]=&quot;&quot;;NA();[.N5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1]=&quot;&quot;;NA();[.L51])" table:style-name="ce2">
            <text:p>#N/A</text:p>
          </table:table-cell>
          <table:table-cell office:value-type="error" office:string-value="#N/A" table:formula="of:=IF([.M51]=&quot;&quot;;NA();[.M51])" table:style-name="ce1">
            <text:p>#N/A</text:p>
          </table:table-cell>
          <table:table-cell office:value-type="error" office:string-value="#N/A" table:formula="of:=IF([.N51]=&quot;&quot;;NA();[.N5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2]=&quot;&quot;;NA();[.L52])" table:style-name="ce2">
            <text:p>#N/A</text:p>
          </table:table-cell>
          <table:table-cell office:value-type="error" office:string-value="#N/A" table:formula="of:=IF([.M52]=&quot;&quot;;NA();[.M52])" table:style-name="ce1">
            <text:p>#N/A</text:p>
          </table:table-cell>
          <table:table-cell office:value-type="error" office:string-value="#N/A" table:formula="of:=IF([.N52]=&quot;&quot;;NA();[.N5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3]=&quot;&quot;;NA();[.L53])" table:style-name="ce2">
            <text:p>#N/A</text:p>
          </table:table-cell>
          <table:table-cell office:value-type="error" office:string-value="#N/A" table:formula="of:=IF([.M53]=&quot;&quot;;NA();[.M53])" table:style-name="ce1">
            <text:p>#N/A</text:p>
          </table:table-cell>
          <table:table-cell office:value-type="error" office:string-value="#N/A" table:formula="of:=IF([.N53]=&quot;&quot;;NA();[.N5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4]=&quot;&quot;;NA();[.L54])" table:style-name="ce2">
            <text:p>#N/A</text:p>
          </table:table-cell>
          <table:table-cell office:value-type="error" office:string-value="#N/A" table:formula="of:=IF([.M54]=&quot;&quot;;NA();[.M54])" table:style-name="ce1">
            <text:p>#N/A</text:p>
          </table:table-cell>
          <table:table-cell office:value-type="error" office:string-value="#N/A" table:formula="of:=IF([.N54]=&quot;&quot;;NA();[.N5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5]=&quot;&quot;;NA();[.L55])" table:style-name="ce2">
            <text:p>#N/A</text:p>
          </table:table-cell>
          <table:table-cell office:value-type="error" office:string-value="#N/A" table:formula="of:=IF([.M55]=&quot;&quot;;NA();[.M55])" table:style-name="ce1">
            <text:p>#N/A</text:p>
          </table:table-cell>
          <table:table-cell office:value-type="error" office:string-value="#N/A" table:formula="of:=IF([.N55]=&quot;&quot;;NA();[.N5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6]=&quot;&quot;;NA();[.L56])" table:style-name="ce2">
            <text:p>#N/A</text:p>
          </table:table-cell>
          <table:table-cell office:value-type="error" office:string-value="#N/A" table:formula="of:=IF([.M56]=&quot;&quot;;NA();[.M56])" table:style-name="ce1">
            <text:p>#N/A</text:p>
          </table:table-cell>
          <table:table-cell office:value-type="error" office:string-value="#N/A" table:formula="of:=IF([.N56]=&quot;&quot;;NA();[.N5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7]=&quot;&quot;;NA();[.L57])" table:style-name="ce2">
            <text:p>#N/A</text:p>
          </table:table-cell>
          <table:table-cell office:value-type="error" office:string-value="#N/A" table:formula="of:=IF([.M57]=&quot;&quot;;NA();[.M57])" table:style-name="ce1">
            <text:p>#N/A</text:p>
          </table:table-cell>
          <table:table-cell office:value-type="error" office:string-value="#N/A" table:formula="of:=IF([.N57]=&quot;&quot;;NA();[.N5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8]=&quot;&quot;;NA();[.L58])" table:style-name="ce2">
            <text:p>#N/A</text:p>
          </table:table-cell>
          <table:table-cell office:value-type="error" office:string-value="#N/A" table:formula="of:=IF([.M58]=&quot;&quot;;NA();[.M58])" table:style-name="ce1">
            <text:p>#N/A</text:p>
          </table:table-cell>
          <table:table-cell office:value-type="error" office:string-value="#N/A" table:formula="of:=IF([.N58]=&quot;&quot;;NA();[.N5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59]=&quot;&quot;;NA();[.L59])" table:style-name="ce2">
            <text:p>#N/A</text:p>
          </table:table-cell>
          <table:table-cell office:value-type="error" office:string-value="#N/A" table:formula="of:=IF([.M59]=&quot;&quot;;NA();[.M59])" table:style-name="ce1">
            <text:p>#N/A</text:p>
          </table:table-cell>
          <table:table-cell office:value-type="error" office:string-value="#N/A" table:formula="of:=IF([.N59]=&quot;&quot;;NA();[.N5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0]=&quot;&quot;;NA();[.L60])" table:style-name="ce2">
            <text:p>#N/A</text:p>
          </table:table-cell>
          <table:table-cell office:value-type="error" office:string-value="#N/A" table:formula="of:=IF([.M60]=&quot;&quot;;NA();[.M60])" table:style-name="ce1">
            <text:p>#N/A</text:p>
          </table:table-cell>
          <table:table-cell office:value-type="error" office:string-value="#N/A" table:formula="of:=IF([.N60]=&quot;&quot;;NA();[.N6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1]=&quot;&quot;;NA();[.L61])" table:style-name="ce2">
            <text:p>#N/A</text:p>
          </table:table-cell>
          <table:table-cell office:value-type="error" office:string-value="#N/A" table:formula="of:=IF([.M61]=&quot;&quot;;NA();[.M61])" table:style-name="ce1">
            <text:p>#N/A</text:p>
          </table:table-cell>
          <table:table-cell office:value-type="error" office:string-value="#N/A" table:formula="of:=IF([.N61]=&quot;&quot;;NA();[.N6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2]=&quot;&quot;;NA();[.L62])" table:style-name="ce2">
            <text:p>#N/A</text:p>
          </table:table-cell>
          <table:table-cell office:value-type="error" office:string-value="#N/A" table:formula="of:=IF([.M62]=&quot;&quot;;NA();[.M62])" table:style-name="ce1">
            <text:p>#N/A</text:p>
          </table:table-cell>
          <table:table-cell office:value-type="error" office:string-value="#N/A" table:formula="of:=IF([.N62]=&quot;&quot;;NA();[.N6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3]=&quot;&quot;;NA();[.L63])" table:style-name="ce2">
            <text:p>#N/A</text:p>
          </table:table-cell>
          <table:table-cell office:value-type="error" office:string-value="#N/A" table:formula="of:=IF([.M63]=&quot;&quot;;NA();[.M63])" table:style-name="ce1">
            <text:p>#N/A</text:p>
          </table:table-cell>
          <table:table-cell office:value-type="error" office:string-value="#N/A" table:formula="of:=IF([.N63]=&quot;&quot;;NA();[.N6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4]=&quot;&quot;;NA();[.L64])" table:style-name="ce2">
            <text:p>#N/A</text:p>
          </table:table-cell>
          <table:table-cell office:value-type="error" office:string-value="#N/A" table:formula="of:=IF([.M64]=&quot;&quot;;NA();[.M64])" table:style-name="ce1">
            <text:p>#N/A</text:p>
          </table:table-cell>
          <table:table-cell office:value-type="error" office:string-value="#N/A" table:formula="of:=IF([.N64]=&quot;&quot;;NA();[.N6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5]=&quot;&quot;;NA();[.L65])" table:style-name="ce2">
            <text:p>#N/A</text:p>
          </table:table-cell>
          <table:table-cell office:value-type="error" office:string-value="#N/A" table:formula="of:=IF([.M65]=&quot;&quot;;NA();[.M65])" table:style-name="ce1">
            <text:p>#N/A</text:p>
          </table:table-cell>
          <table:table-cell office:value-type="error" office:string-value="#N/A" table:formula="of:=IF([.N65]=&quot;&quot;;NA();[.N6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6]=&quot;&quot;;NA();[.L66])" table:style-name="ce2">
            <text:p>#N/A</text:p>
          </table:table-cell>
          <table:table-cell office:value-type="error" office:string-value="#N/A" table:formula="of:=IF([.M66]=&quot;&quot;;NA();[.M66])" table:style-name="ce1">
            <text:p>#N/A</text:p>
          </table:table-cell>
          <table:table-cell office:value-type="error" office:string-value="#N/A" table:formula="of:=IF([.N66]=&quot;&quot;;NA();[.N6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7]=&quot;&quot;;NA();[.L67])" table:style-name="ce2">
            <text:p>#N/A</text:p>
          </table:table-cell>
          <table:table-cell office:value-type="error" office:string-value="#N/A" table:formula="of:=IF([.M67]=&quot;&quot;;NA();[.M67])" table:style-name="ce1">
            <text:p>#N/A</text:p>
          </table:table-cell>
          <table:table-cell office:value-type="error" office:string-value="#N/A" table:formula="of:=IF([.N67]=&quot;&quot;;NA();[.N6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8]=&quot;&quot;;NA();[.L68])" table:style-name="ce2">
            <text:p>#N/A</text:p>
          </table:table-cell>
          <table:table-cell office:value-type="error" office:string-value="#N/A" table:formula="of:=IF([.M68]=&quot;&quot;;NA();[.M68])" table:style-name="ce1">
            <text:p>#N/A</text:p>
          </table:table-cell>
          <table:table-cell office:value-type="error" office:string-value="#N/A" table:formula="of:=IF([.N68]=&quot;&quot;;NA();[.N6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69]=&quot;&quot;;NA();[.L69])" table:style-name="ce2">
            <text:p>#N/A</text:p>
          </table:table-cell>
          <table:table-cell office:value-type="error" office:string-value="#N/A" table:formula="of:=IF([.M69]=&quot;&quot;;NA();[.M69])" table:style-name="ce1">
            <text:p>#N/A</text:p>
          </table:table-cell>
          <table:table-cell office:value-type="error" office:string-value="#N/A" table:formula="of:=IF([.N69]=&quot;&quot;;NA();[.N6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0]=&quot;&quot;;NA();[.L70])" table:style-name="ce2">
            <text:p>#N/A</text:p>
          </table:table-cell>
          <table:table-cell office:value-type="error" office:string-value="#N/A" table:formula="of:=IF([.M70]=&quot;&quot;;NA();[.M70])" table:style-name="ce1">
            <text:p>#N/A</text:p>
          </table:table-cell>
          <table:table-cell office:value-type="error" office:string-value="#N/A" table:formula="of:=IF([.N70]=&quot;&quot;;NA();[.N7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1]=&quot;&quot;;NA();[.L71])" table:style-name="ce2">
            <text:p>#N/A</text:p>
          </table:table-cell>
          <table:table-cell office:value-type="error" office:string-value="#N/A" table:formula="of:=IF([.M71]=&quot;&quot;;NA();[.M71])" table:style-name="ce1">
            <text:p>#N/A</text:p>
          </table:table-cell>
          <table:table-cell office:value-type="error" office:string-value="#N/A" table:formula="of:=IF([.N71]=&quot;&quot;;NA();[.N7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2]=&quot;&quot;;NA();[.L72])" table:style-name="ce2">
            <text:p>#N/A</text:p>
          </table:table-cell>
          <table:table-cell office:value-type="error" office:string-value="#N/A" table:formula="of:=IF([.M72]=&quot;&quot;;NA();[.M72])" table:style-name="ce1">
            <text:p>#N/A</text:p>
          </table:table-cell>
          <table:table-cell office:value-type="error" office:string-value="#N/A" table:formula="of:=IF([.N72]=&quot;&quot;;NA();[.N7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3]=&quot;&quot;;NA();[.L73])" table:style-name="ce2">
            <text:p>#N/A</text:p>
          </table:table-cell>
          <table:table-cell office:value-type="error" office:string-value="#N/A" table:formula="of:=IF([.M73]=&quot;&quot;;NA();[.M73])" table:style-name="ce1">
            <text:p>#N/A</text:p>
          </table:table-cell>
          <table:table-cell office:value-type="error" office:string-value="#N/A" table:formula="of:=IF([.N73]=&quot;&quot;;NA();[.N7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4]=&quot;&quot;;NA();[.L74])" table:style-name="ce2">
            <text:p>#N/A</text:p>
          </table:table-cell>
          <table:table-cell office:value-type="error" office:string-value="#N/A" table:formula="of:=IF([.M74]=&quot;&quot;;NA();[.M74])" table:style-name="ce1">
            <text:p>#N/A</text:p>
          </table:table-cell>
          <table:table-cell office:value-type="error" office:string-value="#N/A" table:formula="of:=IF([.N74]=&quot;&quot;;NA();[.N7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5]=&quot;&quot;;NA();[.L75])" table:style-name="ce2">
            <text:p>#N/A</text:p>
          </table:table-cell>
          <table:table-cell office:value-type="error" office:string-value="#N/A" table:formula="of:=IF([.M75]=&quot;&quot;;NA();[.M75])" table:style-name="ce1">
            <text:p>#N/A</text:p>
          </table:table-cell>
          <table:table-cell office:value-type="error" office:string-value="#N/A" table:formula="of:=IF([.N75]=&quot;&quot;;NA();[.N7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6]=&quot;&quot;;NA();[.L76])" table:style-name="ce2">
            <text:p>#N/A</text:p>
          </table:table-cell>
          <table:table-cell office:value-type="error" office:string-value="#N/A" table:formula="of:=IF([.M76]=&quot;&quot;;NA();[.M76])" table:style-name="ce1">
            <text:p>#N/A</text:p>
          </table:table-cell>
          <table:table-cell office:value-type="error" office:string-value="#N/A" table:formula="of:=IF([.N76]=&quot;&quot;;NA();[.N7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7]=&quot;&quot;;NA();[.L77])" table:style-name="ce2">
            <text:p>#N/A</text:p>
          </table:table-cell>
          <table:table-cell office:value-type="error" office:string-value="#N/A" table:formula="of:=IF([.M77]=&quot;&quot;;NA();[.M77])" table:style-name="ce1">
            <text:p>#N/A</text:p>
          </table:table-cell>
          <table:table-cell office:value-type="error" office:string-value="#N/A" table:formula="of:=IF([.N77]=&quot;&quot;;NA();[.N7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8]=&quot;&quot;;NA();[.L78])" table:style-name="ce2">
            <text:p>#N/A</text:p>
          </table:table-cell>
          <table:table-cell office:value-type="error" office:string-value="#N/A" table:formula="of:=IF([.M78]=&quot;&quot;;NA();[.M78])" table:style-name="ce1">
            <text:p>#N/A</text:p>
          </table:table-cell>
          <table:table-cell office:value-type="error" office:string-value="#N/A" table:formula="of:=IF([.N78]=&quot;&quot;;NA();[.N7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79]=&quot;&quot;;NA();[.L79])" table:style-name="ce2">
            <text:p>#N/A</text:p>
          </table:table-cell>
          <table:table-cell office:value-type="error" office:string-value="#N/A" table:formula="of:=IF([.M79]=&quot;&quot;;NA();[.M79])" table:style-name="ce1">
            <text:p>#N/A</text:p>
          </table:table-cell>
          <table:table-cell office:value-type="error" office:string-value="#N/A" table:formula="of:=IF([.N79]=&quot;&quot;;NA();[.N7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0]=&quot;&quot;;NA();[.L80])" table:style-name="ce2">
            <text:p>#N/A</text:p>
          </table:table-cell>
          <table:table-cell office:value-type="error" office:string-value="#N/A" table:formula="of:=IF([.M80]=&quot;&quot;;NA();[.M80])" table:style-name="ce1">
            <text:p>#N/A</text:p>
          </table:table-cell>
          <table:table-cell office:value-type="error" office:string-value="#N/A" table:formula="of:=IF([.N80]=&quot;&quot;;NA();[.N8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1]=&quot;&quot;;NA();[.L81])" table:style-name="ce2">
            <text:p>#N/A</text:p>
          </table:table-cell>
          <table:table-cell office:value-type="error" office:string-value="#N/A" table:formula="of:=IF([.M81]=&quot;&quot;;NA();[.M81])" table:style-name="ce1">
            <text:p>#N/A</text:p>
          </table:table-cell>
          <table:table-cell office:value-type="error" office:string-value="#N/A" table:formula="of:=IF([.N81]=&quot;&quot;;NA();[.N8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2]=&quot;&quot;;NA();[.L82])" table:style-name="ce2">
            <text:p>#N/A</text:p>
          </table:table-cell>
          <table:table-cell office:value-type="error" office:string-value="#N/A" table:formula="of:=IF([.M82]=&quot;&quot;;NA();[.M82])" table:style-name="ce1">
            <text:p>#N/A</text:p>
          </table:table-cell>
          <table:table-cell office:value-type="error" office:string-value="#N/A" table:formula="of:=IF([.N82]=&quot;&quot;;NA();[.N8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3]=&quot;&quot;;NA();[.L83])" table:style-name="ce2">
            <text:p>#N/A</text:p>
          </table:table-cell>
          <table:table-cell office:value-type="error" office:string-value="#N/A" table:formula="of:=IF([.M83]=&quot;&quot;;NA();[.M83])" table:style-name="ce1">
            <text:p>#N/A</text:p>
          </table:table-cell>
          <table:table-cell office:value-type="error" office:string-value="#N/A" table:formula="of:=IF([.N83]=&quot;&quot;;NA();[.N8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4]=&quot;&quot;;NA();[.L84])" table:style-name="ce2">
            <text:p>#N/A</text:p>
          </table:table-cell>
          <table:table-cell office:value-type="error" office:string-value="#N/A" table:formula="of:=IF([.M84]=&quot;&quot;;NA();[.M84])" table:style-name="ce1">
            <text:p>#N/A</text:p>
          </table:table-cell>
          <table:table-cell office:value-type="error" office:string-value="#N/A" table:formula="of:=IF([.N84]=&quot;&quot;;NA();[.N8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5]=&quot;&quot;;NA();[.L85])" table:style-name="ce2">
            <text:p>#N/A</text:p>
          </table:table-cell>
          <table:table-cell office:value-type="error" office:string-value="#N/A" table:formula="of:=IF([.M85]=&quot;&quot;;NA();[.M85])" table:style-name="ce1">
            <text:p>#N/A</text:p>
          </table:table-cell>
          <table:table-cell office:value-type="error" office:string-value="#N/A" table:formula="of:=IF([.N85]=&quot;&quot;;NA();[.N8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6]=&quot;&quot;;NA();[.L86])" table:style-name="ce2">
            <text:p>#N/A</text:p>
          </table:table-cell>
          <table:table-cell office:value-type="error" office:string-value="#N/A" table:formula="of:=IF([.M86]=&quot;&quot;;NA();[.M86])" table:style-name="ce1">
            <text:p>#N/A</text:p>
          </table:table-cell>
          <table:table-cell office:value-type="error" office:string-value="#N/A" table:formula="of:=IF([.N86]=&quot;&quot;;NA();[.N8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7]=&quot;&quot;;NA();[.L87])" table:style-name="ce2">
            <text:p>#N/A</text:p>
          </table:table-cell>
          <table:table-cell office:value-type="error" office:string-value="#N/A" table:formula="of:=IF([.M87]=&quot;&quot;;NA();[.M87])" table:style-name="ce1">
            <text:p>#N/A</text:p>
          </table:table-cell>
          <table:table-cell office:value-type="error" office:string-value="#N/A" table:formula="of:=IF([.N87]=&quot;&quot;;NA();[.N8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8]=&quot;&quot;;NA();[.L88])" table:style-name="ce2">
            <text:p>#N/A</text:p>
          </table:table-cell>
          <table:table-cell office:value-type="error" office:string-value="#N/A" table:formula="of:=IF([.M88]=&quot;&quot;;NA();[.M88])" table:style-name="ce1">
            <text:p>#N/A</text:p>
          </table:table-cell>
          <table:table-cell office:value-type="error" office:string-value="#N/A" table:formula="of:=IF([.N88]=&quot;&quot;;NA();[.N8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89]=&quot;&quot;;NA();[.L89])" table:style-name="ce2">
            <text:p>#N/A</text:p>
          </table:table-cell>
          <table:table-cell office:value-type="error" office:string-value="#N/A" table:formula="of:=IF([.M89]=&quot;&quot;;NA();[.M89])" table:style-name="ce1">
            <text:p>#N/A</text:p>
          </table:table-cell>
          <table:table-cell office:value-type="error" office:string-value="#N/A" table:formula="of:=IF([.N89]=&quot;&quot;;NA();[.N8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0]=&quot;&quot;;NA();[.L90])" table:style-name="ce2">
            <text:p>#N/A</text:p>
          </table:table-cell>
          <table:table-cell office:value-type="error" office:string-value="#N/A" table:formula="of:=IF([.M90]=&quot;&quot;;NA();[.M90])" table:style-name="ce1">
            <text:p>#N/A</text:p>
          </table:table-cell>
          <table:table-cell office:value-type="error" office:string-value="#N/A" table:formula="of:=IF([.N90]=&quot;&quot;;NA();[.N9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1]=&quot;&quot;;NA();[.L91])" table:style-name="ce2">
            <text:p>#N/A</text:p>
          </table:table-cell>
          <table:table-cell office:value-type="error" office:string-value="#N/A" table:formula="of:=IF([.M91]=&quot;&quot;;NA();[.M91])" table:style-name="ce1">
            <text:p>#N/A</text:p>
          </table:table-cell>
          <table:table-cell office:value-type="error" office:string-value="#N/A" table:formula="of:=IF([.N91]=&quot;&quot;;NA();[.N9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2]=&quot;&quot;;NA();[.L92])" table:style-name="ce2">
            <text:p>#N/A</text:p>
          </table:table-cell>
          <table:table-cell office:value-type="error" office:string-value="#N/A" table:formula="of:=IF([.M92]=&quot;&quot;;NA();[.M92])" table:style-name="ce1">
            <text:p>#N/A</text:p>
          </table:table-cell>
          <table:table-cell office:value-type="error" office:string-value="#N/A" table:formula="of:=IF([.N92]=&quot;&quot;;NA();[.N9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3]=&quot;&quot;;NA();[.L93])" table:style-name="ce2">
            <text:p>#N/A</text:p>
          </table:table-cell>
          <table:table-cell office:value-type="error" office:string-value="#N/A" table:formula="of:=IF([.M93]=&quot;&quot;;NA();[.M93])" table:style-name="ce1">
            <text:p>#N/A</text:p>
          </table:table-cell>
          <table:table-cell office:value-type="error" office:string-value="#N/A" table:formula="of:=IF([.N93]=&quot;&quot;;NA();[.N9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4]=&quot;&quot;;NA();[.L94])" table:style-name="ce2">
            <text:p>#N/A</text:p>
          </table:table-cell>
          <table:table-cell office:value-type="error" office:string-value="#N/A" table:formula="of:=IF([.M94]=&quot;&quot;;NA();[.M94])" table:style-name="ce1">
            <text:p>#N/A</text:p>
          </table:table-cell>
          <table:table-cell office:value-type="error" office:string-value="#N/A" table:formula="of:=IF([.N94]=&quot;&quot;;NA();[.N9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5]=&quot;&quot;;NA();[.L95])" table:style-name="ce2">
            <text:p>#N/A</text:p>
          </table:table-cell>
          <table:table-cell office:value-type="error" office:string-value="#N/A" table:formula="of:=IF([.M95]=&quot;&quot;;NA();[.M95])" table:style-name="ce1">
            <text:p>#N/A</text:p>
          </table:table-cell>
          <table:table-cell office:value-type="error" office:string-value="#N/A" table:formula="of:=IF([.N95]=&quot;&quot;;NA();[.N9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6]=&quot;&quot;;NA();[.L96])" table:style-name="ce2">
            <text:p>#N/A</text:p>
          </table:table-cell>
          <table:table-cell office:value-type="error" office:string-value="#N/A" table:formula="of:=IF([.M96]=&quot;&quot;;NA();[.M96])" table:style-name="ce1">
            <text:p>#N/A</text:p>
          </table:table-cell>
          <table:table-cell office:value-type="error" office:string-value="#N/A" table:formula="of:=IF([.N96]=&quot;&quot;;NA();[.N9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7]=&quot;&quot;;NA();[.L97])" table:style-name="ce2">
            <text:p>#N/A</text:p>
          </table:table-cell>
          <table:table-cell office:value-type="error" office:string-value="#N/A" table:formula="of:=IF([.M97]=&quot;&quot;;NA();[.M97])" table:style-name="ce1">
            <text:p>#N/A</text:p>
          </table:table-cell>
          <table:table-cell office:value-type="error" office:string-value="#N/A" table:formula="of:=IF([.N97]=&quot;&quot;;NA();[.N9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8]=&quot;&quot;;NA();[.L98])" table:style-name="ce2">
            <text:p>#N/A</text:p>
          </table:table-cell>
          <table:table-cell office:value-type="error" office:string-value="#N/A" table:formula="of:=IF([.M98]=&quot;&quot;;NA();[.M98])" table:style-name="ce1">
            <text:p>#N/A</text:p>
          </table:table-cell>
          <table:table-cell office:value-type="error" office:string-value="#N/A" table:formula="of:=IF([.N98]=&quot;&quot;;NA();[.N9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99]=&quot;&quot;;NA();[.L99])" table:style-name="ce2">
            <text:p>#N/A</text:p>
          </table:table-cell>
          <table:table-cell office:value-type="error" office:string-value="#N/A" table:formula="of:=IF([.M99]=&quot;&quot;;NA();[.M99])" table:style-name="ce1">
            <text:p>#N/A</text:p>
          </table:table-cell>
          <table:table-cell office:value-type="error" office:string-value="#N/A" table:formula="of:=IF([.N99]=&quot;&quot;;NA();[.N9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0]=&quot;&quot;;NA();[.L100])" table:style-name="ce2">
            <text:p>#N/A</text:p>
          </table:table-cell>
          <table:table-cell office:value-type="error" office:string-value="#N/A" table:formula="of:=IF([.M100]=&quot;&quot;;NA();[.M100])" table:style-name="ce1">
            <text:p>#N/A</text:p>
          </table:table-cell>
          <table:table-cell office:value-type="error" office:string-value="#N/A" table:formula="of:=IF([.N100]=&quot;&quot;;NA();[.N10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1]=&quot;&quot;;NA();[.L101])" table:style-name="ce2">
            <text:p>#N/A</text:p>
          </table:table-cell>
          <table:table-cell office:value-type="error" office:string-value="#N/A" table:formula="of:=IF([.M101]=&quot;&quot;;NA();[.M101])" table:style-name="ce1">
            <text:p>#N/A</text:p>
          </table:table-cell>
          <table:table-cell office:value-type="error" office:string-value="#N/A" table:formula="of:=IF([.N101]=&quot;&quot;;NA();[.N10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2]=&quot;&quot;;NA();[.L102])" table:style-name="ce2">
            <text:p>#N/A</text:p>
          </table:table-cell>
          <table:table-cell office:value-type="error" office:string-value="#N/A" table:formula="of:=IF([.M102]=&quot;&quot;;NA();[.M102])" table:style-name="ce1">
            <text:p>#N/A</text:p>
          </table:table-cell>
          <table:table-cell office:value-type="error" office:string-value="#N/A" table:formula="of:=IF([.N102]=&quot;&quot;;NA();[.N10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3]=&quot;&quot;;NA();[.L103])" table:style-name="ce2">
            <text:p>#N/A</text:p>
          </table:table-cell>
          <table:table-cell office:value-type="error" office:string-value="#N/A" table:formula="of:=IF([.M103]=&quot;&quot;;NA();[.M103])" table:style-name="ce1">
            <text:p>#N/A</text:p>
          </table:table-cell>
          <table:table-cell office:value-type="error" office:string-value="#N/A" table:formula="of:=IF([.N103]=&quot;&quot;;NA();[.N10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4]=&quot;&quot;;NA();[.L104])" table:style-name="ce2">
            <text:p>#N/A</text:p>
          </table:table-cell>
          <table:table-cell office:value-type="error" office:string-value="#N/A" table:formula="of:=IF([.M104]=&quot;&quot;;NA();[.M104])" table:style-name="ce1">
            <text:p>#N/A</text:p>
          </table:table-cell>
          <table:table-cell office:value-type="error" office:string-value="#N/A" table:formula="of:=IF([.N104]=&quot;&quot;;NA();[.N10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5]=&quot;&quot;;NA();[.L105])" table:style-name="ce2">
            <text:p>#N/A</text:p>
          </table:table-cell>
          <table:table-cell office:value-type="error" office:string-value="#N/A" table:formula="of:=IF([.M105]=&quot;&quot;;NA();[.M105])" table:style-name="ce1">
            <text:p>#N/A</text:p>
          </table:table-cell>
          <table:table-cell office:value-type="error" office:string-value="#N/A" table:formula="of:=IF([.N105]=&quot;&quot;;NA();[.N10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6]=&quot;&quot;;NA();[.L106])" table:style-name="ce2">
            <text:p>#N/A</text:p>
          </table:table-cell>
          <table:table-cell office:value-type="error" office:string-value="#N/A" table:formula="of:=IF([.M106]=&quot;&quot;;NA();[.M106])" table:style-name="ce1">
            <text:p>#N/A</text:p>
          </table:table-cell>
          <table:table-cell office:value-type="error" office:string-value="#N/A" table:formula="of:=IF([.N106]=&quot;&quot;;NA();[.N10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7]=&quot;&quot;;NA();[.L107])" table:style-name="ce2">
            <text:p>#N/A</text:p>
          </table:table-cell>
          <table:table-cell office:value-type="error" office:string-value="#N/A" table:formula="of:=IF([.M107]=&quot;&quot;;NA();[.M107])" table:style-name="ce1">
            <text:p>#N/A</text:p>
          </table:table-cell>
          <table:table-cell office:value-type="error" office:string-value="#N/A" table:formula="of:=IF([.N107]=&quot;&quot;;NA();[.N10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8]=&quot;&quot;;NA();[.L108])" table:style-name="ce2">
            <text:p>#N/A</text:p>
          </table:table-cell>
          <table:table-cell office:value-type="error" office:string-value="#N/A" table:formula="of:=IF([.M108]=&quot;&quot;;NA();[.M108])" table:style-name="ce1">
            <text:p>#N/A</text:p>
          </table:table-cell>
          <table:table-cell office:value-type="error" office:string-value="#N/A" table:formula="of:=IF([.N108]=&quot;&quot;;NA();[.N10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09]=&quot;&quot;;NA();[.L109])" table:style-name="ce2">
            <text:p>#N/A</text:p>
          </table:table-cell>
          <table:table-cell office:value-type="error" office:string-value="#N/A" table:formula="of:=IF([.M109]=&quot;&quot;;NA();[.M109])" table:style-name="ce1">
            <text:p>#N/A</text:p>
          </table:table-cell>
          <table:table-cell office:value-type="error" office:string-value="#N/A" table:formula="of:=IF([.N109]=&quot;&quot;;NA();[.N10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10]=&quot;&quot;;NA();[.L110])" table:style-name="ce2">
            <text:p>#N/A</text:p>
          </table:table-cell>
          <table:table-cell office:value-type="error" office:string-value="#N/A" table:formula="of:=IF([.M110]=&quot;&quot;;NA();[.M110])" table:style-name="ce1">
            <text:p>#N/A</text:p>
          </table:table-cell>
          <table:table-cell office:value-type="error" office:string-value="#N/A" table:formula="of:=IF([.N110]=&quot;&quot;;NA();[.N1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11]=&quot;&quot;;NA();[.L111])" table:style-name="ce2">
            <text:p>#N/A</text:p>
          </table:table-cell>
          <table:table-cell office:value-type="error" office:string-value="#N/A" table:formula="of:=IF([.M111]=&quot;&quot;;NA();[.M111])" table:style-name="ce1">
            <text:p>#N/A</text:p>
          </table:table-cell>
          <table:table-cell office:value-type="error" office:string-value="#N/A" table:formula="of:=IF([.N111]=&quot;&quot;;NA();[.N1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8"/>
          <table:table-cell office:value-type="error" office:string-value="#N/A" table:formula="of:=IF([.L112]=&quot;&quot;;NA();[.L112])" table:style-name="ce2">
            <text:p>#N/A</text:p>
          </table:table-cell>
          <table:table-cell office:value-type="error" office:string-value="#N/A" table:formula="of:=IF([.M112]=&quot;&quot;;NA();[.M112])" table:style-name="ce1">
            <text:p>#N/A</text:p>
          </table:table-cell>
          <table:table-cell office:value-type="error" office:string-value="#N/A" table:formula="of:=IF([.N112]=&quot;&quot;;NA();[.N1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13]=&quot;&quot;;NA();[.L113])" table:style-name="ce2">
            <text:p>#N/A</text:p>
          </table:table-cell>
          <table:table-cell office:value-type="error" office:string-value="#N/A" table:formula="of:=IF([.M113]=&quot;&quot;;NA();[.M113])" table:style-name="ce1">
            <text:p>#N/A</text:p>
          </table:table-cell>
          <table:table-cell office:value-type="error" office:string-value="#N/A" table:formula="of:=IF([.N113]=&quot;&quot;;NA();[.N1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14]=&quot;&quot;;NA();[.L114])" table:style-name="ce2">
            <text:p>#N/A</text:p>
          </table:table-cell>
          <table:table-cell office:value-type="error" office:string-value="#N/A" table:formula="of:=IF([.M114]=&quot;&quot;;NA();[.M114])" table:style-name="ce1">
            <text:p>#N/A</text:p>
          </table:table-cell>
          <table:table-cell office:value-type="error" office:string-value="#N/A" table:formula="of:=IF([.N114]=&quot;&quot;;NA();[.N1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15]=&quot;&quot;;NA();[.L115])" table:style-name="ce2">
            <text:p>#N/A</text:p>
          </table:table-cell>
          <table:table-cell office:value-type="error" office:string-value="#N/A" table:formula="of:=IF([.M115]=&quot;&quot;;NA();[.M115])" table:style-name="ce1">
            <text:p>#N/A</text:p>
          </table:table-cell>
          <table:table-cell office:value-type="error" office:string-value="#N/A" table:formula="of:=IF([.N115]=&quot;&quot;;NA();[.N1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16]=&quot;&quot;;NA();[.L116])" table:style-name="ce2">
            <text:p>#N/A</text:p>
          </table:table-cell>
          <table:table-cell office:value-type="error" office:string-value="#N/A" table:formula="of:=IF([.M116]=&quot;&quot;;NA();[.M116])" table:style-name="ce1">
            <text:p>#N/A</text:p>
          </table:table-cell>
          <table:table-cell office:value-type="error" office:string-value="#N/A" table:formula="of:=IF([.N116]=&quot;&quot;;NA();[.N1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17]=&quot;&quot;;NA();[.L117])" table:style-name="ce2">
            <text:p>#N/A</text:p>
          </table:table-cell>
          <table:table-cell office:value-type="error" office:string-value="#N/A" table:formula="of:=IF([.M117]=&quot;&quot;;NA();[.M117])" table:style-name="ce1">
            <text:p>#N/A</text:p>
          </table:table-cell>
          <table:table-cell office:value-type="error" office:string-value="#N/A" table:formula="of:=IF([.N117]=&quot;&quot;;NA();[.N11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18]=&quot;&quot;;NA();[.L118])" table:style-name="ce2">
            <text:p>#N/A</text:p>
          </table:table-cell>
          <table:table-cell office:value-type="error" office:string-value="#N/A" table:formula="of:=IF([.M118]=&quot;&quot;;NA();[.M118])" table:style-name="ce1">
            <text:p>#N/A</text:p>
          </table:table-cell>
          <table:table-cell office:value-type="error" office:string-value="#N/A" table:formula="of:=IF([.N118]=&quot;&quot;;NA();[.N1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19]=&quot;&quot;;NA();[.L119])" table:style-name="ce2">
            <text:p>#N/A</text:p>
          </table:table-cell>
          <table:table-cell office:value-type="error" office:string-value="#N/A" table:formula="of:=IF([.M119]=&quot;&quot;;NA();[.M119])" table:style-name="ce1">
            <text:p>#N/A</text:p>
          </table:table-cell>
          <table:table-cell office:value-type="error" office:string-value="#N/A" table:formula="of:=IF([.N119]=&quot;&quot;;NA();[.N1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0]=2030;[.F12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0]=&quot;&quot;;NA();[.L120])" table:style-name="ce2">
            <text:p>#N/A</text:p>
          </table:table-cell>
          <table:table-cell office:value-type="error" office:string-value="#N/A" table:formula="of:=IF([.M120]=&quot;&quot;;NA();[.M120])" table:style-name="ce1">
            <text:p>#N/A</text:p>
          </table:table-cell>
          <table:table-cell office:value-type="error" office:string-value="#N/A" table:formula="of:=IF([.N120]=&quot;&quot;;NA();[.N1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1]=2030;[.F12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1]=2030;[.S121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2]=2030;[.F12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2]=2030;[.S122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3]=2030;[.F12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3]=2030;[.S123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4]=2030;[.F12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4]=2030;[.S124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5]=2030;[.F125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5]=2030;[.S125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6]=2030;[.F126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6]=2030;[.S126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7]=2030;[.F127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7]=2030;[.S127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8]=2030;[.F128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8]=2030;[.S128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29]=2030;[.F129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9]=2030;[.S129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30]=2030;[.F130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0]=2030;[.S130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31]=2030;[.F13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1]=2030;[.S131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32]=2030;[.F13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2]=2030;[.S132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33]=2030;[.F13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3]=2030;[.S133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3"/>
          <table:table-cell office:value-type="string" office:string-value="" table:formula="of:=IF([.G134]=2030;[.F13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4]=2030;[.S134];&quot;&quot;)" table:style-name="ce1"/>
          <table:table-cell table:number-columns-repeated="16355"/>
        </table:table-row>
        <table:table-row table:number-rows-repeated="1048442" table:style-name="ro1">
          <table:table-cell table:number-columns-repeated="6"/>
          <table:table-cell table:style-name="ce42"/>
          <table:table-cell/>
          <table:table-cell table:style-name="ce44"/>
          <table:table-cell table:number-columns-repeated="16375"/>
        </table:table-row>
      </table:table>
      <table:table table:name="PV" table:style-name="ta1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4" table:default-cell-style-name="ce3"/>
        <table:table-column table:style-name="co4" table:default-cell-style-name="ce1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2"/>
        <table:table-column table:style-name="co6" table:default-cell-style-name="ce1"/>
        <table:table-column table:style-name="co7" table:default-cell-style-name="ce3"/>
        <table:table-column table:style-name="co4" table:number-columns-repeated="13" table:default-cell-style-name="ce1"/>
        <table:table-column table:style-name="co4" table:default-cell-style-name="ce2"/>
        <table:table-column table:style-name="co8" table:default-cell-style-name="ce1"/>
        <table:table-column table:style-name="co9" table:default-cell-style-name="ce3"/>
        <table:table-column table:style-name="co4" table:number-columns-repeated="16354" table:default-cell-style-name="ce1"/>
        <table:table-row table:style-name="ro1">
          <table:table-cell office:value-type="string" table:style-name="ce5">
            <text:p>Study</text:p>
          </table:table-cell>
          <table:table-cell office:value-type="string" table:style-name="ce5">
            <text:p>Ref</text:p>
          </table:table-cell>
          <table:table-cell office:value-type="string" table:style-name="ce5">
            <text:p>Price</text:p>
          </table:table-cell>
          <table:table-cell office:value-type="string" table:style-name="ce5">
            <text:p>Prop</text:p>
          </table:table-cell>
          <table:table-cell office:value-type="string" table:style-name="ce5">
            <text:p>range</text:p>
          </table:table-cell>
          <table:table-cell office:value-type="string" table:style-name="ce6">
            <text:p>Price [€/kWh]</text:p>
          </table:table-cell>
          <table:table-cell office:value-type="string" table:style-name="ce45">
            <text:p>Year</text:p>
          </table:table-cell>
          <table:table-cell table:style-name="ce5"/>
          <table:table-cell office:value-type="string" table:style-name="ce48">
            <text:p>Consider</text:p>
          </table:table-cell>
          <table:table-cell office:value-type="string" table:style-name="ce5">
            <text:p>Price [€/kWh]</text:p>
          </table:table-cell>
          <table:table-cell table:style-name="ce8"/>
          <table:table-cell office:value-type="string" table:style-name="ce12">
            <text:p>Today</text:p>
          </table:table-cell>
          <table:table-cell office:value-type="string" table:style-name="ce13">
            <text:p>year 2030</text:p>
          </table:table-cell>
          <table:table-cell office:value-type="string" table:style-name="ce27">
            <text:p>year 2050</text:p>
          </table:table-cell>
          <table:table-cell table:number-columns-repeated="13" table:style-name="ce5"/>
          <table:table-cell office:value-type="string" table:style-name="ce9">
            <text:p>Today</text:p>
          </table:table-cell>
          <table:table-cell office:value-type="string" table:style-name="ce10">
            <text:p>year 2030</text:p>
          </table:table-cell>
          <table:table-cell office:value-type="string" table:style-name="ce11">
            <text:p>year 2050</text:p>
          </table:table-cell>
          <table:table-cell table:number-columns-repeated="16354" table:style-name="ce5"/>
        </table:table-row>
        <table:table-row table:style-name="ro2">
          <table:table-cell office:value-type="string" table:style-name="ce1">
            <text:p>Ozden (2017)</text:p>
          </table:table-cell>
          <table:table-cell office:value-type="string" table:style-name="ce1">
            <text:p>[21]</text:p>
          </table:table-cell>
          <table:table-cell office:value-type="string" table:style-name="ce1">
            <text:p>1600-5000 $/kW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600" table:style-name="ce1">
            <text:p>1600</text:p>
          </table:table-cell>
          <table:table-cell office:value-type="float" office:value="2017" table:style-name="ce47">
            <text:p>2017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1600" table:formula="of:=IF([.I2]=&quot;yes&quot;;[.F2];&quot;&quot;)" table:style-name="ce3">
            <text:p>1600</text:p>
          </table:table-cell>
          <table:table-cell table:style-name="ce2"/>
          <table:table-cell office:value-type="float" office:value="1600" table:formula="of:=IF([.G2]&lt;2025;[.J2];&quot;&quot;)" table:style-name="ce2">
            <text:p>1600</text:p>
          </table:table-cell>
          <table:table-cell office:value-type="string" office:string-value="" table:formula="of:=IF([.G2]=2030;[.J2];&quot;&quot;)" table:style-name="ce1"/>
          <table:table-cell office:value-type="string" office:string-value="" table:formula="of:=IF([.G2]&gt;2039;[.J2];&quot;&quot;)" table:style-name="ce3"/>
          <table:table-cell table:style-name="ce1">
            <draw:frame draw:z-index="2" draw:id="id8" draw:style-name="a56" draw:name="Chart 2" svg:x="0.18546in" svg:y="0.19792in" svg:width="4.44996in" svg:height="2.9733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float" office:value="1600" table:formula="of:=IF([.L2]=&quot;&quot;;NA();[.L2])" table:style-name="ce2">
            <text:p>1600</text:p>
          </table:table-cell>
          <table:table-cell office:value-type="error" office:string-value="#N/A" table:formula="of:=IF([.M2]=&quot;&quot;;NA();[.M2])" table:style-name="ce1">
            <text:p>#N/A</text:p>
          </table:table-cell>
          <table:table-cell office:value-type="error" office:string-value="#N/A" table:formula="of:=IF([.N2]=&quot;&quot;;NA();[.N2])" table:style-name="ce3">
            <text:p>#N/A</text:p>
          </table:table-cell>
          <table:table-cell table:number-columns-repeated="16354"/>
        </table:table-row>
        <table:table-row table:style-name="ro3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5000" table:style-name="ce1">
            <text:p>5000</text:p>
          </table:table-cell>
          <table:table-cell office:value-type="float" office:value="2017" table:style-name="ce47">
            <text:p>2017</text:p>
          </table:table-cell>
          <table:table-cell table:style-name="ce1"/>
          <table:table-cell office:value-type="string" table:style-name="ce49">
            <text:p>no</text:p>
          </table:table-cell>
          <table:table-cell office:value-type="string" office:string-value="" table:formula="of:=IF([.I3]=&quot;yes&quot;;[.F3];&quot;&quot;)" table:style-name="ce3"/>
          <table:table-cell table:style-name="ce2"/>
          <table:table-cell office:value-type="string" office:string-value="" table:formula="of:=IF([.G3]&lt;2025;[.J3];&quot;&quot;)" table:style-name="ce2"/>
          <table:table-cell office:value-type="string" office:string-value="" table:formula="of:=IF([.G3]=2030;[.J3];&quot;&quot;)" table:style-name="ce1"/>
          <table:table-cell office:value-type="string" office:string-value="" table:formula="of:=IF([.G3]&gt;2039;[.J3];&quot;&quot;)" table:style-name="ce3"/>
          <table:table-cell table:number-columns-repeated="7" table:style-name="ce1"/>
          <table:table-cell office:value-type="string" table:style-name="ce16">
            <text:p>year</text:p>
          </table:table-cell>
          <table:table-cell office:value-type="string" table:style-name="ce17">
            <text:p>avg</text:p>
          </table:table-cell>
          <table:table-cell office:value-type="string" table:style-name="ce18">
            <text:p>min</text:p>
          </table:table-cell>
          <table:table-cell office:value-type="string" table:style-name="ce19">
            <text:p>max</text:p>
          </table:table-cell>
          <table:table-cell table:number-columns-repeated="2" table:style-name="ce1"/>
          <table:table-cell office:value-type="error" office:string-value="#N/A" table:formula="of:=IF([.L3]=&quot;&quot;;NA();[.L3])" table:style-name="ce2">
            <text:p>#N/A</text:p>
          </table:table-cell>
          <table:table-cell office:value-type="error" office:string-value="#N/A" table:formula="of:=IF([.M3]=&quot;&quot;;NA();[.M3])" table:style-name="ce1">
            <text:p>#N/A</text:p>
          </table:table-cell>
          <table:table-cell office:value-type="error" office:string-value="#N/A" table:formula="of:=IF([.N3]=&quot;&quot;;NA();[.N3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ens (2022)</text:p>
          </table:table-cell>
          <table:table-cell office:value-type="string" table:style-name="ce1">
            <text:p>[33]</text:p>
          </table:table-cell>
          <table:table-cell office:value-type="string" table:style-name="ce1">
            <text:p>628 €/kW</text:p>
          </table:table-cell>
          <table:table-cell table:number-columns-repeated="2" table:style-name="ce1"/>
          <table:table-cell office:value-type="float" office:value="628" table:style-name="ce1">
            <text:p>628</text:p>
          </table:table-cell>
          <table:table-cell office:value-type="float" office:value="2020" table:style-name="ce47">
            <text:p>2020</text:p>
          </table:table-cell>
          <table:table-cell table:style-name="ce1"/>
          <table:table-cell office:value-type="string" table:style-name="ce49">
            <text:p>no</text:p>
          </table:table-cell>
          <table:table-cell office:value-type="string" office:string-value="" table:formula="of:=IF([.I4]=&quot;yes&quot;;[.F4];&quot;&quot;)" table:style-name="ce3"/>
          <table:table-cell table:style-name="ce2"/>
          <table:table-cell office:value-type="string" office:string-value="" table:formula="of:=IF([.G4]&lt;2025;[.J4];&quot;&quot;)" table:style-name="ce2"/>
          <table:table-cell office:value-type="string" office:string-value="" table:formula="of:=IF([.G4]=2030;[.J4];&quot;&quot;)" table:style-name="ce1"/>
          <table:table-cell office:value-type="string" office:string-value="" table:formula="of:=IF([.G4]&gt;2039;[.J4];&quot;&quot;)" table:style-name="ce3"/>
          <table:table-cell table:number-columns-repeated="7" table:style-name="ce1"/>
          <table:table-cell office:value-type="float" office:value="2020" table:style-name="ce20">
            <text:p>2020</text:p>
          </table:table-cell>
          <table:table-cell office:value-type="float" office:value="1079.875" table:formula="of:=AVERAGE([.L:.L])" table:style-name="ce15">
            <text:p>1080</text:p>
          </table:table-cell>
          <table:table-cell office:value-type="float" office:value="677" table:formula="of:=MIN([.L:.L])" table:style-name="ce14">
            <text:p>677</text:p>
          </table:table-cell>
          <table:table-cell office:value-type="float" office:value="1600" table:formula="of:=MAX([.L:.L])" table:style-name="ce21">
            <text:p>1600</text:p>
          </table:table-cell>
          <table:table-cell table:number-columns-repeated="2" table:style-name="ce1"/>
          <table:table-cell office:value-type="error" office:string-value="#N/A" table:formula="of:=IF([.L4]=&quot;&quot;;NA();[.L4])" table:style-name="ce2">
            <text:p>#N/A</text:p>
          </table:table-cell>
          <table:table-cell office:value-type="error" office:string-value="#N/A" table:formula="of:=IF([.M4]=&quot;&quot;;NA();[.M4])" table:style-name="ce1">
            <text:p>#N/A</text:p>
          </table:table-cell>
          <table:table-cell office:value-type="error" office:string-value="#N/A" table:formula="of:=IF([.N4]=&quot;&quot;;NA();[.N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250 – 430 €/kW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250" table:style-name="ce1">
            <text:p>250</text:p>
          </table:table-cell>
          <table:table-cell office:value-type="float" office:value="2030" table:style-name="ce47">
            <text:p>2030</text:p>
          </table:table-cell>
          <table:table-cell table:style-name="ce1"/>
          <table:table-cell office:value-type="string" table:style-name="ce49">
            <text:p>no</text:p>
          </table:table-cell>
          <table:table-cell office:value-type="string" office:string-value="" table:formula="of:=IF([.I5]=&quot;yes&quot;;[.F5];&quot;&quot;)" table:style-name="ce3"/>
          <table:table-cell table:style-name="ce2"/>
          <table:table-cell office:value-type="string" office:string-value="" table:formula="of:=IF([.G5]&lt;2025;[.J5];&quot;&quot;)" table:style-name="ce2"/>
          <table:table-cell office:value-type="string" office:string-value="" table:formula="of:=IF([.G5]=2030;[.J5];&quot;&quot;)" table:style-name="ce1"/>
          <table:table-cell office:value-type="string" office:string-value="" table:formula="of:=IF([.G5]&gt;2039;[.J5];&quot;&quot;)" table:style-name="ce3"/>
          <table:table-cell table:number-columns-repeated="7" table:style-name="ce1"/>
          <table:table-cell office:value-type="float" office:value="2030" table:style-name="ce22">
            <text:p>2030</text:p>
          </table:table-cell>
          <table:table-cell office:value-type="float" office:value="587" table:formula="of:=AVERAGE([.M:.M])" table:style-name="ce15">
            <text:p>587</text:p>
          </table:table-cell>
          <table:table-cell office:value-type="float" office:value="340" table:formula="of:=MIN([.M:.M])" table:style-name="ce14">
            <text:p>340</text:p>
          </table:table-cell>
          <table:table-cell office:value-type="float" office:value="834" table:formula="of:=MAX([.M:.M])" table:style-name="ce21">
            <text:p>834</text:p>
          </table:table-cell>
          <table:table-cell table:number-columns-repeated="2" table:style-name="ce1"/>
          <table:table-cell office:value-type="error" office:string-value="#N/A" table:formula="of:=IF([.L5]=&quot;&quot;;NA();[.L5])" table:style-name="ce2">
            <text:p>#N/A</text:p>
          </table:table-cell>
          <table:table-cell office:value-type="error" office:string-value="#N/A" table:formula="of:=IF([.M5]=&quot;&quot;;NA();[.M5])" table:style-name="ce1">
            <text:p>#N/A</text:p>
          </table:table-cell>
          <table:table-cell office:value-type="error" office:string-value="#N/A" table:formula="of:=IF([.N5]=&quot;&quot;;NA();[.N5])" table:style-name="ce3">
            <text:p>#N/A</text:p>
          </table:table-cell>
          <table:table-cell table:number-columns-repeated="16354"/>
        </table:table-row>
        <table:table-row table:style-name="ro2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430" table:style-name="ce1">
            <text:p>430</text:p>
          </table:table-cell>
          <table:table-cell office:value-type="float" office:value="2030" table:style-name="ce47">
            <text:p>2030</text:p>
          </table:table-cell>
          <table:table-cell table:style-name="ce1"/>
          <table:table-cell office:value-type="string" table:style-name="ce49">
            <text:p>no</text:p>
          </table:table-cell>
          <table:table-cell office:value-type="string" office:string-value="" table:formula="of:=IF([.I6]=&quot;yes&quot;;[.F6];&quot;&quot;)" table:style-name="ce3"/>
          <table:table-cell table:style-name="ce2"/>
          <table:table-cell office:value-type="string" office:string-value="" table:formula="of:=IF([.G6]&lt;2025;[.J6];&quot;&quot;)" table:style-name="ce2"/>
          <table:table-cell office:value-type="string" office:string-value="" table:formula="of:=IF([.G6]=2030;[.J6];&quot;&quot;)" table:style-name="ce1"/>
          <table:table-cell office:value-type="string" office:string-value="" table:formula="of:=IF([.G6]&gt;2039;[.J6];&quot;&quot;)" table:style-name="ce3"/>
          <table:table-cell table:number-columns-repeated="7" table:style-name="ce1"/>
          <table:table-cell office:value-type="float" office:value="2050" table:style-name="ce23">
            <text:p>2050</text:p>
          </table:table-cell>
          <table:table-cell office:value-type="float" office:value="323" table:formula="of:=AVERAGE([.N:.N])" table:style-name="ce24">
            <text:p>323</text:p>
          </table:table-cell>
          <table:table-cell office:value-type="float" office:value="165" table:formula="of:=MIN([.N:.N])" table:style-name="ce25">
            <text:p>165</text:p>
          </table:table-cell>
          <table:table-cell office:value-type="float" office:value="481" table:formula="of:=MAX([.N:.N])" table:style-name="ce26">
            <text:p>481</text:p>
          </table:table-cell>
          <table:table-cell table:number-columns-repeated="2" table:style-name="ce1"/>
          <table:table-cell office:value-type="error" office:string-value="#N/A" table:formula="of:=IF([.L6]=&quot;&quot;;NA();[.L6])" table:style-name="ce2">
            <text:p>#N/A</text:p>
          </table:table-cell>
          <table:table-cell office:value-type="error" office:string-value="#N/A" table:formula="of:=IF([.M6]=&quot;&quot;;NA();[.M6])" table:style-name="ce1">
            <text:p>#N/A</text:p>
          </table:table-cell>
          <table:table-cell office:value-type="error" office:string-value="#N/A" table:formula="of:=IF([.N6]=&quot;&quot;;NA();[.N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70 – 330 €/kW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70" table:style-name="ce1">
            <text:p>170</text:p>
          </table:table-cell>
          <table:table-cell office:value-type="float" office:value="2050" table:style-name="ce47">
            <text:p>2050</text:p>
          </table:table-cell>
          <table:table-cell table:style-name="ce1"/>
          <table:table-cell office:value-type="string" table:style-name="ce49">
            <text:p>no</text:p>
          </table:table-cell>
          <table:table-cell office:value-type="string" office:string-value="" table:formula="of:=IF([.I7]=&quot;yes&quot;;[.F7];&quot;&quot;)" table:style-name="ce3"/>
          <table:table-cell table:style-name="ce2"/>
          <table:table-cell office:value-type="string" office:string-value="" table:formula="of:=IF([.G7]&lt;2025;[.J7];&quot;&quot;)" table:style-name="ce2"/>
          <table:table-cell office:value-type="string" office:string-value="" table:formula="of:=IF([.G7]=2030;[.J7];&quot;&quot;)" table:style-name="ce1"/>
          <table:table-cell office:value-type="string" office:string-value="" table:formula="of:=IF([.G7]&gt;2039;[.J7];&quot;&quot;)" table:style-name="ce3"/>
          <table:table-cell table:number-columns-repeated="13" table:style-name="ce1"/>
          <table:table-cell office:value-type="error" office:string-value="#N/A" table:formula="of:=IF([.L7]=&quot;&quot;;NA();[.L7])" table:style-name="ce2">
            <text:p>#N/A</text:p>
          </table:table-cell>
          <table:table-cell office:value-type="error" office:string-value="#N/A" table:formula="of:=IF([.M7]=&quot;&quot;;NA();[.M7])" table:style-name="ce1">
            <text:p>#N/A</text:p>
          </table:table-cell>
          <table:table-cell office:value-type="error" office:string-value="#N/A" table:formula="of:=IF([.N7]=&quot;&quot;;NA();[.N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330" table:style-name="ce1">
            <text:p>330</text:p>
          </table:table-cell>
          <table:table-cell office:value-type="float" office:value="2050" table:style-name="ce47">
            <text:p>2050</text:p>
          </table:table-cell>
          <table:table-cell table:style-name="ce1"/>
          <table:table-cell office:value-type="string" table:style-name="ce49">
            <text:p>no</text:p>
          </table:table-cell>
          <table:table-cell office:value-type="string" office:string-value="" table:formula="of:=IF([.I8]=&quot;yes&quot;;[.F8];&quot;&quot;)" table:style-name="ce3"/>
          <table:table-cell table:style-name="ce2"/>
          <table:table-cell office:value-type="string" office:string-value="" table:formula="of:=IF([.G8]&lt;2025;[.J8];&quot;&quot;)" table:style-name="ce2"/>
          <table:table-cell office:value-type="string" office:string-value="" table:formula="of:=IF([.G8]=2030;[.J8];&quot;&quot;)" table:style-name="ce1"/>
          <table:table-cell office:value-type="string" office:string-value="" table:formula="of:=IF([.G8]&gt;2039;[.J8];&quot;&quot;)" table:style-name="ce3"/>
          <table:table-cell table:number-columns-repeated="13" table:style-name="ce1"/>
          <table:table-cell office:value-type="error" office:string-value="#N/A" table:formula="of:=IF([.L8]=&quot;&quot;;NA();[.L8])" table:style-name="ce2">
            <text:p>#N/A</text:p>
          </table:table-cell>
          <table:table-cell office:value-type="error" office:string-value="#N/A" table:formula="of:=IF([.M8]=&quot;&quot;;NA();[.M8])" table:style-name="ce1">
            <text:p>#N/A</text:p>
          </table:table-cell>
          <table:table-cell office:value-type="error" office:string-value="#N/A" table:formula="of:=IF([.N8]=&quot;&quot;;NA();[.N8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ENA (2019)</text:p>
          </table:table-cell>
          <table:table-cell office:value-type="string" table:style-name="ce1">
            <text:p>[34]</text:p>
          </table:table-cell>
          <table:table-cell office:value-type="string" table:style-name="ce1">
            <text:p>1210 USD/kW</text:p>
          </table:table-cell>
          <table:table-cell table:number-columns-repeated="2" table:style-name="ce1"/>
          <table:table-cell office:value-type="float" office:value="1210" table:style-name="ce1">
            <text:p>1210</text:p>
          </table:table-cell>
          <table:table-cell office:value-type="float" office:value="2018" table:style-name="ce47">
            <text:p>2018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1210" table:formula="of:=IF([.I9]=&quot;yes&quot;;[.F9];&quot;&quot;)" table:style-name="ce3">
            <text:p>1210</text:p>
          </table:table-cell>
          <table:table-cell table:style-name="ce2"/>
          <table:table-cell office:value-type="float" office:value="1210" table:formula="of:=IF([.G9]&lt;2025;[.J9];&quot;&quot;)" table:style-name="ce2">
            <text:p>1210</text:p>
          </table:table-cell>
          <table:table-cell office:value-type="string" office:string-value="" table:formula="of:=IF([.G9]=2030;[.J9];&quot;&quot;)" table:style-name="ce1"/>
          <table:table-cell office:value-type="string" office:string-value="" table:formula="of:=IF([.G9]&gt;2039;[.J9];&quot;&quot;)" table:style-name="ce3"/>
          <table:table-cell table:number-columns-repeated="13" table:style-name="ce1"/>
          <table:table-cell office:value-type="float" office:value="1210" table:formula="of:=IF([.L9]=&quot;&quot;;NA();[.L9])" table:style-name="ce2">
            <text:p>1210</text:p>
          </table:table-cell>
          <table:table-cell office:value-type="error" office:string-value="#N/A" table:formula="of:=IF([.M9]=&quot;&quot;;NA();[.M9])" table:style-name="ce1">
            <text:p>#N/A</text:p>
          </table:table-cell>
          <table:table-cell office:value-type="error" office:string-value="#N/A" table:formula="of:=IF([.N9]=&quot;&quot;;NA();[.N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340 – 834 USD/kW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340" table:style-name="ce1">
            <text:p>340</text:p>
          </table:table-cell>
          <table:table-cell office:value-type="float" office:value="2030" table:style-name="ce47">
            <text:p>2030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340" table:formula="of:=IF([.I10]=&quot;yes&quot;;[.F10];&quot;&quot;)" table:style-name="ce3">
            <text:p>340</text:p>
          </table:table-cell>
          <table:table-cell table:style-name="ce2"/>
          <table:table-cell office:value-type="string" office:string-value="" table:formula="of:=IF([.G10]&lt;2025;[.J10];&quot;&quot;)" table:style-name="ce2"/>
          <table:table-cell office:value-type="float" office:value="340" table:formula="of:=IF([.G10]=2030;[.J10];&quot;&quot;)" table:style-name="ce1">
            <text:p>340</text:p>
          </table:table-cell>
          <table:table-cell office:value-type="string" office:string-value="" table:formula="of:=IF([.G10]&gt;2039;[.J10];&quot;&quot;)" table:style-name="ce3"/>
          <table:table-cell table:number-columns-repeated="13" table:style-name="ce1"/>
          <table:table-cell office:value-type="error" office:string-value="#N/A" table:formula="of:=IF([.L10]=&quot;&quot;;NA();[.L10])" table:style-name="ce2">
            <text:p>#N/A</text:p>
          </table:table-cell>
          <table:table-cell office:value-type="float" office:value="340" table:formula="of:=IF([.M10]=&quot;&quot;;NA();[.M10])" table:style-name="ce1">
            <text:p>340</text:p>
          </table:table-cell>
          <table:table-cell office:value-type="error" office:string-value="#N/A" table:formula="of:=IF([.N10]=&quot;&quot;;NA();[.N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834" table:style-name="ce1">
            <text:p>834</text:p>
          </table:table-cell>
          <table:table-cell office:value-type="float" office:value="2030" table:style-name="ce47">
            <text:p>2030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834" table:formula="of:=IF([.I11]=&quot;yes&quot;;[.F11];&quot;&quot;)" table:style-name="ce3">
            <text:p>834</text:p>
          </table:table-cell>
          <table:table-cell table:style-name="ce2"/>
          <table:table-cell office:value-type="string" office:string-value="" table:formula="of:=IF([.G11]&lt;2025;[.J11];&quot;&quot;)" table:style-name="ce2"/>
          <table:table-cell office:value-type="float" office:value="834" table:formula="of:=IF([.G11]=2030;[.J11];&quot;&quot;)" table:style-name="ce1">
            <text:p>834</text:p>
          </table:table-cell>
          <table:table-cell office:value-type="string" office:string-value="" table:formula="of:=IF([.G11]&gt;2039;[.J11];&quot;&quot;)" table:style-name="ce3"/>
          <table:table-cell table:number-columns-repeated="13" table:style-name="ce1"/>
          <table:table-cell office:value-type="error" office:string-value="#N/A" table:formula="of:=IF([.L11]=&quot;&quot;;NA();[.L11])" table:style-name="ce2">
            <text:p>#N/A</text:p>
          </table:table-cell>
          <table:table-cell office:value-type="float" office:value="834" table:formula="of:=IF([.M11]=&quot;&quot;;NA();[.M11])" table:style-name="ce1">
            <text:p>834</text:p>
          </table:table-cell>
          <table:table-cell office:value-type="error" office:string-value="#N/A" table:formula="of:=IF([.N11]=&quot;&quot;;NA();[.N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65 – 481 USD/kW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165" table:style-name="ce1">
            <text:p>165</text:p>
          </table:table-cell>
          <table:table-cell office:value-type="float" office:value="2050" table:style-name="ce47">
            <text:p>2050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165" table:formula="of:=IF([.I12]=&quot;yes&quot;;[.F12];&quot;&quot;)" table:style-name="ce3">
            <text:p>165</text:p>
          </table:table-cell>
          <table:table-cell table:style-name="ce2"/>
          <table:table-cell office:value-type="string" office:string-value="" table:formula="of:=IF([.G12]&lt;2025;[.J12];&quot;&quot;)" table:style-name="ce2"/>
          <table:table-cell office:value-type="string" office:string-value="" table:formula="of:=IF([.G12]=2030;[.J12];&quot;&quot;)" table:style-name="ce1"/>
          <table:table-cell office:value-type="float" office:value="165" table:formula="of:=IF([.G12]&gt;2039;[.J12];&quot;&quot;)" table:style-name="ce3">
            <text:p>165</text:p>
          </table:table-cell>
          <table:table-cell table:number-columns-repeated="13" table:style-name="ce1"/>
          <table:table-cell office:value-type="error" office:string-value="#N/A" table:formula="of:=IF([.L12]=&quot;&quot;;NA();[.L12])" table:style-name="ce2">
            <text:p>#N/A</text:p>
          </table:table-cell>
          <table:table-cell office:value-type="error" office:string-value="#N/A" table:formula="of:=IF([.M12]=&quot;&quot;;NA();[.M12])" table:style-name="ce1">
            <text:p>#N/A</text:p>
          </table:table-cell>
          <table:table-cell office:value-type="float" office:value="165" table:formula="of:=IF([.N12]=&quot;&quot;;NA();[.N12])" table:style-name="ce3">
            <text:p>165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481" table:style-name="ce1">
            <text:p>481</text:p>
          </table:table-cell>
          <table:table-cell office:value-type="float" office:value="2050" table:style-name="ce47">
            <text:p>2050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481" table:formula="of:=IF([.I13]=&quot;yes&quot;;[.F13];&quot;&quot;)" table:style-name="ce3">
            <text:p>481</text:p>
          </table:table-cell>
          <table:table-cell table:style-name="ce2"/>
          <table:table-cell office:value-type="string" office:string-value="" table:formula="of:=IF([.G13]&lt;2025;[.J13];&quot;&quot;)" table:style-name="ce2"/>
          <table:table-cell office:value-type="string" office:string-value="" table:formula="of:=IF([.G13]=2030;[.J13];&quot;&quot;)" table:style-name="ce1"/>
          <table:table-cell office:value-type="float" office:value="481" table:formula="of:=IF([.G13]&gt;2039;[.J13];&quot;&quot;)" table:style-name="ce3">
            <text:p>481</text:p>
          </table:table-cell>
          <table:table-cell table:number-columns-repeated="13" table:style-name="ce1"/>
          <table:table-cell office:value-type="error" office:string-value="#N/A" table:formula="of:=IF([.L13]=&quot;&quot;;NA();[.L13])" table:style-name="ce2">
            <text:p>#N/A</text:p>
          </table:table-cell>
          <table:table-cell office:value-type="error" office:string-value="#N/A" table:formula="of:=IF([.M13]=&quot;&quot;;NA();[.M13])" table:style-name="ce1">
            <text:p>#N/A</text:p>
          </table:table-cell>
          <table:table-cell office:value-type="float" office:value="481" table:formula="of:=IF([.N13]=&quot;&quot;;NA();[.N13])" table:style-name="ce3">
            <text:p>48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EA (2020)</text:p>
          </table:table-cell>
          <table:table-cell office:value-type="string" table:style-name="ce1">
            <text:p>[35]</text:p>
          </table:table-cell>
          <table:table-cell office:value-type="string" table:style-name="ce1">
            <text:p>667 – 1321 USD/kW</text:p>
          </table:table-cell>
          <table:table-cell office:value-type="string" table:style-name="ce1">
            <text:p>Emerging c</text:p>
          </table:table-cell>
          <table:table-cell office:value-type="string" table:style-name="ce1">
            <text:p>Avg</text:p>
          </table:table-cell>
          <table:table-cell office:value-type="float" office:value="1055" table:style-name="ce1">
            <text:p>1055</text:p>
          </table:table-cell>
          <table:table-cell office:value-type="float" office:value="2019" table:style-name="ce47">
            <text:p>2019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1055" table:formula="of:=IF([.I14]=&quot;yes&quot;;[.F14];&quot;&quot;)" table:style-name="ce3">
            <text:p>1055</text:p>
          </table:table-cell>
          <table:table-cell table:style-name="ce2"/>
          <table:table-cell office:value-type="float" office:value="1055" table:formula="of:=IF([.G14]&lt;2025;[.J14];&quot;&quot;)" table:style-name="ce2">
            <text:p>1055</text:p>
          </table:table-cell>
          <table:table-cell office:value-type="string" office:string-value="" table:formula="of:=IF([.G14]=2030;[.J14];&quot;&quot;)" table:style-name="ce1"/>
          <table:table-cell office:value-type="string" office:string-value="" table:formula="of:=IF([.G14]&gt;2039;[.J14];&quot;&quot;)" table:style-name="ce3"/>
          <table:table-cell table:number-columns-repeated="13" table:style-name="ce1"/>
          <table:table-cell office:value-type="float" office:value="1055" table:formula="of:=IF([.L14]=&quot;&quot;;NA();[.L14])" table:style-name="ce2">
            <text:p>1055</text:p>
          </table:table-cell>
          <table:table-cell office:value-type="error" office:string-value="#N/A" table:formula="of:=IF([.M14]=&quot;&quot;;NA();[.M14])" table:style-name="ce1">
            <text:p>#N/A</text:p>
          </table:table-cell>
          <table:table-cell office:value-type="error" office:string-value="#N/A" table:formula="of:=IF([.N14]=&quot;&quot;;NA();[.N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Emerging c</text:p>
          </table:table-cell>
          <table:table-cell office:value-type="string" table:style-name="ce1">
            <text:p>Min</text:p>
          </table:table-cell>
          <table:table-cell office:value-type="float" office:value="677" table:style-name="ce1">
            <text:p>677</text:p>
          </table:table-cell>
          <table:table-cell office:value-type="float" office:value="2019" table:style-name="ce47">
            <text:p>2019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677" table:formula="of:=IF([.I15]=&quot;yes&quot;;[.F15];&quot;&quot;)" table:style-name="ce3">
            <text:p>677</text:p>
          </table:table-cell>
          <table:table-cell table:style-name="ce2"/>
          <table:table-cell office:value-type="float" office:value="677" table:formula="of:=IF([.G15]&lt;2025;[.J15];&quot;&quot;)" table:style-name="ce2">
            <text:p>677</text:p>
          </table:table-cell>
          <table:table-cell office:value-type="string" office:string-value="" table:formula="of:=IF([.G15]=2030;[.J15];&quot;&quot;)" table:style-name="ce1"/>
          <table:table-cell office:value-type="string" office:string-value="" table:formula="of:=IF([.G15]&gt;2039;[.J15];&quot;&quot;)" table:style-name="ce3"/>
          <table:table-cell table:number-columns-repeated="13" table:style-name="ce1"/>
          <table:table-cell office:value-type="float" office:value="677" table:formula="of:=IF([.L15]=&quot;&quot;;NA();[.L15])" table:style-name="ce2">
            <text:p>677</text:p>
          </table:table-cell>
          <table:table-cell office:value-type="error" office:string-value="#N/A" table:formula="of:=IF([.M15]=&quot;&quot;;NA();[.M15])" table:style-name="ce1">
            <text:p>#N/A</text:p>
          </table:table-cell>
          <table:table-cell office:value-type="error" office:string-value="#N/A" table:formula="of:=IF([.N15]=&quot;&quot;;NA();[.N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Emerging c</text:p>
          </table:table-cell>
          <table:table-cell office:value-type="string" table:style-name="ce1">
            <text:p>Max</text:p>
          </table:table-cell>
          <table:table-cell office:value-type="float" office:value="1321" table:style-name="ce1">
            <text:p>1321</text:p>
          </table:table-cell>
          <table:table-cell office:value-type="float" office:value="2019" table:style-name="ce47">
            <text:p>2019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1321" table:formula="of:=IF([.I16]=&quot;yes&quot;;[.F16];&quot;&quot;)" table:style-name="ce3">
            <text:p>1321</text:p>
          </table:table-cell>
          <table:table-cell table:style-name="ce2"/>
          <table:table-cell office:value-type="float" office:value="1321" table:formula="of:=IF([.G16]&lt;2025;[.J16];&quot;&quot;)" table:style-name="ce2">
            <text:p>1321</text:p>
          </table:table-cell>
          <table:table-cell office:value-type="string" office:string-value="" table:formula="of:=IF([.G16]=2030;[.J16];&quot;&quot;)" table:style-name="ce1"/>
          <table:table-cell office:value-type="string" office:string-value="" table:formula="of:=IF([.G16]&gt;2039;[.J16];&quot;&quot;)" table:style-name="ce3"/>
          <table:table-cell table:number-columns-repeated="13" table:style-name="ce1"/>
          <table:table-cell office:value-type="float" office:value="1321" table:formula="of:=IF([.L16]=&quot;&quot;;NA();[.L16])" table:style-name="ce2">
            <text:p>1321</text:p>
          </table:table-cell>
          <table:table-cell office:value-type="error" office:string-value="#N/A" table:formula="of:=IF([.M16]=&quot;&quot;;NA();[.M16])" table:style-name="ce1">
            <text:p>#N/A</text:p>
          </table:table-cell>
          <table:table-cell office:value-type="error" office:string-value="#N/A" table:formula="of:=IF([.N16]=&quot;&quot;;NA();[.N16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tatista</text:p>
          </table:table-cell>
          <table:table-cell office:value-type="string" table:style-name="ce1">
            <text:p>[36]</text:p>
          </table:table-cell>
          <table:table-cell office:value-type="string" table:style-name="ce1">
            <text:p>876 USD/kW</text:p>
          </table:table-cell>
          <table:table-cell office:value-type="string" table:style-name="ce1">
            <text:p>Global avg</text:p>
          </table:table-cell>
          <table:table-cell table:style-name="ce1"/>
          <table:table-cell office:value-type="float" office:value="876" table:style-name="ce1">
            <text:p>876</text:p>
          </table:table-cell>
          <table:table-cell office:value-type="float" office:value="2022" table:style-name="ce47">
            <text:p>2022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876" table:formula="of:=IF([.I17]=&quot;yes&quot;;[.F17];&quot;&quot;)" table:style-name="ce3">
            <text:p>876</text:p>
          </table:table-cell>
          <table:table-cell table:style-name="ce2"/>
          <table:table-cell office:value-type="float" office:value="876" table:formula="of:=IF([.G17]&lt;2025;[.J17];&quot;&quot;)" table:style-name="ce2">
            <text:p>876</text:p>
          </table:table-cell>
          <table:table-cell office:value-type="string" office:string-value="" table:formula="of:=IF([.G17]=2030;[.J17];&quot;&quot;)" table:style-name="ce1"/>
          <table:table-cell office:value-type="string" office:string-value="" table:formula="of:=IF([.G17]&gt;2039;[.J17];&quot;&quot;)" table:style-name="ce3"/>
          <table:table-cell table:style-name="ce1"/>
          <table:table-cell table:number-columns-repeated="12" table:style-name="ce1"/>
          <table:table-cell office:value-type="float" office:value="876" table:formula="of:=IF([.L17]=&quot;&quot;;NA();[.L17])" table:style-name="ce2">
            <text:p>876</text:p>
          </table:table-cell>
          <table:table-cell office:value-type="error" office:string-value="#N/A" table:formula="of:=IF([.M17]=&quot;&quot;;NA();[.M17])" table:style-name="ce1">
            <text:p>#N/A</text:p>
          </table:table-cell>
          <table:table-cell office:value-type="error" office:string-value="#N/A" table:formula="of:=IF([.N17]=&quot;&quot;;NA();[.N1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983 USD/kW</text:p>
          </table:table-cell>
          <table:table-cell table:number-columns-repeated="2" table:style-name="ce1"/>
          <table:table-cell office:value-type="float" office:value="983" table:style-name="ce1">
            <text:p>983</text:p>
          </table:table-cell>
          <table:table-cell office:value-type="float" office:value="2021" table:style-name="ce47">
            <text:p>2021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983" table:formula="of:=IF([.I18]=&quot;yes&quot;;[.F18];&quot;&quot;)" table:style-name="ce3">
            <text:p>983</text:p>
          </table:table-cell>
          <table:table-cell table:style-name="ce2"/>
          <table:table-cell office:value-type="float" office:value="983" table:formula="of:=IF([.G18]&lt;2025;[.J18];&quot;&quot;)" table:style-name="ce2">
            <text:p>983</text:p>
          </table:table-cell>
          <table:table-cell office:value-type="string" office:string-value="" table:formula="of:=IF([.G18]=2030;[.J18];&quot;&quot;)" table:style-name="ce1"/>
          <table:table-cell office:value-type="string" office:string-value="" table:formula="of:=IF([.G18]&gt;2039;[.J18];&quot;&quot;)" table:style-name="ce3"/>
          <table:table-cell table:number-columns-repeated="13" table:style-name="ce1"/>
          <table:table-cell office:value-type="float" office:value="983" table:formula="of:=IF([.L18]=&quot;&quot;;NA();[.L18])" table:style-name="ce2">
            <text:p>983</text:p>
          </table:table-cell>
          <table:table-cell office:value-type="error" office:string-value="#N/A" table:formula="of:=IF([.M18]=&quot;&quot;;NA();[.M18])" table:style-name="ce1">
            <text:p>#N/A</text:p>
          </table:table-cell>
          <table:table-cell office:value-type="error" office:string-value="#N/A" table:formula="of:=IF([.N18]=&quot;&quot;;NA();[.N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917 USD/kW</text:p>
          </table:table-cell>
          <table:table-cell table:number-columns-repeated="2" table:style-name="ce1"/>
          <table:table-cell office:value-type="float" office:value="917" table:style-name="ce1">
            <text:p>917</text:p>
          </table:table-cell>
          <table:table-cell office:value-type="float" office:value="2020" table:style-name="ce47">
            <text:p>2020</text:p>
          </table:table-cell>
          <table:table-cell table:style-name="ce1"/>
          <table:table-cell office:value-type="string" table:style-name="ce49">
            <text:p>yes</text:p>
          </table:table-cell>
          <table:table-cell office:value-type="float" office:value="917" table:formula="of:=IF([.I19]=&quot;yes&quot;;[.F19];&quot;&quot;)" table:style-name="ce3">
            <text:p>917</text:p>
          </table:table-cell>
          <table:table-cell table:style-name="ce2"/>
          <table:table-cell office:value-type="float" office:value="917" table:formula="of:=IF([.G19]&lt;2025;[.J19];&quot;&quot;)" table:style-name="ce2">
            <text:p>917</text:p>
          </table:table-cell>
          <table:table-cell office:value-type="string" office:string-value="" table:formula="of:=IF([.G19]=2030;[.J19];&quot;&quot;)" table:style-name="ce1"/>
          <table:table-cell office:value-type="string" office:string-value="" table:formula="of:=IF([.G19]&gt;2039;[.J19];&quot;&quot;)" table:style-name="ce3"/>
          <table:table-cell table:number-columns-repeated="13" table:style-name="ce1"/>
          <table:table-cell office:value-type="float" office:value="917" table:formula="of:=IF([.L19]=&quot;&quot;;NA();[.L19])" table:style-name="ce2">
            <text:p>917</text:p>
          </table:table-cell>
          <table:table-cell office:value-type="error" office:string-value="#N/A" table:formula="of:=IF([.M19]=&quot;&quot;;NA();[.M19])" table:style-name="ce1">
            <text:p>#N/A</text:p>
          </table:table-cell>
          <table:table-cell office:value-type="error" office:string-value="#N/A" table:formula="of:=IF([.N19]=&quot;&quot;;NA();[.N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 table:style-name="ce1"/>
          <table:table-cell table:style-name="ce4"/>
          <table:table-cell table:style-name="ce47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0]=&quot;&quot;;NA();[.L20])" table:style-name="ce2">
            <text:p>#N/A</text:p>
          </table:table-cell>
          <table:table-cell office:value-type="error" office:string-value="#N/A" table:formula="of:=IF([.M20]=&quot;&quot;;NA();[.M20])" table:style-name="ce1">
            <text:p>#N/A</text:p>
          </table:table-cell>
          <table:table-cell office:value-type="error" office:string-value="#N/A" table:formula="of:=IF([.N20]=&quot;&quot;;NA();[.N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 table:style-name="ce1"/>
          <table:table-cell table:style-name="ce4"/>
          <table:table-cell table:style-name="ce47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1]=&quot;&quot;;NA();[.L21])" table:style-name="ce2">
            <text:p>#N/A</text:p>
          </table:table-cell>
          <table:table-cell office:value-type="error" office:string-value="#N/A" table:formula="of:=IF([.M21]=&quot;&quot;;NA();[.M21])" table:style-name="ce1">
            <text:p>#N/A</text:p>
          </table:table-cell>
          <table:table-cell office:value-type="error" office:string-value="#N/A" table:formula="of:=IF([.N21]=&quot;&quot;;NA();[.N2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 table:style-name="ce1"/>
          <table:table-cell table:style-name="ce4"/>
          <table:table-cell table:style-name="ce47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2]=&quot;&quot;;NA();[.L22])" table:style-name="ce2">
            <text:p>#N/A</text:p>
          </table:table-cell>
          <table:table-cell office:value-type="error" office:string-value="#N/A" table:formula="of:=IF([.M22]=&quot;&quot;;NA();[.M22])" table:style-name="ce1">
            <text:p>#N/A</text:p>
          </table:table-cell>
          <table:table-cell office:value-type="error" office:string-value="#N/A" table:formula="of:=IF([.N22]=&quot;&quot;;NA();[.N22])" table:style-name="ce3">
            <text:p>#N/A</text:p>
          </table:table-cell>
          <table:table-cell table:number-columns-repeated="16354"/>
        </table:table-row>
        <table:table-row table:style-name="ro1">
          <table:table-cell table:style-name="ce1">
            <draw:frame draw:z-index="3" draw:id="id9" draw:style-name="a69" draw:name="TextBox 3" svg:x="0.46667in" svg:y="0.10833in" svg:width="6.11667in" svg:height="1.1in">
              <draw:text-box>
                <text:p text:style-name="a59" text:class-names="" text:cond-style-name=""><text:span text:style-name="a57" text:class-names="">To use the results of this market analysis please cite</text:span><text:span text:style-name="a58" text:class-names=""/></text:p>
                <text:p text:style-name="a62" text:class-names="" text:cond-style-name=""><text:span text:style-name="a60" text:class-names="">F. Superchi, A. Bianchini, A. Moustakis, and G. Pechlivanoglou, “Towards sustainable energy independence: A case study of green hydrogen as seasonal storage integration in a small island,” Renewable Energy, vol. 245, p. 122813, Jun. 2025</text:span><text:span text:style-name="a61" text:class-names=""/></text:p>
                <text:p text:style-name="a66" text:class-names="" text:cond-style-name=""><text:span text:style-name="a63" text:class-names="">DOI:<text:s text:c="1"/></text:span><text:span text:style-name="a64" text:class-names="">10.1016/j.renene.2025.122813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4" table:style-name="ce1"/>
          <table:table-cell table:style-name="ce4"/>
          <table:table-cell table:style-name="ce47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3]=&quot;&quot;;NA();[.L23])" table:style-name="ce2">
            <text:p>#N/A</text:p>
          </table:table-cell>
          <table:table-cell office:value-type="error" office:string-value="#N/A" table:formula="of:=IF([.M23]=&quot;&quot;;NA();[.M23])" table:style-name="ce1">
            <text:p>#N/A</text:p>
          </table:table-cell>
          <table:table-cell office:value-type="error" office:string-value="#N/A" table:formula="of:=IF([.N23]=&quot;&quot;;NA();[.N2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4]&gt;2039;[.J24];&quot;&quot;)" table:style-name="ce3"/>
          <table:table-cell table:number-columns-repeated="13" table:style-name="ce1"/>
          <table:table-cell office:value-type="error" office:string-value="#N/A" table:formula="of:=IF([.L24]=&quot;&quot;;NA();[.L24])" table:style-name="ce2">
            <text:p>#N/A</text:p>
          </table:table-cell>
          <table:table-cell office:value-type="error" office:string-value="#N/A" table:formula="of:=IF([.M24]=&quot;&quot;;NA();[.M24])" table:style-name="ce1">
            <text:p>#N/A</text:p>
          </table:table-cell>
          <table:table-cell office:value-type="error" office:string-value="#N/A" table:formula="of:=IF([.N24]=&quot;&quot;;NA();[.N2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5]&gt;2039;[.J25];&quot;&quot;)" table:style-name="ce3"/>
          <table:table-cell table:number-columns-repeated="13" table:style-name="ce1"/>
          <table:table-cell office:value-type="error" office:string-value="#N/A" table:formula="of:=IF([.L25]=&quot;&quot;;NA();[.L25])" table:style-name="ce2">
            <text:p>#N/A</text:p>
          </table:table-cell>
          <table:table-cell office:value-type="error" office:string-value="#N/A" table:formula="of:=IF([.M25]=&quot;&quot;;NA();[.M25])" table:style-name="ce1">
            <text:p>#N/A</text:p>
          </table:table-cell>
          <table:table-cell office:value-type="error" office:string-value="#N/A" table:formula="of:=IF([.N25]=&quot;&quot;;NA();[.N2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6]&gt;2039;[.J26];&quot;&quot;)" table:style-name="ce3"/>
          <table:table-cell table:number-columns-repeated="13" table:style-name="ce1"/>
          <table:table-cell office:value-type="error" office:string-value="#N/A" table:formula="of:=IF([.L26]=&quot;&quot;;NA();[.L26])" table:style-name="ce2">
            <text:p>#N/A</text:p>
          </table:table-cell>
          <table:table-cell office:value-type="error" office:string-value="#N/A" table:formula="of:=IF([.M26]=&quot;&quot;;NA();[.M26])" table:style-name="ce1">
            <text:p>#N/A</text:p>
          </table:table-cell>
          <table:table-cell office:value-type="error" office:string-value="#N/A" table:formula="of:=IF([.N26]=&quot;&quot;;NA();[.N2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7]&gt;2039;[.J27];&quot;&quot;)" table:style-name="ce3"/>
          <table:table-cell table:number-columns-repeated="13" table:style-name="ce1"/>
          <table:table-cell office:value-type="error" office:string-value="#N/A" table:formula="of:=IF([.L27]=&quot;&quot;;NA();[.L27])" table:style-name="ce2">
            <text:p>#N/A</text:p>
          </table:table-cell>
          <table:table-cell office:value-type="error" office:string-value="#N/A" table:formula="of:=IF([.M27]=&quot;&quot;;NA();[.M27])" table:style-name="ce1">
            <text:p>#N/A</text:p>
          </table:table-cell>
          <table:table-cell office:value-type="error" office:string-value="#N/A" table:formula="of:=IF([.N27]=&quot;&quot;;NA();[.N2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8]&gt;2039;[.J28];&quot;&quot;)" table:style-name="ce3"/>
          <table:table-cell table:number-columns-repeated="13" table:style-name="ce1"/>
          <table:table-cell office:value-type="error" office:string-value="#N/A" table:formula="of:=IF([.L28]=&quot;&quot;;NA();[.L28])" table:style-name="ce2">
            <text:p>#N/A</text:p>
          </table:table-cell>
          <table:table-cell office:value-type="error" office:string-value="#N/A" table:formula="of:=IF([.M28]=&quot;&quot;;NA();[.M28])" table:style-name="ce1">
            <text:p>#N/A</text:p>
          </table:table-cell>
          <table:table-cell office:value-type="error" office:string-value="#N/A" table:formula="of:=IF([.N28]=&quot;&quot;;NA();[.N2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9]&gt;2039;[.J29];&quot;&quot;)" table:style-name="ce3"/>
          <table:table-cell table:number-columns-repeated="13" table:style-name="ce1"/>
          <table:table-cell office:value-type="error" office:string-value="#N/A" table:formula="of:=IF([.L29]=&quot;&quot;;NA();[.L29])" table:style-name="ce2">
            <text:p>#N/A</text:p>
          </table:table-cell>
          <table:table-cell office:value-type="error" office:string-value="#N/A" table:formula="of:=IF([.M29]=&quot;&quot;;NA();[.M29])" table:style-name="ce1">
            <text:p>#N/A</text:p>
          </table:table-cell>
          <table:table-cell office:value-type="error" office:string-value="#N/A" table:formula="of:=IF([.N29]=&quot;&quot;;NA();[.N2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0]&gt;2039;[.J30];&quot;&quot;)" table:style-name="ce3"/>
          <table:table-cell table:number-columns-repeated="13" table:style-name="ce1"/>
          <table:table-cell office:value-type="error" office:string-value="#N/A" table:formula="of:=IF([.L30]=&quot;&quot;;NA();[.L30])" table:style-name="ce2">
            <text:p>#N/A</text:p>
          </table:table-cell>
          <table:table-cell office:value-type="error" office:string-value="#N/A" table:formula="of:=IF([.M30]=&quot;&quot;;NA();[.M30])" table:style-name="ce1">
            <text:p>#N/A</text:p>
          </table:table-cell>
          <table:table-cell office:value-type="error" office:string-value="#N/A" table:formula="of:=IF([.N30]=&quot;&quot;;NA();[.N3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1]&gt;2039;[.J31];&quot;&quot;)" table:style-name="ce3"/>
          <table:table-cell table:number-columns-repeated="13" table:style-name="ce1"/>
          <table:table-cell office:value-type="error" office:string-value="#N/A" table:formula="of:=IF([.L31]=&quot;&quot;;NA();[.L31])" table:style-name="ce2">
            <text:p>#N/A</text:p>
          </table:table-cell>
          <table:table-cell office:value-type="error" office:string-value="#N/A" table:formula="of:=IF([.M31]=&quot;&quot;;NA();[.M31])" table:style-name="ce1">
            <text:p>#N/A</text:p>
          </table:table-cell>
          <table:table-cell office:value-type="error" office:string-value="#N/A" table:formula="of:=IF([.N31]=&quot;&quot;;NA();[.N3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2]&gt;2039;[.J32];&quot;&quot;)" table:style-name="ce3"/>
          <table:table-cell table:number-columns-repeated="13" table:style-name="ce1"/>
          <table:table-cell office:value-type="error" office:string-value="#N/A" table:formula="of:=IF([.L32]=&quot;&quot;;NA();[.L32])" table:style-name="ce2">
            <text:p>#N/A</text:p>
          </table:table-cell>
          <table:table-cell office:value-type="error" office:string-value="#N/A" table:formula="of:=IF([.M32]=&quot;&quot;;NA();[.M32])" table:style-name="ce1">
            <text:p>#N/A</text:p>
          </table:table-cell>
          <table:table-cell office:value-type="error" office:string-value="#N/A" table:formula="of:=IF([.N32]=&quot;&quot;;NA();[.N3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3]&gt;2039;[.J33];&quot;&quot;)" table:style-name="ce3"/>
          <table:table-cell table:number-columns-repeated="13" table:style-name="ce1"/>
          <table:table-cell office:value-type="error" office:string-value="#N/A" table:formula="of:=IF([.L33]=&quot;&quot;;NA();[.L33])" table:style-name="ce2">
            <text:p>#N/A</text:p>
          </table:table-cell>
          <table:table-cell office:value-type="error" office:string-value="#N/A" table:formula="of:=IF([.M33]=&quot;&quot;;NA();[.M33])" table:style-name="ce1">
            <text:p>#N/A</text:p>
          </table:table-cell>
          <table:table-cell office:value-type="error" office:string-value="#N/A" table:formula="of:=IF([.N33]=&quot;&quot;;NA();[.N3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4]&gt;2039;[.J34];&quot;&quot;)" table:style-name="ce3"/>
          <table:table-cell table:number-columns-repeated="13" table:style-name="ce1"/>
          <table:table-cell office:value-type="error" office:string-value="#N/A" table:formula="of:=IF([.L34]=&quot;&quot;;NA();[.L34])" table:style-name="ce2">
            <text:p>#N/A</text:p>
          </table:table-cell>
          <table:table-cell office:value-type="error" office:string-value="#N/A" table:formula="of:=IF([.M34]=&quot;&quot;;NA();[.M34])" table:style-name="ce1">
            <text:p>#N/A</text:p>
          </table:table-cell>
          <table:table-cell office:value-type="error" office:string-value="#N/A" table:formula="of:=IF([.N34]=&quot;&quot;;NA();[.N3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5]&gt;2039;[.J35];&quot;&quot;)" table:style-name="ce3"/>
          <table:table-cell table:number-columns-repeated="13" table:style-name="ce1"/>
          <table:table-cell office:value-type="error" office:string-value="#N/A" table:formula="of:=IF([.L35]=&quot;&quot;;NA();[.L35])" table:style-name="ce2">
            <text:p>#N/A</text:p>
          </table:table-cell>
          <table:table-cell office:value-type="error" office:string-value="#N/A" table:formula="of:=IF([.M35]=&quot;&quot;;NA();[.M35])" table:style-name="ce1">
            <text:p>#N/A</text:p>
          </table:table-cell>
          <table:table-cell office:value-type="error" office:string-value="#N/A" table:formula="of:=IF([.N35]=&quot;&quot;;NA();[.N3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6]&gt;2039;[.J36];&quot;&quot;)" table:style-name="ce3"/>
          <table:table-cell table:number-columns-repeated="13" table:style-name="ce1"/>
          <table:table-cell office:value-type="error" office:string-value="#N/A" table:formula="of:=IF([.L36]=&quot;&quot;;NA();[.L36])" table:style-name="ce2">
            <text:p>#N/A</text:p>
          </table:table-cell>
          <table:table-cell office:value-type="error" office:string-value="#N/A" table:formula="of:=IF([.M36]=&quot;&quot;;NA();[.M36])" table:style-name="ce1">
            <text:p>#N/A</text:p>
          </table:table-cell>
          <table:table-cell office:value-type="error" office:string-value="#N/A" table:formula="of:=IF([.N36]=&quot;&quot;;NA();[.N3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7]&gt;2039;[.J37];&quot;&quot;)" table:style-name="ce3"/>
          <table:table-cell table:number-columns-repeated="13" table:style-name="ce1"/>
          <table:table-cell office:value-type="error" office:string-value="#N/A" table:formula="of:=IF([.L37]=&quot;&quot;;NA();[.L37])" table:style-name="ce2">
            <text:p>#N/A</text:p>
          </table:table-cell>
          <table:table-cell office:value-type="error" office:string-value="#N/A" table:formula="of:=IF([.M37]=&quot;&quot;;NA();[.M37])" table:style-name="ce1">
            <text:p>#N/A</text:p>
          </table:table-cell>
          <table:table-cell office:value-type="error" office:string-value="#N/A" table:formula="of:=IF([.N37]=&quot;&quot;;NA();[.N3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8]&gt;2039;[.J38];&quot;&quot;)" table:style-name="ce3"/>
          <table:table-cell table:number-columns-repeated="13" table:style-name="ce1"/>
          <table:table-cell office:value-type="error" office:string-value="#N/A" table:formula="of:=IF([.L38]=&quot;&quot;;NA();[.L38])" table:style-name="ce2">
            <text:p>#N/A</text:p>
          </table:table-cell>
          <table:table-cell office:value-type="error" office:string-value="#N/A" table:formula="of:=IF([.M38]=&quot;&quot;;NA();[.M38])" table:style-name="ce1">
            <text:p>#N/A</text:p>
          </table:table-cell>
          <table:table-cell office:value-type="error" office:string-value="#N/A" table:formula="of:=IF([.N38]=&quot;&quot;;NA();[.N3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9]&gt;2039;[.J39];&quot;&quot;)" table:style-name="ce3"/>
          <table:table-cell table:number-columns-repeated="13" table:style-name="ce1"/>
          <table:table-cell office:value-type="error" office:string-value="#N/A" table:formula="of:=IF([.L39]=&quot;&quot;;NA();[.L39])" table:style-name="ce2">
            <text:p>#N/A</text:p>
          </table:table-cell>
          <table:table-cell office:value-type="error" office:string-value="#N/A" table:formula="of:=IF([.M39]=&quot;&quot;;NA();[.M39])" table:style-name="ce1">
            <text:p>#N/A</text:p>
          </table:table-cell>
          <table:table-cell office:value-type="error" office:string-value="#N/A" table:formula="of:=IF([.N39]=&quot;&quot;;NA();[.N3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0]&gt;2039;[.J40];&quot;&quot;)" table:style-name="ce3"/>
          <table:table-cell table:number-columns-repeated="13" table:style-name="ce1"/>
          <table:table-cell office:value-type="error" office:string-value="#N/A" table:formula="of:=IF([.L40]=&quot;&quot;;NA();[.L40])" table:style-name="ce2">
            <text:p>#N/A</text:p>
          </table:table-cell>
          <table:table-cell office:value-type="error" office:string-value="#N/A" table:formula="of:=IF([.M40]=&quot;&quot;;NA();[.M40])" table:style-name="ce1">
            <text:p>#N/A</text:p>
          </table:table-cell>
          <table:table-cell office:value-type="error" office:string-value="#N/A" table:formula="of:=IF([.N40]=&quot;&quot;;NA();[.N4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1]&gt;2039;[.J41];&quot;&quot;)" table:style-name="ce3"/>
          <table:table-cell table:number-columns-repeated="13" table:style-name="ce1"/>
          <table:table-cell office:value-type="error" office:string-value="#N/A" table:formula="of:=IF([.L41]=&quot;&quot;;NA();[.L41])" table:style-name="ce2">
            <text:p>#N/A</text:p>
          </table:table-cell>
          <table:table-cell office:value-type="error" office:string-value="#N/A" table:formula="of:=IF([.M41]=&quot;&quot;;NA();[.M41])" table:style-name="ce1">
            <text:p>#N/A</text:p>
          </table:table-cell>
          <table:table-cell office:value-type="error" office:string-value="#N/A" table:formula="of:=IF([.N41]=&quot;&quot;;NA();[.N4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2]&gt;2039;[.J42];&quot;&quot;)" table:style-name="ce3"/>
          <table:table-cell table:number-columns-repeated="13" table:style-name="ce1"/>
          <table:table-cell office:value-type="error" office:string-value="#N/A" table:formula="of:=IF([.L42]=&quot;&quot;;NA();[.L42])" table:style-name="ce2">
            <text:p>#N/A</text:p>
          </table:table-cell>
          <table:table-cell office:value-type="error" office:string-value="#N/A" table:formula="of:=IF([.M42]=&quot;&quot;;NA();[.M42])" table:style-name="ce1">
            <text:p>#N/A</text:p>
          </table:table-cell>
          <table:table-cell office:value-type="error" office:string-value="#N/A" table:formula="of:=IF([.N42]=&quot;&quot;;NA();[.N4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3]&gt;2039;[.J43];&quot;&quot;)" table:style-name="ce3"/>
          <table:table-cell table:number-columns-repeated="13" table:style-name="ce1"/>
          <table:table-cell office:value-type="error" office:string-value="#N/A" table:formula="of:=IF([.L43]=&quot;&quot;;NA();[.L43])" table:style-name="ce2">
            <text:p>#N/A</text:p>
          </table:table-cell>
          <table:table-cell office:value-type="error" office:string-value="#N/A" table:formula="of:=IF([.M43]=&quot;&quot;;NA();[.M43])" table:style-name="ce1">
            <text:p>#N/A</text:p>
          </table:table-cell>
          <table:table-cell office:value-type="error" office:string-value="#N/A" table:formula="of:=IF([.N43]=&quot;&quot;;NA();[.N4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4]&gt;2039;[.J44];&quot;&quot;)" table:style-name="ce3"/>
          <table:table-cell table:number-columns-repeated="13" table:style-name="ce1"/>
          <table:table-cell office:value-type="error" office:string-value="#N/A" table:formula="of:=IF([.L44]=&quot;&quot;;NA();[.L44])" table:style-name="ce2">
            <text:p>#N/A</text:p>
          </table:table-cell>
          <table:table-cell office:value-type="error" office:string-value="#N/A" table:formula="of:=IF([.M44]=&quot;&quot;;NA();[.M44])" table:style-name="ce1">
            <text:p>#N/A</text:p>
          </table:table-cell>
          <table:table-cell office:value-type="error" office:string-value="#N/A" table:formula="of:=IF([.N44]=&quot;&quot;;NA();[.N4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5]&gt;2039;[.J45];&quot;&quot;)" table:style-name="ce3"/>
          <table:table-cell table:number-columns-repeated="13" table:style-name="ce1"/>
          <table:table-cell office:value-type="error" office:string-value="#N/A" table:formula="of:=IF([.L45]=&quot;&quot;;NA();[.L45])" table:style-name="ce2">
            <text:p>#N/A</text:p>
          </table:table-cell>
          <table:table-cell office:value-type="error" office:string-value="#N/A" table:formula="of:=IF([.M45]=&quot;&quot;;NA();[.M45])" table:style-name="ce1">
            <text:p>#N/A</text:p>
          </table:table-cell>
          <table:table-cell office:value-type="error" office:string-value="#N/A" table:formula="of:=IF([.N45]=&quot;&quot;;NA();[.N4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6]&gt;2039;[.J46];&quot;&quot;)" table:style-name="ce3"/>
          <table:table-cell table:number-columns-repeated="13" table:style-name="ce1"/>
          <table:table-cell office:value-type="error" office:string-value="#N/A" table:formula="of:=IF([.L46]=&quot;&quot;;NA();[.L46])" table:style-name="ce2">
            <text:p>#N/A</text:p>
          </table:table-cell>
          <table:table-cell office:value-type="error" office:string-value="#N/A" table:formula="of:=IF([.M46]=&quot;&quot;;NA();[.M46])" table:style-name="ce1">
            <text:p>#N/A</text:p>
          </table:table-cell>
          <table:table-cell office:value-type="error" office:string-value="#N/A" table:formula="of:=IF([.N46]=&quot;&quot;;NA();[.N4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7]&gt;2039;[.J47];&quot;&quot;)" table:style-name="ce3"/>
          <table:table-cell table:number-columns-repeated="13" table:style-name="ce1"/>
          <table:table-cell office:value-type="error" office:string-value="#N/A" table:formula="of:=IF([.L47]=&quot;&quot;;NA();[.L47])" table:style-name="ce2">
            <text:p>#N/A</text:p>
          </table:table-cell>
          <table:table-cell office:value-type="error" office:string-value="#N/A" table:formula="of:=IF([.M47]=&quot;&quot;;NA();[.M47])" table:style-name="ce1">
            <text:p>#N/A</text:p>
          </table:table-cell>
          <table:table-cell office:value-type="error" office:string-value="#N/A" table:formula="of:=IF([.N47]=&quot;&quot;;NA();[.N4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46"/>
          <table:table-cell table:style-name="ce1"/>
          <table:table-cell table:style-name="ce49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8]&gt;2039;[.J48];&quot;&quot;)" table:style-name="ce3"/>
          <table:table-cell table:number-columns-repeated="13" table:style-name="ce1"/>
          <table:table-cell office:value-type="error" office:string-value="#N/A" table:formula="of:=IF([.L48]=&quot;&quot;;NA();[.L48])" table:style-name="ce2">
            <text:p>#N/A</text:p>
          </table:table-cell>
          <table:table-cell office:value-type="error" office:string-value="#N/A" table:formula="of:=IF([.M48]=&quot;&quot;;NA();[.M48])" table:style-name="ce1">
            <text:p>#N/A</text:p>
          </table:table-cell>
          <table:table-cell office:value-type="error" office:string-value="#N/A" table:formula="of:=IF([.N48]=&quot;&quot;;NA();[.N4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table:style-name="ce1"/>
          <table:table-cell office:value-type="string" office:string-value="" table:formula="of:=IF([.G49]&gt;2039;[.J49];&quot;&quot;)" table:style-name="ce3"/>
          <table:table-cell table:number-columns-repeated="13" table:style-name="ce1"/>
          <table:table-cell office:value-type="error" office:string-value="#N/A" table:formula="of:=IF([.L49]=&quot;&quot;;NA();[.L49])" table:style-name="ce2">
            <text:p>#N/A</text:p>
          </table:table-cell>
          <table:table-cell office:value-type="error" office:string-value="#N/A" table:formula="of:=IF([.M49]=&quot;&quot;;NA();[.M49])" table:style-name="ce1">
            <text:p>#N/A</text:p>
          </table:table-cell>
          <table:table-cell office:value-type="error" office:string-value="#N/A" table:formula="of:=IF([.N49]=&quot;&quot;;NA();[.N4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table:style-name="ce1"/>
          <table:table-cell office:value-type="string" office:string-value="" table:formula="of:=IF([.G50]&gt;2039;[.J50];&quot;&quot;)" table:style-name="ce3"/>
          <table:table-cell table:number-columns-repeated="13" table:style-name="ce1"/>
          <table:table-cell office:value-type="error" office:string-value="#N/A" table:formula="of:=IF([.L50]=&quot;&quot;;NA();[.L50])" table:style-name="ce2">
            <text:p>#N/A</text:p>
          </table:table-cell>
          <table:table-cell office:value-type="error" office:string-value="#N/A" table:formula="of:=IF([.M50]=&quot;&quot;;NA();[.M50])" table:style-name="ce1">
            <text:p>#N/A</text:p>
          </table:table-cell>
          <table:table-cell office:value-type="error" office:string-value="#N/A" table:formula="of:=IF([.N50]=&quot;&quot;;NA();[.N5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table:style-name="ce1"/>
          <table:table-cell office:value-type="string" office:string-value="" table:formula="of:=IF([.G51]&gt;2039;[.J51];&quot;&quot;)" table:style-name="ce3"/>
          <table:table-cell table:number-columns-repeated="13" table:style-name="ce1"/>
          <table:table-cell office:value-type="error" office:string-value="#N/A" table:formula="of:=IF([.L51]=&quot;&quot;;NA();[.L51])" table:style-name="ce2">
            <text:p>#N/A</text:p>
          </table:table-cell>
          <table:table-cell office:value-type="error" office:string-value="#N/A" table:formula="of:=IF([.M51]=&quot;&quot;;NA();[.M51])" table:style-name="ce1">
            <text:p>#N/A</text:p>
          </table:table-cell>
          <table:table-cell office:value-type="error" office:string-value="#N/A" table:formula="of:=IF([.N51]=&quot;&quot;;NA();[.N5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table:style-name="ce1"/>
          <table:table-cell office:value-type="string" office:string-value="" table:formula="of:=IF([.G52]&gt;2039;[.J52];&quot;&quot;)" table:style-name="ce3"/>
          <table:table-cell table:number-columns-repeated="13" table:style-name="ce1"/>
          <table:table-cell office:value-type="error" office:string-value="#N/A" table:formula="of:=IF([.L52]=&quot;&quot;;NA();[.L52])" table:style-name="ce2">
            <text:p>#N/A</text:p>
          </table:table-cell>
          <table:table-cell office:value-type="error" office:string-value="#N/A" table:formula="of:=IF([.M52]=&quot;&quot;;NA();[.M52])" table:style-name="ce1">
            <text:p>#N/A</text:p>
          </table:table-cell>
          <table:table-cell office:value-type="error" office:string-value="#N/A" table:formula="of:=IF([.N52]=&quot;&quot;;NA();[.N5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table:style-name="ce1"/>
          <table:table-cell office:value-type="string" office:string-value="" table:formula="of:=IF([.G53]&gt;2039;[.J53];&quot;&quot;)" table:style-name="ce3"/>
          <table:table-cell table:number-columns-repeated="13" table:style-name="ce1"/>
          <table:table-cell office:value-type="error" office:string-value="#N/A" table:formula="of:=IF([.L53]=&quot;&quot;;NA();[.L53])" table:style-name="ce2">
            <text:p>#N/A</text:p>
          </table:table-cell>
          <table:table-cell office:value-type="error" office:string-value="#N/A" table:formula="of:=IF([.M53]=&quot;&quot;;NA();[.M53])" table:style-name="ce1">
            <text:p>#N/A</text:p>
          </table:table-cell>
          <table:table-cell office:value-type="error" office:string-value="#N/A" table:formula="of:=IF([.N53]=&quot;&quot;;NA();[.N5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54]=2030;[.F54];&quot;&quot;)" table:style-name="ce1"/>
          <table:table-cell office:value-type="string" office:string-value="" table:formula="of:=IF([.G54]&gt;2039;[.J54];&quot;&quot;)" table:style-name="ce3"/>
          <table:table-cell table:number-columns-repeated="13" table:style-name="ce1"/>
          <table:table-cell office:value-type="error" office:string-value="#N/A" table:formula="of:=IF([.L54]=&quot;&quot;;NA();[.L54])" table:style-name="ce2">
            <text:p>#N/A</text:p>
          </table:table-cell>
          <table:table-cell office:value-type="error" office:string-value="#N/A" table:formula="of:=IF([.M54]=&quot;&quot;;NA();[.M54])" table:style-name="ce1">
            <text:p>#N/A</text:p>
          </table:table-cell>
          <table:table-cell office:value-type="error" office:string-value="#N/A" table:formula="of:=IF([.N54]=&quot;&quot;;NA();[.N5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55]=2030;[.F55];&quot;&quot;)" table:style-name="ce1"/>
          <table:table-cell office:value-type="string" office:string-value="" table:formula="of:=IF([.G55]&gt;2039;[.J55];&quot;&quot;)" table:style-name="ce3"/>
          <table:table-cell table:number-columns-repeated="13" table:style-name="ce1"/>
          <table:table-cell office:value-type="error" office:string-value="#N/A" table:formula="of:=IF([.L55]=&quot;&quot;;NA();[.L55])" table:style-name="ce2">
            <text:p>#N/A</text:p>
          </table:table-cell>
          <table:table-cell office:value-type="error" office:string-value="#N/A" table:formula="of:=IF([.M55]=&quot;&quot;;NA();[.M55])" table:style-name="ce1">
            <text:p>#N/A</text:p>
          </table:table-cell>
          <table:table-cell office:value-type="error" office:string-value="#N/A" table:formula="of:=IF([.N55]=&quot;&quot;;NA();[.N5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56]=2030;[.F56];&quot;&quot;)" table:style-name="ce1"/>
          <table:table-cell office:value-type="string" office:string-value="" table:formula="of:=IF([.G56]&gt;2039;[.J56];&quot;&quot;)" table:style-name="ce3"/>
          <table:table-cell table:number-columns-repeated="13" table:style-name="ce1"/>
          <table:table-cell office:value-type="error" office:string-value="#N/A" table:formula="of:=IF([.L56]=&quot;&quot;;NA();[.L56])" table:style-name="ce2">
            <text:p>#N/A</text:p>
          </table:table-cell>
          <table:table-cell office:value-type="error" office:string-value="#N/A" table:formula="of:=IF([.M56]=&quot;&quot;;NA();[.M56])" table:style-name="ce1">
            <text:p>#N/A</text:p>
          </table:table-cell>
          <table:table-cell office:value-type="error" office:string-value="#N/A" table:formula="of:=IF([.N56]=&quot;&quot;;NA();[.N5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57]=2030;[.F57];&quot;&quot;)" table:style-name="ce1"/>
          <table:table-cell office:value-type="string" office:string-value="" table:formula="of:=IF([.G57]&gt;2039;[.J57];&quot;&quot;)" table:style-name="ce3"/>
          <table:table-cell table:number-columns-repeated="13" table:style-name="ce1"/>
          <table:table-cell office:value-type="error" office:string-value="#N/A" table:formula="of:=IF([.L57]=&quot;&quot;;NA();[.L57])" table:style-name="ce2">
            <text:p>#N/A</text:p>
          </table:table-cell>
          <table:table-cell office:value-type="error" office:string-value="#N/A" table:formula="of:=IF([.M57]=&quot;&quot;;NA();[.M57])" table:style-name="ce1">
            <text:p>#N/A</text:p>
          </table:table-cell>
          <table:table-cell office:value-type="error" office:string-value="#N/A" table:formula="of:=IF([.N57]=&quot;&quot;;NA();[.N5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58]=2030;[.F58];&quot;&quot;)" table:style-name="ce1"/>
          <table:table-cell office:value-type="string" office:string-value="" table:formula="of:=IF([.G58]&gt;2039;[.J58];&quot;&quot;)" table:style-name="ce3"/>
          <table:table-cell table:number-columns-repeated="13" table:style-name="ce1"/>
          <table:table-cell office:value-type="error" office:string-value="#N/A" table:formula="of:=IF([.L58]=&quot;&quot;;NA();[.L58])" table:style-name="ce2">
            <text:p>#N/A</text:p>
          </table:table-cell>
          <table:table-cell office:value-type="error" office:string-value="#N/A" table:formula="of:=IF([.M58]=&quot;&quot;;NA();[.M58])" table:style-name="ce1">
            <text:p>#N/A</text:p>
          </table:table-cell>
          <table:table-cell office:value-type="error" office:string-value="#N/A" table:formula="of:=IF([.N58]=&quot;&quot;;NA();[.N5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59]=2030;[.F59];&quot;&quot;)" table:style-name="ce1"/>
          <table:table-cell office:value-type="string" office:string-value="" table:formula="of:=IF([.G59]&gt;2039;[.J59];&quot;&quot;)" table:style-name="ce3"/>
          <table:table-cell table:number-columns-repeated="13" table:style-name="ce1"/>
          <table:table-cell office:value-type="error" office:string-value="#N/A" table:formula="of:=IF([.L59]=&quot;&quot;;NA();[.L59])" table:style-name="ce2">
            <text:p>#N/A</text:p>
          </table:table-cell>
          <table:table-cell office:value-type="error" office:string-value="#N/A" table:formula="of:=IF([.M59]=&quot;&quot;;NA();[.M59])" table:style-name="ce1">
            <text:p>#N/A</text:p>
          </table:table-cell>
          <table:table-cell office:value-type="error" office:string-value="#N/A" table:formula="of:=IF([.N59]=&quot;&quot;;NA();[.N5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0]=2030;[.F60];&quot;&quot;)" table:style-name="ce1"/>
          <table:table-cell office:value-type="string" office:string-value="" table:formula="of:=IF([.G60]&gt;2039;[.J60];&quot;&quot;)" table:style-name="ce3"/>
          <table:table-cell table:number-columns-repeated="13" table:style-name="ce1"/>
          <table:table-cell office:value-type="error" office:string-value="#N/A" table:formula="of:=IF([.L60]=&quot;&quot;;NA();[.L60])" table:style-name="ce2">
            <text:p>#N/A</text:p>
          </table:table-cell>
          <table:table-cell office:value-type="error" office:string-value="#N/A" table:formula="of:=IF([.M60]=&quot;&quot;;NA();[.M60])" table:style-name="ce1">
            <text:p>#N/A</text:p>
          </table:table-cell>
          <table:table-cell office:value-type="error" office:string-value="#N/A" table:formula="of:=IF([.N60]=&quot;&quot;;NA();[.N6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1]=2030;[.F61];&quot;&quot;)" table:style-name="ce1"/>
          <table:table-cell office:value-type="string" office:string-value="" table:formula="of:=IF([.G61]&gt;2039;[.J61];&quot;&quot;)" table:style-name="ce3"/>
          <table:table-cell table:number-columns-repeated="13" table:style-name="ce1"/>
          <table:table-cell office:value-type="error" office:string-value="#N/A" table:formula="of:=IF([.L61]=&quot;&quot;;NA();[.L61])" table:style-name="ce2">
            <text:p>#N/A</text:p>
          </table:table-cell>
          <table:table-cell office:value-type="error" office:string-value="#N/A" table:formula="of:=IF([.M61]=&quot;&quot;;NA();[.M61])" table:style-name="ce1">
            <text:p>#N/A</text:p>
          </table:table-cell>
          <table:table-cell office:value-type="error" office:string-value="#N/A" table:formula="of:=IF([.N61]=&quot;&quot;;NA();[.N6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2]=2030;[.F62];&quot;&quot;)" table:style-name="ce1"/>
          <table:table-cell office:value-type="string" office:string-value="" table:formula="of:=IF([.G62]&gt;2039;[.J62];&quot;&quot;)" table:style-name="ce3"/>
          <table:table-cell table:number-columns-repeated="13" table:style-name="ce1"/>
          <table:table-cell office:value-type="error" office:string-value="#N/A" table:formula="of:=IF([.L62]=&quot;&quot;;NA();[.L62])" table:style-name="ce2">
            <text:p>#N/A</text:p>
          </table:table-cell>
          <table:table-cell office:value-type="error" office:string-value="#N/A" table:formula="of:=IF([.M62]=&quot;&quot;;NA();[.M62])" table:style-name="ce1">
            <text:p>#N/A</text:p>
          </table:table-cell>
          <table:table-cell office:value-type="error" office:string-value="#N/A" table:formula="of:=IF([.N62]=&quot;&quot;;NA();[.N6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3]=2030;[.F63];&quot;&quot;)" table:style-name="ce1"/>
          <table:table-cell office:value-type="string" office:string-value="" table:formula="of:=IF([.G63]&gt;2039;[.J63];&quot;&quot;)" table:style-name="ce3"/>
          <table:table-cell table:number-columns-repeated="13" table:style-name="ce1"/>
          <table:table-cell office:value-type="error" office:string-value="#N/A" table:formula="of:=IF([.L63]=&quot;&quot;;NA();[.L63])" table:style-name="ce2">
            <text:p>#N/A</text:p>
          </table:table-cell>
          <table:table-cell office:value-type="error" office:string-value="#N/A" table:formula="of:=IF([.M63]=&quot;&quot;;NA();[.M63])" table:style-name="ce1">
            <text:p>#N/A</text:p>
          </table:table-cell>
          <table:table-cell office:value-type="error" office:string-value="#N/A" table:formula="of:=IF([.N63]=&quot;&quot;;NA();[.N6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4]=2030;[.F64];&quot;&quot;)" table:style-name="ce1"/>
          <table:table-cell office:value-type="string" office:string-value="" table:formula="of:=IF([.G64]&gt;2039;[.J64];&quot;&quot;)" table:style-name="ce3"/>
          <table:table-cell table:number-columns-repeated="13" table:style-name="ce1"/>
          <table:table-cell office:value-type="error" office:string-value="#N/A" table:formula="of:=IF([.L64]=&quot;&quot;;NA();[.L64])" table:style-name="ce2">
            <text:p>#N/A</text:p>
          </table:table-cell>
          <table:table-cell office:value-type="error" office:string-value="#N/A" table:formula="of:=IF([.M64]=&quot;&quot;;NA();[.M64])" table:style-name="ce1">
            <text:p>#N/A</text:p>
          </table:table-cell>
          <table:table-cell office:value-type="error" office:string-value="#N/A" table:formula="of:=IF([.N64]=&quot;&quot;;NA();[.N6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5]=2030;[.F65];&quot;&quot;)" table:style-name="ce1"/>
          <table:table-cell office:value-type="string" office:string-value="" table:formula="of:=IF([.G65]&gt;2039;[.J65];&quot;&quot;)" table:style-name="ce3"/>
          <table:table-cell table:number-columns-repeated="13" table:style-name="ce1"/>
          <table:table-cell office:value-type="error" office:string-value="#N/A" table:formula="of:=IF([.L65]=&quot;&quot;;NA();[.L65])" table:style-name="ce2">
            <text:p>#N/A</text:p>
          </table:table-cell>
          <table:table-cell office:value-type="error" office:string-value="#N/A" table:formula="of:=IF([.M65]=&quot;&quot;;NA();[.M65])" table:style-name="ce1">
            <text:p>#N/A</text:p>
          </table:table-cell>
          <table:table-cell office:value-type="error" office:string-value="#N/A" table:formula="of:=IF([.N65]=&quot;&quot;;NA();[.N6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6]=2030;[.F66];&quot;&quot;)" table:style-name="ce1"/>
          <table:table-cell office:value-type="string" office:string-value="" table:formula="of:=IF([.G66]&gt;2039;[.J66];&quot;&quot;)" table:style-name="ce3"/>
          <table:table-cell table:number-columns-repeated="13" table:style-name="ce1"/>
          <table:table-cell office:value-type="error" office:string-value="#N/A" table:formula="of:=IF([.L66]=&quot;&quot;;NA();[.L66])" table:style-name="ce2">
            <text:p>#N/A</text:p>
          </table:table-cell>
          <table:table-cell office:value-type="error" office:string-value="#N/A" table:formula="of:=IF([.M66]=&quot;&quot;;NA();[.M66])" table:style-name="ce1">
            <text:p>#N/A</text:p>
          </table:table-cell>
          <table:table-cell office:value-type="error" office:string-value="#N/A" table:formula="of:=IF([.N66]=&quot;&quot;;NA();[.N6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7]=2030;[.F67];&quot;&quot;)" table:style-name="ce1"/>
          <table:table-cell office:value-type="string" office:string-value="" table:formula="of:=IF([.G67]&gt;2039;[.J67];&quot;&quot;)" table:style-name="ce3"/>
          <table:table-cell table:number-columns-repeated="13" table:style-name="ce1"/>
          <table:table-cell office:value-type="error" office:string-value="#N/A" table:formula="of:=IF([.L67]=&quot;&quot;;NA();[.L67])" table:style-name="ce2">
            <text:p>#N/A</text:p>
          </table:table-cell>
          <table:table-cell office:value-type="error" office:string-value="#N/A" table:formula="of:=IF([.M67]=&quot;&quot;;NA();[.M67])" table:style-name="ce1">
            <text:p>#N/A</text:p>
          </table:table-cell>
          <table:table-cell office:value-type="error" office:string-value="#N/A" table:formula="of:=IF([.N67]=&quot;&quot;;NA();[.N6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8]=2030;[.F68];&quot;&quot;)" table:style-name="ce1"/>
          <table:table-cell office:value-type="string" office:string-value="" table:formula="of:=IF([.G68]&gt;2039;[.J68];&quot;&quot;)" table:style-name="ce3"/>
          <table:table-cell table:number-columns-repeated="13" table:style-name="ce1"/>
          <table:table-cell office:value-type="error" office:string-value="#N/A" table:formula="of:=IF([.L68]=&quot;&quot;;NA();[.L68])" table:style-name="ce2">
            <text:p>#N/A</text:p>
          </table:table-cell>
          <table:table-cell office:value-type="error" office:string-value="#N/A" table:formula="of:=IF([.M68]=&quot;&quot;;NA();[.M68])" table:style-name="ce1">
            <text:p>#N/A</text:p>
          </table:table-cell>
          <table:table-cell office:value-type="error" office:string-value="#N/A" table:formula="of:=IF([.N68]=&quot;&quot;;NA();[.N6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69]=2030;[.F69];&quot;&quot;)" table:style-name="ce1"/>
          <table:table-cell office:value-type="string" office:string-value="" table:formula="of:=IF([.G69]&gt;2039;[.J69];&quot;&quot;)" table:style-name="ce3"/>
          <table:table-cell table:number-columns-repeated="13" table:style-name="ce1"/>
          <table:table-cell office:value-type="error" office:string-value="#N/A" table:formula="of:=IF([.L69]=&quot;&quot;;NA();[.L69])" table:style-name="ce2">
            <text:p>#N/A</text:p>
          </table:table-cell>
          <table:table-cell office:value-type="error" office:string-value="#N/A" table:formula="of:=IF([.M69]=&quot;&quot;;NA();[.M69])" table:style-name="ce1">
            <text:p>#N/A</text:p>
          </table:table-cell>
          <table:table-cell office:value-type="error" office:string-value="#N/A" table:formula="of:=IF([.N69]=&quot;&quot;;NA();[.N6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0]=2030;[.F70];&quot;&quot;)" table:style-name="ce1"/>
          <table:table-cell office:value-type="string" office:string-value="" table:formula="of:=IF([.G70]&gt;2039;[.J70];&quot;&quot;)" table:style-name="ce3"/>
          <table:table-cell table:number-columns-repeated="13" table:style-name="ce1"/>
          <table:table-cell office:value-type="error" office:string-value="#N/A" table:formula="of:=IF([.L70]=&quot;&quot;;NA();[.L70])" table:style-name="ce2">
            <text:p>#N/A</text:p>
          </table:table-cell>
          <table:table-cell office:value-type="error" office:string-value="#N/A" table:formula="of:=IF([.M70]=&quot;&quot;;NA();[.M70])" table:style-name="ce1">
            <text:p>#N/A</text:p>
          </table:table-cell>
          <table:table-cell office:value-type="error" office:string-value="#N/A" table:formula="of:=IF([.N70]=&quot;&quot;;NA();[.N7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1]=2030;[.F71];&quot;&quot;)" table:style-name="ce1"/>
          <table:table-cell office:value-type="string" office:string-value="" table:formula="of:=IF([.G71]&gt;2039;[.J71];&quot;&quot;)" table:style-name="ce3"/>
          <table:table-cell table:number-columns-repeated="13" table:style-name="ce1"/>
          <table:table-cell office:value-type="error" office:string-value="#N/A" table:formula="of:=IF([.L71]=&quot;&quot;;NA();[.L71])" table:style-name="ce2">
            <text:p>#N/A</text:p>
          </table:table-cell>
          <table:table-cell office:value-type="error" office:string-value="#N/A" table:formula="of:=IF([.M71]=&quot;&quot;;NA();[.M71])" table:style-name="ce1">
            <text:p>#N/A</text:p>
          </table:table-cell>
          <table:table-cell office:value-type="error" office:string-value="#N/A" table:formula="of:=IF([.N71]=&quot;&quot;;NA();[.N7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2]=2030;[.F72];&quot;&quot;)" table:style-name="ce1"/>
          <table:table-cell office:value-type="string" office:string-value="" table:formula="of:=IF([.G72]&gt;2039;[.J72];&quot;&quot;)" table:style-name="ce3"/>
          <table:table-cell table:number-columns-repeated="13" table:style-name="ce1"/>
          <table:table-cell office:value-type="error" office:string-value="#N/A" table:formula="of:=IF([.L72]=&quot;&quot;;NA();[.L72])" table:style-name="ce2">
            <text:p>#N/A</text:p>
          </table:table-cell>
          <table:table-cell office:value-type="error" office:string-value="#N/A" table:formula="of:=IF([.M72]=&quot;&quot;;NA();[.M72])" table:style-name="ce1">
            <text:p>#N/A</text:p>
          </table:table-cell>
          <table:table-cell office:value-type="error" office:string-value="#N/A" table:formula="of:=IF([.N72]=&quot;&quot;;NA();[.N7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3]=2030;[.F73];&quot;&quot;)" table:style-name="ce1"/>
          <table:table-cell office:value-type="string" office:string-value="" table:formula="of:=IF([.G73]&gt;2039;[.J73];&quot;&quot;)" table:style-name="ce3"/>
          <table:table-cell table:number-columns-repeated="13" table:style-name="ce1"/>
          <table:table-cell office:value-type="error" office:string-value="#N/A" table:formula="of:=IF([.L73]=&quot;&quot;;NA();[.L73])" table:style-name="ce2">
            <text:p>#N/A</text:p>
          </table:table-cell>
          <table:table-cell office:value-type="error" office:string-value="#N/A" table:formula="of:=IF([.M73]=&quot;&quot;;NA();[.M73])" table:style-name="ce1">
            <text:p>#N/A</text:p>
          </table:table-cell>
          <table:table-cell office:value-type="error" office:string-value="#N/A" table:formula="of:=IF([.N73]=&quot;&quot;;NA();[.N7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4]=2030;[.F74];&quot;&quot;)" table:style-name="ce1"/>
          <table:table-cell office:value-type="string" office:string-value="" table:formula="of:=IF([.G74]&gt;2039;[.J74];&quot;&quot;)" table:style-name="ce3"/>
          <table:table-cell table:number-columns-repeated="13" table:style-name="ce1"/>
          <table:table-cell office:value-type="error" office:string-value="#N/A" table:formula="of:=IF([.L74]=&quot;&quot;;NA();[.L74])" table:style-name="ce2">
            <text:p>#N/A</text:p>
          </table:table-cell>
          <table:table-cell office:value-type="error" office:string-value="#N/A" table:formula="of:=IF([.M74]=&quot;&quot;;NA();[.M74])" table:style-name="ce1">
            <text:p>#N/A</text:p>
          </table:table-cell>
          <table:table-cell office:value-type="error" office:string-value="#N/A" table:formula="of:=IF([.N74]=&quot;&quot;;NA();[.N7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5]=2030;[.F75];&quot;&quot;)" table:style-name="ce1"/>
          <table:table-cell office:value-type="string" office:string-value="" table:formula="of:=IF([.G75]&gt;2039;[.J75];&quot;&quot;)" table:style-name="ce3"/>
          <table:table-cell table:number-columns-repeated="13" table:style-name="ce1"/>
          <table:table-cell office:value-type="error" office:string-value="#N/A" table:formula="of:=IF([.L75]=&quot;&quot;;NA();[.L75])" table:style-name="ce2">
            <text:p>#N/A</text:p>
          </table:table-cell>
          <table:table-cell office:value-type="error" office:string-value="#N/A" table:formula="of:=IF([.M75]=&quot;&quot;;NA();[.M75])" table:style-name="ce1">
            <text:p>#N/A</text:p>
          </table:table-cell>
          <table:table-cell office:value-type="error" office:string-value="#N/A" table:formula="of:=IF([.N75]=&quot;&quot;;NA();[.N7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6]=2030;[.F76];&quot;&quot;)" table:style-name="ce1"/>
          <table:table-cell office:value-type="string" office:string-value="" table:formula="of:=IF([.G76]&gt;2039;[.J76];&quot;&quot;)" table:style-name="ce3"/>
          <table:table-cell table:number-columns-repeated="13" table:style-name="ce1"/>
          <table:table-cell office:value-type="error" office:string-value="#N/A" table:formula="of:=IF([.L76]=&quot;&quot;;NA();[.L76])" table:style-name="ce2">
            <text:p>#N/A</text:p>
          </table:table-cell>
          <table:table-cell office:value-type="error" office:string-value="#N/A" table:formula="of:=IF([.M76]=&quot;&quot;;NA();[.M76])" table:style-name="ce1">
            <text:p>#N/A</text:p>
          </table:table-cell>
          <table:table-cell office:value-type="error" office:string-value="#N/A" table:formula="of:=IF([.N76]=&quot;&quot;;NA();[.N7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7]=2030;[.F77];&quot;&quot;)" table:style-name="ce1"/>
          <table:table-cell office:value-type="string" office:string-value="" table:formula="of:=IF([.G77]&gt;2039;[.J77];&quot;&quot;)" table:style-name="ce3"/>
          <table:table-cell table:number-columns-repeated="13" table:style-name="ce1"/>
          <table:table-cell office:value-type="error" office:string-value="#N/A" table:formula="of:=IF([.L77]=&quot;&quot;;NA();[.L77])" table:style-name="ce2">
            <text:p>#N/A</text:p>
          </table:table-cell>
          <table:table-cell office:value-type="error" office:string-value="#N/A" table:formula="of:=IF([.M77]=&quot;&quot;;NA();[.M77])" table:style-name="ce1">
            <text:p>#N/A</text:p>
          </table:table-cell>
          <table:table-cell office:value-type="error" office:string-value="#N/A" table:formula="of:=IF([.N77]=&quot;&quot;;NA();[.N7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8]=2030;[.F78];&quot;&quot;)" table:style-name="ce1"/>
          <table:table-cell office:value-type="string" office:string-value="" table:formula="of:=IF([.G78]&gt;2039;[.J78];&quot;&quot;)" table:style-name="ce3"/>
          <table:table-cell table:number-columns-repeated="13" table:style-name="ce1"/>
          <table:table-cell office:value-type="error" office:string-value="#N/A" table:formula="of:=IF([.L78]=&quot;&quot;;NA();[.L78])" table:style-name="ce2">
            <text:p>#N/A</text:p>
          </table:table-cell>
          <table:table-cell office:value-type="error" office:string-value="#N/A" table:formula="of:=IF([.M78]=&quot;&quot;;NA();[.M78])" table:style-name="ce1">
            <text:p>#N/A</text:p>
          </table:table-cell>
          <table:table-cell office:value-type="error" office:string-value="#N/A" table:formula="of:=IF([.N78]=&quot;&quot;;NA();[.N7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79]=2030;[.F79];&quot;&quot;)" table:style-name="ce1"/>
          <table:table-cell office:value-type="string" office:string-value="" table:formula="of:=IF([.G79]&gt;2039;[.J79];&quot;&quot;)" table:style-name="ce3"/>
          <table:table-cell table:number-columns-repeated="13" table:style-name="ce1"/>
          <table:table-cell office:value-type="error" office:string-value="#N/A" table:formula="of:=IF([.L79]=&quot;&quot;;NA();[.L79])" table:style-name="ce2">
            <text:p>#N/A</text:p>
          </table:table-cell>
          <table:table-cell office:value-type="error" office:string-value="#N/A" table:formula="of:=IF([.M79]=&quot;&quot;;NA();[.M79])" table:style-name="ce1">
            <text:p>#N/A</text:p>
          </table:table-cell>
          <table:table-cell office:value-type="error" office:string-value="#N/A" table:formula="of:=IF([.N79]=&quot;&quot;;NA();[.N7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0]=2030;[.F80];&quot;&quot;)" table:style-name="ce1"/>
          <table:table-cell office:value-type="string" office:string-value="" table:formula="of:=IF([.G80]&gt;2039;[.J80];&quot;&quot;)" table:style-name="ce3"/>
          <table:table-cell table:number-columns-repeated="13" table:style-name="ce1"/>
          <table:table-cell office:value-type="error" office:string-value="#N/A" table:formula="of:=IF([.L80]=&quot;&quot;;NA();[.L80])" table:style-name="ce2">
            <text:p>#N/A</text:p>
          </table:table-cell>
          <table:table-cell office:value-type="error" office:string-value="#N/A" table:formula="of:=IF([.M80]=&quot;&quot;;NA();[.M80])" table:style-name="ce1">
            <text:p>#N/A</text:p>
          </table:table-cell>
          <table:table-cell office:value-type="error" office:string-value="#N/A" table:formula="of:=IF([.N80]=&quot;&quot;;NA();[.N8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1]=2030;[.F81];&quot;&quot;)" table:style-name="ce1"/>
          <table:table-cell office:value-type="string" office:string-value="" table:formula="of:=IF([.G81]&gt;2039;[.J81];&quot;&quot;)" table:style-name="ce3"/>
          <table:table-cell table:number-columns-repeated="13" table:style-name="ce1"/>
          <table:table-cell office:value-type="error" office:string-value="#N/A" table:formula="of:=IF([.L81]=&quot;&quot;;NA();[.L81])" table:style-name="ce2">
            <text:p>#N/A</text:p>
          </table:table-cell>
          <table:table-cell office:value-type="error" office:string-value="#N/A" table:formula="of:=IF([.M81]=&quot;&quot;;NA();[.M81])" table:style-name="ce1">
            <text:p>#N/A</text:p>
          </table:table-cell>
          <table:table-cell office:value-type="error" office:string-value="#N/A" table:formula="of:=IF([.N81]=&quot;&quot;;NA();[.N8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2]=2030;[.F82];&quot;&quot;)" table:style-name="ce1"/>
          <table:table-cell office:value-type="string" office:string-value="" table:formula="of:=IF([.G82]&gt;2039;[.J82];&quot;&quot;)" table:style-name="ce3"/>
          <table:table-cell table:number-columns-repeated="13" table:style-name="ce1"/>
          <table:table-cell office:value-type="error" office:string-value="#N/A" table:formula="of:=IF([.L82]=&quot;&quot;;NA();[.L82])" table:style-name="ce2">
            <text:p>#N/A</text:p>
          </table:table-cell>
          <table:table-cell office:value-type="error" office:string-value="#N/A" table:formula="of:=IF([.M82]=&quot;&quot;;NA();[.M82])" table:style-name="ce1">
            <text:p>#N/A</text:p>
          </table:table-cell>
          <table:table-cell office:value-type="error" office:string-value="#N/A" table:formula="of:=IF([.N82]=&quot;&quot;;NA();[.N8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3]=2030;[.F83];&quot;&quot;)" table:style-name="ce1"/>
          <table:table-cell office:value-type="string" office:string-value="" table:formula="of:=IF([.G83]&gt;2039;[.J83];&quot;&quot;)" table:style-name="ce3"/>
          <table:table-cell table:number-columns-repeated="13" table:style-name="ce1"/>
          <table:table-cell office:value-type="error" office:string-value="#N/A" table:formula="of:=IF([.L83]=&quot;&quot;;NA();[.L83])" table:style-name="ce2">
            <text:p>#N/A</text:p>
          </table:table-cell>
          <table:table-cell office:value-type="error" office:string-value="#N/A" table:formula="of:=IF([.M83]=&quot;&quot;;NA();[.M83])" table:style-name="ce1">
            <text:p>#N/A</text:p>
          </table:table-cell>
          <table:table-cell office:value-type="error" office:string-value="#N/A" table:formula="of:=IF([.N83]=&quot;&quot;;NA();[.N8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4]=2030;[.F84];&quot;&quot;)" table:style-name="ce1"/>
          <table:table-cell office:value-type="string" office:string-value="" table:formula="of:=IF([.G84]&gt;2039;[.J84];&quot;&quot;)" table:style-name="ce3"/>
          <table:table-cell table:number-columns-repeated="13" table:style-name="ce1"/>
          <table:table-cell office:value-type="error" office:string-value="#N/A" table:formula="of:=IF([.L84]=&quot;&quot;;NA();[.L84])" table:style-name="ce2">
            <text:p>#N/A</text:p>
          </table:table-cell>
          <table:table-cell office:value-type="error" office:string-value="#N/A" table:formula="of:=IF([.M84]=&quot;&quot;;NA();[.M84])" table:style-name="ce1">
            <text:p>#N/A</text:p>
          </table:table-cell>
          <table:table-cell office:value-type="error" office:string-value="#N/A" table:formula="of:=IF([.N84]=&quot;&quot;;NA();[.N8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5]=2030;[.F85];&quot;&quot;)" table:style-name="ce1"/>
          <table:table-cell office:value-type="string" office:string-value="" table:formula="of:=IF([.G85]&gt;2039;[.J85];&quot;&quot;)" table:style-name="ce3"/>
          <table:table-cell table:number-columns-repeated="13" table:style-name="ce1"/>
          <table:table-cell office:value-type="error" office:string-value="#N/A" table:formula="of:=IF([.L85]=&quot;&quot;;NA();[.L85])" table:style-name="ce2">
            <text:p>#N/A</text:p>
          </table:table-cell>
          <table:table-cell office:value-type="error" office:string-value="#N/A" table:formula="of:=IF([.M85]=&quot;&quot;;NA();[.M85])" table:style-name="ce1">
            <text:p>#N/A</text:p>
          </table:table-cell>
          <table:table-cell office:value-type="error" office:string-value="#N/A" table:formula="of:=IF([.N85]=&quot;&quot;;NA();[.N8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6]=2030;[.F86];&quot;&quot;)" table:style-name="ce1"/>
          <table:table-cell office:value-type="string" office:string-value="" table:formula="of:=IF([.G86]&gt;2039;[.J86];&quot;&quot;)" table:style-name="ce3"/>
          <table:table-cell table:number-columns-repeated="13" table:style-name="ce1"/>
          <table:table-cell office:value-type="error" office:string-value="#N/A" table:formula="of:=IF([.L86]=&quot;&quot;;NA();[.L86])" table:style-name="ce2">
            <text:p>#N/A</text:p>
          </table:table-cell>
          <table:table-cell office:value-type="error" office:string-value="#N/A" table:formula="of:=IF([.M86]=&quot;&quot;;NA();[.M86])" table:style-name="ce1">
            <text:p>#N/A</text:p>
          </table:table-cell>
          <table:table-cell office:value-type="error" office:string-value="#N/A" table:formula="of:=IF([.N86]=&quot;&quot;;NA();[.N8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7]=2030;[.F87];&quot;&quot;)" table:style-name="ce1"/>
          <table:table-cell office:value-type="string" office:string-value="" table:formula="of:=IF([.G87]&gt;2039;[.J87];&quot;&quot;)" table:style-name="ce3"/>
          <table:table-cell table:number-columns-repeated="13" table:style-name="ce1"/>
          <table:table-cell office:value-type="error" office:string-value="#N/A" table:formula="of:=IF([.L87]=&quot;&quot;;NA();[.L87])" table:style-name="ce2">
            <text:p>#N/A</text:p>
          </table:table-cell>
          <table:table-cell office:value-type="error" office:string-value="#N/A" table:formula="of:=IF([.M87]=&quot;&quot;;NA();[.M87])" table:style-name="ce1">
            <text:p>#N/A</text:p>
          </table:table-cell>
          <table:table-cell office:value-type="error" office:string-value="#N/A" table:formula="of:=IF([.N87]=&quot;&quot;;NA();[.N8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8]=2030;[.F88];&quot;&quot;)" table:style-name="ce1"/>
          <table:table-cell office:value-type="string" office:string-value="" table:formula="of:=IF([.G88]&gt;2039;[.J88];&quot;&quot;)" table:style-name="ce3"/>
          <table:table-cell table:number-columns-repeated="13" table:style-name="ce1"/>
          <table:table-cell office:value-type="error" office:string-value="#N/A" table:formula="of:=IF([.L88]=&quot;&quot;;NA();[.L88])" table:style-name="ce2">
            <text:p>#N/A</text:p>
          </table:table-cell>
          <table:table-cell office:value-type="error" office:string-value="#N/A" table:formula="of:=IF([.M88]=&quot;&quot;;NA();[.M88])" table:style-name="ce1">
            <text:p>#N/A</text:p>
          </table:table-cell>
          <table:table-cell office:value-type="error" office:string-value="#N/A" table:formula="of:=IF([.N88]=&quot;&quot;;NA();[.N8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89]=2030;[.F89];&quot;&quot;)" table:style-name="ce1"/>
          <table:table-cell office:value-type="string" office:string-value="" table:formula="of:=IF([.G89]&gt;2039;[.J89];&quot;&quot;)" table:style-name="ce3"/>
          <table:table-cell table:number-columns-repeated="13" table:style-name="ce1"/>
          <table:table-cell office:value-type="error" office:string-value="#N/A" table:formula="of:=IF([.L89]=&quot;&quot;;NA();[.L89])" table:style-name="ce2">
            <text:p>#N/A</text:p>
          </table:table-cell>
          <table:table-cell office:value-type="error" office:string-value="#N/A" table:formula="of:=IF([.M89]=&quot;&quot;;NA();[.M89])" table:style-name="ce1">
            <text:p>#N/A</text:p>
          </table:table-cell>
          <table:table-cell office:value-type="error" office:string-value="#N/A" table:formula="of:=IF([.N89]=&quot;&quot;;NA();[.N8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0]=2030;[.F90];&quot;&quot;)" table:style-name="ce1"/>
          <table:table-cell office:value-type="string" office:string-value="" table:formula="of:=IF([.G90]&gt;2039;[.J90];&quot;&quot;)" table:style-name="ce3"/>
          <table:table-cell table:number-columns-repeated="13" table:style-name="ce1"/>
          <table:table-cell office:value-type="error" office:string-value="#N/A" table:formula="of:=IF([.L90]=&quot;&quot;;NA();[.L90])" table:style-name="ce2">
            <text:p>#N/A</text:p>
          </table:table-cell>
          <table:table-cell office:value-type="error" office:string-value="#N/A" table:formula="of:=IF([.M90]=&quot;&quot;;NA();[.M90])" table:style-name="ce1">
            <text:p>#N/A</text:p>
          </table:table-cell>
          <table:table-cell office:value-type="error" office:string-value="#N/A" table:formula="of:=IF([.N90]=&quot;&quot;;NA();[.N9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1]=2030;[.F91];&quot;&quot;)" table:style-name="ce1"/>
          <table:table-cell office:value-type="string" office:string-value="" table:formula="of:=IF([.G91]&gt;2039;[.J91];&quot;&quot;)" table:style-name="ce3"/>
          <table:table-cell table:number-columns-repeated="13" table:style-name="ce1"/>
          <table:table-cell office:value-type="error" office:string-value="#N/A" table:formula="of:=IF([.L91]=&quot;&quot;;NA();[.L91])" table:style-name="ce2">
            <text:p>#N/A</text:p>
          </table:table-cell>
          <table:table-cell office:value-type="error" office:string-value="#N/A" table:formula="of:=IF([.M91]=&quot;&quot;;NA();[.M91])" table:style-name="ce1">
            <text:p>#N/A</text:p>
          </table:table-cell>
          <table:table-cell office:value-type="error" office:string-value="#N/A" table:formula="of:=IF([.N91]=&quot;&quot;;NA();[.N9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2]=2030;[.F92];&quot;&quot;)" table:style-name="ce1"/>
          <table:table-cell office:value-type="string" office:string-value="" table:formula="of:=IF([.G92]&gt;2039;[.J92];&quot;&quot;)" table:style-name="ce3"/>
          <table:table-cell table:number-columns-repeated="13" table:style-name="ce1"/>
          <table:table-cell office:value-type="error" office:string-value="#N/A" table:formula="of:=IF([.L92]=&quot;&quot;;NA();[.L92])" table:style-name="ce2">
            <text:p>#N/A</text:p>
          </table:table-cell>
          <table:table-cell office:value-type="error" office:string-value="#N/A" table:formula="of:=IF([.M92]=&quot;&quot;;NA();[.M92])" table:style-name="ce1">
            <text:p>#N/A</text:p>
          </table:table-cell>
          <table:table-cell office:value-type="error" office:string-value="#N/A" table:formula="of:=IF([.N92]=&quot;&quot;;NA();[.N9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3]=2030;[.F93];&quot;&quot;)" table:style-name="ce1"/>
          <table:table-cell office:value-type="string" office:string-value="" table:formula="of:=IF([.G93]&gt;2039;[.J93];&quot;&quot;)" table:style-name="ce3"/>
          <table:table-cell table:number-columns-repeated="13" table:style-name="ce1"/>
          <table:table-cell office:value-type="error" office:string-value="#N/A" table:formula="of:=IF([.L93]=&quot;&quot;;NA();[.L93])" table:style-name="ce2">
            <text:p>#N/A</text:p>
          </table:table-cell>
          <table:table-cell office:value-type="error" office:string-value="#N/A" table:formula="of:=IF([.M93]=&quot;&quot;;NA();[.M93])" table:style-name="ce1">
            <text:p>#N/A</text:p>
          </table:table-cell>
          <table:table-cell office:value-type="error" office:string-value="#N/A" table:formula="of:=IF([.N93]=&quot;&quot;;NA();[.N9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4]=2030;[.F94];&quot;&quot;)" table:style-name="ce1"/>
          <table:table-cell office:value-type="string" office:string-value="" table:formula="of:=IF([.G94]&gt;2039;[.J94];&quot;&quot;)" table:style-name="ce3"/>
          <table:table-cell table:number-columns-repeated="13" table:style-name="ce1"/>
          <table:table-cell office:value-type="error" office:string-value="#N/A" table:formula="of:=IF([.L94]=&quot;&quot;;NA();[.L94])" table:style-name="ce2">
            <text:p>#N/A</text:p>
          </table:table-cell>
          <table:table-cell office:value-type="error" office:string-value="#N/A" table:formula="of:=IF([.M94]=&quot;&quot;;NA();[.M94])" table:style-name="ce1">
            <text:p>#N/A</text:p>
          </table:table-cell>
          <table:table-cell office:value-type="error" office:string-value="#N/A" table:formula="of:=IF([.N94]=&quot;&quot;;NA();[.N9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5]=2030;[.F95];&quot;&quot;)" table:style-name="ce1"/>
          <table:table-cell office:value-type="string" office:string-value="" table:formula="of:=IF([.G95]&gt;2039;[.J95];&quot;&quot;)" table:style-name="ce3"/>
          <table:table-cell table:number-columns-repeated="13" table:style-name="ce1"/>
          <table:table-cell office:value-type="error" office:string-value="#N/A" table:formula="of:=IF([.L95]=&quot;&quot;;NA();[.L95])" table:style-name="ce2">
            <text:p>#N/A</text:p>
          </table:table-cell>
          <table:table-cell office:value-type="error" office:string-value="#N/A" table:formula="of:=IF([.M95]=&quot;&quot;;NA();[.M95])" table:style-name="ce1">
            <text:p>#N/A</text:p>
          </table:table-cell>
          <table:table-cell office:value-type="error" office:string-value="#N/A" table:formula="of:=IF([.N95]=&quot;&quot;;NA();[.N9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6]=2030;[.F96];&quot;&quot;)" table:style-name="ce1"/>
          <table:table-cell office:value-type="string" office:string-value="" table:formula="of:=IF([.G96]&gt;2039;[.J96];&quot;&quot;)" table:style-name="ce3"/>
          <table:table-cell table:number-columns-repeated="13" table:style-name="ce1"/>
          <table:table-cell office:value-type="error" office:string-value="#N/A" table:formula="of:=IF([.L96]=&quot;&quot;;NA();[.L96])" table:style-name="ce2">
            <text:p>#N/A</text:p>
          </table:table-cell>
          <table:table-cell office:value-type="error" office:string-value="#N/A" table:formula="of:=IF([.M96]=&quot;&quot;;NA();[.M96])" table:style-name="ce1">
            <text:p>#N/A</text:p>
          </table:table-cell>
          <table:table-cell office:value-type="error" office:string-value="#N/A" table:formula="of:=IF([.N96]=&quot;&quot;;NA();[.N9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7]=2030;[.F97];&quot;&quot;)" table:style-name="ce1"/>
          <table:table-cell office:value-type="string" office:string-value="" table:formula="of:=IF([.G97]&gt;2039;[.J97];&quot;&quot;)" table:style-name="ce3"/>
          <table:table-cell table:number-columns-repeated="13" table:style-name="ce1"/>
          <table:table-cell office:value-type="error" office:string-value="#N/A" table:formula="of:=IF([.L97]=&quot;&quot;;NA();[.L97])" table:style-name="ce2">
            <text:p>#N/A</text:p>
          </table:table-cell>
          <table:table-cell office:value-type="error" office:string-value="#N/A" table:formula="of:=IF([.M97]=&quot;&quot;;NA();[.M97])" table:style-name="ce1">
            <text:p>#N/A</text:p>
          </table:table-cell>
          <table:table-cell office:value-type="error" office:string-value="#N/A" table:formula="of:=IF([.N97]=&quot;&quot;;NA();[.N9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8]=2030;[.F98];&quot;&quot;)" table:style-name="ce1"/>
          <table:table-cell office:value-type="string" office:string-value="" table:formula="of:=IF([.G98]&gt;2039;[.J98];&quot;&quot;)" table:style-name="ce3"/>
          <table:table-cell table:number-columns-repeated="13" table:style-name="ce1"/>
          <table:table-cell office:value-type="error" office:string-value="#N/A" table:formula="of:=IF([.L98]=&quot;&quot;;NA();[.L98])" table:style-name="ce2">
            <text:p>#N/A</text:p>
          </table:table-cell>
          <table:table-cell office:value-type="error" office:string-value="#N/A" table:formula="of:=IF([.M98]=&quot;&quot;;NA();[.M98])" table:style-name="ce1">
            <text:p>#N/A</text:p>
          </table:table-cell>
          <table:table-cell office:value-type="error" office:string-value="#N/A" table:formula="of:=IF([.N98]=&quot;&quot;;NA();[.N9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99]=2030;[.F99];&quot;&quot;)" table:style-name="ce1"/>
          <table:table-cell office:value-type="string" office:string-value="" table:formula="of:=IF([.G99]&gt;2039;[.J99];&quot;&quot;)" table:style-name="ce3"/>
          <table:table-cell table:number-columns-repeated="13" table:style-name="ce1"/>
          <table:table-cell office:value-type="error" office:string-value="#N/A" table:formula="of:=IF([.L99]=&quot;&quot;;NA();[.L99])" table:style-name="ce2">
            <text:p>#N/A</text:p>
          </table:table-cell>
          <table:table-cell office:value-type="error" office:string-value="#N/A" table:formula="of:=IF([.M99]=&quot;&quot;;NA();[.M99])" table:style-name="ce1">
            <text:p>#N/A</text:p>
          </table:table-cell>
          <table:table-cell office:value-type="error" office:string-value="#N/A" table:formula="of:=IF([.N99]=&quot;&quot;;NA();[.N9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0]=2030;[.F10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0]=&quot;&quot;;NA();[.L100])" table:style-name="ce2">
            <text:p>#N/A</text:p>
          </table:table-cell>
          <table:table-cell office:value-type="error" office:string-value="#N/A" table:formula="of:=IF([.M100]=&quot;&quot;;NA();[.M100])" table:style-name="ce1">
            <text:p>#N/A</text:p>
          </table:table-cell>
          <table:table-cell office:value-type="error" office:string-value="#N/A" table:formula="of:=IF([.N100]=&quot;&quot;;NA();[.N10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1]=2030;[.F10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1]=&quot;&quot;;NA();[.L101])" table:style-name="ce2">
            <text:p>#N/A</text:p>
          </table:table-cell>
          <table:table-cell office:value-type="error" office:string-value="#N/A" table:formula="of:=IF([.M101]=&quot;&quot;;NA();[.M101])" table:style-name="ce1">
            <text:p>#N/A</text:p>
          </table:table-cell>
          <table:table-cell office:value-type="error" office:string-value="#N/A" table:formula="of:=IF([.N101]=&quot;&quot;;NA();[.N10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2]=2030;[.F10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2]=&quot;&quot;;NA();[.L102])" table:style-name="ce2">
            <text:p>#N/A</text:p>
          </table:table-cell>
          <table:table-cell office:value-type="error" office:string-value="#N/A" table:formula="of:=IF([.M102]=&quot;&quot;;NA();[.M102])" table:style-name="ce1">
            <text:p>#N/A</text:p>
          </table:table-cell>
          <table:table-cell office:value-type="error" office:string-value="#N/A" table:formula="of:=IF([.N102]=&quot;&quot;;NA();[.N10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3]=2030;[.F10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3]=&quot;&quot;;NA();[.L103])" table:style-name="ce2">
            <text:p>#N/A</text:p>
          </table:table-cell>
          <table:table-cell office:value-type="error" office:string-value="#N/A" table:formula="of:=IF([.M103]=&quot;&quot;;NA();[.M103])" table:style-name="ce1">
            <text:p>#N/A</text:p>
          </table:table-cell>
          <table:table-cell office:value-type="error" office:string-value="#N/A" table:formula="of:=IF([.N103]=&quot;&quot;;NA();[.N10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4]=2030;[.F10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4]=&quot;&quot;;NA();[.L104])" table:style-name="ce2">
            <text:p>#N/A</text:p>
          </table:table-cell>
          <table:table-cell office:value-type="error" office:string-value="#N/A" table:formula="of:=IF([.M104]=&quot;&quot;;NA();[.M104])" table:style-name="ce1">
            <text:p>#N/A</text:p>
          </table:table-cell>
          <table:table-cell office:value-type="error" office:string-value="#N/A" table:formula="of:=IF([.N104]=&quot;&quot;;NA();[.N10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5]=2030;[.F10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5]=&quot;&quot;;NA();[.L105])" table:style-name="ce2">
            <text:p>#N/A</text:p>
          </table:table-cell>
          <table:table-cell office:value-type="error" office:string-value="#N/A" table:formula="of:=IF([.M105]=&quot;&quot;;NA();[.M105])" table:style-name="ce1">
            <text:p>#N/A</text:p>
          </table:table-cell>
          <table:table-cell office:value-type="error" office:string-value="#N/A" table:formula="of:=IF([.N105]=&quot;&quot;;NA();[.N10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6]=2030;[.F10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6]=&quot;&quot;;NA();[.L106])" table:style-name="ce2">
            <text:p>#N/A</text:p>
          </table:table-cell>
          <table:table-cell office:value-type="error" office:string-value="#N/A" table:formula="of:=IF([.M106]=&quot;&quot;;NA();[.M106])" table:style-name="ce1">
            <text:p>#N/A</text:p>
          </table:table-cell>
          <table:table-cell office:value-type="error" office:string-value="#N/A" table:formula="of:=IF([.N106]=&quot;&quot;;NA();[.N10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7]=2030;[.F10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7]=&quot;&quot;;NA();[.L107])" table:style-name="ce2">
            <text:p>#N/A</text:p>
          </table:table-cell>
          <table:table-cell office:value-type="error" office:string-value="#N/A" table:formula="of:=IF([.M107]=&quot;&quot;;NA();[.M107])" table:style-name="ce1">
            <text:p>#N/A</text:p>
          </table:table-cell>
          <table:table-cell office:value-type="error" office:string-value="#N/A" table:formula="of:=IF([.N107]=&quot;&quot;;NA();[.N10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8]=2030;[.F10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8]=&quot;&quot;;NA();[.L108])" table:style-name="ce2">
            <text:p>#N/A</text:p>
          </table:table-cell>
          <table:table-cell office:value-type="error" office:string-value="#N/A" table:formula="of:=IF([.M108]=&quot;&quot;;NA();[.M108])" table:style-name="ce1">
            <text:p>#N/A</text:p>
          </table:table-cell>
          <table:table-cell office:value-type="error" office:string-value="#N/A" table:formula="of:=IF([.N108]=&quot;&quot;;NA();[.N10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09]=2030;[.F10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9]=&quot;&quot;;NA();[.L109])" table:style-name="ce2">
            <text:p>#N/A</text:p>
          </table:table-cell>
          <table:table-cell office:value-type="error" office:string-value="#N/A" table:formula="of:=IF([.M109]=&quot;&quot;;NA();[.M109])" table:style-name="ce1">
            <text:p>#N/A</text:p>
          </table:table-cell>
          <table:table-cell office:value-type="error" office:string-value="#N/A" table:formula="of:=IF([.N109]=&quot;&quot;;NA();[.N10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0]=2030;[.F11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0]=&quot;&quot;;NA();[.L110])" table:style-name="ce2">
            <text:p>#N/A</text:p>
          </table:table-cell>
          <table:table-cell office:value-type="error" office:string-value="#N/A" table:formula="of:=IF([.M110]=&quot;&quot;;NA();[.M110])" table:style-name="ce1">
            <text:p>#N/A</text:p>
          </table:table-cell>
          <table:table-cell office:value-type="error" office:string-value="#N/A" table:formula="of:=IF([.N110]=&quot;&quot;;NA();[.N1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1]=2030;[.F11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1]=&quot;&quot;;NA();[.L111])" table:style-name="ce2">
            <text:p>#N/A</text:p>
          </table:table-cell>
          <table:table-cell office:value-type="error" office:string-value="#N/A" table:formula="of:=IF([.M111]=&quot;&quot;;NA();[.M111])" table:style-name="ce1">
            <text:p>#N/A</text:p>
          </table:table-cell>
          <table:table-cell office:value-type="error" office:string-value="#N/A" table:formula="of:=IF([.N111]=&quot;&quot;;NA();[.N1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2]=2030;[.F11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2]=&quot;&quot;;NA();[.L112])" table:style-name="ce2">
            <text:p>#N/A</text:p>
          </table:table-cell>
          <table:table-cell office:value-type="error" office:string-value="#N/A" table:formula="of:=IF([.M112]=&quot;&quot;;NA();[.M112])" table:style-name="ce1">
            <text:p>#N/A</text:p>
          </table:table-cell>
          <table:table-cell office:value-type="error" office:string-value="#N/A" table:formula="of:=IF([.N112]=&quot;&quot;;NA();[.N1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3]=2030;[.F11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3]=&quot;&quot;;NA();[.L113])" table:style-name="ce2">
            <text:p>#N/A</text:p>
          </table:table-cell>
          <table:table-cell office:value-type="error" office:string-value="#N/A" table:formula="of:=IF([.M113]=&quot;&quot;;NA();[.M113])" table:style-name="ce1">
            <text:p>#N/A</text:p>
          </table:table-cell>
          <table:table-cell office:value-type="error" office:string-value="#N/A" table:formula="of:=IF([.N113]=&quot;&quot;;NA();[.N1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4]=2030;[.F11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4]=&quot;&quot;;NA();[.L114])" table:style-name="ce2">
            <text:p>#N/A</text:p>
          </table:table-cell>
          <table:table-cell office:value-type="error" office:string-value="#N/A" table:formula="of:=IF([.M114]=&quot;&quot;;NA();[.M114])" table:style-name="ce1">
            <text:p>#N/A</text:p>
          </table:table-cell>
          <table:table-cell office:value-type="error" office:string-value="#N/A" table:formula="of:=IF([.N114]=&quot;&quot;;NA();[.N1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5]=2030;[.F11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5]=&quot;&quot;;NA();[.L115])" table:style-name="ce2">
            <text:p>#N/A</text:p>
          </table:table-cell>
          <table:table-cell office:value-type="error" office:string-value="#N/A" table:formula="of:=IF([.M115]=&quot;&quot;;NA();[.M115])" table:style-name="ce1">
            <text:p>#N/A</text:p>
          </table:table-cell>
          <table:table-cell office:value-type="error" office:string-value="#N/A" table:formula="of:=IF([.N115]=&quot;&quot;;NA();[.N1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6]=2030;[.F11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6]=&quot;&quot;;NA();[.L116])" table:style-name="ce2">
            <text:p>#N/A</text:p>
          </table:table-cell>
          <table:table-cell office:value-type="error" office:string-value="#N/A" table:formula="of:=IF([.M116]=&quot;&quot;;NA();[.M116])" table:style-name="ce1">
            <text:p>#N/A</text:p>
          </table:table-cell>
          <table:table-cell office:value-type="error" office:string-value="#N/A" table:formula="of:=IF([.N116]=&quot;&quot;;NA();[.N1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7]=2030;[.F11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7]=&quot;&quot;;NA();[.L117])" table:style-name="ce2">
            <text:p>#N/A</text:p>
          </table:table-cell>
          <table:table-cell office:value-type="error" office:string-value="#N/A" table:formula="of:=IF([.M117]=&quot;&quot;;NA();[.M117])" table:style-name="ce1">
            <text:p>#N/A</text:p>
          </table:table-cell>
          <table:table-cell office:value-type="error" office:string-value="#N/A" table:formula="of:=IF([.N117]=&quot;&quot;;NA();[.N11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8]=2030;[.F11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8]=&quot;&quot;;NA();[.L118])" table:style-name="ce2">
            <text:p>#N/A</text:p>
          </table:table-cell>
          <table:table-cell office:value-type="error" office:string-value="#N/A" table:formula="of:=IF([.M118]=&quot;&quot;;NA();[.M118])" table:style-name="ce1">
            <text:p>#N/A</text:p>
          </table:table-cell>
          <table:table-cell office:value-type="error" office:string-value="#N/A" table:formula="of:=IF([.N118]=&quot;&quot;;NA();[.N1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19]=2030;[.F11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9]=&quot;&quot;;NA();[.L119])" table:style-name="ce2">
            <text:p>#N/A</text:p>
          </table:table-cell>
          <table:table-cell office:value-type="error" office:string-value="#N/A" table:formula="of:=IF([.M119]=&quot;&quot;;NA();[.M119])" table:style-name="ce1">
            <text:p>#N/A</text:p>
          </table:table-cell>
          <table:table-cell office:value-type="error" office:string-value="#N/A" table:formula="of:=IF([.N119]=&quot;&quot;;NA();[.N1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0]=2030;[.F12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0]=&quot;&quot;;NA();[.L120])" table:style-name="ce2">
            <text:p>#N/A</text:p>
          </table:table-cell>
          <table:table-cell office:value-type="error" office:string-value="#N/A" table:formula="of:=IF([.M120]=&quot;&quot;;NA();[.M120])" table:style-name="ce1">
            <text:p>#N/A</text:p>
          </table:table-cell>
          <table:table-cell office:value-type="error" office:string-value="#N/A" table:formula="of:=IF([.N120]=&quot;&quot;;NA();[.N1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1]=2030;[.F12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1]=2030;[.S121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2]=2030;[.F12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2]=2030;[.S122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3]=2030;[.F12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3]=2030;[.S123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4]=2030;[.F12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4]=2030;[.S124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5]=2030;[.F125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5]=2030;[.S125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6]=2030;[.F126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6]=2030;[.S126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7]=2030;[.F127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7]=2030;[.S127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8]=2030;[.F128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8]=2030;[.S128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29]=2030;[.F129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9]=2030;[.S129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30]=2030;[.F130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0]=2030;[.S130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31]=2030;[.F13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1]=2030;[.S131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32]=2030;[.F13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2]=2030;[.S132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33]=2030;[.F13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3]=2030;[.S133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3"/>
          <table:table-cell office:value-type="string" office:string-value="" table:formula="of:=IF([.G134]=2030;[.F13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4]=2030;[.S134];&quot;&quot;)" table:style-name="ce1"/>
          <table:table-cell table:number-columns-repeated="16355"/>
        </table:table-row>
        <table:table-row table:number-rows-repeated="1048442" table:style-name="ro1">
          <table:table-cell table:number-columns-repeated="6"/>
          <table:table-cell table:style-name="ce46"/>
          <table:table-cell/>
          <table:table-cell table:style-name="ce49"/>
          <table:table-cell table:number-columns-repeated="16375"/>
        </table:table-row>
      </table:table>
      <table:table table:name="Onshore_WT" table:style-name="ta1">
        <table:table-column table:style-name="co1" table:default-cell-style-name="ce1"/>
        <table:table-column table:style-name="co15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4" table:default-cell-style-name="ce3"/>
        <table:table-column table:style-name="co4" table:default-cell-style-name="ce1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2"/>
        <table:table-column table:style-name="co6" table:default-cell-style-name="ce1"/>
        <table:table-column table:style-name="co7" table:default-cell-style-name="ce3"/>
        <table:table-column table:style-name="co4" table:number-columns-repeated="13" table:default-cell-style-name="ce1"/>
        <table:table-column table:style-name="co4" table:default-cell-style-name="ce2"/>
        <table:table-column table:style-name="co8" table:default-cell-style-name="ce1"/>
        <table:table-column table:style-name="co9" table:default-cell-style-name="ce3"/>
        <table:table-column table:style-name="co4" table:number-columns-repeated="16354" table:default-cell-style-name="ce1"/>
        <table:table-row table:style-name="ro1">
          <table:table-cell office:value-type="string" table:style-name="ce5">
            <text:p>Study</text:p>
          </table:table-cell>
          <table:table-cell office:value-type="string" table:style-name="ce5">
            <text:p>Ref</text:p>
          </table:table-cell>
          <table:table-cell office:value-type="string" table:style-name="ce5">
            <text:p>Price</text:p>
          </table:table-cell>
          <table:table-cell office:value-type="string" table:style-name="ce5">
            <text:p>Prop</text:p>
          </table:table-cell>
          <table:table-cell office:value-type="string" table:style-name="ce5">
            <text:p>range</text:p>
          </table:table-cell>
          <table:table-cell office:value-type="string" table:style-name="ce6">
            <text:p>Price [€/kWh]</text:p>
          </table:table-cell>
          <table:table-cell office:value-type="string" table:style-name="ce50">
            <text:p>Year</text:p>
          </table:table-cell>
          <table:table-cell table:style-name="ce5"/>
          <table:table-cell office:value-type="string" table:style-name="ce53">
            <text:p>Consider</text:p>
          </table:table-cell>
          <table:table-cell office:value-type="string" table:style-name="ce5">
            <text:p>Price [€/kWh]</text:p>
          </table:table-cell>
          <table:table-cell table:style-name="ce8"/>
          <table:table-cell office:value-type="string" table:style-name="ce12">
            <text:p>Today</text:p>
          </table:table-cell>
          <table:table-cell office:value-type="string" table:style-name="ce13">
            <text:p>year 2030</text:p>
          </table:table-cell>
          <table:table-cell office:value-type="string" table:style-name="ce27">
            <text:p>year 2050</text:p>
          </table:table-cell>
          <table:table-cell table:number-columns-repeated="13" table:style-name="ce5"/>
          <table:table-cell office:value-type="string" table:style-name="ce9">
            <text:p>Today</text:p>
          </table:table-cell>
          <table:table-cell office:value-type="string" table:style-name="ce10">
            <text:p>year 2030</text:p>
          </table:table-cell>
          <table:table-cell office:value-type="string" table:style-name="ce11">
            <text:p>year 2050</text:p>
          </table:table-cell>
          <table:table-cell table:number-columns-repeated="16354" table:style-name="ce5"/>
        </table:table-row>
        <table:table-row table:style-name="ro2">
          <table:table-cell office:value-type="string" table:style-name="ce1">
            <text:p>Sens (2022)</text:p>
          </table:table-cell>
          <table:table-cell office:value-type="string" table:style-name="ce1">
            <text:p>[37]</text:p>
          </table:table-cell>
          <table:table-cell office:value-type="float" office:value="1325" table:style-name="ce1">
            <text:p>1325</text:p>
          </table:table-cell>
          <table:table-cell table:number-columns-repeated="2" table:style-name="ce1"/>
          <table:table-cell office:value-type="float" office:value="1325" table:style-name="ce4">
            <text:p>1325</text:p>
          </table:table-cell>
          <table:table-cell office:value-type="float" office:value="2020" table:style-name="ce52">
            <text:p>202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325" table:formula="of:=IF([.I2]=&quot;yes&quot;;[.F2];&quot;&quot;)" table:style-name="ce3">
            <text:p>1325</text:p>
          </table:table-cell>
          <table:table-cell table:style-name="ce2"/>
          <table:table-cell office:value-type="float" office:value="1325" table:formula="of:=IF([.G2]&lt;2025;[.J2];&quot;&quot;)" table:style-name="ce2">
            <text:p>1325</text:p>
          </table:table-cell>
          <table:table-cell office:value-type="string" office:string-value="" table:formula="of:=IF([.G2]=2030;[.J2];&quot;&quot;)" table:style-name="ce1"/>
          <table:table-cell office:value-type="string" office:string-value="" table:formula="of:=IF([.G2]&gt;2039;[.J2];&quot;&quot;)" table:style-name="ce3"/>
          <table:table-cell table:style-name="ce1">
            <draw:frame draw:z-index="2" draw:id="id10" draw:style-name="a70" draw:name="Chart 2" svg:x="0.18546in" svg:y="0.19792in" svg:width="4.44996in" svg:height="2.9733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float" office:value="1325" table:formula="of:=IF([.L2]=&quot;&quot;;NA();[.L2])" table:style-name="ce2">
            <text:p>1325</text:p>
          </table:table-cell>
          <table:table-cell office:value-type="error" office:string-value="#N/A" table:formula="of:=IF([.M2]=&quot;&quot;;NA();[.M2])" table:style-name="ce1">
            <text:p>#N/A</text:p>
          </table:table-cell>
          <table:table-cell office:value-type="error" office:string-value="#N/A" table:formula="of:=IF([.N2]=&quot;&quot;;NA();[.N2])" table:style-name="ce3">
            <text:p>#N/A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">
            <text:p>940-1210<text:s/>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940" table:style-name="ce4">
            <text:p>940</text:p>
          </table:table-cell>
          <table:table-cell office:value-type="float" office:value="2030" table:style-name="ce52">
            <text:p>203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940" table:formula="of:=IF([.I3]=&quot;yes&quot;;[.F3];&quot;&quot;)" table:style-name="ce3">
            <text:p>940</text:p>
          </table:table-cell>
          <table:table-cell table:style-name="ce2"/>
          <table:table-cell office:value-type="string" office:string-value="" table:formula="of:=IF([.G3]&lt;2025;[.J3];&quot;&quot;)" table:style-name="ce2"/>
          <table:table-cell office:value-type="float" office:value="940" table:formula="of:=IF([.G3]=2030;[.J3];&quot;&quot;)" table:style-name="ce1">
            <text:p>940</text:p>
          </table:table-cell>
          <table:table-cell office:value-type="string" office:string-value="" table:formula="of:=IF([.G3]&gt;2039;[.J3];&quot;&quot;)" table:style-name="ce3"/>
          <table:table-cell table:number-columns-repeated="7" table:style-name="ce1"/>
          <table:table-cell office:value-type="string" table:style-name="ce16">
            <text:p>year</text:p>
          </table:table-cell>
          <table:table-cell office:value-type="string" table:style-name="ce17">
            <text:p>avg</text:p>
          </table:table-cell>
          <table:table-cell office:value-type="string" table:style-name="ce18">
            <text:p>min</text:p>
          </table:table-cell>
          <table:table-cell office:value-type="string" table:style-name="ce19">
            <text:p>max</text:p>
          </table:table-cell>
          <table:table-cell table:number-columns-repeated="2" table:style-name="ce1"/>
          <table:table-cell office:value-type="error" office:string-value="#N/A" table:formula="of:=IF([.L3]=&quot;&quot;;NA();[.L3])" table:style-name="ce2">
            <text:p>#N/A</text:p>
          </table:table-cell>
          <table:table-cell office:value-type="float" office:value="940" table:formula="of:=IF([.M3]=&quot;&quot;;NA();[.M3])" table:style-name="ce1">
            <text:p>940</text:p>
          </table:table-cell>
          <table:table-cell office:value-type="error" office:string-value="#N/A" table:formula="of:=IF([.N3]=&quot;&quot;;NA();[.N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210" table:style-name="ce4">
            <text:p>1210</text:p>
          </table:table-cell>
          <table:table-cell office:value-type="float" office:value="2030" table:style-name="ce52">
            <text:p>203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210" table:formula="of:=IF([.I4]=&quot;yes&quot;;[.F4];&quot;&quot;)" table:style-name="ce3">
            <text:p>1210</text:p>
          </table:table-cell>
          <table:table-cell table:style-name="ce2"/>
          <table:table-cell office:value-type="string" office:string-value="" table:formula="of:=IF([.G4]&lt;2025;[.J4];&quot;&quot;)" table:style-name="ce2"/>
          <table:table-cell office:value-type="float" office:value="1210" table:formula="of:=IF([.G4]=2030;[.J4];&quot;&quot;)" table:style-name="ce1">
            <text:p>1210</text:p>
          </table:table-cell>
          <table:table-cell office:value-type="string" office:string-value="" table:formula="of:=IF([.G4]&gt;2039;[.J4];&quot;&quot;)" table:style-name="ce3"/>
          <table:table-cell table:number-columns-repeated="7" table:style-name="ce1"/>
          <table:table-cell office:value-type="float" office:value="2020" table:style-name="ce20">
            <text:p>2020</text:p>
          </table:table-cell>
          <table:table-cell office:value-type="float" office:value="1509" table:formula="of:=AVERAGE([.L:.L])" table:style-name="ce15">
            <text:p>1509</text:p>
          </table:table-cell>
          <table:table-cell office:value-type="float" office:value="990" table:formula="of:=MIN([.L:.L])" table:style-name="ce14">
            <text:p>990</text:p>
          </table:table-cell>
          <table:table-cell office:value-type="float" office:value="2213" table:formula="of:=MAX([.L:.L])" table:style-name="ce21">
            <text:p>2213</text:p>
          </table:table-cell>
          <table:table-cell table:number-columns-repeated="2" table:style-name="ce1"/>
          <table:table-cell office:value-type="error" office:string-value="#N/A" table:formula="of:=IF([.L4]=&quot;&quot;;NA();[.L4])" table:style-name="ce2">
            <text:p>#N/A</text:p>
          </table:table-cell>
          <table:table-cell office:value-type="float" office:value="1210" table:formula="of:=IF([.M4]=&quot;&quot;;NA();[.M4])" table:style-name="ce1">
            <text:p>1210</text:p>
          </table:table-cell>
          <table:table-cell office:value-type="error" office:string-value="#N/A" table:formula="of:=IF([.N4]=&quot;&quot;;NA();[.N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820-1120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820" table:style-name="ce4">
            <text:p>820</text:p>
          </table:table-cell>
          <table:table-cell office:value-type="float" office:value="2050" table:style-name="ce52">
            <text:p>205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820" table:formula="of:=IF([.I5]=&quot;yes&quot;;[.F5];&quot;&quot;)" table:style-name="ce3">
            <text:p>820</text:p>
          </table:table-cell>
          <table:table-cell table:style-name="ce2"/>
          <table:table-cell office:value-type="string" office:string-value="" table:formula="of:=IF([.G5]&lt;2025;[.J5];&quot;&quot;)" table:style-name="ce2"/>
          <table:table-cell office:value-type="string" office:string-value="" table:formula="of:=IF([.G5]=2030;[.J5];&quot;&quot;)" table:style-name="ce1"/>
          <table:table-cell office:value-type="float" office:value="820" table:formula="of:=IF([.G5]&gt;2039;[.J5];&quot;&quot;)" table:style-name="ce3">
            <text:p>820</text:p>
          </table:table-cell>
          <table:table-cell table:number-columns-repeated="7" table:style-name="ce1"/>
          <table:table-cell office:value-type="float" office:value="2030" table:style-name="ce22">
            <text:p>2030</text:p>
          </table:table-cell>
          <table:table-cell office:value-type="float" office:value="1075" table:formula="of:=AVERAGE([.M:.M])" table:style-name="ce15">
            <text:p>1075</text:p>
          </table:table-cell>
          <table:table-cell office:value-type="float" office:value="800" table:formula="of:=MIN([.M:.M])" table:style-name="ce14">
            <text:p>800</text:p>
          </table:table-cell>
          <table:table-cell office:value-type="float" office:value="1350" table:formula="of:=MAX([.M:.M])" table:style-name="ce21">
            <text:p>1350</text:p>
          </table:table-cell>
          <table:table-cell table:number-columns-repeated="2" table:style-name="ce1"/>
          <table:table-cell office:value-type="error" office:string-value="#N/A" table:formula="of:=IF([.L5]=&quot;&quot;;NA();[.L5])" table:style-name="ce2">
            <text:p>#N/A</text:p>
          </table:table-cell>
          <table:table-cell office:value-type="error" office:string-value="#N/A" table:formula="of:=IF([.M5]=&quot;&quot;;NA();[.M5])" table:style-name="ce1">
            <text:p>#N/A</text:p>
          </table:table-cell>
          <table:table-cell office:value-type="float" office:value="820" table:formula="of:=IF([.N5]=&quot;&quot;;NA();[.N5])" table:style-name="ce3">
            <text:p>820</text:p>
          </table:table-cell>
          <table:table-cell table:number-columns-repeated="16354"/>
        </table:table-row>
        <table:table-row table:style-name="ro2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120" table:style-name="ce4">
            <text:p>1120</text:p>
          </table:table-cell>
          <table:table-cell office:value-type="float" office:value="2050" table:style-name="ce52">
            <text:p>205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120" table:formula="of:=IF([.I6]=&quot;yes&quot;;[.F6];&quot;&quot;)" table:style-name="ce3">
            <text:p>1120</text:p>
          </table:table-cell>
          <table:table-cell table:style-name="ce2"/>
          <table:table-cell office:value-type="string" office:string-value="" table:formula="of:=IF([.G6]&lt;2025;[.J6];&quot;&quot;)" table:style-name="ce2"/>
          <table:table-cell office:value-type="string" office:string-value="" table:formula="of:=IF([.G6]=2030;[.J6];&quot;&quot;)" table:style-name="ce1"/>
          <table:table-cell office:value-type="float" office:value="1120" table:formula="of:=IF([.G6]&gt;2039;[.J6];&quot;&quot;)" table:style-name="ce3">
            <text:p>1120</text:p>
          </table:table-cell>
          <table:table-cell table:number-columns-repeated="7" table:style-name="ce1"/>
          <table:table-cell office:value-type="float" office:value="2050" table:style-name="ce23">
            <text:p>2050</text:p>
          </table:table-cell>
          <table:table-cell office:value-type="float" office:value="897.5" table:formula="of:=AVERAGE([.N:.N])" table:style-name="ce24">
            <text:p>898</text:p>
          </table:table-cell>
          <table:table-cell office:value-type="float" office:value="650" table:formula="of:=MIN([.N:.N])" table:style-name="ce25">
            <text:p>650</text:p>
          </table:table-cell>
          <table:table-cell office:value-type="float" office:value="1120" table:formula="of:=MAX([.N:.N])" table:style-name="ce26">
            <text:p>1120</text:p>
          </table:table-cell>
          <table:table-cell table:number-columns-repeated="2" table:style-name="ce1"/>
          <table:table-cell office:value-type="error" office:string-value="#N/A" table:formula="of:=IF([.L6]=&quot;&quot;;NA();[.L6])" table:style-name="ce2">
            <text:p>#N/A</text:p>
          </table:table-cell>
          <table:table-cell office:value-type="error" office:string-value="#N/A" table:formula="of:=IF([.M6]=&quot;&quot;;NA();[.M6])" table:style-name="ce1">
            <text:p>#N/A</text:p>
          </table:table-cell>
          <table:table-cell office:value-type="float" office:value="1120" table:formula="of:=IF([.N6]=&quot;&quot;;NA();[.N6])" table:style-name="ce3">
            <text:p>112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EA (2020)</text:p>
          </table:table-cell>
          <table:table-cell office:value-type="string" table:style-name="ce1">
            <text:p>[39]</text:p>
          </table:table-cell>
          <table:table-cell office:value-type="string" table:style-name="ce1">
            <text:p>1055 – 2213 USD/kW</text:p>
          </table:table-cell>
          <table:table-cell office:value-type="string" table:style-name="ce1">
            <text:p>Emerging c</text:p>
          </table:table-cell>
          <table:table-cell office:value-type="string" table:style-name="ce1">
            <text:p>Avg</text:p>
          </table:table-cell>
          <table:table-cell office:value-type="float" office:value="1591" table:style-name="ce4">
            <text:p>1591</text:p>
          </table:table-cell>
          <table:table-cell office:value-type="float" office:value="2019" table:style-name="ce52">
            <text:p>2019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591" table:formula="of:=IF([.I7]=&quot;yes&quot;;[.F7];&quot;&quot;)" table:style-name="ce3">
            <text:p>1591</text:p>
          </table:table-cell>
          <table:table-cell table:style-name="ce2"/>
          <table:table-cell office:value-type="float" office:value="1591" table:formula="of:=IF([.G7]&lt;2025;[.J7];&quot;&quot;)" table:style-name="ce2">
            <text:p>1591</text:p>
          </table:table-cell>
          <table:table-cell office:value-type="string" office:string-value="" table:formula="of:=IF([.G7]=2030;[.J7];&quot;&quot;)" table:style-name="ce1"/>
          <table:table-cell office:value-type="string" office:string-value="" table:formula="of:=IF([.G7]&gt;2039;[.J7];&quot;&quot;)" table:style-name="ce3"/>
          <table:table-cell table:number-columns-repeated="13" table:style-name="ce1"/>
          <table:table-cell office:value-type="float" office:value="1591" table:formula="of:=IF([.L7]=&quot;&quot;;NA();[.L7])" table:style-name="ce2">
            <text:p>1591</text:p>
          </table:table-cell>
          <table:table-cell office:value-type="error" office:string-value="#N/A" table:formula="of:=IF([.M7]=&quot;&quot;;NA();[.M7])" table:style-name="ce1">
            <text:p>#N/A</text:p>
          </table:table-cell>
          <table:table-cell office:value-type="error" office:string-value="#N/A" table:formula="of:=IF([.N7]=&quot;&quot;;NA();[.N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Emerging c</text:p>
          </table:table-cell>
          <table:table-cell office:value-type="string" table:style-name="ce1">
            <text:p>Min</text:p>
          </table:table-cell>
          <table:table-cell office:value-type="float" office:value="1055" table:style-name="ce4">
            <text:p>1055</text:p>
          </table:table-cell>
          <table:table-cell office:value-type="float" office:value="2019" table:style-name="ce52">
            <text:p>2019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055" table:formula="of:=IF([.I8]=&quot;yes&quot;;[.F8];&quot;&quot;)" table:style-name="ce3">
            <text:p>1055</text:p>
          </table:table-cell>
          <table:table-cell table:style-name="ce2"/>
          <table:table-cell office:value-type="float" office:value="1055" table:formula="of:=IF([.G8]&lt;2025;[.J8];&quot;&quot;)" table:style-name="ce2">
            <text:p>1055</text:p>
          </table:table-cell>
          <table:table-cell office:value-type="string" office:string-value="" table:formula="of:=IF([.G8]=2030;[.J8];&quot;&quot;)" table:style-name="ce1"/>
          <table:table-cell office:value-type="string" office:string-value="" table:formula="of:=IF([.G8]&gt;2039;[.J8];&quot;&quot;)" table:style-name="ce3"/>
          <table:table-cell table:number-columns-repeated="13" table:style-name="ce1"/>
          <table:table-cell office:value-type="float" office:value="1055" table:formula="of:=IF([.L8]=&quot;&quot;;NA();[.L8])" table:style-name="ce2">
            <text:p>1055</text:p>
          </table:table-cell>
          <table:table-cell office:value-type="error" office:string-value="#N/A" table:formula="of:=IF([.M8]=&quot;&quot;;NA();[.M8])" table:style-name="ce1">
            <text:p>#N/A</text:p>
          </table:table-cell>
          <table:table-cell office:value-type="error" office:string-value="#N/A" table:formula="of:=IF([.N8]=&quot;&quot;;NA();[.N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Emerging c</text:p>
          </table:table-cell>
          <table:table-cell office:value-type="string" table:style-name="ce1">
            <text:p>Max</text:p>
          </table:table-cell>
          <table:table-cell office:value-type="float" office:value="2213" table:style-name="ce4">
            <text:p>2213</text:p>
          </table:table-cell>
          <table:table-cell office:value-type="float" office:value="2019" table:style-name="ce52">
            <text:p>2019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2213" table:formula="of:=IF([.I9]=&quot;yes&quot;;[.F9];&quot;&quot;)" table:style-name="ce3">
            <text:p>2213</text:p>
          </table:table-cell>
          <table:table-cell table:style-name="ce2"/>
          <table:table-cell office:value-type="float" office:value="2213" table:formula="of:=IF([.G9]&lt;2025;[.J9];&quot;&quot;)" table:style-name="ce2">
            <text:p>2213</text:p>
          </table:table-cell>
          <table:table-cell office:value-type="string" office:string-value="" table:formula="of:=IF([.G9]=2030;[.J9];&quot;&quot;)" table:style-name="ce1"/>
          <table:table-cell office:value-type="string" office:string-value="" table:formula="of:=IF([.G9]&gt;2039;[.J9];&quot;&quot;)" table:style-name="ce3"/>
          <table:table-cell table:number-columns-repeated="13" table:style-name="ce1"/>
          <table:table-cell office:value-type="float" office:value="2213" table:formula="of:=IF([.L9]=&quot;&quot;;NA();[.L9])" table:style-name="ce2">
            <text:p>2213</text:p>
          </table:table-cell>
          <table:table-cell office:value-type="error" office:string-value="#N/A" table:formula="of:=IF([.M9]=&quot;&quot;;NA();[.M9])" table:style-name="ce1">
            <text:p>#N/A</text:p>
          </table:table-cell>
          <table:table-cell office:value-type="error" office:string-value="#N/A" table:formula="of:=IF([.N9]=&quot;&quot;;NA();[.N9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ENA (2022)</text:p>
          </table:table-cell>
          <table:table-cell office:value-type="string" table:style-name="ce1">
            <text:p>[41]</text:p>
          </table:table-cell>
          <table:table-cell office:value-type="string" table:style-name="ce1">
            <text:p>1626 USD/kW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Avg</text:p>
          </table:table-cell>
          <table:table-cell office:value-type="float" office:value="1626" table:style-name="ce4">
            <text:p>1626</text:p>
          </table:table-cell>
          <table:table-cell office:value-type="float" office:value="2022" table:style-name="ce52">
            <text:p>2022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626" table:formula="of:=IF([.I10]=&quot;yes&quot;;[.F10];&quot;&quot;)" table:style-name="ce3">
            <text:p>1626</text:p>
          </table:table-cell>
          <table:table-cell table:style-name="ce2"/>
          <table:table-cell office:value-type="float" office:value="1626" table:formula="of:=IF([.G10]&lt;2025;[.J10];&quot;&quot;)" table:style-name="ce2">
            <text:p>1626</text:p>
          </table:table-cell>
          <table:table-cell office:value-type="string" office:string-value="" table:formula="of:=IF([.G10]=2030;[.J10];&quot;&quot;)" table:style-name="ce1"/>
          <table:table-cell office:value-type="string" office:string-value="" table:formula="of:=IF([.G10]&gt;2039;[.J10];&quot;&quot;)" table:style-name="ce3"/>
          <table:table-cell table:number-columns-repeated="13" table:style-name="ce1"/>
          <table:table-cell office:value-type="float" office:value="1626" table:formula="of:=IF([.L10]=&quot;&quot;;NA();[.L10])" table:style-name="ce2">
            <text:p>1626</text:p>
          </table:table-cell>
          <table:table-cell office:value-type="error" office:string-value="#N/A" table:formula="of:=IF([.M10]=&quot;&quot;;NA();[.M10])" table:style-name="ce1">
            <text:p>#N/A</text:p>
          </table:table-cell>
          <table:table-cell office:value-type="error" office:string-value="#N/A" table:formula="of:=IF([.N10]=&quot;&quot;;NA();[.N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Europe</text:p>
          </table:table-cell>
          <table:table-cell office:value-type="string" table:style-name="ce1">
            <text:p>Min</text:p>
          </table:table-cell>
          <table:table-cell office:value-type="float" office:value="990" table:style-name="ce4">
            <text:p>990</text:p>
          </table:table-cell>
          <table:table-cell office:value-type="float" office:value="2022" table:style-name="ce52">
            <text:p>2022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990" table:formula="of:=IF([.I11]=&quot;yes&quot;;[.F11];&quot;&quot;)" table:style-name="ce3">
            <text:p>990</text:p>
          </table:table-cell>
          <table:table-cell table:style-name="ce2"/>
          <table:table-cell office:value-type="float" office:value="990" table:formula="of:=IF([.G11]&lt;2025;[.J11];&quot;&quot;)" table:style-name="ce2">
            <text:p>990</text:p>
          </table:table-cell>
          <table:table-cell office:value-type="string" office:string-value="" table:formula="of:=IF([.G11]=2030;[.J11];&quot;&quot;)" table:style-name="ce1"/>
          <table:table-cell office:value-type="string" office:string-value="" table:formula="of:=IF([.G11]&gt;2039;[.J11];&quot;&quot;)" table:style-name="ce3"/>
          <table:table-cell table:number-columns-repeated="13" table:style-name="ce1"/>
          <table:table-cell office:value-type="float" office:value="990" table:formula="of:=IF([.L11]=&quot;&quot;;NA();[.L11])" table:style-name="ce2">
            <text:p>990</text:p>
          </table:table-cell>
          <table:table-cell office:value-type="error" office:string-value="#N/A" table:formula="of:=IF([.M11]=&quot;&quot;;NA();[.M11])" table:style-name="ce1">
            <text:p>#N/A</text:p>
          </table:table-cell>
          <table:table-cell office:value-type="error" office:string-value="#N/A" table:formula="of:=IF([.N11]=&quot;&quot;;NA();[.N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3" table:style-name="ce1"/>
          <table:table-cell office:value-type="string" table:style-name="ce1">
            <text:p>Europe</text:p>
          </table:table-cell>
          <table:table-cell office:value-type="string" table:style-name="ce1">
            <text:p>Max</text:p>
          </table:table-cell>
          <table:table-cell office:value-type="float" office:value="1998" table:style-name="ce4">
            <text:p>1998</text:p>
          </table:table-cell>
          <table:table-cell office:value-type="float" office:value="2022" table:style-name="ce52">
            <text:p>2022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998" table:formula="of:=IF([.I12]=&quot;yes&quot;;[.F12];&quot;&quot;)" table:style-name="ce3">
            <text:p>1998</text:p>
          </table:table-cell>
          <table:table-cell table:style-name="ce2"/>
          <table:table-cell office:value-type="float" office:value="1998" table:formula="of:=IF([.G12]&lt;2025;[.J12];&quot;&quot;)" table:style-name="ce2">
            <text:p>1998</text:p>
          </table:table-cell>
          <table:table-cell office:value-type="string" office:string-value="" table:formula="of:=IF([.G12]=2030;[.J12];&quot;&quot;)" table:style-name="ce1"/>
          <table:table-cell office:value-type="string" office:string-value="" table:formula="of:=IF([.G12]&gt;2039;[.J12];&quot;&quot;)" table:style-name="ce3"/>
          <table:table-cell table:number-columns-repeated="13" table:style-name="ce1"/>
          <table:table-cell office:value-type="float" office:value="1998" table:formula="of:=IF([.L12]=&quot;&quot;;NA();[.L12])" table:style-name="ce2">
            <text:p>1998</text:p>
          </table:table-cell>
          <table:table-cell office:value-type="error" office:string-value="#N/A" table:formula="of:=IF([.M12]=&quot;&quot;;NA();[.M12])" table:style-name="ce1">
            <text:p>#N/A</text:p>
          </table:table-cell>
          <table:table-cell office:value-type="error" office:string-value="#N/A" table:formula="of:=IF([.N12]=&quot;&quot;;NA();[.N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1274 USD/kW</text:p>
          </table:table-cell>
          <table:table-cell office:value-type="string" table:style-name="ce1">
            <text:p>Global avg</text:p>
          </table:table-cell>
          <table:table-cell table:style-name="ce1"/>
          <table:table-cell office:value-type="float" office:value="1274" table:style-name="ce4">
            <text:p>1274</text:p>
          </table:table-cell>
          <table:table-cell office:value-type="float" office:value="2022" table:style-name="ce52">
            <text:p>2022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274" table:formula="of:=IF([.I13]=&quot;yes&quot;;[.F13];&quot;&quot;)" table:style-name="ce3">
            <text:p>1274</text:p>
          </table:table-cell>
          <table:table-cell table:style-name="ce2"/>
          <table:table-cell office:value-type="float" office:value="1274" table:formula="of:=IF([.G13]&lt;2025;[.J13];&quot;&quot;)" table:style-name="ce2">
            <text:p>1274</text:p>
          </table:table-cell>
          <table:table-cell office:value-type="string" office:string-value="" table:formula="of:=IF([.G13]=2030;[.J13];&quot;&quot;)" table:style-name="ce1"/>
          <table:table-cell office:value-type="string" office:string-value="" table:formula="of:=IF([.G13]&gt;2039;[.J13];&quot;&quot;)" table:style-name="ce3"/>
          <table:table-cell table:number-columns-repeated="13" table:style-name="ce1"/>
          <table:table-cell office:value-type="float" office:value="1274" table:formula="of:=IF([.L13]=&quot;&quot;;NA();[.L13])" table:style-name="ce2">
            <text:p>1274</text:p>
          </table:table-cell>
          <table:table-cell office:value-type="error" office:string-value="#N/A" table:formula="of:=IF([.M13]=&quot;&quot;;NA();[.M13])" table:style-name="ce1">
            <text:p>#N/A</text:p>
          </table:table-cell>
          <table:table-cell office:value-type="error" office:string-value="#N/A" table:formula="of:=IF([.N13]=&quot;&quot;;NA();[.N13])" table:style-name="ce3">
            <text:p>#N/A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ENA (2019)</text:p>
          </table:table-cell>
          <table:table-cell office:value-type="string" table:style-name="ce1">
            <text:p>[42]</text:p>
          </table:table-cell>
          <table:table-cell office:value-type="string" table:style-name="ce1">
            <text:p>800 – 1350 USD/kW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800" table:style-name="ce4">
            <text:p>800</text:p>
          </table:table-cell>
          <table:table-cell office:value-type="float" office:value="2030" table:style-name="ce52">
            <text:p>203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800" table:formula="of:=IF([.I14]=&quot;yes&quot;;[.F14];&quot;&quot;)" table:style-name="ce3">
            <text:p>800</text:p>
          </table:table-cell>
          <table:table-cell table:style-name="ce2"/>
          <table:table-cell office:value-type="string" office:string-value="" table:formula="of:=IF([.G14]&lt;2025;[.J14];&quot;&quot;)" table:style-name="ce2"/>
          <table:table-cell office:value-type="float" office:value="800" table:formula="of:=IF([.G14]=2030;[.J14];&quot;&quot;)" table:style-name="ce1">
            <text:p>800</text:p>
          </table:table-cell>
          <table:table-cell office:value-type="string" office:string-value="" table:formula="of:=IF([.G14]&gt;2039;[.J14];&quot;&quot;)" table:style-name="ce3"/>
          <table:table-cell table:number-columns-repeated="13" table:style-name="ce1"/>
          <table:table-cell office:value-type="error" office:string-value="#N/A" table:formula="of:=IF([.L14]=&quot;&quot;;NA();[.L14])" table:style-name="ce2">
            <text:p>#N/A</text:p>
          </table:table-cell>
          <table:table-cell office:value-type="float" office:value="800" table:formula="of:=IF([.M14]=&quot;&quot;;NA();[.M14])" table:style-name="ce1">
            <text:p>800</text:p>
          </table:table-cell>
          <table:table-cell office:value-type="error" office:string-value="#N/A" table:formula="of:=IF([.N14]=&quot;&quot;;NA();[.N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 table:style-name="ce1"/>
          <table:table-cell office:value-type="string" table:style-name="ce1">
            <text:p>Max</text:p>
          </table:table-cell>
          <table:table-cell office:value-type="float" office:value="1350" table:style-name="ce4">
            <text:p>1350</text:p>
          </table:table-cell>
          <table:table-cell office:value-type="float" office:value="2030" table:style-name="ce52">
            <text:p>203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350" table:formula="of:=IF([.I15]=&quot;yes&quot;;[.F15];&quot;&quot;)" table:style-name="ce3">
            <text:p>1350</text:p>
          </table:table-cell>
          <table:table-cell table:style-name="ce2"/>
          <table:table-cell office:value-type="string" office:string-value="" table:formula="of:=IF([.G15]&lt;2025;[.J15];&quot;&quot;)" table:style-name="ce2"/>
          <table:table-cell office:value-type="float" office:value="1350" table:formula="of:=IF([.G15]=2030;[.J15];&quot;&quot;)" table:style-name="ce1">
            <text:p>1350</text:p>
          </table:table-cell>
          <table:table-cell office:value-type="string" office:string-value="" table:formula="of:=IF([.G15]&gt;2039;[.J15];&quot;&quot;)" table:style-name="ce3"/>
          <table:table-cell table:number-columns-repeated="13" table:style-name="ce1"/>
          <table:table-cell office:value-type="error" office:string-value="#N/A" table:formula="of:=IF([.L15]=&quot;&quot;;NA();[.L15])" table:style-name="ce2">
            <text:p>#N/A</text:p>
          </table:table-cell>
          <table:table-cell office:value-type="float" office:value="1350" table:formula="of:=IF([.M15]=&quot;&quot;;NA();[.M15])" table:style-name="ce1">
            <text:p>1350</text:p>
          </table:table-cell>
          <table:table-cell office:value-type="error" office:string-value="#N/A" table:formula="of:=IF([.N15]=&quot;&quot;;NA();[.N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650 – 1000 USD/kW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float" office:value="650" table:style-name="ce4">
            <text:p>650</text:p>
          </table:table-cell>
          <table:table-cell office:value-type="float" office:value="2050" table:style-name="ce52">
            <text:p>205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650" table:formula="of:=IF([.I16]=&quot;yes&quot;;[.F16];&quot;&quot;)" table:style-name="ce3">
            <text:p>650</text:p>
          </table:table-cell>
          <table:table-cell table:style-name="ce2"/>
          <table:table-cell office:value-type="string" office:string-value="" table:formula="of:=IF([.G16]&lt;2025;[.J16];&quot;&quot;)" table:style-name="ce2"/>
          <table:table-cell office:value-type="string" office:string-value="" table:formula="of:=IF([.G16]=2030;[.J16];&quot;&quot;)" table:style-name="ce1"/>
          <table:table-cell office:value-type="float" office:value="650" table:formula="of:=IF([.G16]&gt;2039;[.J16];&quot;&quot;)" table:style-name="ce3">
            <text:p>650</text:p>
          </table:table-cell>
          <table:table-cell table:number-columns-repeated="13" table:style-name="ce1"/>
          <table:table-cell office:value-type="error" office:string-value="#N/A" table:formula="of:=IF([.L16]=&quot;&quot;;NA();[.L16])" table:style-name="ce2">
            <text:p>#N/A</text:p>
          </table:table-cell>
          <table:table-cell office:value-type="error" office:string-value="#N/A" table:formula="of:=IF([.M16]=&quot;&quot;;NA();[.M16])" table:style-name="ce1">
            <text:p>#N/A</text:p>
          </table:table-cell>
          <table:table-cell office:value-type="float" office:value="650" table:formula="of:=IF([.N16]=&quot;&quot;;NA();[.N16])" table:style-name="ce3">
            <text:p>650</text:p>
          </table:table-cell>
          <table:table-cell table:number-columns-repeated="16354"/>
        </table:table-row>
        <table:table-row table:style-name="ro1">
          <table:table-cell table:number-columns-repeated="4"/>
          <table:table-cell office:value-type="string" table:style-name="ce1">
            <text:p>Max</text:p>
          </table:table-cell>
          <table:table-cell office:value-type="float" office:value="1000" table:style-name="ce4">
            <text:p>1000</text:p>
          </table:table-cell>
          <table:table-cell office:value-type="float" office:value="2050" table:style-name="ce52">
            <text:p>2050</text:p>
          </table:table-cell>
          <table:table-cell table:style-name="ce1"/>
          <table:table-cell office:value-type="string" table:style-name="ce54">
            <text:p>yes</text:p>
          </table:table-cell>
          <table:table-cell office:value-type="float" office:value="1000" table:formula="of:=IF([.I17]=&quot;yes&quot;;[.F17];&quot;&quot;)" table:style-name="ce3">
            <text:p>1000</text:p>
          </table:table-cell>
          <table:table-cell table:style-name="ce2"/>
          <table:table-cell office:value-type="string" office:string-value="" table:formula="of:=IF([.G17]&lt;2025;[.J17];&quot;&quot;)" table:style-name="ce2"/>
          <table:table-cell office:value-type="string" office:string-value="" table:formula="of:=IF([.G17]=2030;[.J17];&quot;&quot;)" table:style-name="ce1"/>
          <table:table-cell office:value-type="float" office:value="1000" table:formula="of:=IF([.G17]&gt;2039;[.J17];&quot;&quot;)" table:style-name="ce3">
            <text:p>1000</text:p>
          </table:table-cell>
          <table:table-cell table:style-name="ce1"/>
          <table:table-cell table:number-columns-repeated="12" table:style-name="ce1"/>
          <table:table-cell office:value-type="error" office:string-value="#N/A" table:formula="of:=IF([.L17]=&quot;&quot;;NA();[.L17])" table:style-name="ce2">
            <text:p>#N/A</text:p>
          </table:table-cell>
          <table:table-cell office:value-type="error" office:string-value="#N/A" table:formula="of:=IF([.M17]=&quot;&quot;;NA();[.M17])" table:style-name="ce1">
            <text:p>#N/A</text:p>
          </table:table-cell>
          <table:table-cell office:value-type="float" office:value="1000" table:formula="of:=IF([.N17]=&quot;&quot;;NA();[.N17])" table:style-name="ce3">
            <text:p>1000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style-name="ce52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8]=&quot;&quot;;NA();[.L18])" table:style-name="ce2">
            <text:p>#N/A</text:p>
          </table:table-cell>
          <table:table-cell office:value-type="error" office:string-value="#N/A" table:formula="of:=IF([.M18]=&quot;&quot;;NA();[.M18])" table:style-name="ce1">
            <text:p>#N/A</text:p>
          </table:table-cell>
          <table:table-cell office:value-type="error" office:string-value="#N/A" table:formula="of:=IF([.N18]=&quot;&quot;;NA();[.N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style-name="ce52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19]=&quot;&quot;;NA();[.L19])" table:style-name="ce2">
            <text:p>#N/A</text:p>
          </table:table-cell>
          <table:table-cell office:value-type="error" office:string-value="#N/A" table:formula="of:=IF([.M19]=&quot;&quot;;NA();[.M19])" table:style-name="ce1">
            <text:p>#N/A</text:p>
          </table:table-cell>
          <table:table-cell office:value-type="error" office:string-value="#N/A" table:formula="of:=IF([.N19]=&quot;&quot;;NA();[.N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style-name="ce52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0]=&quot;&quot;;NA();[.L20])" table:style-name="ce2">
            <text:p>#N/A</text:p>
          </table:table-cell>
          <table:table-cell office:value-type="error" office:string-value="#N/A" table:formula="of:=IF([.M20]=&quot;&quot;;NA();[.M20])" table:style-name="ce1">
            <text:p>#N/A</text:p>
          </table:table-cell>
          <table:table-cell office:value-type="error" office:string-value="#N/A" table:formula="of:=IF([.N20]=&quot;&quot;;NA();[.N20])" table:style-name="ce3">
            <text:p>#N/A</text:p>
          </table:table-cell>
          <table:table-cell table:number-columns-repeated="16354"/>
        </table:table-row>
        <table:table-row table:style-name="ro1">
          <table:table-cell/>
          <table:table-cell table:style-name="ce1">
            <draw:frame draw:z-index="3" draw:id="id11" draw:style-name="a83" draw:name="TextBox 3" svg:x="0in" svg:y="0in" svg:width="6.11667in" svg:height="1.1in">
              <draw:text-box>
                <text:p text:style-name="a73" text:class-names="" text:cond-style-name=""><text:span text:style-name="a71" text:class-names="">To use the results of this market analysis please cite</text:span><text:span text:style-name="a72" text:class-names=""/></text:p>
                <text:p text:style-name="a76" text:class-names="" text:cond-style-name=""><text:span text:style-name="a74" text:class-names="">F. Superchi, A. Bianchini, A. Moustakis, and G. Pechlivanoglou, “Towards sustainable energy independence: A case study of green hydrogen as seasonal storage integration in a small island,” Renewable Energy, vol. 245, p. 122813, Jun. 2025</text:span><text:span text:style-name="a75" text:class-names=""/></text:p>
                <text:p text:style-name="a80" text:class-names="" text:cond-style-name=""><text:span text:style-name="a77" text:class-names="">DOI:<text:s text:c="1"/></text:span><text:span text:style-name="a78" text:class-names="">10.1016/j.renene.2025.122813</text:span><text:span text:style-name="a79" text:class-names=""/></text:p>
                <text:p text:style-name="a82" text:class-names="" text:cond-style-name=""><text:span text:style-name="a81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/>
          <table:table-cell table:style-name="ce4"/>
          <table:table-cell table:style-name="ce52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1]=&quot;&quot;;NA();[.L21])" table:style-name="ce2">
            <text:p>#N/A</text:p>
          </table:table-cell>
          <table:table-cell office:value-type="error" office:string-value="#N/A" table:formula="of:=IF([.M21]=&quot;&quot;;NA();[.M21])" table:style-name="ce1">
            <text:p>#N/A</text:p>
          </table:table-cell>
          <table:table-cell office:value-type="error" office:string-value="#N/A" table:formula="of:=IF([.N21]=&quot;&quot;;NA();[.N2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style-name="ce52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2]=&quot;&quot;;NA();[.L22])" table:style-name="ce2">
            <text:p>#N/A</text:p>
          </table:table-cell>
          <table:table-cell office:value-type="error" office:string-value="#N/A" table:formula="of:=IF([.M22]=&quot;&quot;;NA();[.M22])" table:style-name="ce1">
            <text:p>#N/A</text:p>
          </table:table-cell>
          <table:table-cell office:value-type="error" office:string-value="#N/A" table:formula="of:=IF([.N22]=&quot;&quot;;NA();[.N2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style-name="ce52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table:style-name="ce3"/>
          <table:table-cell table:number-columns-repeated="13" table:style-name="ce1"/>
          <table:table-cell office:value-type="error" office:string-value="#N/A" table:formula="of:=IF([.L23]=&quot;&quot;;NA();[.L23])" table:style-name="ce2">
            <text:p>#N/A</text:p>
          </table:table-cell>
          <table:table-cell office:value-type="error" office:string-value="#N/A" table:formula="of:=IF([.M23]=&quot;&quot;;NA();[.M23])" table:style-name="ce1">
            <text:p>#N/A</text:p>
          </table:table-cell>
          <table:table-cell office:value-type="error" office:string-value="#N/A" table:formula="of:=IF([.N23]=&quot;&quot;;NA();[.N2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4]&gt;2039;[.J24];&quot;&quot;)" table:style-name="ce3"/>
          <table:table-cell table:number-columns-repeated="13" table:style-name="ce1"/>
          <table:table-cell office:value-type="error" office:string-value="#N/A" table:formula="of:=IF([.L24]=&quot;&quot;;NA();[.L24])" table:style-name="ce2">
            <text:p>#N/A</text:p>
          </table:table-cell>
          <table:table-cell office:value-type="error" office:string-value="#N/A" table:formula="of:=IF([.M24]=&quot;&quot;;NA();[.M24])" table:style-name="ce1">
            <text:p>#N/A</text:p>
          </table:table-cell>
          <table:table-cell office:value-type="error" office:string-value="#N/A" table:formula="of:=IF([.N24]=&quot;&quot;;NA();[.N2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5]&gt;2039;[.J25];&quot;&quot;)" table:style-name="ce3"/>
          <table:table-cell table:number-columns-repeated="13" table:style-name="ce1"/>
          <table:table-cell office:value-type="error" office:string-value="#N/A" table:formula="of:=IF([.L25]=&quot;&quot;;NA();[.L25])" table:style-name="ce2">
            <text:p>#N/A</text:p>
          </table:table-cell>
          <table:table-cell office:value-type="error" office:string-value="#N/A" table:formula="of:=IF([.M25]=&quot;&quot;;NA();[.M25])" table:style-name="ce1">
            <text:p>#N/A</text:p>
          </table:table-cell>
          <table:table-cell office:value-type="error" office:string-value="#N/A" table:formula="of:=IF([.N25]=&quot;&quot;;NA();[.N2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6]&gt;2039;[.J26];&quot;&quot;)" table:style-name="ce3"/>
          <table:table-cell table:number-columns-repeated="13" table:style-name="ce1"/>
          <table:table-cell office:value-type="error" office:string-value="#N/A" table:formula="of:=IF([.L26]=&quot;&quot;;NA();[.L26])" table:style-name="ce2">
            <text:p>#N/A</text:p>
          </table:table-cell>
          <table:table-cell office:value-type="error" office:string-value="#N/A" table:formula="of:=IF([.M26]=&quot;&quot;;NA();[.M26])" table:style-name="ce1">
            <text:p>#N/A</text:p>
          </table:table-cell>
          <table:table-cell office:value-type="error" office:string-value="#N/A" table:formula="of:=IF([.N26]=&quot;&quot;;NA();[.N2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7]&gt;2039;[.J27];&quot;&quot;)" table:style-name="ce3"/>
          <table:table-cell table:number-columns-repeated="13" table:style-name="ce1"/>
          <table:table-cell office:value-type="error" office:string-value="#N/A" table:formula="of:=IF([.L27]=&quot;&quot;;NA();[.L27])" table:style-name="ce2">
            <text:p>#N/A</text:p>
          </table:table-cell>
          <table:table-cell office:value-type="error" office:string-value="#N/A" table:formula="of:=IF([.M27]=&quot;&quot;;NA();[.M27])" table:style-name="ce1">
            <text:p>#N/A</text:p>
          </table:table-cell>
          <table:table-cell office:value-type="error" office:string-value="#N/A" table:formula="of:=IF([.N27]=&quot;&quot;;NA();[.N2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8]&gt;2039;[.J28];&quot;&quot;)" table:style-name="ce3"/>
          <table:table-cell table:number-columns-repeated="13" table:style-name="ce1"/>
          <table:table-cell office:value-type="error" office:string-value="#N/A" table:formula="of:=IF([.L28]=&quot;&quot;;NA();[.L28])" table:style-name="ce2">
            <text:p>#N/A</text:p>
          </table:table-cell>
          <table:table-cell office:value-type="error" office:string-value="#N/A" table:formula="of:=IF([.M28]=&quot;&quot;;NA();[.M28])" table:style-name="ce1">
            <text:p>#N/A</text:p>
          </table:table-cell>
          <table:table-cell office:value-type="error" office:string-value="#N/A" table:formula="of:=IF([.N28]=&quot;&quot;;NA();[.N2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29]&gt;2039;[.J29];&quot;&quot;)" table:style-name="ce3"/>
          <table:table-cell table:number-columns-repeated="13" table:style-name="ce1"/>
          <table:table-cell office:value-type="error" office:string-value="#N/A" table:formula="of:=IF([.L29]=&quot;&quot;;NA();[.L29])" table:style-name="ce2">
            <text:p>#N/A</text:p>
          </table:table-cell>
          <table:table-cell office:value-type="error" office:string-value="#N/A" table:formula="of:=IF([.M29]=&quot;&quot;;NA();[.M29])" table:style-name="ce1">
            <text:p>#N/A</text:p>
          </table:table-cell>
          <table:table-cell office:value-type="error" office:string-value="#N/A" table:formula="of:=IF([.N29]=&quot;&quot;;NA();[.N2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0]&gt;2039;[.J30];&quot;&quot;)" table:style-name="ce3"/>
          <table:table-cell table:number-columns-repeated="13" table:style-name="ce1"/>
          <table:table-cell office:value-type="error" office:string-value="#N/A" table:formula="of:=IF([.L30]=&quot;&quot;;NA();[.L30])" table:style-name="ce2">
            <text:p>#N/A</text:p>
          </table:table-cell>
          <table:table-cell office:value-type="error" office:string-value="#N/A" table:formula="of:=IF([.M30]=&quot;&quot;;NA();[.M30])" table:style-name="ce1">
            <text:p>#N/A</text:p>
          </table:table-cell>
          <table:table-cell office:value-type="error" office:string-value="#N/A" table:formula="of:=IF([.N30]=&quot;&quot;;NA();[.N3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1]&gt;2039;[.J31];&quot;&quot;)" table:style-name="ce3"/>
          <table:table-cell table:number-columns-repeated="13" table:style-name="ce1"/>
          <table:table-cell office:value-type="error" office:string-value="#N/A" table:formula="of:=IF([.L31]=&quot;&quot;;NA();[.L31])" table:style-name="ce2">
            <text:p>#N/A</text:p>
          </table:table-cell>
          <table:table-cell office:value-type="error" office:string-value="#N/A" table:formula="of:=IF([.M31]=&quot;&quot;;NA();[.M31])" table:style-name="ce1">
            <text:p>#N/A</text:p>
          </table:table-cell>
          <table:table-cell office:value-type="error" office:string-value="#N/A" table:formula="of:=IF([.N31]=&quot;&quot;;NA();[.N3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4"/>
          <table:table-cell table:number-columns-repeated="2"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2]&gt;2039;[.J32];&quot;&quot;)" table:style-name="ce3"/>
          <table:table-cell table:number-columns-repeated="13" table:style-name="ce1"/>
          <table:table-cell office:value-type="error" office:string-value="#N/A" table:formula="of:=IF([.L32]=&quot;&quot;;NA();[.L32])" table:style-name="ce2">
            <text:p>#N/A</text:p>
          </table:table-cell>
          <table:table-cell office:value-type="error" office:string-value="#N/A" table:formula="of:=IF([.M32]=&quot;&quot;;NA();[.M32])" table:style-name="ce1">
            <text:p>#N/A</text:p>
          </table:table-cell>
          <table:table-cell office:value-type="error" office:string-value="#N/A" table:formula="of:=IF([.N32]=&quot;&quot;;NA();[.N3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3]&gt;2039;[.J33];&quot;&quot;)" table:style-name="ce3"/>
          <table:table-cell table:number-columns-repeated="13" table:style-name="ce1"/>
          <table:table-cell office:value-type="error" office:string-value="#N/A" table:formula="of:=IF([.L33]=&quot;&quot;;NA();[.L33])" table:style-name="ce2">
            <text:p>#N/A</text:p>
          </table:table-cell>
          <table:table-cell office:value-type="error" office:string-value="#N/A" table:formula="of:=IF([.M33]=&quot;&quot;;NA();[.M33])" table:style-name="ce1">
            <text:p>#N/A</text:p>
          </table:table-cell>
          <table:table-cell office:value-type="error" office:string-value="#N/A" table:formula="of:=IF([.N33]=&quot;&quot;;NA();[.N3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4]&gt;2039;[.J34];&quot;&quot;)" table:style-name="ce3"/>
          <table:table-cell table:number-columns-repeated="13" table:style-name="ce1"/>
          <table:table-cell office:value-type="error" office:string-value="#N/A" table:formula="of:=IF([.L34]=&quot;&quot;;NA();[.L34])" table:style-name="ce2">
            <text:p>#N/A</text:p>
          </table:table-cell>
          <table:table-cell office:value-type="error" office:string-value="#N/A" table:formula="of:=IF([.M34]=&quot;&quot;;NA();[.M34])" table:style-name="ce1">
            <text:p>#N/A</text:p>
          </table:table-cell>
          <table:table-cell office:value-type="error" office:string-value="#N/A" table:formula="of:=IF([.N34]=&quot;&quot;;NA();[.N3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5]&gt;2039;[.J35];&quot;&quot;)" table:style-name="ce3"/>
          <table:table-cell table:number-columns-repeated="13" table:style-name="ce1"/>
          <table:table-cell office:value-type="error" office:string-value="#N/A" table:formula="of:=IF([.L35]=&quot;&quot;;NA();[.L35])" table:style-name="ce2">
            <text:p>#N/A</text:p>
          </table:table-cell>
          <table:table-cell office:value-type="error" office:string-value="#N/A" table:formula="of:=IF([.M35]=&quot;&quot;;NA();[.M35])" table:style-name="ce1">
            <text:p>#N/A</text:p>
          </table:table-cell>
          <table:table-cell office:value-type="error" office:string-value="#N/A" table:formula="of:=IF([.N35]=&quot;&quot;;NA();[.N3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6]&gt;2039;[.J36];&quot;&quot;)" table:style-name="ce3"/>
          <table:table-cell table:number-columns-repeated="13" table:style-name="ce1"/>
          <table:table-cell office:value-type="error" office:string-value="#N/A" table:formula="of:=IF([.L36]=&quot;&quot;;NA();[.L36])" table:style-name="ce2">
            <text:p>#N/A</text:p>
          </table:table-cell>
          <table:table-cell office:value-type="error" office:string-value="#N/A" table:formula="of:=IF([.M36]=&quot;&quot;;NA();[.M36])" table:style-name="ce1">
            <text:p>#N/A</text:p>
          </table:table-cell>
          <table:table-cell office:value-type="error" office:string-value="#N/A" table:formula="of:=IF([.N36]=&quot;&quot;;NA();[.N3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7]&gt;2039;[.J37];&quot;&quot;)" table:style-name="ce3"/>
          <table:table-cell table:number-columns-repeated="13" table:style-name="ce1"/>
          <table:table-cell office:value-type="error" office:string-value="#N/A" table:formula="of:=IF([.L37]=&quot;&quot;;NA();[.L37])" table:style-name="ce2">
            <text:p>#N/A</text:p>
          </table:table-cell>
          <table:table-cell office:value-type="error" office:string-value="#N/A" table:formula="of:=IF([.M37]=&quot;&quot;;NA();[.M37])" table:style-name="ce1">
            <text:p>#N/A</text:p>
          </table:table-cell>
          <table:table-cell office:value-type="error" office:string-value="#N/A" table:formula="of:=IF([.N37]=&quot;&quot;;NA();[.N3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8]&gt;2039;[.J38];&quot;&quot;)" table:style-name="ce3"/>
          <table:table-cell table:number-columns-repeated="13" table:style-name="ce1"/>
          <table:table-cell office:value-type="error" office:string-value="#N/A" table:formula="of:=IF([.L38]=&quot;&quot;;NA();[.L38])" table:style-name="ce2">
            <text:p>#N/A</text:p>
          </table:table-cell>
          <table:table-cell office:value-type="error" office:string-value="#N/A" table:formula="of:=IF([.M38]=&quot;&quot;;NA();[.M38])" table:style-name="ce1">
            <text:p>#N/A</text:p>
          </table:table-cell>
          <table:table-cell office:value-type="error" office:string-value="#N/A" table:formula="of:=IF([.N38]=&quot;&quot;;NA();[.N3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39]&gt;2039;[.J39];&quot;&quot;)" table:style-name="ce3"/>
          <table:table-cell table:number-columns-repeated="13" table:style-name="ce1"/>
          <table:table-cell office:value-type="error" office:string-value="#N/A" table:formula="of:=IF([.L39]=&quot;&quot;;NA();[.L39])" table:style-name="ce2">
            <text:p>#N/A</text:p>
          </table:table-cell>
          <table:table-cell office:value-type="error" office:string-value="#N/A" table:formula="of:=IF([.M39]=&quot;&quot;;NA();[.M39])" table:style-name="ce1">
            <text:p>#N/A</text:p>
          </table:table-cell>
          <table:table-cell office:value-type="error" office:string-value="#N/A" table:formula="of:=IF([.N39]=&quot;&quot;;NA();[.N3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0]&gt;2039;[.J40];&quot;&quot;)" table:style-name="ce3"/>
          <table:table-cell table:number-columns-repeated="13" table:style-name="ce1"/>
          <table:table-cell office:value-type="error" office:string-value="#N/A" table:formula="of:=IF([.L40]=&quot;&quot;;NA();[.L40])" table:style-name="ce2">
            <text:p>#N/A</text:p>
          </table:table-cell>
          <table:table-cell office:value-type="error" office:string-value="#N/A" table:formula="of:=IF([.M40]=&quot;&quot;;NA();[.M40])" table:style-name="ce1">
            <text:p>#N/A</text:p>
          </table:table-cell>
          <table:table-cell office:value-type="error" office:string-value="#N/A" table:formula="of:=IF([.N40]=&quot;&quot;;NA();[.N4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1]&gt;2039;[.J41];&quot;&quot;)" table:style-name="ce3"/>
          <table:table-cell table:number-columns-repeated="13" table:style-name="ce1"/>
          <table:table-cell office:value-type="error" office:string-value="#N/A" table:formula="of:=IF([.L41]=&quot;&quot;;NA();[.L41])" table:style-name="ce2">
            <text:p>#N/A</text:p>
          </table:table-cell>
          <table:table-cell office:value-type="error" office:string-value="#N/A" table:formula="of:=IF([.M41]=&quot;&quot;;NA();[.M41])" table:style-name="ce1">
            <text:p>#N/A</text:p>
          </table:table-cell>
          <table:table-cell office:value-type="error" office:string-value="#N/A" table:formula="of:=IF([.N41]=&quot;&quot;;NA();[.N4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2]&gt;2039;[.J42];&quot;&quot;)" table:style-name="ce3"/>
          <table:table-cell table:number-columns-repeated="13" table:style-name="ce1"/>
          <table:table-cell office:value-type="error" office:string-value="#N/A" table:formula="of:=IF([.L42]=&quot;&quot;;NA();[.L42])" table:style-name="ce2">
            <text:p>#N/A</text:p>
          </table:table-cell>
          <table:table-cell office:value-type="error" office:string-value="#N/A" table:formula="of:=IF([.M42]=&quot;&quot;;NA();[.M42])" table:style-name="ce1">
            <text:p>#N/A</text:p>
          </table:table-cell>
          <table:table-cell office:value-type="error" office:string-value="#N/A" table:formula="of:=IF([.N42]=&quot;&quot;;NA();[.N4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3]&gt;2039;[.J43];&quot;&quot;)" table:style-name="ce3"/>
          <table:table-cell table:number-columns-repeated="13" table:style-name="ce1"/>
          <table:table-cell office:value-type="error" office:string-value="#N/A" table:formula="of:=IF([.L43]=&quot;&quot;;NA();[.L43])" table:style-name="ce2">
            <text:p>#N/A</text:p>
          </table:table-cell>
          <table:table-cell office:value-type="error" office:string-value="#N/A" table:formula="of:=IF([.M43]=&quot;&quot;;NA();[.M43])" table:style-name="ce1">
            <text:p>#N/A</text:p>
          </table:table-cell>
          <table:table-cell office:value-type="error" office:string-value="#N/A" table:formula="of:=IF([.N43]=&quot;&quot;;NA();[.N4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4]&gt;2039;[.J44];&quot;&quot;)" table:style-name="ce3"/>
          <table:table-cell table:number-columns-repeated="13" table:style-name="ce1"/>
          <table:table-cell office:value-type="error" office:string-value="#N/A" table:formula="of:=IF([.L44]=&quot;&quot;;NA();[.L44])" table:style-name="ce2">
            <text:p>#N/A</text:p>
          </table:table-cell>
          <table:table-cell office:value-type="error" office:string-value="#N/A" table:formula="of:=IF([.M44]=&quot;&quot;;NA();[.M44])" table:style-name="ce1">
            <text:p>#N/A</text:p>
          </table:table-cell>
          <table:table-cell office:value-type="error" office:string-value="#N/A" table:formula="of:=IF([.N44]=&quot;&quot;;NA();[.N4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5]&gt;2039;[.J45];&quot;&quot;)" table:style-name="ce3"/>
          <table:table-cell table:number-columns-repeated="13" table:style-name="ce1"/>
          <table:table-cell office:value-type="error" office:string-value="#N/A" table:formula="of:=IF([.L45]=&quot;&quot;;NA();[.L45])" table:style-name="ce2">
            <text:p>#N/A</text:p>
          </table:table-cell>
          <table:table-cell office:value-type="error" office:string-value="#N/A" table:formula="of:=IF([.M45]=&quot;&quot;;NA();[.M45])" table:style-name="ce1">
            <text:p>#N/A</text:p>
          </table:table-cell>
          <table:table-cell office:value-type="error" office:string-value="#N/A" table:formula="of:=IF([.N45]=&quot;&quot;;NA();[.N4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6]&gt;2039;[.J46];&quot;&quot;)" table:style-name="ce3"/>
          <table:table-cell table:number-columns-repeated="13" table:style-name="ce1"/>
          <table:table-cell office:value-type="error" office:string-value="#N/A" table:formula="of:=IF([.L46]=&quot;&quot;;NA();[.L46])" table:style-name="ce2">
            <text:p>#N/A</text:p>
          </table:table-cell>
          <table:table-cell office:value-type="error" office:string-value="#N/A" table:formula="of:=IF([.M46]=&quot;&quot;;NA();[.M46])" table:style-name="ce1">
            <text:p>#N/A</text:p>
          </table:table-cell>
          <table:table-cell office:value-type="error" office:string-value="#N/A" table:formula="of:=IF([.N46]=&quot;&quot;;NA();[.N4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7]&gt;2039;[.J47];&quot;&quot;)" table:style-name="ce3"/>
          <table:table-cell table:number-columns-repeated="13" table:style-name="ce1"/>
          <table:table-cell office:value-type="error" office:string-value="#N/A" table:formula="of:=IF([.L47]=&quot;&quot;;NA();[.L47])" table:style-name="ce2">
            <text:p>#N/A</text:p>
          </table:table-cell>
          <table:table-cell office:value-type="error" office:string-value="#N/A" table:formula="of:=IF([.M47]=&quot;&quot;;NA();[.M47])" table:style-name="ce1">
            <text:p>#N/A</text:p>
          </table:table-cell>
          <table:table-cell office:value-type="error" office:string-value="#N/A" table:formula="of:=IF([.N47]=&quot;&quot;;NA();[.N4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4"/>
          <table:table-cell table:style-name="ce51"/>
          <table:table-cell table:style-name="ce1"/>
          <table:table-cell table:style-name="ce54"/>
          <table:table-cell table:style-name="ce3"/>
          <table:table-cell table:number-columns-repeated="2" table:style-name="ce2"/>
          <table:table-cell table:style-name="ce1"/>
          <table:table-cell office:value-type="string" office:string-value="" table:formula="of:=IF([.G48]&gt;2039;[.J48];&quot;&quot;)" table:style-name="ce3"/>
          <table:table-cell table:number-columns-repeated="13" table:style-name="ce1"/>
          <table:table-cell office:value-type="error" office:string-value="#N/A" table:formula="of:=IF([.L48]=&quot;&quot;;NA();[.L48])" table:style-name="ce2">
            <text:p>#N/A</text:p>
          </table:table-cell>
          <table:table-cell office:value-type="error" office:string-value="#N/A" table:formula="of:=IF([.M48]=&quot;&quot;;NA();[.M48])" table:style-name="ce1">
            <text:p>#N/A</text:p>
          </table:table-cell>
          <table:table-cell office:value-type="error" office:string-value="#N/A" table:formula="of:=IF([.N48]=&quot;&quot;;NA();[.N4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table:style-name="ce1"/>
          <table:table-cell office:value-type="string" office:string-value="" table:formula="of:=IF([.G49]&gt;2039;[.J49];&quot;&quot;)" table:style-name="ce3"/>
          <table:table-cell table:number-columns-repeated="13" table:style-name="ce1"/>
          <table:table-cell office:value-type="error" office:string-value="#N/A" table:formula="of:=IF([.L49]=&quot;&quot;;NA();[.L49])" table:style-name="ce2">
            <text:p>#N/A</text:p>
          </table:table-cell>
          <table:table-cell office:value-type="error" office:string-value="#N/A" table:formula="of:=IF([.M49]=&quot;&quot;;NA();[.M49])" table:style-name="ce1">
            <text:p>#N/A</text:p>
          </table:table-cell>
          <table:table-cell office:value-type="error" office:string-value="#N/A" table:formula="of:=IF([.N49]=&quot;&quot;;NA();[.N4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table:style-name="ce1"/>
          <table:table-cell office:value-type="string" office:string-value="" table:formula="of:=IF([.G50]&gt;2039;[.J50];&quot;&quot;)" table:style-name="ce3"/>
          <table:table-cell table:number-columns-repeated="13" table:style-name="ce1"/>
          <table:table-cell office:value-type="error" office:string-value="#N/A" table:formula="of:=IF([.L50]=&quot;&quot;;NA();[.L50])" table:style-name="ce2">
            <text:p>#N/A</text:p>
          </table:table-cell>
          <table:table-cell office:value-type="error" office:string-value="#N/A" table:formula="of:=IF([.M50]=&quot;&quot;;NA();[.M50])" table:style-name="ce1">
            <text:p>#N/A</text:p>
          </table:table-cell>
          <table:table-cell office:value-type="error" office:string-value="#N/A" table:formula="of:=IF([.N50]=&quot;&quot;;NA();[.N5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table:style-name="ce1"/>
          <table:table-cell office:value-type="string" office:string-value="" table:formula="of:=IF([.G51]&gt;2039;[.J51];&quot;&quot;)" table:style-name="ce3"/>
          <table:table-cell table:number-columns-repeated="13" table:style-name="ce1"/>
          <table:table-cell office:value-type="error" office:string-value="#N/A" table:formula="of:=IF([.L51]=&quot;&quot;;NA();[.L51])" table:style-name="ce2">
            <text:p>#N/A</text:p>
          </table:table-cell>
          <table:table-cell office:value-type="error" office:string-value="#N/A" table:formula="of:=IF([.M51]=&quot;&quot;;NA();[.M51])" table:style-name="ce1">
            <text:p>#N/A</text:p>
          </table:table-cell>
          <table:table-cell office:value-type="error" office:string-value="#N/A" table:formula="of:=IF([.N51]=&quot;&quot;;NA();[.N5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table:style-name="ce1"/>
          <table:table-cell office:value-type="string" office:string-value="" table:formula="of:=IF([.G52]&gt;2039;[.J52];&quot;&quot;)" table:style-name="ce3"/>
          <table:table-cell table:number-columns-repeated="13" table:style-name="ce1"/>
          <table:table-cell office:value-type="error" office:string-value="#N/A" table:formula="of:=IF([.L52]=&quot;&quot;;NA();[.L52])" table:style-name="ce2">
            <text:p>#N/A</text:p>
          </table:table-cell>
          <table:table-cell office:value-type="error" office:string-value="#N/A" table:formula="of:=IF([.M52]=&quot;&quot;;NA();[.M52])" table:style-name="ce1">
            <text:p>#N/A</text:p>
          </table:table-cell>
          <table:table-cell office:value-type="error" office:string-value="#N/A" table:formula="of:=IF([.N52]=&quot;&quot;;NA();[.N5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table:style-name="ce1"/>
          <table:table-cell office:value-type="string" office:string-value="" table:formula="of:=IF([.G53]&gt;2039;[.J53];&quot;&quot;)" table:style-name="ce3"/>
          <table:table-cell table:number-columns-repeated="13" table:style-name="ce1"/>
          <table:table-cell office:value-type="error" office:string-value="#N/A" table:formula="of:=IF([.L53]=&quot;&quot;;NA();[.L53])" table:style-name="ce2">
            <text:p>#N/A</text:p>
          </table:table-cell>
          <table:table-cell office:value-type="error" office:string-value="#N/A" table:formula="of:=IF([.M53]=&quot;&quot;;NA();[.M53])" table:style-name="ce1">
            <text:p>#N/A</text:p>
          </table:table-cell>
          <table:table-cell office:value-type="error" office:string-value="#N/A" table:formula="of:=IF([.N53]=&quot;&quot;;NA();[.N5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54]=2030;[.F54];&quot;&quot;)" table:style-name="ce1"/>
          <table:table-cell office:value-type="string" office:string-value="" table:formula="of:=IF([.G54]&gt;2039;[.J54];&quot;&quot;)" table:style-name="ce3"/>
          <table:table-cell table:number-columns-repeated="13" table:style-name="ce1"/>
          <table:table-cell office:value-type="error" office:string-value="#N/A" table:formula="of:=IF([.L54]=&quot;&quot;;NA();[.L54])" table:style-name="ce2">
            <text:p>#N/A</text:p>
          </table:table-cell>
          <table:table-cell office:value-type="error" office:string-value="#N/A" table:formula="of:=IF([.M54]=&quot;&quot;;NA();[.M54])" table:style-name="ce1">
            <text:p>#N/A</text:p>
          </table:table-cell>
          <table:table-cell office:value-type="error" office:string-value="#N/A" table:formula="of:=IF([.N54]=&quot;&quot;;NA();[.N5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55]=2030;[.F55];&quot;&quot;)" table:style-name="ce1"/>
          <table:table-cell office:value-type="string" office:string-value="" table:formula="of:=IF([.G55]&gt;2039;[.J55];&quot;&quot;)" table:style-name="ce3"/>
          <table:table-cell table:number-columns-repeated="13" table:style-name="ce1"/>
          <table:table-cell office:value-type="error" office:string-value="#N/A" table:formula="of:=IF([.L55]=&quot;&quot;;NA();[.L55])" table:style-name="ce2">
            <text:p>#N/A</text:p>
          </table:table-cell>
          <table:table-cell office:value-type="error" office:string-value="#N/A" table:formula="of:=IF([.M55]=&quot;&quot;;NA();[.M55])" table:style-name="ce1">
            <text:p>#N/A</text:p>
          </table:table-cell>
          <table:table-cell office:value-type="error" office:string-value="#N/A" table:formula="of:=IF([.N55]=&quot;&quot;;NA();[.N5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56]=2030;[.F56];&quot;&quot;)" table:style-name="ce1"/>
          <table:table-cell office:value-type="string" office:string-value="" table:formula="of:=IF([.G56]&gt;2039;[.J56];&quot;&quot;)" table:style-name="ce3"/>
          <table:table-cell table:number-columns-repeated="13" table:style-name="ce1"/>
          <table:table-cell office:value-type="error" office:string-value="#N/A" table:formula="of:=IF([.L56]=&quot;&quot;;NA();[.L56])" table:style-name="ce2">
            <text:p>#N/A</text:p>
          </table:table-cell>
          <table:table-cell office:value-type="error" office:string-value="#N/A" table:formula="of:=IF([.M56]=&quot;&quot;;NA();[.M56])" table:style-name="ce1">
            <text:p>#N/A</text:p>
          </table:table-cell>
          <table:table-cell office:value-type="error" office:string-value="#N/A" table:formula="of:=IF([.N56]=&quot;&quot;;NA();[.N5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57]=2030;[.F57];&quot;&quot;)" table:style-name="ce1"/>
          <table:table-cell office:value-type="string" office:string-value="" table:formula="of:=IF([.G57]&gt;2039;[.J57];&quot;&quot;)" table:style-name="ce3"/>
          <table:table-cell table:number-columns-repeated="13" table:style-name="ce1"/>
          <table:table-cell office:value-type="error" office:string-value="#N/A" table:formula="of:=IF([.L57]=&quot;&quot;;NA();[.L57])" table:style-name="ce2">
            <text:p>#N/A</text:p>
          </table:table-cell>
          <table:table-cell office:value-type="error" office:string-value="#N/A" table:formula="of:=IF([.M57]=&quot;&quot;;NA();[.M57])" table:style-name="ce1">
            <text:p>#N/A</text:p>
          </table:table-cell>
          <table:table-cell office:value-type="error" office:string-value="#N/A" table:formula="of:=IF([.N57]=&quot;&quot;;NA();[.N5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58]=2030;[.F58];&quot;&quot;)" table:style-name="ce1"/>
          <table:table-cell office:value-type="string" office:string-value="" table:formula="of:=IF([.G58]&gt;2039;[.J58];&quot;&quot;)" table:style-name="ce3"/>
          <table:table-cell table:number-columns-repeated="13" table:style-name="ce1"/>
          <table:table-cell office:value-type="error" office:string-value="#N/A" table:formula="of:=IF([.L58]=&quot;&quot;;NA();[.L58])" table:style-name="ce2">
            <text:p>#N/A</text:p>
          </table:table-cell>
          <table:table-cell office:value-type="error" office:string-value="#N/A" table:formula="of:=IF([.M58]=&quot;&quot;;NA();[.M58])" table:style-name="ce1">
            <text:p>#N/A</text:p>
          </table:table-cell>
          <table:table-cell office:value-type="error" office:string-value="#N/A" table:formula="of:=IF([.N58]=&quot;&quot;;NA();[.N5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59]=2030;[.F59];&quot;&quot;)" table:style-name="ce1"/>
          <table:table-cell office:value-type="string" office:string-value="" table:formula="of:=IF([.G59]&gt;2039;[.J59];&quot;&quot;)" table:style-name="ce3"/>
          <table:table-cell table:number-columns-repeated="13" table:style-name="ce1"/>
          <table:table-cell office:value-type="error" office:string-value="#N/A" table:formula="of:=IF([.L59]=&quot;&quot;;NA();[.L59])" table:style-name="ce2">
            <text:p>#N/A</text:p>
          </table:table-cell>
          <table:table-cell office:value-type="error" office:string-value="#N/A" table:formula="of:=IF([.M59]=&quot;&quot;;NA();[.M59])" table:style-name="ce1">
            <text:p>#N/A</text:p>
          </table:table-cell>
          <table:table-cell office:value-type="error" office:string-value="#N/A" table:formula="of:=IF([.N59]=&quot;&quot;;NA();[.N5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0]=2030;[.F60];&quot;&quot;)" table:style-name="ce1"/>
          <table:table-cell office:value-type="string" office:string-value="" table:formula="of:=IF([.G60]&gt;2039;[.J60];&quot;&quot;)" table:style-name="ce3"/>
          <table:table-cell table:number-columns-repeated="13" table:style-name="ce1"/>
          <table:table-cell office:value-type="error" office:string-value="#N/A" table:formula="of:=IF([.L60]=&quot;&quot;;NA();[.L60])" table:style-name="ce2">
            <text:p>#N/A</text:p>
          </table:table-cell>
          <table:table-cell office:value-type="error" office:string-value="#N/A" table:formula="of:=IF([.M60]=&quot;&quot;;NA();[.M60])" table:style-name="ce1">
            <text:p>#N/A</text:p>
          </table:table-cell>
          <table:table-cell office:value-type="error" office:string-value="#N/A" table:formula="of:=IF([.N60]=&quot;&quot;;NA();[.N6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1]=2030;[.F61];&quot;&quot;)" table:style-name="ce1"/>
          <table:table-cell office:value-type="string" office:string-value="" table:formula="of:=IF([.G61]&gt;2039;[.J61];&quot;&quot;)" table:style-name="ce3"/>
          <table:table-cell table:number-columns-repeated="13" table:style-name="ce1"/>
          <table:table-cell office:value-type="error" office:string-value="#N/A" table:formula="of:=IF([.L61]=&quot;&quot;;NA();[.L61])" table:style-name="ce2">
            <text:p>#N/A</text:p>
          </table:table-cell>
          <table:table-cell office:value-type="error" office:string-value="#N/A" table:formula="of:=IF([.M61]=&quot;&quot;;NA();[.M61])" table:style-name="ce1">
            <text:p>#N/A</text:p>
          </table:table-cell>
          <table:table-cell office:value-type="error" office:string-value="#N/A" table:formula="of:=IF([.N61]=&quot;&quot;;NA();[.N6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2]=2030;[.F62];&quot;&quot;)" table:style-name="ce1"/>
          <table:table-cell office:value-type="string" office:string-value="" table:formula="of:=IF([.G62]&gt;2039;[.J62];&quot;&quot;)" table:style-name="ce3"/>
          <table:table-cell table:number-columns-repeated="13" table:style-name="ce1"/>
          <table:table-cell office:value-type="error" office:string-value="#N/A" table:formula="of:=IF([.L62]=&quot;&quot;;NA();[.L62])" table:style-name="ce2">
            <text:p>#N/A</text:p>
          </table:table-cell>
          <table:table-cell office:value-type="error" office:string-value="#N/A" table:formula="of:=IF([.M62]=&quot;&quot;;NA();[.M62])" table:style-name="ce1">
            <text:p>#N/A</text:p>
          </table:table-cell>
          <table:table-cell office:value-type="error" office:string-value="#N/A" table:formula="of:=IF([.N62]=&quot;&quot;;NA();[.N6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3]=2030;[.F63];&quot;&quot;)" table:style-name="ce1"/>
          <table:table-cell office:value-type="string" office:string-value="" table:formula="of:=IF([.G63]&gt;2039;[.J63];&quot;&quot;)" table:style-name="ce3"/>
          <table:table-cell table:number-columns-repeated="13" table:style-name="ce1"/>
          <table:table-cell office:value-type="error" office:string-value="#N/A" table:formula="of:=IF([.L63]=&quot;&quot;;NA();[.L63])" table:style-name="ce2">
            <text:p>#N/A</text:p>
          </table:table-cell>
          <table:table-cell office:value-type="error" office:string-value="#N/A" table:formula="of:=IF([.M63]=&quot;&quot;;NA();[.M63])" table:style-name="ce1">
            <text:p>#N/A</text:p>
          </table:table-cell>
          <table:table-cell office:value-type="error" office:string-value="#N/A" table:formula="of:=IF([.N63]=&quot;&quot;;NA();[.N6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4]=2030;[.F64];&quot;&quot;)" table:style-name="ce1"/>
          <table:table-cell office:value-type="string" office:string-value="" table:formula="of:=IF([.G64]&gt;2039;[.J64];&quot;&quot;)" table:style-name="ce3"/>
          <table:table-cell table:number-columns-repeated="13" table:style-name="ce1"/>
          <table:table-cell office:value-type="error" office:string-value="#N/A" table:formula="of:=IF([.L64]=&quot;&quot;;NA();[.L64])" table:style-name="ce2">
            <text:p>#N/A</text:p>
          </table:table-cell>
          <table:table-cell office:value-type="error" office:string-value="#N/A" table:formula="of:=IF([.M64]=&quot;&quot;;NA();[.M64])" table:style-name="ce1">
            <text:p>#N/A</text:p>
          </table:table-cell>
          <table:table-cell office:value-type="error" office:string-value="#N/A" table:formula="of:=IF([.N64]=&quot;&quot;;NA();[.N6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5]=2030;[.F65];&quot;&quot;)" table:style-name="ce1"/>
          <table:table-cell office:value-type="string" office:string-value="" table:formula="of:=IF([.G65]&gt;2039;[.J65];&quot;&quot;)" table:style-name="ce3"/>
          <table:table-cell table:number-columns-repeated="13" table:style-name="ce1"/>
          <table:table-cell office:value-type="error" office:string-value="#N/A" table:formula="of:=IF([.L65]=&quot;&quot;;NA();[.L65])" table:style-name="ce2">
            <text:p>#N/A</text:p>
          </table:table-cell>
          <table:table-cell office:value-type="error" office:string-value="#N/A" table:formula="of:=IF([.M65]=&quot;&quot;;NA();[.M65])" table:style-name="ce1">
            <text:p>#N/A</text:p>
          </table:table-cell>
          <table:table-cell office:value-type="error" office:string-value="#N/A" table:formula="of:=IF([.N65]=&quot;&quot;;NA();[.N6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6]=2030;[.F66];&quot;&quot;)" table:style-name="ce1"/>
          <table:table-cell office:value-type="string" office:string-value="" table:formula="of:=IF([.G66]&gt;2039;[.J66];&quot;&quot;)" table:style-name="ce3"/>
          <table:table-cell table:number-columns-repeated="13" table:style-name="ce1"/>
          <table:table-cell office:value-type="error" office:string-value="#N/A" table:formula="of:=IF([.L66]=&quot;&quot;;NA();[.L66])" table:style-name="ce2">
            <text:p>#N/A</text:p>
          </table:table-cell>
          <table:table-cell office:value-type="error" office:string-value="#N/A" table:formula="of:=IF([.M66]=&quot;&quot;;NA();[.M66])" table:style-name="ce1">
            <text:p>#N/A</text:p>
          </table:table-cell>
          <table:table-cell office:value-type="error" office:string-value="#N/A" table:formula="of:=IF([.N66]=&quot;&quot;;NA();[.N6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7]=2030;[.F67];&quot;&quot;)" table:style-name="ce1"/>
          <table:table-cell office:value-type="string" office:string-value="" table:formula="of:=IF([.G67]&gt;2039;[.J67];&quot;&quot;)" table:style-name="ce3"/>
          <table:table-cell table:number-columns-repeated="13" table:style-name="ce1"/>
          <table:table-cell office:value-type="error" office:string-value="#N/A" table:formula="of:=IF([.L67]=&quot;&quot;;NA();[.L67])" table:style-name="ce2">
            <text:p>#N/A</text:p>
          </table:table-cell>
          <table:table-cell office:value-type="error" office:string-value="#N/A" table:formula="of:=IF([.M67]=&quot;&quot;;NA();[.M67])" table:style-name="ce1">
            <text:p>#N/A</text:p>
          </table:table-cell>
          <table:table-cell office:value-type="error" office:string-value="#N/A" table:formula="of:=IF([.N67]=&quot;&quot;;NA();[.N6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8]=2030;[.F68];&quot;&quot;)" table:style-name="ce1"/>
          <table:table-cell office:value-type="string" office:string-value="" table:formula="of:=IF([.G68]&gt;2039;[.J68];&quot;&quot;)" table:style-name="ce3"/>
          <table:table-cell table:number-columns-repeated="13" table:style-name="ce1"/>
          <table:table-cell office:value-type="error" office:string-value="#N/A" table:formula="of:=IF([.L68]=&quot;&quot;;NA();[.L68])" table:style-name="ce2">
            <text:p>#N/A</text:p>
          </table:table-cell>
          <table:table-cell office:value-type="error" office:string-value="#N/A" table:formula="of:=IF([.M68]=&quot;&quot;;NA();[.M68])" table:style-name="ce1">
            <text:p>#N/A</text:p>
          </table:table-cell>
          <table:table-cell office:value-type="error" office:string-value="#N/A" table:formula="of:=IF([.N68]=&quot;&quot;;NA();[.N6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69]=2030;[.F69];&quot;&quot;)" table:style-name="ce1"/>
          <table:table-cell office:value-type="string" office:string-value="" table:formula="of:=IF([.G69]&gt;2039;[.J69];&quot;&quot;)" table:style-name="ce3"/>
          <table:table-cell table:number-columns-repeated="13" table:style-name="ce1"/>
          <table:table-cell office:value-type="error" office:string-value="#N/A" table:formula="of:=IF([.L69]=&quot;&quot;;NA();[.L69])" table:style-name="ce2">
            <text:p>#N/A</text:p>
          </table:table-cell>
          <table:table-cell office:value-type="error" office:string-value="#N/A" table:formula="of:=IF([.M69]=&quot;&quot;;NA();[.M69])" table:style-name="ce1">
            <text:p>#N/A</text:p>
          </table:table-cell>
          <table:table-cell office:value-type="error" office:string-value="#N/A" table:formula="of:=IF([.N69]=&quot;&quot;;NA();[.N6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0]=2030;[.F70];&quot;&quot;)" table:style-name="ce1"/>
          <table:table-cell office:value-type="string" office:string-value="" table:formula="of:=IF([.G70]&gt;2039;[.J70];&quot;&quot;)" table:style-name="ce3"/>
          <table:table-cell table:number-columns-repeated="13" table:style-name="ce1"/>
          <table:table-cell office:value-type="error" office:string-value="#N/A" table:formula="of:=IF([.L70]=&quot;&quot;;NA();[.L70])" table:style-name="ce2">
            <text:p>#N/A</text:p>
          </table:table-cell>
          <table:table-cell office:value-type="error" office:string-value="#N/A" table:formula="of:=IF([.M70]=&quot;&quot;;NA();[.M70])" table:style-name="ce1">
            <text:p>#N/A</text:p>
          </table:table-cell>
          <table:table-cell office:value-type="error" office:string-value="#N/A" table:formula="of:=IF([.N70]=&quot;&quot;;NA();[.N7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1]=2030;[.F71];&quot;&quot;)" table:style-name="ce1"/>
          <table:table-cell office:value-type="string" office:string-value="" table:formula="of:=IF([.G71]&gt;2039;[.J71];&quot;&quot;)" table:style-name="ce3"/>
          <table:table-cell table:number-columns-repeated="13" table:style-name="ce1"/>
          <table:table-cell office:value-type="error" office:string-value="#N/A" table:formula="of:=IF([.L71]=&quot;&quot;;NA();[.L71])" table:style-name="ce2">
            <text:p>#N/A</text:p>
          </table:table-cell>
          <table:table-cell office:value-type="error" office:string-value="#N/A" table:formula="of:=IF([.M71]=&quot;&quot;;NA();[.M71])" table:style-name="ce1">
            <text:p>#N/A</text:p>
          </table:table-cell>
          <table:table-cell office:value-type="error" office:string-value="#N/A" table:formula="of:=IF([.N71]=&quot;&quot;;NA();[.N7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2]=2030;[.F72];&quot;&quot;)" table:style-name="ce1"/>
          <table:table-cell office:value-type="string" office:string-value="" table:formula="of:=IF([.G72]&gt;2039;[.J72];&quot;&quot;)" table:style-name="ce3"/>
          <table:table-cell table:number-columns-repeated="13" table:style-name="ce1"/>
          <table:table-cell office:value-type="error" office:string-value="#N/A" table:formula="of:=IF([.L72]=&quot;&quot;;NA();[.L72])" table:style-name="ce2">
            <text:p>#N/A</text:p>
          </table:table-cell>
          <table:table-cell office:value-type="error" office:string-value="#N/A" table:formula="of:=IF([.M72]=&quot;&quot;;NA();[.M72])" table:style-name="ce1">
            <text:p>#N/A</text:p>
          </table:table-cell>
          <table:table-cell office:value-type="error" office:string-value="#N/A" table:formula="of:=IF([.N72]=&quot;&quot;;NA();[.N7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3]=2030;[.F73];&quot;&quot;)" table:style-name="ce1"/>
          <table:table-cell office:value-type="string" office:string-value="" table:formula="of:=IF([.G73]&gt;2039;[.J73];&quot;&quot;)" table:style-name="ce3"/>
          <table:table-cell table:number-columns-repeated="13" table:style-name="ce1"/>
          <table:table-cell office:value-type="error" office:string-value="#N/A" table:formula="of:=IF([.L73]=&quot;&quot;;NA();[.L73])" table:style-name="ce2">
            <text:p>#N/A</text:p>
          </table:table-cell>
          <table:table-cell office:value-type="error" office:string-value="#N/A" table:formula="of:=IF([.M73]=&quot;&quot;;NA();[.M73])" table:style-name="ce1">
            <text:p>#N/A</text:p>
          </table:table-cell>
          <table:table-cell office:value-type="error" office:string-value="#N/A" table:formula="of:=IF([.N73]=&quot;&quot;;NA();[.N7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4]=2030;[.F74];&quot;&quot;)" table:style-name="ce1"/>
          <table:table-cell office:value-type="string" office:string-value="" table:formula="of:=IF([.G74]&gt;2039;[.J74];&quot;&quot;)" table:style-name="ce3"/>
          <table:table-cell table:number-columns-repeated="13" table:style-name="ce1"/>
          <table:table-cell office:value-type="error" office:string-value="#N/A" table:formula="of:=IF([.L74]=&quot;&quot;;NA();[.L74])" table:style-name="ce2">
            <text:p>#N/A</text:p>
          </table:table-cell>
          <table:table-cell office:value-type="error" office:string-value="#N/A" table:formula="of:=IF([.M74]=&quot;&quot;;NA();[.M74])" table:style-name="ce1">
            <text:p>#N/A</text:p>
          </table:table-cell>
          <table:table-cell office:value-type="error" office:string-value="#N/A" table:formula="of:=IF([.N74]=&quot;&quot;;NA();[.N7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5]=2030;[.F75];&quot;&quot;)" table:style-name="ce1"/>
          <table:table-cell office:value-type="string" office:string-value="" table:formula="of:=IF([.G75]&gt;2039;[.J75];&quot;&quot;)" table:style-name="ce3"/>
          <table:table-cell table:number-columns-repeated="13" table:style-name="ce1"/>
          <table:table-cell office:value-type="error" office:string-value="#N/A" table:formula="of:=IF([.L75]=&quot;&quot;;NA();[.L75])" table:style-name="ce2">
            <text:p>#N/A</text:p>
          </table:table-cell>
          <table:table-cell office:value-type="error" office:string-value="#N/A" table:formula="of:=IF([.M75]=&quot;&quot;;NA();[.M75])" table:style-name="ce1">
            <text:p>#N/A</text:p>
          </table:table-cell>
          <table:table-cell office:value-type="error" office:string-value="#N/A" table:formula="of:=IF([.N75]=&quot;&quot;;NA();[.N7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6]=2030;[.F76];&quot;&quot;)" table:style-name="ce1"/>
          <table:table-cell office:value-type="string" office:string-value="" table:formula="of:=IF([.G76]&gt;2039;[.J76];&quot;&quot;)" table:style-name="ce3"/>
          <table:table-cell table:number-columns-repeated="13" table:style-name="ce1"/>
          <table:table-cell office:value-type="error" office:string-value="#N/A" table:formula="of:=IF([.L76]=&quot;&quot;;NA();[.L76])" table:style-name="ce2">
            <text:p>#N/A</text:p>
          </table:table-cell>
          <table:table-cell office:value-type="error" office:string-value="#N/A" table:formula="of:=IF([.M76]=&quot;&quot;;NA();[.M76])" table:style-name="ce1">
            <text:p>#N/A</text:p>
          </table:table-cell>
          <table:table-cell office:value-type="error" office:string-value="#N/A" table:formula="of:=IF([.N76]=&quot;&quot;;NA();[.N7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7]=2030;[.F77];&quot;&quot;)" table:style-name="ce1"/>
          <table:table-cell office:value-type="string" office:string-value="" table:formula="of:=IF([.G77]&gt;2039;[.J77];&quot;&quot;)" table:style-name="ce3"/>
          <table:table-cell table:number-columns-repeated="13" table:style-name="ce1"/>
          <table:table-cell office:value-type="error" office:string-value="#N/A" table:formula="of:=IF([.L77]=&quot;&quot;;NA();[.L77])" table:style-name="ce2">
            <text:p>#N/A</text:p>
          </table:table-cell>
          <table:table-cell office:value-type="error" office:string-value="#N/A" table:formula="of:=IF([.M77]=&quot;&quot;;NA();[.M77])" table:style-name="ce1">
            <text:p>#N/A</text:p>
          </table:table-cell>
          <table:table-cell office:value-type="error" office:string-value="#N/A" table:formula="of:=IF([.N77]=&quot;&quot;;NA();[.N7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8]=2030;[.F78];&quot;&quot;)" table:style-name="ce1"/>
          <table:table-cell office:value-type="string" office:string-value="" table:formula="of:=IF([.G78]&gt;2039;[.J78];&quot;&quot;)" table:style-name="ce3"/>
          <table:table-cell table:number-columns-repeated="13" table:style-name="ce1"/>
          <table:table-cell office:value-type="error" office:string-value="#N/A" table:formula="of:=IF([.L78]=&quot;&quot;;NA();[.L78])" table:style-name="ce2">
            <text:p>#N/A</text:p>
          </table:table-cell>
          <table:table-cell office:value-type="error" office:string-value="#N/A" table:formula="of:=IF([.M78]=&quot;&quot;;NA();[.M78])" table:style-name="ce1">
            <text:p>#N/A</text:p>
          </table:table-cell>
          <table:table-cell office:value-type="error" office:string-value="#N/A" table:formula="of:=IF([.N78]=&quot;&quot;;NA();[.N7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79]=2030;[.F79];&quot;&quot;)" table:style-name="ce1"/>
          <table:table-cell office:value-type="string" office:string-value="" table:formula="of:=IF([.G79]&gt;2039;[.J79];&quot;&quot;)" table:style-name="ce3"/>
          <table:table-cell table:number-columns-repeated="13" table:style-name="ce1"/>
          <table:table-cell office:value-type="error" office:string-value="#N/A" table:formula="of:=IF([.L79]=&quot;&quot;;NA();[.L79])" table:style-name="ce2">
            <text:p>#N/A</text:p>
          </table:table-cell>
          <table:table-cell office:value-type="error" office:string-value="#N/A" table:formula="of:=IF([.M79]=&quot;&quot;;NA();[.M79])" table:style-name="ce1">
            <text:p>#N/A</text:p>
          </table:table-cell>
          <table:table-cell office:value-type="error" office:string-value="#N/A" table:formula="of:=IF([.N79]=&quot;&quot;;NA();[.N7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0]=2030;[.F80];&quot;&quot;)" table:style-name="ce1"/>
          <table:table-cell office:value-type="string" office:string-value="" table:formula="of:=IF([.G80]&gt;2039;[.J80];&quot;&quot;)" table:style-name="ce3"/>
          <table:table-cell table:number-columns-repeated="13" table:style-name="ce1"/>
          <table:table-cell office:value-type="error" office:string-value="#N/A" table:formula="of:=IF([.L80]=&quot;&quot;;NA();[.L80])" table:style-name="ce2">
            <text:p>#N/A</text:p>
          </table:table-cell>
          <table:table-cell office:value-type="error" office:string-value="#N/A" table:formula="of:=IF([.M80]=&quot;&quot;;NA();[.M80])" table:style-name="ce1">
            <text:p>#N/A</text:p>
          </table:table-cell>
          <table:table-cell office:value-type="error" office:string-value="#N/A" table:formula="of:=IF([.N80]=&quot;&quot;;NA();[.N8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1]=2030;[.F81];&quot;&quot;)" table:style-name="ce1"/>
          <table:table-cell office:value-type="string" office:string-value="" table:formula="of:=IF([.G81]&gt;2039;[.J81];&quot;&quot;)" table:style-name="ce3"/>
          <table:table-cell table:number-columns-repeated="13" table:style-name="ce1"/>
          <table:table-cell office:value-type="error" office:string-value="#N/A" table:formula="of:=IF([.L81]=&quot;&quot;;NA();[.L81])" table:style-name="ce2">
            <text:p>#N/A</text:p>
          </table:table-cell>
          <table:table-cell office:value-type="error" office:string-value="#N/A" table:formula="of:=IF([.M81]=&quot;&quot;;NA();[.M81])" table:style-name="ce1">
            <text:p>#N/A</text:p>
          </table:table-cell>
          <table:table-cell office:value-type="error" office:string-value="#N/A" table:formula="of:=IF([.N81]=&quot;&quot;;NA();[.N8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2]=2030;[.F82];&quot;&quot;)" table:style-name="ce1"/>
          <table:table-cell office:value-type="string" office:string-value="" table:formula="of:=IF([.G82]&gt;2039;[.J82];&quot;&quot;)" table:style-name="ce3"/>
          <table:table-cell table:number-columns-repeated="13" table:style-name="ce1"/>
          <table:table-cell office:value-type="error" office:string-value="#N/A" table:formula="of:=IF([.L82]=&quot;&quot;;NA();[.L82])" table:style-name="ce2">
            <text:p>#N/A</text:p>
          </table:table-cell>
          <table:table-cell office:value-type="error" office:string-value="#N/A" table:formula="of:=IF([.M82]=&quot;&quot;;NA();[.M82])" table:style-name="ce1">
            <text:p>#N/A</text:p>
          </table:table-cell>
          <table:table-cell office:value-type="error" office:string-value="#N/A" table:formula="of:=IF([.N82]=&quot;&quot;;NA();[.N8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3]=2030;[.F83];&quot;&quot;)" table:style-name="ce1"/>
          <table:table-cell office:value-type="string" office:string-value="" table:formula="of:=IF([.G83]&gt;2039;[.J83];&quot;&quot;)" table:style-name="ce3"/>
          <table:table-cell table:number-columns-repeated="13" table:style-name="ce1"/>
          <table:table-cell office:value-type="error" office:string-value="#N/A" table:formula="of:=IF([.L83]=&quot;&quot;;NA();[.L83])" table:style-name="ce2">
            <text:p>#N/A</text:p>
          </table:table-cell>
          <table:table-cell office:value-type="error" office:string-value="#N/A" table:formula="of:=IF([.M83]=&quot;&quot;;NA();[.M83])" table:style-name="ce1">
            <text:p>#N/A</text:p>
          </table:table-cell>
          <table:table-cell office:value-type="error" office:string-value="#N/A" table:formula="of:=IF([.N83]=&quot;&quot;;NA();[.N8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4]=2030;[.F84];&quot;&quot;)" table:style-name="ce1"/>
          <table:table-cell office:value-type="string" office:string-value="" table:formula="of:=IF([.G84]&gt;2039;[.J84];&quot;&quot;)" table:style-name="ce3"/>
          <table:table-cell table:number-columns-repeated="13" table:style-name="ce1"/>
          <table:table-cell office:value-type="error" office:string-value="#N/A" table:formula="of:=IF([.L84]=&quot;&quot;;NA();[.L84])" table:style-name="ce2">
            <text:p>#N/A</text:p>
          </table:table-cell>
          <table:table-cell office:value-type="error" office:string-value="#N/A" table:formula="of:=IF([.M84]=&quot;&quot;;NA();[.M84])" table:style-name="ce1">
            <text:p>#N/A</text:p>
          </table:table-cell>
          <table:table-cell office:value-type="error" office:string-value="#N/A" table:formula="of:=IF([.N84]=&quot;&quot;;NA();[.N8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5]=2030;[.F85];&quot;&quot;)" table:style-name="ce1"/>
          <table:table-cell office:value-type="string" office:string-value="" table:formula="of:=IF([.G85]&gt;2039;[.J85];&quot;&quot;)" table:style-name="ce3"/>
          <table:table-cell table:number-columns-repeated="13" table:style-name="ce1"/>
          <table:table-cell office:value-type="error" office:string-value="#N/A" table:formula="of:=IF([.L85]=&quot;&quot;;NA();[.L85])" table:style-name="ce2">
            <text:p>#N/A</text:p>
          </table:table-cell>
          <table:table-cell office:value-type="error" office:string-value="#N/A" table:formula="of:=IF([.M85]=&quot;&quot;;NA();[.M85])" table:style-name="ce1">
            <text:p>#N/A</text:p>
          </table:table-cell>
          <table:table-cell office:value-type="error" office:string-value="#N/A" table:formula="of:=IF([.N85]=&quot;&quot;;NA();[.N8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6]=2030;[.F86];&quot;&quot;)" table:style-name="ce1"/>
          <table:table-cell office:value-type="string" office:string-value="" table:formula="of:=IF([.G86]&gt;2039;[.J86];&quot;&quot;)" table:style-name="ce3"/>
          <table:table-cell table:number-columns-repeated="13" table:style-name="ce1"/>
          <table:table-cell office:value-type="error" office:string-value="#N/A" table:formula="of:=IF([.L86]=&quot;&quot;;NA();[.L86])" table:style-name="ce2">
            <text:p>#N/A</text:p>
          </table:table-cell>
          <table:table-cell office:value-type="error" office:string-value="#N/A" table:formula="of:=IF([.M86]=&quot;&quot;;NA();[.M86])" table:style-name="ce1">
            <text:p>#N/A</text:p>
          </table:table-cell>
          <table:table-cell office:value-type="error" office:string-value="#N/A" table:formula="of:=IF([.N86]=&quot;&quot;;NA();[.N8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7]=2030;[.F87];&quot;&quot;)" table:style-name="ce1"/>
          <table:table-cell office:value-type="string" office:string-value="" table:formula="of:=IF([.G87]&gt;2039;[.J87];&quot;&quot;)" table:style-name="ce3"/>
          <table:table-cell table:number-columns-repeated="13" table:style-name="ce1"/>
          <table:table-cell office:value-type="error" office:string-value="#N/A" table:formula="of:=IF([.L87]=&quot;&quot;;NA();[.L87])" table:style-name="ce2">
            <text:p>#N/A</text:p>
          </table:table-cell>
          <table:table-cell office:value-type="error" office:string-value="#N/A" table:formula="of:=IF([.M87]=&quot;&quot;;NA();[.M87])" table:style-name="ce1">
            <text:p>#N/A</text:p>
          </table:table-cell>
          <table:table-cell office:value-type="error" office:string-value="#N/A" table:formula="of:=IF([.N87]=&quot;&quot;;NA();[.N8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8]=2030;[.F88];&quot;&quot;)" table:style-name="ce1"/>
          <table:table-cell office:value-type="string" office:string-value="" table:formula="of:=IF([.G88]&gt;2039;[.J88];&quot;&quot;)" table:style-name="ce3"/>
          <table:table-cell table:number-columns-repeated="13" table:style-name="ce1"/>
          <table:table-cell office:value-type="error" office:string-value="#N/A" table:formula="of:=IF([.L88]=&quot;&quot;;NA();[.L88])" table:style-name="ce2">
            <text:p>#N/A</text:p>
          </table:table-cell>
          <table:table-cell office:value-type="error" office:string-value="#N/A" table:formula="of:=IF([.M88]=&quot;&quot;;NA();[.M88])" table:style-name="ce1">
            <text:p>#N/A</text:p>
          </table:table-cell>
          <table:table-cell office:value-type="error" office:string-value="#N/A" table:formula="of:=IF([.N88]=&quot;&quot;;NA();[.N8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89]=2030;[.F89];&quot;&quot;)" table:style-name="ce1"/>
          <table:table-cell office:value-type="string" office:string-value="" table:formula="of:=IF([.G89]&gt;2039;[.J89];&quot;&quot;)" table:style-name="ce3"/>
          <table:table-cell table:number-columns-repeated="13" table:style-name="ce1"/>
          <table:table-cell office:value-type="error" office:string-value="#N/A" table:formula="of:=IF([.L89]=&quot;&quot;;NA();[.L89])" table:style-name="ce2">
            <text:p>#N/A</text:p>
          </table:table-cell>
          <table:table-cell office:value-type="error" office:string-value="#N/A" table:formula="of:=IF([.M89]=&quot;&quot;;NA();[.M89])" table:style-name="ce1">
            <text:p>#N/A</text:p>
          </table:table-cell>
          <table:table-cell office:value-type="error" office:string-value="#N/A" table:formula="of:=IF([.N89]=&quot;&quot;;NA();[.N8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0]=2030;[.F90];&quot;&quot;)" table:style-name="ce1"/>
          <table:table-cell office:value-type="string" office:string-value="" table:formula="of:=IF([.G90]&gt;2039;[.J90];&quot;&quot;)" table:style-name="ce3"/>
          <table:table-cell table:number-columns-repeated="13" table:style-name="ce1"/>
          <table:table-cell office:value-type="error" office:string-value="#N/A" table:formula="of:=IF([.L90]=&quot;&quot;;NA();[.L90])" table:style-name="ce2">
            <text:p>#N/A</text:p>
          </table:table-cell>
          <table:table-cell office:value-type="error" office:string-value="#N/A" table:formula="of:=IF([.M90]=&quot;&quot;;NA();[.M90])" table:style-name="ce1">
            <text:p>#N/A</text:p>
          </table:table-cell>
          <table:table-cell office:value-type="error" office:string-value="#N/A" table:formula="of:=IF([.N90]=&quot;&quot;;NA();[.N9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1]=2030;[.F91];&quot;&quot;)" table:style-name="ce1"/>
          <table:table-cell office:value-type="string" office:string-value="" table:formula="of:=IF([.G91]&gt;2039;[.J91];&quot;&quot;)" table:style-name="ce3"/>
          <table:table-cell table:number-columns-repeated="13" table:style-name="ce1"/>
          <table:table-cell office:value-type="error" office:string-value="#N/A" table:formula="of:=IF([.L91]=&quot;&quot;;NA();[.L91])" table:style-name="ce2">
            <text:p>#N/A</text:p>
          </table:table-cell>
          <table:table-cell office:value-type="error" office:string-value="#N/A" table:formula="of:=IF([.M91]=&quot;&quot;;NA();[.M91])" table:style-name="ce1">
            <text:p>#N/A</text:p>
          </table:table-cell>
          <table:table-cell office:value-type="error" office:string-value="#N/A" table:formula="of:=IF([.N91]=&quot;&quot;;NA();[.N9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2]=2030;[.F92];&quot;&quot;)" table:style-name="ce1"/>
          <table:table-cell office:value-type="string" office:string-value="" table:formula="of:=IF([.G92]&gt;2039;[.J92];&quot;&quot;)" table:style-name="ce3"/>
          <table:table-cell table:number-columns-repeated="13" table:style-name="ce1"/>
          <table:table-cell office:value-type="error" office:string-value="#N/A" table:formula="of:=IF([.L92]=&quot;&quot;;NA();[.L92])" table:style-name="ce2">
            <text:p>#N/A</text:p>
          </table:table-cell>
          <table:table-cell office:value-type="error" office:string-value="#N/A" table:formula="of:=IF([.M92]=&quot;&quot;;NA();[.M92])" table:style-name="ce1">
            <text:p>#N/A</text:p>
          </table:table-cell>
          <table:table-cell office:value-type="error" office:string-value="#N/A" table:formula="of:=IF([.N92]=&quot;&quot;;NA();[.N9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3]=2030;[.F93];&quot;&quot;)" table:style-name="ce1"/>
          <table:table-cell office:value-type="string" office:string-value="" table:formula="of:=IF([.G93]&gt;2039;[.J93];&quot;&quot;)" table:style-name="ce3"/>
          <table:table-cell table:number-columns-repeated="13" table:style-name="ce1"/>
          <table:table-cell office:value-type="error" office:string-value="#N/A" table:formula="of:=IF([.L93]=&quot;&quot;;NA();[.L93])" table:style-name="ce2">
            <text:p>#N/A</text:p>
          </table:table-cell>
          <table:table-cell office:value-type="error" office:string-value="#N/A" table:formula="of:=IF([.M93]=&quot;&quot;;NA();[.M93])" table:style-name="ce1">
            <text:p>#N/A</text:p>
          </table:table-cell>
          <table:table-cell office:value-type="error" office:string-value="#N/A" table:formula="of:=IF([.N93]=&quot;&quot;;NA();[.N9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4]=2030;[.F94];&quot;&quot;)" table:style-name="ce1"/>
          <table:table-cell office:value-type="string" office:string-value="" table:formula="of:=IF([.G94]&gt;2039;[.J94];&quot;&quot;)" table:style-name="ce3"/>
          <table:table-cell table:number-columns-repeated="13" table:style-name="ce1"/>
          <table:table-cell office:value-type="error" office:string-value="#N/A" table:formula="of:=IF([.L94]=&quot;&quot;;NA();[.L94])" table:style-name="ce2">
            <text:p>#N/A</text:p>
          </table:table-cell>
          <table:table-cell office:value-type="error" office:string-value="#N/A" table:formula="of:=IF([.M94]=&quot;&quot;;NA();[.M94])" table:style-name="ce1">
            <text:p>#N/A</text:p>
          </table:table-cell>
          <table:table-cell office:value-type="error" office:string-value="#N/A" table:formula="of:=IF([.N94]=&quot;&quot;;NA();[.N9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5]=2030;[.F95];&quot;&quot;)" table:style-name="ce1"/>
          <table:table-cell office:value-type="string" office:string-value="" table:formula="of:=IF([.G95]&gt;2039;[.J95];&quot;&quot;)" table:style-name="ce3"/>
          <table:table-cell table:number-columns-repeated="13" table:style-name="ce1"/>
          <table:table-cell office:value-type="error" office:string-value="#N/A" table:formula="of:=IF([.L95]=&quot;&quot;;NA();[.L95])" table:style-name="ce2">
            <text:p>#N/A</text:p>
          </table:table-cell>
          <table:table-cell office:value-type="error" office:string-value="#N/A" table:formula="of:=IF([.M95]=&quot;&quot;;NA();[.M95])" table:style-name="ce1">
            <text:p>#N/A</text:p>
          </table:table-cell>
          <table:table-cell office:value-type="error" office:string-value="#N/A" table:formula="of:=IF([.N95]=&quot;&quot;;NA();[.N9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6]=2030;[.F96];&quot;&quot;)" table:style-name="ce1"/>
          <table:table-cell office:value-type="string" office:string-value="" table:formula="of:=IF([.G96]&gt;2039;[.J96];&quot;&quot;)" table:style-name="ce3"/>
          <table:table-cell table:number-columns-repeated="13" table:style-name="ce1"/>
          <table:table-cell office:value-type="error" office:string-value="#N/A" table:formula="of:=IF([.L96]=&quot;&quot;;NA();[.L96])" table:style-name="ce2">
            <text:p>#N/A</text:p>
          </table:table-cell>
          <table:table-cell office:value-type="error" office:string-value="#N/A" table:formula="of:=IF([.M96]=&quot;&quot;;NA();[.M96])" table:style-name="ce1">
            <text:p>#N/A</text:p>
          </table:table-cell>
          <table:table-cell office:value-type="error" office:string-value="#N/A" table:formula="of:=IF([.N96]=&quot;&quot;;NA();[.N9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7]=2030;[.F97];&quot;&quot;)" table:style-name="ce1"/>
          <table:table-cell office:value-type="string" office:string-value="" table:formula="of:=IF([.G97]&gt;2039;[.J97];&quot;&quot;)" table:style-name="ce3"/>
          <table:table-cell table:number-columns-repeated="13" table:style-name="ce1"/>
          <table:table-cell office:value-type="error" office:string-value="#N/A" table:formula="of:=IF([.L97]=&quot;&quot;;NA();[.L97])" table:style-name="ce2">
            <text:p>#N/A</text:p>
          </table:table-cell>
          <table:table-cell office:value-type="error" office:string-value="#N/A" table:formula="of:=IF([.M97]=&quot;&quot;;NA();[.M97])" table:style-name="ce1">
            <text:p>#N/A</text:p>
          </table:table-cell>
          <table:table-cell office:value-type="error" office:string-value="#N/A" table:formula="of:=IF([.N97]=&quot;&quot;;NA();[.N9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8]=2030;[.F98];&quot;&quot;)" table:style-name="ce1"/>
          <table:table-cell office:value-type="string" office:string-value="" table:formula="of:=IF([.G98]&gt;2039;[.J98];&quot;&quot;)" table:style-name="ce3"/>
          <table:table-cell table:number-columns-repeated="13" table:style-name="ce1"/>
          <table:table-cell office:value-type="error" office:string-value="#N/A" table:formula="of:=IF([.L98]=&quot;&quot;;NA();[.L98])" table:style-name="ce2">
            <text:p>#N/A</text:p>
          </table:table-cell>
          <table:table-cell office:value-type="error" office:string-value="#N/A" table:formula="of:=IF([.M98]=&quot;&quot;;NA();[.M98])" table:style-name="ce1">
            <text:p>#N/A</text:p>
          </table:table-cell>
          <table:table-cell office:value-type="error" office:string-value="#N/A" table:formula="of:=IF([.N98]=&quot;&quot;;NA();[.N9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99]=2030;[.F99];&quot;&quot;)" table:style-name="ce1"/>
          <table:table-cell office:value-type="string" office:string-value="" table:formula="of:=IF([.G99]&gt;2039;[.J99];&quot;&quot;)" table:style-name="ce3"/>
          <table:table-cell table:number-columns-repeated="13" table:style-name="ce1"/>
          <table:table-cell office:value-type="error" office:string-value="#N/A" table:formula="of:=IF([.L99]=&quot;&quot;;NA();[.L99])" table:style-name="ce2">
            <text:p>#N/A</text:p>
          </table:table-cell>
          <table:table-cell office:value-type="error" office:string-value="#N/A" table:formula="of:=IF([.M99]=&quot;&quot;;NA();[.M99])" table:style-name="ce1">
            <text:p>#N/A</text:p>
          </table:table-cell>
          <table:table-cell office:value-type="error" office:string-value="#N/A" table:formula="of:=IF([.N99]=&quot;&quot;;NA();[.N9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0]=2030;[.F10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0]=&quot;&quot;;NA();[.L100])" table:style-name="ce2">
            <text:p>#N/A</text:p>
          </table:table-cell>
          <table:table-cell office:value-type="error" office:string-value="#N/A" table:formula="of:=IF([.M100]=&quot;&quot;;NA();[.M100])" table:style-name="ce1">
            <text:p>#N/A</text:p>
          </table:table-cell>
          <table:table-cell office:value-type="error" office:string-value="#N/A" table:formula="of:=IF([.N100]=&quot;&quot;;NA();[.N10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1]=2030;[.F10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1]=&quot;&quot;;NA();[.L101])" table:style-name="ce2">
            <text:p>#N/A</text:p>
          </table:table-cell>
          <table:table-cell office:value-type="error" office:string-value="#N/A" table:formula="of:=IF([.M101]=&quot;&quot;;NA();[.M101])" table:style-name="ce1">
            <text:p>#N/A</text:p>
          </table:table-cell>
          <table:table-cell office:value-type="error" office:string-value="#N/A" table:formula="of:=IF([.N101]=&quot;&quot;;NA();[.N10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2]=2030;[.F10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2]=&quot;&quot;;NA();[.L102])" table:style-name="ce2">
            <text:p>#N/A</text:p>
          </table:table-cell>
          <table:table-cell office:value-type="error" office:string-value="#N/A" table:formula="of:=IF([.M102]=&quot;&quot;;NA();[.M102])" table:style-name="ce1">
            <text:p>#N/A</text:p>
          </table:table-cell>
          <table:table-cell office:value-type="error" office:string-value="#N/A" table:formula="of:=IF([.N102]=&quot;&quot;;NA();[.N10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3]=2030;[.F10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3]=&quot;&quot;;NA();[.L103])" table:style-name="ce2">
            <text:p>#N/A</text:p>
          </table:table-cell>
          <table:table-cell office:value-type="error" office:string-value="#N/A" table:formula="of:=IF([.M103]=&quot;&quot;;NA();[.M103])" table:style-name="ce1">
            <text:p>#N/A</text:p>
          </table:table-cell>
          <table:table-cell office:value-type="error" office:string-value="#N/A" table:formula="of:=IF([.N103]=&quot;&quot;;NA();[.N10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4]=2030;[.F10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4]=&quot;&quot;;NA();[.L104])" table:style-name="ce2">
            <text:p>#N/A</text:p>
          </table:table-cell>
          <table:table-cell office:value-type="error" office:string-value="#N/A" table:formula="of:=IF([.M104]=&quot;&quot;;NA();[.M104])" table:style-name="ce1">
            <text:p>#N/A</text:p>
          </table:table-cell>
          <table:table-cell office:value-type="error" office:string-value="#N/A" table:formula="of:=IF([.N104]=&quot;&quot;;NA();[.N10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5]=2030;[.F10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5]=&quot;&quot;;NA();[.L105])" table:style-name="ce2">
            <text:p>#N/A</text:p>
          </table:table-cell>
          <table:table-cell office:value-type="error" office:string-value="#N/A" table:formula="of:=IF([.M105]=&quot;&quot;;NA();[.M105])" table:style-name="ce1">
            <text:p>#N/A</text:p>
          </table:table-cell>
          <table:table-cell office:value-type="error" office:string-value="#N/A" table:formula="of:=IF([.N105]=&quot;&quot;;NA();[.N10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6]=2030;[.F10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6]=&quot;&quot;;NA();[.L106])" table:style-name="ce2">
            <text:p>#N/A</text:p>
          </table:table-cell>
          <table:table-cell office:value-type="error" office:string-value="#N/A" table:formula="of:=IF([.M106]=&quot;&quot;;NA();[.M106])" table:style-name="ce1">
            <text:p>#N/A</text:p>
          </table:table-cell>
          <table:table-cell office:value-type="error" office:string-value="#N/A" table:formula="of:=IF([.N106]=&quot;&quot;;NA();[.N10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7]=2030;[.F10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7]=&quot;&quot;;NA();[.L107])" table:style-name="ce2">
            <text:p>#N/A</text:p>
          </table:table-cell>
          <table:table-cell office:value-type="error" office:string-value="#N/A" table:formula="of:=IF([.M107]=&quot;&quot;;NA();[.M107])" table:style-name="ce1">
            <text:p>#N/A</text:p>
          </table:table-cell>
          <table:table-cell office:value-type="error" office:string-value="#N/A" table:formula="of:=IF([.N107]=&quot;&quot;;NA();[.N10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8]=2030;[.F10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8]=&quot;&quot;;NA();[.L108])" table:style-name="ce2">
            <text:p>#N/A</text:p>
          </table:table-cell>
          <table:table-cell office:value-type="error" office:string-value="#N/A" table:formula="of:=IF([.M108]=&quot;&quot;;NA();[.M108])" table:style-name="ce1">
            <text:p>#N/A</text:p>
          </table:table-cell>
          <table:table-cell office:value-type="error" office:string-value="#N/A" table:formula="of:=IF([.N108]=&quot;&quot;;NA();[.N10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09]=2030;[.F10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09]=&quot;&quot;;NA();[.L109])" table:style-name="ce2">
            <text:p>#N/A</text:p>
          </table:table-cell>
          <table:table-cell office:value-type="error" office:string-value="#N/A" table:formula="of:=IF([.M109]=&quot;&quot;;NA();[.M109])" table:style-name="ce1">
            <text:p>#N/A</text:p>
          </table:table-cell>
          <table:table-cell office:value-type="error" office:string-value="#N/A" table:formula="of:=IF([.N109]=&quot;&quot;;NA();[.N10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0]=2030;[.F11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0]=&quot;&quot;;NA();[.L110])" table:style-name="ce2">
            <text:p>#N/A</text:p>
          </table:table-cell>
          <table:table-cell office:value-type="error" office:string-value="#N/A" table:formula="of:=IF([.M110]=&quot;&quot;;NA();[.M110])" table:style-name="ce1">
            <text:p>#N/A</text:p>
          </table:table-cell>
          <table:table-cell office:value-type="error" office:string-value="#N/A" table:formula="of:=IF([.N110]=&quot;&quot;;NA();[.N11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1]=2030;[.F111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1]=&quot;&quot;;NA();[.L111])" table:style-name="ce2">
            <text:p>#N/A</text:p>
          </table:table-cell>
          <table:table-cell office:value-type="error" office:string-value="#N/A" table:formula="of:=IF([.M111]=&quot;&quot;;NA();[.M111])" table:style-name="ce1">
            <text:p>#N/A</text:p>
          </table:table-cell>
          <table:table-cell office:value-type="error" office:string-value="#N/A" table:formula="of:=IF([.N111]=&quot;&quot;;NA();[.N111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2]=2030;[.F112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2]=&quot;&quot;;NA();[.L112])" table:style-name="ce2">
            <text:p>#N/A</text:p>
          </table:table-cell>
          <table:table-cell office:value-type="error" office:string-value="#N/A" table:formula="of:=IF([.M112]=&quot;&quot;;NA();[.M112])" table:style-name="ce1">
            <text:p>#N/A</text:p>
          </table:table-cell>
          <table:table-cell office:value-type="error" office:string-value="#N/A" table:formula="of:=IF([.N112]=&quot;&quot;;NA();[.N112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3]=2030;[.F113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3]=&quot;&quot;;NA();[.L113])" table:style-name="ce2">
            <text:p>#N/A</text:p>
          </table:table-cell>
          <table:table-cell office:value-type="error" office:string-value="#N/A" table:formula="of:=IF([.M113]=&quot;&quot;;NA();[.M113])" table:style-name="ce1">
            <text:p>#N/A</text:p>
          </table:table-cell>
          <table:table-cell office:value-type="error" office:string-value="#N/A" table:formula="of:=IF([.N113]=&quot;&quot;;NA();[.N113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4]=2030;[.F114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4]=&quot;&quot;;NA();[.L114])" table:style-name="ce2">
            <text:p>#N/A</text:p>
          </table:table-cell>
          <table:table-cell office:value-type="error" office:string-value="#N/A" table:formula="of:=IF([.M114]=&quot;&quot;;NA();[.M114])" table:style-name="ce1">
            <text:p>#N/A</text:p>
          </table:table-cell>
          <table:table-cell office:value-type="error" office:string-value="#N/A" table:formula="of:=IF([.N114]=&quot;&quot;;NA();[.N114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5]=2030;[.F115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5]=&quot;&quot;;NA();[.L115])" table:style-name="ce2">
            <text:p>#N/A</text:p>
          </table:table-cell>
          <table:table-cell office:value-type="error" office:string-value="#N/A" table:formula="of:=IF([.M115]=&quot;&quot;;NA();[.M115])" table:style-name="ce1">
            <text:p>#N/A</text:p>
          </table:table-cell>
          <table:table-cell office:value-type="error" office:string-value="#N/A" table:formula="of:=IF([.N115]=&quot;&quot;;NA();[.N115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6]=2030;[.F116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6]=&quot;&quot;;NA();[.L116])" table:style-name="ce2">
            <text:p>#N/A</text:p>
          </table:table-cell>
          <table:table-cell office:value-type="error" office:string-value="#N/A" table:formula="of:=IF([.M116]=&quot;&quot;;NA();[.M116])" table:style-name="ce1">
            <text:p>#N/A</text:p>
          </table:table-cell>
          <table:table-cell office:value-type="error" office:string-value="#N/A" table:formula="of:=IF([.N116]=&quot;&quot;;NA();[.N116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7]=2030;[.F117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7]=&quot;&quot;;NA();[.L117])" table:style-name="ce2">
            <text:p>#N/A</text:p>
          </table:table-cell>
          <table:table-cell office:value-type="error" office:string-value="#N/A" table:formula="of:=IF([.M117]=&quot;&quot;;NA();[.M117])" table:style-name="ce1">
            <text:p>#N/A</text:p>
          </table:table-cell>
          <table:table-cell office:value-type="error" office:string-value="#N/A" table:formula="of:=IF([.N117]=&quot;&quot;;NA();[.N117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8]=2030;[.F118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8]=&quot;&quot;;NA();[.L118])" table:style-name="ce2">
            <text:p>#N/A</text:p>
          </table:table-cell>
          <table:table-cell office:value-type="error" office:string-value="#N/A" table:formula="of:=IF([.M118]=&quot;&quot;;NA();[.M118])" table:style-name="ce1">
            <text:p>#N/A</text:p>
          </table:table-cell>
          <table:table-cell office:value-type="error" office:string-value="#N/A" table:formula="of:=IF([.N118]=&quot;&quot;;NA();[.N118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19]=2030;[.F119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19]=&quot;&quot;;NA();[.L119])" table:style-name="ce2">
            <text:p>#N/A</text:p>
          </table:table-cell>
          <table:table-cell office:value-type="error" office:string-value="#N/A" table:formula="of:=IF([.M119]=&quot;&quot;;NA();[.M119])" table:style-name="ce1">
            <text:p>#N/A</text:p>
          </table:table-cell>
          <table:table-cell office:value-type="error" office:string-value="#N/A" table:formula="of:=IF([.N119]=&quot;&quot;;NA();[.N119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0]=2030;[.F120];&quot;&quot;)" table:style-name="ce1"/>
          <table:table-cell table:style-name="ce3"/>
          <table:table-cell table:number-columns-repeated="13" table:style-name="ce1"/>
          <table:table-cell office:value-type="error" office:string-value="#N/A" table:formula="of:=IF([.L120]=&quot;&quot;;NA();[.L120])" table:style-name="ce2">
            <text:p>#N/A</text:p>
          </table:table-cell>
          <table:table-cell office:value-type="error" office:string-value="#N/A" table:formula="of:=IF([.M120]=&quot;&quot;;NA();[.M120])" table:style-name="ce1">
            <text:p>#N/A</text:p>
          </table:table-cell>
          <table:table-cell office:value-type="error" office:string-value="#N/A" table:formula="of:=IF([.N120]=&quot;&quot;;NA();[.N120])" table:style-name="ce3">
            <text:p>#N/A</text:p>
          </table:table-cell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1]=2030;[.F12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1]=2030;[.S121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2]=2030;[.F12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2]=2030;[.S122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3]=2030;[.F12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3]=2030;[.S123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4]=2030;[.F12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4]=2030;[.S124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5]=2030;[.F125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5]=2030;[.S125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6]=2030;[.F126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6]=2030;[.S126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7]=2030;[.F127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7]=2030;[.S127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8]=2030;[.F128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8]=2030;[.S128];&quot;&quot;)" table:style-name="ce1"/>
          <table:table-cell table:style-name="ce3"/>
          <table:table-cell table:number-columns-repeated="16354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29]=2030;[.F129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29]=2030;[.S129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30]=2030;[.F130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0]=2030;[.S130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31]=2030;[.F131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1]=2030;[.S131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32]=2030;[.F132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2]=2030;[.S132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33]=2030;[.F133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3]=2030;[.S133];&quot;&quot;)" table:style-name="ce1"/>
          <table:table-cell table:number-columns-repeated="16355"/>
        </table:table-row>
        <table:table-row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3"/>
          <table:table-cell office:value-type="string" office:string-value="" table:formula="of:=IF([.G134]=2030;[.F134];&quot;&quot;)" table:style-name="ce1"/>
          <table:table-cell table:style-name="ce3"/>
          <table:table-cell table:number-columns-repeated="13" table:style-name="ce1"/>
          <table:table-cell table:style-name="ce2"/>
          <table:table-cell office:value-type="string" office:string-value="" table:formula="of:=IF([.V134]=2030;[.S134];&quot;&quot;)" table:style-name="ce1"/>
          <table:table-cell table:number-columns-repeated="16355"/>
        </table:table-row>
        <table:table-row table:number-rows-repeated="1048442" table:style-name="ro1">
          <table:table-cell table:number-columns-repeated="6"/>
          <table:table-cell table:style-name="ce51"/>
          <table:table-cell/>
          <table:table-cell table:style-name="ce54"/>
          <table:table-cell table:number-columns-repeated="1637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_52_0_37__32_-_32_Accent2" style:display-name="40% - Accent2" style:family="table-cell" style:data-style-name="N0">
      <style:table-cell-properties fo:background-color="#F8CBAD"/>
      <style:text-properties fo:font-size="12pt" style:font-size-asian="12pt" style:font-size-complex="12pt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  <style:text-properties fo:font-size="12pt" style:font-size-asian="12pt" style:font-size-complex="12pt"/>
    </style:style>
    <style:style style:name="_52_0_37__32_-_32_Accent6" style:display-name="40% - Accent6" style:family="table-cell" style:data-style-name="N0">
      <style:table-cell-properties fo:background-color="#C6E0B4"/>
      <style:text-properties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9C9C9"/>
      <style:text-properties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_32_1" style:display-name="Style 1" style:family="table-cell" style:data-style-name="N0">
      <style:table-cell-properties fo:border-top="2pt solid #000000" fo:border-bottom="none" fo:border-left="none" fo:border-right="none" style:vertical-align="automatic" fo:background-color="#E5B3E9"/>
    </style:style>
    <style:style style:name="Style_32_2" style:display-name="Style 2" style:family="table-cell" style:data-style-name="N0">
      <style:table-cell-properties fo:background-color="#D6BBEB"/>
    </style:style>
    <style:style style:name="cf1" style:family="table-cell">
      <style:table-cell-properties fo:background-color="#E2CFF1"/>
    </style:style>
    <style:style style:name="cf2" style:family="table-cell">
      <style:table-cell-properties fo:background-color="#FFE699"/>
    </style:style>
    <style:style style:name="cf3" style:family="table-cell">
      <style:table-cell-properties fo:background-color="#C6E0B4"/>
    </style:style>
    <style:style style:name="cf4" style:family="table-cell">
      <style:table-cell-properties fo:background-color="#F8CBAD"/>
    </style:style>
    <style:style style:name="cf5" style:family="table-cell">
      <style:table-cell-properties fo:background-color="#BDD7EE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francesco superchi</meta:initial-creator>
    <dc:creator>Francesco Superchi</dc:creator>
    <meta:creation-date>2024-01-09T15:43:55Z</meta:creation-date>
    <dc:date>2026-02-02T12:11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736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faba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8faad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4b18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7.2807086614173pt" svg:width="320.3971653543307pt" chart:style-name="Crt0">
        <chart:legend chart:legend-position="top" chart:legend-align="center" chart:style-name="Lgnd"/>
        <chart:plot-area svg:x="13.63590551181102pt" svg:y="34.85078740157481pt" svg:width="295.8667716535433pt" svg:height="213.006220472441pt" chart:style-name="Plt0">
          <chart:axis chart:dimension="x" chart:name="primary-x" chart:style-name="Axs0">
            <chart:categories table:cell-range-address="Li-BESS.$V$4:.$V$6"/>
          </chart:axis>
          <chart:axis chart:dimension="y" chart:name="primary-y" chart:style-name="Axs1">
            <chart:grid chart:class="major" chart:style-name="GMa1"/>
          </chart:axis>
          <chart:series chart:label-cell-address="Li-BESS.$W$3" chart:values-cell-range-address="Li-BESS.$W$4:.$W$6" chart:class="chart:line" chart:attached-axis="primary-y" chart:style-name="G0S0">
            <chart:data-point chart:repeated="3"/>
          </chart:series>
          <chart:series chart:label-cell-address="Li-BESS.$X$3" chart:values-cell-range-address="Li-BESS.$X$4:.$X$6" chart:class="chart:line" chart:attached-axis="primary-y" chart:style-name="G0S1">
            <chart:data-point chart:repeated="3"/>
          </chart:series>
          <chart:series chart:label-cell-address="Li-BESS.$Y$3" chart:values-cell-range-address="Li-BESS.$Y$4:.$Y$6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736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faba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8faad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4b18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4.0807086614173pt" svg:width="320.3971653543307pt" chart:style-name="Crt0">
        <chart:legend chart:legend-position="top" chart:legend-align="center" chart:style-name="Lgnd"/>
        <chart:plot-area svg:x="9.075905511811024pt" svg:y="28.07677165354331pt" svg:width="300.4267716535433pt" svg:height="181.2182677165354pt" chart:style-name="Plt0">
          <chart:axis chart:dimension="x" chart:name="primary-x" chart:style-name="Axs0">
            <chart:categories table:cell-range-address="ALK_EL.$V$4:.$V$6"/>
          </chart:axis>
          <chart:axis chart:dimension="y" chart:name="primary-y" chart:style-name="Axs1">
            <chart:grid chart:class="major" chart:style-name="GMa1"/>
          </chart:axis>
          <chart:series chart:label-cell-address="ALK_EL.$W$3" chart:values-cell-range-address="ALK_EL.$W$4:.$W$6" chart:class="chart:line" chart:attached-axis="primary-y" chart:style-name="G0S0">
            <chart:data-point chart:repeated="3"/>
          </chart:series>
          <chart:series chart:label-cell-address="ALK_EL.$X$3" chart:values-cell-range-address="ALK_EL.$X$4:.$X$6" chart:class="chart:line" chart:attached-axis="primary-y" chart:style-name="G0S1">
            <chart:data-point chart:repeated="3"/>
          </chart:series>
          <chart:series chart:label-cell-address="ALK_EL.$Y$3" chart:values-cell-range-address="ALK_EL.$Y$4:.$Y$6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736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faba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8faad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4b18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4.0807086614173pt" svg:width="320.3971653543307pt" chart:style-name="Crt0">
        <chart:legend chart:legend-position="top" chart:legend-align="center" chart:style-name="Lgnd"/>
        <chart:plot-area svg:x="9.075905511811024pt" svg:y="28.07677165354331pt" svg:width="300.4267716535433pt" svg:height="181.2182677165354pt" chart:style-name="Plt0">
          <chart:axis chart:dimension="x" chart:name="primary-x" chart:style-name="Axs0">
            <chart:categories table:cell-range-address="PEM_FC.$V$4:.$V$6"/>
          </chart:axis>
          <chart:axis chart:dimension="y" chart:name="primary-y" chart:style-name="Axs1">
            <chart:grid chart:class="major" chart:style-name="GMa1"/>
          </chart:axis>
          <chart:series chart:label-cell-address="PEM_FC.$W$3" chart:values-cell-range-address="PEM_FC.$W$4:.$W$6" chart:class="chart:line" chart:attached-axis="primary-y" chart:style-name="G0S0">
            <chart:data-point chart:repeated="3"/>
          </chart:series>
          <chart:series chart:label-cell-address="PEM_FC.$X$3" chart:values-cell-range-address="PEM_FC.$X$4:.$X$6" chart:class="chart:line" chart:attached-axis="primary-y" chart:style-name="G0S1">
            <chart:data-point chart:repeated="3"/>
          </chart:series>
          <chart:series chart:label-cell-address="PEM_FC.$Y$3" chart:values-cell-range-address="PEM_FC.$Y$4:.$Y$6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736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faba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8faad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4b18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4.0807086614173pt" svg:width="320.3971653543307pt" chart:style-name="Crt0">
        <chart:legend chart:legend-position="top" chart:legend-align="center" chart:style-name="Lgnd"/>
        <chart:plot-area svg:x="13.63590551181102pt" svg:y="28.07677165354331pt" svg:width="295.8667716535433pt" svg:height="181.2182677165354pt" chart:style-name="Plt0">
          <chart:axis chart:dimension="x" chart:name="primary-x" chart:style-name="Axs0">
            <chart:categories table:cell-range-address="H2_Tank.$V$4:.$V$6"/>
          </chart:axis>
          <chart:axis chart:dimension="y" chart:name="primary-y" chart:style-name="Axs1">
            <chart:grid chart:class="major" chart:style-name="GMa1"/>
          </chart:axis>
          <chart:series chart:label-cell-address="H2_Tank.$W$3" chart:values-cell-range-address="H2_Tank.$W$4:.$W$6" chart:class="chart:line" chart:attached-axis="primary-y" chart:style-name="G0S0">
            <chart:data-point chart:repeated="3"/>
          </chart:series>
          <chart:series chart:label-cell-address="H2_Tank.$X$3" chart:values-cell-range-address="H2_Tank.$X$4:.$X$6" chart:class="chart:line" chart:attached-axis="primary-y" chart:style-name="G0S1">
            <chart:data-point chart:repeated="3"/>
          </chart:series>
          <chart:series chart:label-cell-address="H2_Tank.$Y$3" chart:values-cell-range-address="H2_Tank.$Y$4:.$Y$6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736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faba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8faad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4b18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4.0807086614173pt" svg:width="320.3971653543307pt" chart:style-name="Crt0">
        <chart:legend chart:legend-position="top" chart:legend-align="center" chart:style-name="Lgnd"/>
        <chart:plot-area svg:x="9.075905511811024pt" svg:y="28.07677165354331pt" svg:width="300.4267716535433pt" svg:height="181.2182677165354pt" chart:style-name="Plt0">
          <chart:axis chart:dimension="x" chart:name="primary-x" chart:style-name="Axs0">
            <chart:categories table:cell-range-address="PV.$V$4:.$V$6"/>
          </chart:axis>
          <chart:axis chart:dimension="y" chart:name="primary-y" chart:style-name="Axs1">
            <chart:grid chart:class="major" chart:style-name="GMa1"/>
          </chart:axis>
          <chart:series chart:label-cell-address="PV.$W$3" chart:values-cell-range-address="PV.$W$4:.$W$6" chart:class="chart:line" chart:attached-axis="primary-y" chart:style-name="G0S0">
            <chart:data-point chart:repeated="3"/>
          </chart:series>
          <chart:series chart:label-cell-address="PV.$X$3" chart:values-cell-range-address="PV.$X$4:.$X$6" chart:class="chart:line" chart:attached-axis="primary-y" chart:style-name="G0S1">
            <chart:data-point chart:repeated="3"/>
          </chart:series>
          <chart:series chart:label-cell-address="PV.$Y$3" chart:values-cell-range-address="PV.$Y$4:.$Y$6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736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faba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8faad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4b18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4.0807086614173pt" svg:width="320.3971653543307pt" chart:style-name="Crt0">
        <chart:legend chart:legend-position="top" chart:legend-align="center" chart:style-name="Lgnd"/>
        <chart:plot-area svg:x="9.075905511811024pt" svg:y="28.07677165354331pt" svg:width="300.4267716535433pt" svg:height="181.2182677165354pt" chart:style-name="Plt0">
          <chart:axis chart:dimension="x" chart:name="primary-x" chart:style-name="Axs0">
            <chart:categories table:cell-range-address="Onshore_WT.$V$4:.$V$6"/>
          </chart:axis>
          <chart:axis chart:dimension="y" chart:name="primary-y" chart:style-name="Axs1">
            <chart:grid chart:class="major" chart:style-name="GMa1"/>
          </chart:axis>
          <chart:series chart:label-cell-address="Onshore_WT.$W$3" chart:values-cell-range-address="Onshore_WT.$W$4:.$W$6" chart:class="chart:line" chart:attached-axis="primary-y" chart:style-name="G0S0">
            <chart:data-point chart:repeated="3"/>
          </chart:series>
          <chart:series chart:label-cell-address="Onshore_WT.$X$3" chart:values-cell-range-address="Onshore_WT.$X$4:.$X$6" chart:class="chart:line" chart:attached-axis="primary-y" chart:style-name="G0S1">
            <chart:data-point chart:repeated="3"/>
          </chart:series>
          <chart:series chart:label-cell-address="Onshore_WT.$Y$3" chart:values-cell-range-address="Onshore_WT.$Y$4:.$Y$6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